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Liberation Mono', Courier, monospace"/>
    <style:font-face style:name="Helvetica Neue" svg:font-family="'Helvetica Neue', Helvetica, Helvetica, Arial, sans-serif"/>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6333in" table:align="left"/>
    </style:style>
    <style:style style:name="Table1.A" style:family="table-column">
      <style:table-column-properties style:column-width="0.0861in"/>
    </style:style>
    <style:style style:name="Table1.B" style:family="table-column">
      <style:table-column-properties style:column-width="5.5472in"/>
    </style:style>
    <style:style style:name="Table1.A1" style:family="table-cell">
      <style:table-cell-properties style:vertical-align="middle" fo:padding="0.0194in" fo:border="none"/>
    </style:style>
    <style:style style:name="Table1.B1" style:family="table-cell">
      <style:table-cell-properties style:vertical-align="middle" fo:padding-left="0.0194in" fo:padding-right="0in" fo:padding-top="0in" fo:padding-bottom="0in" fo:border-left="0.05pt solid #dddddd" fo:border-right="none" fo:border-top="none" fo:border-bottom="none"/>
    </style:style>
    <style:style style:name="Table2" style:family="table">
      <style:table-properties style:width="6.925in" table:align="left"/>
    </style:style>
    <style:style style:name="Table2.A" style:family="table-column">
      <style:table-column-properties style:column-width="0.0861in"/>
    </style:style>
    <style:style style:name="Table2.B" style:family="table-column">
      <style:table-column-properties style:column-width="6.8389in"/>
    </style:style>
    <style:style style:name="Table2.A1" style:family="table-cell">
      <style:table-cell-properties style:vertical-align="middle" fo:padding="0.0194in" fo:border="none"/>
    </style:style>
    <style:style style:name="Table2.B1" style:family="table-cell">
      <style:table-cell-properties style:vertical-align="middle" fo:padding-left="0.0194in" fo:padding-right="0in" fo:padding-top="0in" fo:padding-bottom="0in" fo:border-left="0.05pt solid #dddddd" fo:border-right="none" fo:border-top="none" fo:border-bottom="none"/>
    </style:style>
    <style:style style:name="Table3" style:family="table">
      <style:table-properties style:width="5.7458in" table:align="left" fo:background-color="#ffffff">
        <style:background-image/>
      </style:table-properties>
    </style:style>
    <style:style style:name="Table3.A" style:family="table-column">
      <style:table-column-properties style:column-width="2.7153in"/>
    </style:style>
    <style:style style:name="Table3.B" style:family="table-column">
      <style:table-column-properties style:column-width="1.3715in"/>
    </style:style>
    <style:style style:name="Table3.C" style:family="table-column">
      <style:table-column-properties style:column-width="1.659in"/>
    </style:style>
    <style:style style:name="Table3.A1" style:family="table-cell">
      <style:table-cell-properties style:vertical-align="middle" fo:padding="0.0194in" fo:border="none"/>
    </style:style>
    <style:style style:name="Table3.3" style:family="table-row">
      <style:table-row-properties fo:background-color="#edf2f2">
        <style:background-image/>
      </style:table-row-properties>
    </style:style>
    <style:style style:name="P1"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style>
    <style:style style:name="P2"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7"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8" style:family="paragraph" style:parent-style-name="Table_20_Contents">
      <style:paragraph-properties fo:margin-left="0in" fo:margin-right="0in" fo:margin-top="0in" fo:margin-bottom="0in" loext:contextual-spacing="false" fo:line-height="160%" fo:text-align="start" style:justify-single-word="false" fo:text-indent="0in" style:auto-text-indent="false" fo:padding="0in" fo:border="none"/>
    </style:style>
    <style:style style:name="P9" style:family="paragraph" style:parent-style-name="Table_20_Contents">
      <style:paragraph-properties fo:margin-left="0in" fo:margin-right="0in" fo:margin-top="0in" fo:margin-bottom="0in" loext:contextual-spacing="false" fo:line-height="160%" fo:text-align="start" style:justify-single-word="false" fo:text-indent="0in" style:auto-text-indent="false" fo:padding="0in" fo:border="none"/>
      <style:text-properties fo:color="#000000" style:font-name="Arial" fo:font-weight="normal" fo:background-color="transparent"/>
    </style:style>
    <style:style style:name="P10" style:family="paragraph" style:parent-style-name="Preformatted_20_Text">
      <style:paragraph-properties fo:margin-left="0in" fo:margin-right="0in" fo:margin-top="0in" fo:margin-bottom="0in" loext:contextual-spacing="false" fo:line-height="160%" fo:orphans="2" fo:widows="2" fo:text-indent="0in" style:auto-text-indent="false" fo:padding="0.0193in" fo:border="0.74pt dashed #666666"/>
    </style:style>
    <style:style style:name="P11"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12" style:family="paragraph" style:parent-style-name="Text_20_body">
      <style:paragraph-properties fo:margin-left="0in" fo:margin-right="0in" fo:margin-top="0in" fo:margin-bottom="0in" loext:contextual-spacing="false" fo:line-height="140%" fo:text-align="start" style:justify-single-word="false" fo:orphans="2" fo:widows="2" fo:text-indent="0in" style:auto-text-indent="false"/>
      <style:text-properties fo:font-variant="normal" fo:text-transform="none" fo:color="#000000" style:font-name="Helvetica Neue" fo:font-size="12pt" fo:letter-spacing="normal" fo:font-style="normal" fo:font-weight="bold" fo:background-color="transparent" loext:padding="0in" loext:border="none"/>
    </style:style>
    <style:style style:name="P13" style:family="paragraph" style:parent-style-name="Heading_20_2">
      <style:paragraph-properties fo:margin-left="0in" fo:margin-right="0in" fo:margin-top="0in" fo:margin-bottom="0in" loext:contextual-spacing="false" fo:line-height="115%"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0000" style:font-name="Liberation Sans" fo:font-size="11pt" fo:letter-spacing="normal" fo:font-style="normal" fo:font-weight="bold" fo:background-color="transparent" style:font-size-asian="11pt" style:font-weight-asian="bold" style:font-size-complex="11pt" style:font-weight-complex="bold" loext:padding-left="0in" loext:padding-right="0in" loext:padding-top="0.0193in" loext:padding-bottom="0in" loext:border-left="none" loext:border-right="none" loext:border-top="0.06pt solid #dddddd" loext:border-bottom="none"/>
    </style:style>
    <style:style style:name="P14" style:family="paragraph" style:parent-style-name="Heading_20_2">
      <style:paragraph-properties fo:margin-left="0in" fo:margin-right="0in" fo:margin-top="0in" fo:margin-bottom="0in" loext:contextual-spacing="false" fo:line-height="115%"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0000" style:font-name="Liberation Sans" fo:font-size="11pt" fo:letter-spacing="normal" fo:font-style="normal" fo:font-weight="bold" officeooo:paragraph-rsid="0001808a" fo:background-color="transparent" style:font-size-asian="11pt" style:font-weight-asian="bold" style:font-size-complex="11pt" style:font-weight-complex="bold" loext:padding-left="0in" loext:padding-right="0in" loext:padding-top="0.0193in" loext:padding-bottom="0in" loext:border-left="none" loext:border-right="none" loext:border-top="0.06pt solid #dddddd" loext:border-bottom="none"/>
    </style:style>
    <style:style style:name="P15" style:family="paragraph" style:parent-style-name="Heading_20_2">
      <style:paragraph-properties fo:margin-left="0in" fo:margin-right="0in" fo:margin-top="0in" fo:margin-bottom="0in" loext:contextual-spacing="false" fo:line-height="115%"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0000" style:font-name="Liberation Sans" fo:font-size="11pt" fo:letter-spacing="normal" fo:font-style="normal" fo:font-weight="normal" fo:background-color="transparent" style:font-size-asian="11pt" style:font-size-complex="11pt" loext:padding-left="0in" loext:padding-right="0in" loext:padding-top="0.0193in" loext:padding-bottom="0in" loext:border-left="none" loext:border-right="none" loext:border-top="0.06pt solid #dddddd" loext:border-bottom="none"/>
    </style:style>
    <style:style style:name="P16" style:family="paragraph" style:parent-style-name="Heading_20_2">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0000" style:font-name="Arial" fo:font-size="12pt" fo:letter-spacing="normal" fo:font-style="normal" fo:font-weight="normal" fo:background-color="transparent" loext:padding-left="0in" loext:padding-right="0in" loext:padding-top="0.0193in" loext:padding-bottom="0in" loext:border-left="none" loext:border-right="none" loext:border-top="0.06pt solid #dddddd" loext:border-bottom="none"/>
    </style:style>
    <style:style style:name="P17" style:family="paragraph" style:parent-style-name="Heading_20_3">
      <style:paragraph-properties fo:margin-left="0in" fo:margin-right="0in" fo:margin-top="0in" fo:margin-bottom="0in" loext:contextual-spacing="false" fo:line-height="115%"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18" style:family="paragraph" style:parent-style-name="Table_20_Heading">
      <style:paragraph-properties fo:margin-left="0in" fo:margin-right="0in" fo:margin-top="0in" fo:margin-bottom="0in" loext:contextual-spacing="false" fo:line-height="140%" fo:text-align="start" style:justify-single-word="false" fo:text-indent="0in" style:auto-text-indent="false"/>
      <style:text-properties fo:color="#000000" fo:font-weight="bold" fo:background-color="transparent"/>
    </style:style>
    <style:style style:name="P19" style:family="paragraph" style:parent-style-name="Table_20_Contents">
      <style:paragraph-properties fo:margin-left="0in" fo:margin-right="0in" fo:line-height="115%" fo:text-indent="0in" style:auto-text-indent="false"/>
      <style:text-properties fo:color="#000000" style:font-name="Liberation Sans" fo:font-size="11pt" fo:background-color="transparent" style:font-size-asian="11pt" style:font-size-complex="11pt"/>
    </style:style>
    <style:style style:name="P20" style:family="paragraph" style:parent-style-name="Table_20_Contents">
      <style:paragraph-properties fo:margin-top="0in" fo:margin-bottom="0in" loext:contextual-spacing="false" fo:line-height="115%"/>
    </style:style>
    <style:style style:name="P21" style:family="paragraph" style:parent-style-name="Preformatted_20_Text">
      <style:paragraph-properties fo:margin-top="0in" fo:margin-bottom="0in" loext:contextual-spacing="false" fo:line-height="160%" fo:orphans="2" fo:widows="2" fo:padding="0.0193in" fo:border="0.74pt dashed #666666"/>
    </style:style>
    <style:style style:name="P22" style:family="paragraph" style:parent-style-name="Preformatted_20_Text">
      <style:paragraph-properties fo:margin-top="0in" fo:margin-bottom="0in" loext:contextual-spacing="false" fo:line-height="160%" fo:orphans="2" fo:widows="2" fo:padding="0.0193in" fo:border="0.74pt dashed #666666"/>
      <style:text-properties fo:color="#000000" fo:background-color="transparent"/>
    </style:style>
    <style:style style:name="P23" style:family="paragraph" style:parent-style-name="Standard">
      <style:text-properties fo:color="#000000" fo:background-color="transparent"/>
    </style:style>
    <style:style style:name="P24" style:family="paragraph" style:parent-style-name="Standard">
      <style:paragraph-properties fo:line-height="115%"/>
      <style:text-properties fo:color="#000000" style:font-name="Liberation Sans" fo:font-size="11pt" fo:background-color="transparent" style:font-size-asian="11pt" style:font-size-complex="11pt"/>
    </style:style>
    <style:style style:name="P25" style:family="paragraph" style:parent-style-name="Standard">
      <style:paragraph-properties fo:line-height="115%"/>
      <style:text-properties fo:color="#000000" style:font-name="Liberation Sans" fo:font-size="11pt" fo:background-color="transparent" style:font-size-asian="11pt" style:font-size-complex="11pt"/>
    </style:style>
    <style:style style:name="P26" style:family="paragraph" style:parent-style-name="Text_20_body" style:list-style-name="L1" style:master-page-name="">
      <loext:graphic-properties draw:fill="none"/>
      <style:paragraph-properties fo:margin-left="0in" fo:margin-right="0in" fo:margin-top="0in" fo:margin-bottom="0in" loext:contextual-spacing="false" fo:line-height="100%" fo:orphans="2" fo:widows="2" fo:text-indent="0in" style:auto-text-indent="false" style:page-number="auto" fo:background-color="transparent"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27" style:family="paragraph" style:parent-style-name="Text_20_body" style:list-style-name="L1">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28"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officeooo:paragraph-rsid="0001808a" fo:background-color="transparent" style:font-size-asian="11pt" style:font-size-complex="11pt" loext:padding="0in" loext:border="none"/>
    </style:style>
    <style:style style:name="P29" style:family="paragraph" style:parent-style-name="Text_20_body" style:list-style-name="L4">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30" style:family="paragraph" style:parent-style-name="Text_20_body" style:list-style-name="L5">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31" style:family="paragraph" style:parent-style-name="Text_20_body" style:list-style-name="L6">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32" style:family="paragraph" style:parent-style-name="Text_20_body" style:list-style-name="L7">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33" style:family="paragraph" style:parent-style-name="Text_20_body" style:list-style-name="L8">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000000" style:font-name="Liberation Sans" fo:font-size="11pt" fo:letter-spacing="normal" fo:font-style="normal" fo:font-weight="normal" fo:background-color="transparent" style:font-size-asian="11pt" style:font-size-complex="11pt" loext:padding="0in" loext:border="none"/>
    </style:style>
    <style:style style:name="P34" style:family="paragraph" style:parent-style-name="Text_20_body" style:list-style-name="L2">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35" style:family="paragraph" style:parent-style-name="Text_20_body" style:list-style-name="L3">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36" style:family="paragraph" style:parent-style-name="Text_20_body" style:list-style-name="L4">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37" style:family="paragraph" style:parent-style-name="Text_20_body" style:list-style-name="L5">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38" style:family="paragraph" style:parent-style-name="Text_20_body" style:list-style-name="L6">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39" style:family="paragraph" style:parent-style-name="Text_20_body" style:list-style-name="L7">
      <style:paragraph-properties fo:margin-left="0in" fo:margin-right="0in" fo:margin-top="0in" fo:margin-bottom="0in" loext:contextual-spacing="false" fo:line-height="115%" fo:text-align="start" style:justify-single-word="false" fo:orphans="2" fo:widows="2" fo:text-indent="0in" style:auto-text-indent="false" fo:padding="0in" fo:border="none"/>
      <style:text-properties fo:font-variant="normal" fo:text-transform="none" fo:color="#000000" style:font-name="Liberation Sans" fo:font-size="11pt" fo:letter-spacing="normal" fo:font-style="normal" fo:font-weight="bold" fo:background-color="transparent" style:font-size-asian="11pt" style:font-size-complex="11pt" loext:padding="0in" loext:border="none"/>
    </style:style>
    <style:style style:name="P40" style:family="paragraph" style:parent-style-name="Text_20_body" style:list-style-name="L9">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1" style:family="paragraph" style:parent-style-name="Text_20_body" style:list-style-name="L10">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2" style:family="paragraph" style:parent-style-name="Text_20_body" style:list-style-name="L1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3" style:family="paragraph" style:parent-style-name="Text_20_body" style:list-style-name="L1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4" style:family="paragraph" style:parent-style-name="Text_20_body" style:list-style-name="L1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5" style:family="paragraph" style:parent-style-name="Text_20_body" style:list-style-name="L1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6" style:family="paragraph" style:parent-style-name="Text_20_body" style:list-style-name="L1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7" style:family="paragraph" style:parent-style-name="Text_20_body" style:list-style-name="L18">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8" style:family="paragraph" style:parent-style-name="Text_20_body" style:list-style-name="L19">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49" style:family="paragraph" style:parent-style-name="Text_20_body" style:list-style-name="L20">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0" style:family="paragraph" style:parent-style-name="Text_20_body" style:list-style-name="L2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1" style:family="paragraph" style:parent-style-name="Text_20_body" style:list-style-name="L2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2" style:family="paragraph" style:parent-style-name="Text_20_body" style:list-style-name="L2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3" style:family="paragraph" style:parent-style-name="Text_20_body" style:list-style-name="L2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4" style:family="paragraph" style:parent-style-name="Text_20_body" style:list-style-name="L2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5" style:family="paragraph" style:parent-style-name="Text_20_body" style:list-style-name="L29">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6" style:family="paragraph" style:parent-style-name="Text_20_body" style:list-style-name="L30">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7" style:family="paragraph" style:parent-style-name="Text_20_body" style:list-style-name="L3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8" style:family="paragraph" style:parent-style-name="Text_20_body" style:list-style-name="L3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59" style:family="paragraph" style:parent-style-name="Text_20_body" style:list-style-name="L3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0" style:family="paragraph" style:parent-style-name="Text_20_body" style:list-style-name="L3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1" style:family="paragraph" style:parent-style-name="Text_20_body" style:list-style-name="L3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2" style:family="paragraph" style:parent-style-name="Text_20_body" style:list-style-name="L3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3" style:family="paragraph" style:parent-style-name="Text_20_body" style:list-style-name="L39">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4" style:family="paragraph" style:parent-style-name="Text_20_body" style:list-style-name="L40">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5" style:family="paragraph" style:parent-style-name="Text_20_body" style:list-style-name="L4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Arial" fo:font-size="12pt" fo:letter-spacing="normal" fo:font-style="normal" fo:font-weight="normal" fo:background-color="transparent" loext:padding="0in" loext:border="none"/>
    </style:style>
    <style:style style:name="P66" style:family="paragraph" style:parent-style-name="Text_20_body" style:list-style-name="L10">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67" style:family="paragraph" style:parent-style-name="Text_20_body" style:list-style-name="L11">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68" style:family="paragraph" style:parent-style-name="Text_20_body" style:list-style-name="L12">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69" style:family="paragraph" style:parent-style-name="Text_20_body" style:list-style-name="L13">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0" style:family="paragraph" style:parent-style-name="Text_20_body" style:list-style-name="L14">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1" style:family="paragraph" style:parent-style-name="Text_20_body" style:list-style-name="L18">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2" style:family="paragraph" style:parent-style-name="Text_20_body" style:list-style-name="L19">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3" style:family="paragraph" style:parent-style-name="Text_20_body" style:list-style-name="L20">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4" style:family="paragraph" style:parent-style-name="Text_20_body" style:list-style-name="L21">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5" style:family="paragraph" style:parent-style-name="Text_20_body" style:list-style-name="L25">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6" style:family="paragraph" style:parent-style-name="Text_20_body" style:list-style-name="L27">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7" style:family="paragraph" style:parent-style-name="Text_20_body" style:list-style-name="L29">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8" style:family="paragraph" style:parent-style-name="Text_20_body" style:list-style-name="L30">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79" style:family="paragraph" style:parent-style-name="Text_20_body" style:list-style-name="L33">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80" style:family="paragraph" style:parent-style-name="Text_20_body" style:list-style-name="L38">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81" style:family="paragraph" style:parent-style-name="Text_20_body" style:list-style-name="L39">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transparent" loext:padding="0in" loext:border="none"/>
    </style:style>
    <style:style style:name="P82"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3" style:family="paragraph" style:parent-style-name="Text_20_body" style:list-style-name="L4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4" style:family="paragraph" style:parent-style-name="Text_20_body" style:list-style-name="L4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5" style:family="paragraph" style:parent-style-name="Text_20_body" style:list-style-name="L4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6" style:family="paragraph" style:parent-style-name="Text_20_body" style:list-style-name="L45">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7" style:family="paragraph" style:parent-style-name="Text_20_body" style:list-style-name="L46">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8" style:family="paragraph" style:parent-style-name="Text_20_body" style:list-style-name="L47">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89" style:family="paragraph" style:parent-style-name="Text_20_body" style:list-style-name="L48">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90" style:family="paragraph" style:parent-style-name="Text_20_body" style:list-style-name="L50">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22222" style:font-name="Arial" fo:font-size="12pt" fo:letter-spacing="normal" fo:font-style="normal" fo:font-weight="normal" loext:padding="0in" loext:border="none"/>
    </style:style>
    <style:style style:name="P91" style:family="paragraph" style:parent-style-name="Text_20_body" style:list-style-name="L43">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3b6b" style:font-name="Arial" fo:font-size="12pt" fo:letter-spacing="normal" fo:font-style="normal" fo:font-weight="bold" loext:padding="0in" loext:border="none"/>
    </style:style>
    <style:style style:name="P92" style:family="paragraph" style:parent-style-name="Text_20_body" style:list-style-name="L48">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3b6b" style:font-name="Arial" fo:font-size="12pt" fo:letter-spacing="normal" fo:font-style="normal" fo:font-weight="bold" loext:padding="0in" loext:border="none"/>
    </style:style>
    <style:style style:name="P93" style:family="paragraph" style:parent-style-name="Text_20_body" style:list-style-name="L49">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3b6b" style:font-name="Arial" fo:font-size="12pt" fo:letter-spacing="normal" fo:font-style="normal" fo:font-weight="bold" loext:padding="0in" loext:border="none"/>
    </style:style>
    <style:style style:name="P94" style:family="paragraph" style:parent-style-name="Text_20_body" style:list-style-name="L50">
      <style:paragraph-properties fo:margin-left="0in" fo:margin-right="0in" fo:margin-top="0in" fo:margin-bottom="0in" loext:contextual-spacing="false" fo:line-height="140%" fo:text-align="start" style:justify-single-word="false" fo:orphans="2" fo:widows="2" fo:text-indent="0in" style:auto-text-indent="false" fo:padding="0in" fo:border="none"/>
      <style:text-properties fo:font-variant="normal" fo:text-transform="none" fo:color="#003b6b" style:font-name="Arial" fo:font-size="12pt" fo:letter-spacing="normal" fo:font-style="normal" fo:font-weight="bold" loext:padding="0in" loext:border="none"/>
    </style:style>
    <style:style style:name="P95"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style>
    <style:style style:name="P96" style:family="paragraph" style:parent-style-name="Text_20_body" style:list-style-name="L3">
      <style:paragraph-properties fo:margin-left="0in" fo:margin-right="0in" fo:margin-top="0in" fo:margin-bottom="0in" loext:contextual-spacing="false" fo:line-height="115%" fo:orphans="2" fo:widows="2" fo:text-indent="0in" style:auto-text-indent="false" fo:padding="0in" fo:border="none"/>
    </style:style>
    <style:style style:name="P97" style:family="paragraph" style:parent-style-name="Text_20_body" style:list-style-name="L4">
      <style:paragraph-properties fo:margin-left="0in" fo:margin-right="0in" fo:margin-top="0in" fo:margin-bottom="0in" loext:contextual-spacing="false" fo:line-height="115%" fo:orphans="2" fo:widows="2" fo:text-indent="0in" style:auto-text-indent="false" fo:padding="0in" fo:border="none"/>
    </style:style>
    <style:style style:name="P98" style:family="paragraph" style:parent-style-name="Text_20_body" style:list-style-name="L5">
      <style:paragraph-properties fo:margin-left="0in" fo:margin-right="0in" fo:margin-top="0in" fo:margin-bottom="0in" loext:contextual-spacing="false" fo:line-height="115%" fo:orphans="2" fo:widows="2" fo:text-indent="0in" style:auto-text-indent="false" fo:padding="0in" fo:border="none"/>
    </style:style>
    <style:style style:name="P99" style:family="paragraph" style:parent-style-name="Text_20_body" style:list-style-name="L6">
      <style:paragraph-properties fo:margin-left="0in" fo:margin-right="0in" fo:margin-top="0in" fo:margin-bottom="0in" loext:contextual-spacing="false" fo:line-height="115%" fo:orphans="2" fo:widows="2" fo:text-indent="0in" style:auto-text-indent="false" fo:padding="0in" fo:border="none"/>
    </style:style>
    <style:style style:name="P100" style:family="paragraph" style:parent-style-name="Text_20_body" style:list-style-name="L7">
      <style:paragraph-properties fo:margin-left="0in" fo:margin-right="0in" fo:margin-top="0in" fo:margin-bottom="0in" loext:contextual-spacing="false" fo:line-height="115%" fo:orphans="2" fo:widows="2" fo:text-indent="0in" style:auto-text-indent="false" fo:padding="0in" fo:border="none"/>
    </style:style>
    <style:style style:name="P101" style:family="paragraph" style:parent-style-name="Text_20_body" style:list-style-name="L8">
      <style:paragraph-properties fo:margin-left="0in" fo:margin-right="0in" fo:margin-top="0in" fo:margin-bottom="0in" loext:contextual-spacing="false" fo:line-height="115%" fo:orphans="2" fo:widows="2" fo:text-indent="0in" style:auto-text-indent="false" fo:padding="0in" fo:border="none"/>
    </style:style>
    <style:style style:name="P102"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style>
    <style:style style:name="P103" style:family="paragraph" style:parent-style-name="Text_20_body" style:list-style-name="L9">
      <style:paragraph-properties fo:margin-left="0in" fo:margin-right="0in" fo:margin-top="0in" fo:margin-bottom="0in" loext:contextual-spacing="false" fo:line-height="160%" fo:orphans="2" fo:widows="2" fo:text-indent="0in" style:auto-text-indent="false" fo:padding="0in" fo:border="none"/>
    </style:style>
    <style:style style:name="P104" style:family="paragraph" style:parent-style-name="Text_20_body" style:list-style-name="L10">
      <style:paragraph-properties fo:margin-left="0in" fo:margin-right="0in" fo:margin-top="0in" fo:margin-bottom="0in" loext:contextual-spacing="false" fo:line-height="160%" fo:orphans="2" fo:widows="2" fo:text-indent="0in" style:auto-text-indent="false" fo:padding="0in" fo:border="none"/>
    </style:style>
    <style:style style:name="P105" style:family="paragraph" style:parent-style-name="Text_20_body" style:list-style-name="L11">
      <style:paragraph-properties fo:margin-left="0in" fo:margin-right="0in" fo:margin-top="0in" fo:margin-bottom="0in" loext:contextual-spacing="false" fo:line-height="160%" fo:orphans="2" fo:widows="2" fo:text-indent="0in" style:auto-text-indent="false" fo:padding="0in" fo:border="none"/>
    </style:style>
    <style:style style:name="P106" style:family="paragraph" style:parent-style-name="Text_20_body" style:list-style-name="L12">
      <style:paragraph-properties fo:margin-left="0in" fo:margin-right="0in" fo:margin-top="0in" fo:margin-bottom="0in" loext:contextual-spacing="false" fo:line-height="160%" fo:orphans="2" fo:widows="2" fo:text-indent="0in" style:auto-text-indent="false" fo:padding="0in" fo:border="none"/>
    </style:style>
    <style:style style:name="P107" style:family="paragraph" style:parent-style-name="Text_20_body" style:list-style-name="L13">
      <style:paragraph-properties fo:margin-left="0in" fo:margin-right="0in" fo:margin-top="0in" fo:margin-bottom="0in" loext:contextual-spacing="false" fo:line-height="160%" fo:orphans="2" fo:widows="2" fo:text-indent="0in" style:auto-text-indent="false" fo:padding="0in" fo:border="none"/>
    </style:style>
    <style:style style:name="P108" style:family="paragraph" style:parent-style-name="Text_20_body" style:list-style-name="L14">
      <style:paragraph-properties fo:margin-left="0in" fo:margin-right="0in" fo:margin-top="0in" fo:margin-bottom="0in" loext:contextual-spacing="false" fo:line-height="160%" fo:orphans="2" fo:widows="2" fo:text-indent="0in" style:auto-text-indent="false" fo:padding="0in" fo:border="none"/>
    </style:style>
    <style:style style:name="P109" style:family="paragraph" style:parent-style-name="Text_20_body" style:list-style-name="L18">
      <style:paragraph-properties fo:margin-left="0in" fo:margin-right="0in" fo:margin-top="0in" fo:margin-bottom="0in" loext:contextual-spacing="false" fo:line-height="160%" fo:orphans="2" fo:widows="2" fo:text-indent="0in" style:auto-text-indent="false" fo:padding="0in" fo:border="none"/>
    </style:style>
    <style:style style:name="P110" style:family="paragraph" style:parent-style-name="Text_20_body" style:list-style-name="L19">
      <style:paragraph-properties fo:margin-left="0in" fo:margin-right="0in" fo:margin-top="0in" fo:margin-bottom="0in" loext:contextual-spacing="false" fo:line-height="160%" fo:orphans="2" fo:widows="2" fo:text-indent="0in" style:auto-text-indent="false" fo:padding="0in" fo:border="none"/>
    </style:style>
    <style:style style:name="P111" style:family="paragraph" style:parent-style-name="Text_20_body" style:list-style-name="L20">
      <style:paragraph-properties fo:margin-left="0in" fo:margin-right="0in" fo:margin-top="0in" fo:margin-bottom="0in" loext:contextual-spacing="false" fo:line-height="160%" fo:orphans="2" fo:widows="2" fo:text-indent="0in" style:auto-text-indent="false" fo:padding="0in" fo:border="none"/>
    </style:style>
    <style:style style:name="P112" style:family="paragraph" style:parent-style-name="Text_20_body" style:list-style-name="L21">
      <style:paragraph-properties fo:margin-left="0in" fo:margin-right="0in" fo:margin-top="0in" fo:margin-bottom="0in" loext:contextual-spacing="false" fo:line-height="160%" fo:orphans="2" fo:widows="2" fo:text-indent="0in" style:auto-text-indent="false" fo:padding="0in" fo:border="none"/>
    </style:style>
    <style:style style:name="P113" style:family="paragraph" style:parent-style-name="Text_20_body" style:list-style-name="L25">
      <style:paragraph-properties fo:margin-left="0in" fo:margin-right="0in" fo:margin-top="0in" fo:margin-bottom="0in" loext:contextual-spacing="false" fo:line-height="160%" fo:orphans="2" fo:widows="2" fo:text-indent="0in" style:auto-text-indent="false" fo:padding="0in" fo:border="none"/>
    </style:style>
    <style:style style:name="P114" style:family="paragraph" style:parent-style-name="Text_20_body" style:list-style-name="L26">
      <style:paragraph-properties fo:margin-left="0in" fo:margin-right="0in" fo:margin-top="0in" fo:margin-bottom="0in" loext:contextual-spacing="false" fo:line-height="160%" fo:orphans="2" fo:widows="2" fo:text-indent="0in" style:auto-text-indent="false" fo:padding="0in" fo:border="none"/>
    </style:style>
    <style:style style:name="P115" style:family="paragraph" style:parent-style-name="Text_20_body" style:list-style-name="L27">
      <style:paragraph-properties fo:margin-left="0in" fo:margin-right="0in" fo:margin-top="0in" fo:margin-bottom="0in" loext:contextual-spacing="false" fo:line-height="160%" fo:orphans="2" fo:widows="2" fo:text-indent="0in" style:auto-text-indent="false" fo:padding="0in" fo:border="none"/>
    </style:style>
    <style:style style:name="P116" style:family="paragraph" style:parent-style-name="Text_20_body" style:list-style-name="L28">
      <style:paragraph-properties fo:margin-left="0in" fo:margin-right="0in" fo:margin-top="0in" fo:margin-bottom="0in" loext:contextual-spacing="false" fo:line-height="160%" fo:orphans="2" fo:widows="2" fo:text-indent="0in" style:auto-text-indent="false" fo:padding="0in" fo:border="none"/>
    </style:style>
    <style:style style:name="P117" style:family="paragraph" style:parent-style-name="Text_20_body" style:list-style-name="L29">
      <style:paragraph-properties fo:margin-left="0in" fo:margin-right="0in" fo:margin-top="0in" fo:margin-bottom="0in" loext:contextual-spacing="false" fo:line-height="160%" fo:orphans="2" fo:widows="2" fo:text-indent="0in" style:auto-text-indent="false" fo:padding="0in" fo:border="none"/>
    </style:style>
    <style:style style:name="P118" style:family="paragraph" style:parent-style-name="Text_20_body" style:list-style-name="L31">
      <style:paragraph-properties fo:margin-left="0in" fo:margin-right="0in" fo:margin-top="0in" fo:margin-bottom="0in" loext:contextual-spacing="false" fo:line-height="160%" fo:orphans="2" fo:widows="2" fo:text-indent="0in" style:auto-text-indent="false" fo:padding="0in" fo:border="none"/>
    </style:style>
    <style:style style:name="P119" style:family="paragraph" style:parent-style-name="Text_20_body" style:list-style-name="L33">
      <style:paragraph-properties fo:margin-left="0in" fo:margin-right="0in" fo:margin-top="0in" fo:margin-bottom="0in" loext:contextual-spacing="false" fo:line-height="160%" fo:orphans="2" fo:widows="2" fo:text-indent="0in" style:auto-text-indent="false" fo:padding="0in" fo:border="none"/>
    </style:style>
    <style:style style:name="P120" style:family="paragraph" style:parent-style-name="Text_20_body" style:list-style-name="L34">
      <style:paragraph-properties fo:margin-left="0in" fo:margin-right="0in" fo:margin-top="0in" fo:margin-bottom="0in" loext:contextual-spacing="false" fo:line-height="160%" fo:orphans="2" fo:widows="2" fo:text-indent="0in" style:auto-text-indent="false" fo:padding="0in" fo:border="none"/>
    </style:style>
    <style:style style:name="P121" style:family="paragraph" style:parent-style-name="Text_20_body" style:list-style-name="L36">
      <style:paragraph-properties fo:margin-left="0in" fo:margin-right="0in" fo:margin-top="0in" fo:margin-bottom="0in" loext:contextual-spacing="false" fo:line-height="160%" fo:orphans="2" fo:widows="2" fo:text-indent="0in" style:auto-text-indent="false" fo:padding="0in" fo:border="none"/>
    </style:style>
    <style:style style:name="P122" style:family="paragraph" style:parent-style-name="Text_20_body" style:list-style-name="L37">
      <style:paragraph-properties fo:margin-left="0in" fo:margin-right="0in" fo:margin-top="0in" fo:margin-bottom="0in" loext:contextual-spacing="false" fo:line-height="160%" fo:orphans="2" fo:widows="2" fo:text-indent="0in" style:auto-text-indent="false" fo:padding="0in" fo:border="none"/>
    </style:style>
    <style:style style:name="P123" style:family="paragraph" style:parent-style-name="Text_20_body" style:list-style-name="L38">
      <style:paragraph-properties fo:margin-left="0in" fo:margin-right="0in" fo:margin-top="0in" fo:margin-bottom="0in" loext:contextual-spacing="false" fo:line-height="160%" fo:orphans="2" fo:widows="2" fo:text-indent="0in" style:auto-text-indent="false" fo:padding="0in" fo:border="none"/>
    </style:style>
    <style:style style:name="P124" style:family="paragraph" style:parent-style-name="Text_20_body" style:list-style-name="L39">
      <style:paragraph-properties fo:margin-left="0in" fo:margin-right="0in" fo:margin-top="0in" fo:margin-bottom="0in" loext:contextual-spacing="false" fo:line-height="160%" fo:orphans="2" fo:widows="2" fo:text-indent="0in" style:auto-text-indent="false" fo:padding="0in" fo:border="none"/>
    </style:style>
    <style:style style:name="P125" style:family="paragraph" style:parent-style-name="Text_20_body" style:list-style-name="L43">
      <style:paragraph-properties fo:margin-left="0in" fo:margin-right="0in" fo:margin-top="0in" fo:margin-bottom="0in" loext:contextual-spacing="false" fo:line-height="160%" fo:orphans="2" fo:widows="2" fo:text-indent="0in" style:auto-text-indent="false" fo:padding="0in" fo:border="none"/>
    </style:style>
    <style:style style:name="P126" style:family="paragraph" style:parent-style-name="Text_20_body" style:list-style-name="L44">
      <style:paragraph-properties fo:margin-left="0in" fo:margin-right="0in" fo:margin-top="0in" fo:margin-bottom="0in" loext:contextual-spacing="false" fo:line-height="160%" fo:orphans="2" fo:widows="2" fo:text-indent="0in" style:auto-text-indent="false" fo:padding="0in" fo:border="none"/>
    </style:style>
    <style:style style:name="P127" style:family="paragraph" style:parent-style-name="Text_20_body" style:list-style-name="L45">
      <style:paragraph-properties fo:margin-left="0in" fo:margin-right="0in" fo:margin-top="0in" fo:margin-bottom="0in" loext:contextual-spacing="false" fo:line-height="160%" fo:orphans="2" fo:widows="2" fo:text-indent="0in" style:auto-text-indent="false" fo:padding="0in" fo:border="none"/>
    </style:style>
    <style:style style:name="P128" style:family="paragraph" style:parent-style-name="Text_20_body" style:list-style-name="L46">
      <style:paragraph-properties fo:margin-left="0in" fo:margin-right="0in" fo:margin-top="0in" fo:margin-bottom="0in" loext:contextual-spacing="false" fo:line-height="160%" fo:orphans="2" fo:widows="2" fo:text-indent="0in" style:auto-text-indent="false" fo:padding="0in" fo:border="none"/>
    </style:style>
    <style:style style:name="P129" style:family="paragraph" style:parent-style-name="Text_20_body" style:list-style-name="L47">
      <style:paragraph-properties fo:margin-left="0in" fo:margin-right="0in" fo:margin-top="0in" fo:margin-bottom="0in" loext:contextual-spacing="false" fo:line-height="160%" fo:orphans="2" fo:widows="2" fo:text-indent="0in" style:auto-text-indent="false" fo:padding="0in" fo:border="none"/>
    </style:style>
    <style:style style:name="P130" style:family="paragraph" style:parent-style-name="Text_20_body" style:list-style-name="L49">
      <style:paragraph-properties fo:margin-left="0in" fo:margin-right="0in" fo:margin-top="0in" fo:margin-bottom="0in" loext:contextual-spacing="false" fo:line-height="160%" fo:orphans="2" fo:widows="2" fo:text-indent="0in" style:auto-text-indent="false" fo:padding="0in" fo:border="none"/>
    </style:style>
    <style:style style:name="P131" style:family="paragraph" style:parent-style-name="Text_20_body">
      <style:paragraph-properties fo:margin-left="0in" fo:margin-right="0in" fo:margin-top="0in" fo:margin-bottom="0in" loext:contextual-spacing="false" fo:line-height="140%" fo:text-align="start" style:justify-single-word="false" fo:orphans="2" fo:widows="2" fo:text-indent="0in" style:auto-text-indent="false"/>
      <style:text-properties fo:font-variant="normal" fo:text-transform="none" fo:color="#003b6b" style:font-name="Helvetica Neue" fo:font-size="12pt" fo:letter-spacing="normal" fo:font-style="normal" fo:font-weight="bold" loext:padding="0in" loext:border="none"/>
    </style:style>
    <style:style style:name="P132" style:family="paragraph" style:parent-style-name="Preformatted_20_Text" style:list-style-name="L2">
      <style:paragraph-properties fo:margin-left="0in" fo:margin-right="0in" fo:margin-top="0in" fo:margin-bottom="0in" loext:contextual-spacing="false" fo:line-height="115%" fo:orphans="2" fo:widows="2" fo:text-indent="0in" style:auto-text-indent="false" fo:padding="0.0193in" fo:border="0.74pt dashed #666666"/>
    </style:style>
    <style:style style:name="P133" style:family="paragraph" style:parent-style-name="Preformatted_20_Text" style:list-style-name="L3">
      <style:paragraph-properties fo:margin-left="0in" fo:margin-right="0in" fo:margin-top="0in" fo:margin-bottom="0in" loext:contextual-spacing="false" fo:line-height="115%" fo:orphans="2" fo:widows="2" fo:text-indent="0in" style:auto-text-indent="false" fo:padding="0.0193in" fo:border="0.74pt dashed #666666"/>
    </style:style>
    <style:style style:name="P134" style:family="paragraph" style:parent-style-name="Preformatted_20_Text" style:list-style-name="L4">
      <style:paragraph-properties fo:margin-left="0in" fo:margin-right="0in" fo:margin-top="0in" fo:margin-bottom="0in" loext:contextual-spacing="false" fo:line-height="115%" fo:orphans="2" fo:widows="2" fo:text-indent="0in" style:auto-text-indent="false" fo:padding="0.0193in" fo:border="0.74pt dashed #666666"/>
    </style:style>
    <style:style style:name="P135" style:family="paragraph" style:parent-style-name="Preformatted_20_Text" style:list-style-name="L5">
      <style:paragraph-properties fo:margin-left="0in" fo:margin-right="0in" fo:margin-top="0in" fo:margin-bottom="0in" loext:contextual-spacing="false" fo:line-height="115%" fo:orphans="2" fo:widows="2" fo:text-indent="0in" style:auto-text-indent="false" fo:padding="0.0193in" fo:border="0.74pt dashed #666666"/>
    </style:style>
    <style:style style:name="P136" style:family="paragraph" style:parent-style-name="Preformatted_20_Text" style:list-style-name="L6">
      <style:paragraph-properties fo:margin-left="0in" fo:margin-right="0in" fo:margin-top="0in" fo:margin-bottom="0in" loext:contextual-spacing="false" fo:line-height="115%" fo:orphans="2" fo:widows="2" fo:text-indent="0in" style:auto-text-indent="false" fo:padding="0.0193in" fo:border="0.74pt dashed #666666"/>
    </style:style>
    <style:style style:name="P137" style:family="paragraph" style:parent-style-name="Preformatted_20_Text" style:list-style-name="L7">
      <style:paragraph-properties fo:margin-left="0in" fo:margin-right="0in" fo:margin-top="0in" fo:margin-bottom="0in" loext:contextual-spacing="false" fo:line-height="115%" fo:orphans="2" fo:widows="2" fo:text-indent="0in" style:auto-text-indent="false" fo:padding="0.0193in" fo:border="0.74pt dashed #666666"/>
    </style:style>
    <style:style style:name="P138" style:family="paragraph" style:parent-style-name="Preformatted_20_Text" style:list-style-name="L8">
      <style:paragraph-properties fo:margin-left="0in" fo:margin-right="0in" fo:margin-top="0in" fo:margin-bottom="0in" loext:contextual-spacing="false" fo:line-height="115%" fo:orphans="2" fo:widows="2" fo:text-indent="0in" style:auto-text-indent="false" fo:padding="0.0193in" fo:border="0.74pt dashed #666666"/>
    </style:style>
    <style:style style:name="P139" style:family="paragraph" style:parent-style-name="Preformatted_20_Text">
      <style:paragraph-properties fo:margin-left="0in" fo:margin-right="0in" fo:margin-top="0in" fo:margin-bottom="0in" loext:contextual-spacing="false" fo:line-height="160%" fo:orphans="2" fo:widows="2" fo:text-indent="0in" style:auto-text-indent="false" fo:padding="0.0193in" fo:border="0.74pt dashed #666666"/>
    </style:style>
    <style:style style:name="P140" style:family="paragraph" style:parent-style-name="Preformatted_20_Text" style:list-style-name="L10">
      <style:paragraph-properties fo:margin-left="0in" fo:margin-right="0in" fo:margin-top="0in" fo:margin-bottom="0in" loext:contextual-spacing="false" fo:line-height="160%" fo:orphans="2" fo:widows="2" fo:text-indent="0in" style:auto-text-indent="false" fo:padding="0.0193in" fo:border="0.74pt dashed #666666"/>
    </style:style>
    <style:style style:name="P141" style:family="paragraph" style:parent-style-name="Preformatted_20_Text" style:list-style-name="L11">
      <style:paragraph-properties fo:margin-left="0in" fo:margin-right="0in" fo:margin-top="0in" fo:margin-bottom="0in" loext:contextual-spacing="false" fo:line-height="160%" fo:orphans="2" fo:widows="2" fo:text-indent="0in" style:auto-text-indent="false" fo:padding="0.0193in" fo:border="0.74pt dashed #666666"/>
    </style:style>
    <style:style style:name="P142" style:family="paragraph" style:parent-style-name="Preformatted_20_Text" style:list-style-name="L12">
      <style:paragraph-properties fo:margin-left="0in" fo:margin-right="0in" fo:margin-top="0in" fo:margin-bottom="0in" loext:contextual-spacing="false" fo:line-height="160%" fo:orphans="2" fo:widows="2" fo:text-indent="0in" style:auto-text-indent="false" fo:padding="0.0193in" fo:border="0.74pt dashed #666666"/>
    </style:style>
    <style:style style:name="P143" style:family="paragraph" style:parent-style-name="Preformatted_20_Text" style:list-style-name="L13">
      <style:paragraph-properties fo:margin-left="0in" fo:margin-right="0in" fo:margin-top="0in" fo:margin-bottom="0in" loext:contextual-spacing="false" fo:line-height="160%" fo:orphans="2" fo:widows="2" fo:text-indent="0in" style:auto-text-indent="false" fo:padding="0.0193in" fo:border="0.74pt dashed #666666"/>
    </style:style>
    <style:style style:name="P144" style:family="paragraph" style:parent-style-name="Preformatted_20_Text" style:list-style-name="L14">
      <style:paragraph-properties fo:margin-left="0in" fo:margin-right="0in" fo:margin-top="0in" fo:margin-bottom="0in" loext:contextual-spacing="false" fo:line-height="160%" fo:orphans="2" fo:widows="2" fo:text-indent="0in" style:auto-text-indent="false" fo:padding="0.0193in" fo:border="0.74pt dashed #666666"/>
    </style:style>
    <style:style style:name="P145" style:family="paragraph" style:parent-style-name="Preformatted_20_Text" style:list-style-name="L15">
      <style:paragraph-properties fo:margin-left="0in" fo:margin-right="0in" fo:margin-top="0in" fo:margin-bottom="0in" loext:contextual-spacing="false" fo:line-height="160%" fo:orphans="2" fo:widows="2" fo:text-indent="0in" style:auto-text-indent="false" fo:padding="0.0193in" fo:border="0.74pt dashed #666666"/>
    </style:style>
    <style:style style:name="P146" style:family="paragraph" style:parent-style-name="Preformatted_20_Text" style:list-style-name="L18">
      <style:paragraph-properties fo:margin-left="0in" fo:margin-right="0in" fo:margin-top="0in" fo:margin-bottom="0in" loext:contextual-spacing="false" fo:line-height="160%" fo:orphans="2" fo:widows="2" fo:text-indent="0in" style:auto-text-indent="false" fo:padding="0.0193in" fo:border="0.74pt dashed #666666"/>
    </style:style>
    <style:style style:name="P147" style:family="paragraph" style:parent-style-name="Preformatted_20_Text" style:list-style-name="L19">
      <style:paragraph-properties fo:margin-left="0in" fo:margin-right="0in" fo:margin-top="0in" fo:margin-bottom="0in" loext:contextual-spacing="false" fo:line-height="160%" fo:orphans="2" fo:widows="2" fo:text-indent="0in" style:auto-text-indent="false" fo:padding="0.0193in" fo:border="0.74pt dashed #666666"/>
    </style:style>
    <style:style style:name="P148" style:family="paragraph" style:parent-style-name="Preformatted_20_Text" style:list-style-name="L20">
      <style:paragraph-properties fo:margin-left="0in" fo:margin-right="0in" fo:margin-top="0in" fo:margin-bottom="0in" loext:contextual-spacing="false" fo:line-height="160%" fo:orphans="2" fo:widows="2" fo:text-indent="0in" style:auto-text-indent="false" fo:padding="0.0193in" fo:border="0.74pt dashed #666666"/>
    </style:style>
    <style:style style:name="P149" style:family="paragraph" style:parent-style-name="Preformatted_20_Text" style:list-style-name="L21">
      <style:paragraph-properties fo:margin-left="0in" fo:margin-right="0in" fo:margin-top="0in" fo:margin-bottom="0in" loext:contextual-spacing="false" fo:line-height="160%" fo:orphans="2" fo:widows="2" fo:text-indent="0in" style:auto-text-indent="false" fo:padding="0.0193in" fo:border="0.74pt dashed #666666"/>
    </style:style>
    <style:style style:name="P150" style:family="paragraph" style:parent-style-name="Preformatted_20_Text" style:list-style-name="L22">
      <style:paragraph-properties fo:margin-left="0in" fo:margin-right="0in" fo:margin-top="0in" fo:margin-bottom="0in" loext:contextual-spacing="false" fo:line-height="160%" fo:orphans="2" fo:widows="2" fo:text-indent="0in" style:auto-text-indent="false" fo:padding="0.0193in" fo:border="0.74pt dashed #666666"/>
    </style:style>
    <style:style style:name="P151" style:family="paragraph" style:parent-style-name="Preformatted_20_Text" style:list-style-name="L23">
      <style:paragraph-properties fo:margin-left="0in" fo:margin-right="0in" fo:margin-top="0in" fo:margin-bottom="0in" loext:contextual-spacing="false" fo:line-height="160%" fo:orphans="2" fo:widows="2" fo:text-indent="0in" style:auto-text-indent="false" fo:padding="0.0193in" fo:border="0.74pt dashed #666666"/>
    </style:style>
    <style:style style:name="P152" style:family="paragraph" style:parent-style-name="Preformatted_20_Text" style:list-style-name="L25">
      <style:paragraph-properties fo:margin-left="0in" fo:margin-right="0in" fo:margin-top="0in" fo:margin-bottom="0in" loext:contextual-spacing="false" fo:line-height="160%" fo:orphans="2" fo:widows="2" fo:text-indent="0in" style:auto-text-indent="false" fo:padding="0.0193in" fo:border="0.74pt dashed #666666"/>
    </style:style>
    <style:style style:name="P153" style:family="paragraph" style:parent-style-name="Preformatted_20_Text" style:list-style-name="L27">
      <style:paragraph-properties fo:margin-left="0in" fo:margin-right="0in" fo:margin-top="0in" fo:margin-bottom="0in" loext:contextual-spacing="false" fo:line-height="160%" fo:orphans="2" fo:widows="2" fo:text-indent="0in" style:auto-text-indent="false" fo:padding="0.0193in" fo:border="0.74pt dashed #666666"/>
    </style:style>
    <style:style style:name="P154" style:family="paragraph" style:parent-style-name="Preformatted_20_Text" style:list-style-name="L29">
      <style:paragraph-properties fo:margin-left="0in" fo:margin-right="0in" fo:margin-top="0in" fo:margin-bottom="0in" loext:contextual-spacing="false" fo:line-height="160%" fo:orphans="2" fo:widows="2" fo:text-indent="0in" style:auto-text-indent="false" fo:padding="0.0193in" fo:border="0.74pt dashed #666666"/>
    </style:style>
    <style:style style:name="P155" style:family="paragraph" style:parent-style-name="Preformatted_20_Text" style:list-style-name="L30">
      <style:paragraph-properties fo:margin-left="0in" fo:margin-right="0in" fo:margin-top="0in" fo:margin-bottom="0in" loext:contextual-spacing="false" fo:line-height="160%" fo:orphans="2" fo:widows="2" fo:text-indent="0in" style:auto-text-indent="false" fo:padding="0.0193in" fo:border="0.74pt dashed #666666"/>
    </style:style>
    <style:style style:name="P156" style:family="paragraph" style:parent-style-name="Preformatted_20_Text" style:list-style-name="L31">
      <style:paragraph-properties fo:margin-left="0in" fo:margin-right="0in" fo:margin-top="0in" fo:margin-bottom="0in" loext:contextual-spacing="false" fo:line-height="160%" fo:orphans="2" fo:widows="2" fo:text-indent="0in" style:auto-text-indent="false" fo:padding="0.0193in" fo:border="0.74pt dashed #666666"/>
    </style:style>
    <style:style style:name="P157" style:family="paragraph" style:parent-style-name="Preformatted_20_Text" style:list-style-name="L33">
      <style:paragraph-properties fo:margin-left="0in" fo:margin-right="0in" fo:margin-top="0in" fo:margin-bottom="0in" loext:contextual-spacing="false" fo:line-height="160%" fo:orphans="2" fo:widows="2" fo:text-indent="0in" style:auto-text-indent="false" fo:padding="0.0193in" fo:border="0.74pt dashed #666666"/>
    </style:style>
    <style:style style:name="P158" style:family="paragraph" style:parent-style-name="Preformatted_20_Text" style:list-style-name="L35">
      <style:paragraph-properties fo:margin-left="0in" fo:margin-right="0in" fo:margin-top="0in" fo:margin-bottom="0in" loext:contextual-spacing="false" fo:line-height="160%" fo:orphans="2" fo:widows="2" fo:text-indent="0in" style:auto-text-indent="false" fo:padding="0.0193in" fo:border="0.74pt dashed #666666"/>
    </style:style>
    <style:style style:name="P159" style:family="paragraph" style:parent-style-name="Preformatted_20_Text" style:list-style-name="L36">
      <style:paragraph-properties fo:margin-left="0in" fo:margin-right="0in" fo:margin-top="0in" fo:margin-bottom="0in" loext:contextual-spacing="false" fo:line-height="160%" fo:orphans="2" fo:widows="2" fo:text-indent="0in" style:auto-text-indent="false" fo:padding="0.0193in" fo:border="0.74pt dashed #666666"/>
    </style:style>
    <style:style style:name="P160" style:family="paragraph" style:parent-style-name="Preformatted_20_Text" style:list-style-name="L38">
      <style:paragraph-properties fo:margin-left="0in" fo:margin-right="0in" fo:margin-top="0in" fo:margin-bottom="0in" loext:contextual-spacing="false" fo:line-height="160%" fo:orphans="2" fo:widows="2" fo:text-indent="0in" style:auto-text-indent="false" fo:padding="0.0193in" fo:border="0.74pt dashed #666666"/>
    </style:style>
    <style:style style:name="P161" style:family="paragraph" style:parent-style-name="Preformatted_20_Text" style:list-style-name="L39">
      <style:paragraph-properties fo:margin-left="0in" fo:margin-right="0in" fo:margin-top="0in" fo:margin-bottom="0in" loext:contextual-spacing="false" fo:line-height="160%" fo:orphans="2" fo:widows="2" fo:text-indent="0in" style:auto-text-indent="false" fo:padding="0.0193in" fo:border="0.74pt dashed #666666"/>
    </style:style>
    <style:style style:name="P162" style:family="paragraph" style:parent-style-name="Preformatted_20_Text" style:list-style-name="L40">
      <style:paragraph-properties fo:margin-left="0in" fo:margin-right="0in" fo:margin-top="0in" fo:margin-bottom="0in" loext:contextual-spacing="false" fo:line-height="160%" fo:orphans="2" fo:widows="2" fo:text-indent="0in" style:auto-text-indent="false" fo:padding="0.0193in" fo:border="0.74pt dashed #666666"/>
    </style:style>
    <style:style style:name="P163" style:family="paragraph" style:parent-style-name="Preformatted_20_Text" style:list-style-name="L41">
      <style:paragraph-properties fo:margin-left="0in" fo:margin-right="0in" fo:margin-top="0in" fo:margin-bottom="0in" loext:contextual-spacing="false" fo:line-height="160%" fo:orphans="2" fo:widows="2" fo:text-indent="0in" style:auto-text-indent="false" fo:padding="0.0193in" fo:border="0.74pt dashed #666666"/>
    </style:style>
    <style:style style:name="P164" style:family="paragraph" style:parent-style-name="Preformatted_20_Text" style:list-style-name="L43">
      <style:paragraph-properties fo:margin-left="0in" fo:margin-right="0in" fo:margin-top="0in" fo:margin-bottom="0in" loext:contextual-spacing="false" fo:line-height="160%" fo:orphans="2" fo:widows="2" fo:text-indent="0in" style:auto-text-indent="false" fo:padding="0.0193in" fo:border="0.74pt dashed #666666"/>
    </style:style>
    <style:style style:name="P165" style:family="paragraph" style:parent-style-name="Preformatted_20_Text" style:list-style-name="L48">
      <style:paragraph-properties fo:margin-left="0in" fo:margin-right="0in" fo:margin-top="0in" fo:margin-bottom="0in" loext:contextual-spacing="false" fo:line-height="160%" fo:orphans="2" fo:widows="2" fo:text-indent="0in" style:auto-text-indent="false" fo:padding="0.0193in" fo:border="0.74pt dashed #666666"/>
    </style:style>
    <style:style style:name="P166" style:family="paragraph" style:parent-style-name="Preformatted_20_Text" style:list-style-name="L49">
      <style:paragraph-properties fo:margin-left="0in" fo:margin-right="0in" fo:margin-top="0in" fo:margin-bottom="0in" loext:contextual-spacing="false" fo:line-height="160%" fo:orphans="2" fo:widows="2" fo:text-indent="0in" style:auto-text-indent="false" fo:padding="0.0193in" fo:border="0.74pt dashed #666666"/>
    </style:style>
    <style:style style:name="P167" style:family="paragraph" style:parent-style-name="Preformatted_20_Text" style:list-style-name="L50">
      <style:paragraph-properties fo:margin-left="0in" fo:margin-right="0in" fo:margin-top="0in" fo:margin-bottom="0in" loext:contextual-spacing="false" fo:line-height="160%" fo:orphans="2" fo:widows="2" fo:text-indent="0in" style:auto-text-indent="false" fo:padding="0.0193in" fo:border="0.74pt dashed #666666"/>
    </style:style>
    <style:style style:name="P168" style:family="paragraph" style:parent-style-name="Preformatted_20_Text" style:list-style-name="L2">
      <style:paragraph-properties fo:margin-top="0in" fo:margin-bottom="0in" loext:contextual-spacing="false" fo:line-height="115%" fo:orphans="2" fo:widows="2" fo:padding="0.0193in" fo:border="0.74pt dashed #666666"/>
    </style:style>
    <style:style style:name="P169" style:family="paragraph" style:parent-style-name="Preformatted_20_Text" style:list-style-name="L3">
      <style:paragraph-properties fo:margin-top="0in" fo:margin-bottom="0in" loext:contextual-spacing="false" fo:line-height="115%" fo:orphans="2" fo:widows="2" fo:padding="0.0193in" fo:border="0.74pt dashed #666666"/>
    </style:style>
    <style:style style:name="P170" style:family="paragraph" style:parent-style-name="Preformatted_20_Text" style:list-style-name="L4">
      <style:paragraph-properties fo:margin-top="0in" fo:margin-bottom="0in" loext:contextual-spacing="false" fo:line-height="115%" fo:orphans="2" fo:widows="2" fo:padding="0.0193in" fo:border="0.74pt dashed #666666"/>
    </style:style>
    <style:style style:name="P171" style:family="paragraph" style:parent-style-name="Preformatted_20_Text" style:list-style-name="L5">
      <style:paragraph-properties fo:margin-top="0in" fo:margin-bottom="0in" loext:contextual-spacing="false" fo:line-height="115%" fo:orphans="2" fo:widows="2" fo:padding="0.0193in" fo:border="0.74pt dashed #666666"/>
    </style:style>
    <style:style style:name="P172" style:family="paragraph" style:parent-style-name="Preformatted_20_Text" style:list-style-name="L6">
      <style:paragraph-properties fo:margin-top="0in" fo:margin-bottom="0in" loext:contextual-spacing="false" fo:line-height="115%" fo:orphans="2" fo:widows="2" fo:padding="0.0193in" fo:border="0.74pt dashed #666666"/>
    </style:style>
    <style:style style:name="P173" style:family="paragraph" style:parent-style-name="Preformatted_20_Text" style:list-style-name="L7">
      <style:paragraph-properties fo:margin-top="0in" fo:margin-bottom="0in" loext:contextual-spacing="false" fo:line-height="115%" fo:orphans="2" fo:widows="2" fo:padding="0.0193in" fo:border="0.74pt dashed #666666"/>
    </style:style>
    <style:style style:name="P174" style:family="paragraph" style:parent-style-name="Preformatted_20_Text" style:list-style-name="L8">
      <style:paragraph-properties fo:margin-top="0in" fo:margin-bottom="0in" loext:contextual-spacing="false" fo:line-height="115%" fo:orphans="2" fo:widows="2" fo:padding="0.0193in" fo:border="0.74pt dashed #666666"/>
    </style:style>
    <style:style style:name="P175" style:family="paragraph" style:parent-style-name="Preformatted_20_Text" style:list-style-name="L6">
      <style:paragraph-properties fo:margin-top="0in" fo:margin-bottom="0in" loext:contextual-spacing="false" fo:line-height="115%" fo:orphans="2" fo:widows="2" fo:padding="0.0193in" fo:border="0.74pt dashed #666666"/>
      <style:text-properties fo:color="#000000" style:font-name="Liberation Sans" fo:font-size="11pt" fo:background-color="transparent" style:font-size-asian="11pt" style:font-size-complex="11pt"/>
    </style:style>
    <style:style style:name="P176" style:family="paragraph" style:parent-style-name="Preformatted_20_Text" style:list-style-name="L7">
      <style:paragraph-properties fo:margin-top="0in" fo:margin-bottom="0in" loext:contextual-spacing="false" fo:line-height="115%" fo:orphans="2" fo:widows="2" fo:padding="0.0193in" fo:border="0.74pt dashed #666666"/>
      <style:text-properties fo:color="#000000" style:font-name="Liberation Sans" fo:font-size="11pt" fo:background-color="transparent" style:font-size-asian="11pt" style:font-size-complex="11pt"/>
    </style:style>
    <style:style style:name="P177" style:family="paragraph" style:parent-style-name="Preformatted_20_Text" style:list-style-name="L11">
      <style:paragraph-properties fo:margin-top="0in" fo:margin-bottom="0in" loext:contextual-spacing="false" fo:line-height="160%" fo:orphans="2" fo:widows="2" fo:padding="0.0193in" fo:border="0.74pt dashed #666666"/>
      <style:text-properties fo:color="#000000" fo:background-color="transparent"/>
    </style:style>
    <style:style style:name="P178" style:family="paragraph" style:parent-style-name="Preformatted_20_Text" style:list-style-name="L12">
      <style:paragraph-properties fo:margin-top="0in" fo:margin-bottom="0in" loext:contextual-spacing="false" fo:line-height="160%" fo:orphans="2" fo:widows="2" fo:padding="0.0193in" fo:border="0.74pt dashed #666666"/>
      <style:text-properties fo:color="#000000" fo:background-color="transparent"/>
    </style:style>
    <style:style style:name="P179" style:family="paragraph" style:parent-style-name="Preformatted_20_Text" style:list-style-name="L13">
      <style:paragraph-properties fo:margin-top="0in" fo:margin-bottom="0in" loext:contextual-spacing="false" fo:line-height="160%" fo:orphans="2" fo:widows="2" fo:padding="0.0193in" fo:border="0.74pt dashed #666666"/>
      <style:text-properties fo:color="#000000" fo:background-color="transparent"/>
    </style:style>
    <style:style style:name="P180" style:family="paragraph" style:parent-style-name="Preformatted_20_Text" style:list-style-name="L14">
      <style:paragraph-properties fo:margin-top="0in" fo:margin-bottom="0in" loext:contextual-spacing="false" fo:line-height="160%" fo:orphans="2" fo:widows="2" fo:padding="0.0193in" fo:border="0.74pt dashed #666666"/>
      <style:text-properties fo:color="#000000" fo:background-color="transparent"/>
    </style:style>
    <style:style style:name="P181" style:family="paragraph" style:parent-style-name="Preformatted_20_Text" style:list-style-name="L19">
      <style:paragraph-properties fo:margin-top="0in" fo:margin-bottom="0in" loext:contextual-spacing="false" fo:line-height="160%" fo:orphans="2" fo:widows="2" fo:padding="0.0193in" fo:border="0.74pt dashed #666666"/>
      <style:text-properties fo:color="#000000" fo:background-color="transparent"/>
    </style:style>
    <style:style style:name="P182" style:family="paragraph" style:parent-style-name="Preformatted_20_Text" style:list-style-name="L21">
      <style:paragraph-properties fo:margin-top="0in" fo:margin-bottom="0in" loext:contextual-spacing="false" fo:line-height="160%" fo:orphans="2" fo:widows="2" fo:padding="0.0193in" fo:border="0.74pt dashed #666666"/>
      <style:text-properties fo:color="#000000" fo:background-color="transparent"/>
    </style:style>
    <style:style style:name="P183" style:family="paragraph" style:parent-style-name="Preformatted_20_Text" style:list-style-name="L29">
      <style:paragraph-properties fo:margin-top="0in" fo:margin-bottom="0in" loext:contextual-spacing="false" fo:line-height="160%" fo:orphans="2" fo:widows="2" fo:padding="0.0193in" fo:border="0.74pt dashed #666666"/>
      <style:text-properties fo:color="#000000" fo:background-color="transparent"/>
    </style:style>
    <style:style style:name="P184" style:family="paragraph" style:parent-style-name="Preformatted_20_Text" style:list-style-name="L30">
      <style:paragraph-properties fo:margin-top="0in" fo:margin-bottom="0in" loext:contextual-spacing="false" fo:line-height="160%" fo:orphans="2" fo:widows="2" fo:padding="0.0193in" fo:border="0.74pt dashed #666666"/>
      <style:text-properties fo:color="#000000" fo:background-color="transparent"/>
    </style:style>
    <style:style style:name="P185" style:family="paragraph" style:parent-style-name="Preformatted_20_Text" style:list-style-name="L39">
      <style:paragraph-properties fo:margin-top="0in" fo:margin-bottom="0in" loext:contextual-spacing="false" fo:line-height="160%" fo:orphans="2" fo:widows="2" fo:padding="0.0193in" fo:border="0.74pt dashed #666666"/>
      <style:text-properties fo:color="#000000" fo:background-color="transparent"/>
    </style:style>
    <style:style style:name="P186" style:family="paragraph" style:parent-style-name="Preformatted_20_Text">
      <style:paragraph-properties fo:margin-top="0in" fo:margin-bottom="0in" loext:contextual-spacing="false" fo:line-height="160%" fo:orphans="2" fo:widows="2" fo:padding="0.0193in" fo:border="0.74pt dashed #666666"/>
    </style:style>
    <style:style style:name="P187" style:family="paragraph" style:parent-style-name="Preformatted_20_Text" style:list-style-name="L10">
      <style:paragraph-properties fo:margin-top="0in" fo:margin-bottom="0in" loext:contextual-spacing="false" fo:line-height="160%" fo:orphans="2" fo:widows="2" fo:padding="0.0193in" fo:border="0.74pt dashed #666666"/>
    </style:style>
    <style:style style:name="P188" style:family="paragraph" style:parent-style-name="Preformatted_20_Text" style:list-style-name="L11">
      <style:paragraph-properties fo:margin-top="0in" fo:margin-bottom="0in" loext:contextual-spacing="false" fo:line-height="160%" fo:orphans="2" fo:widows="2" fo:padding="0.0193in" fo:border="0.74pt dashed #666666"/>
    </style:style>
    <style:style style:name="P189" style:family="paragraph" style:parent-style-name="Preformatted_20_Text" style:list-style-name="L12">
      <style:paragraph-properties fo:margin-top="0in" fo:margin-bottom="0in" loext:contextual-spacing="false" fo:line-height="160%" fo:orphans="2" fo:widows="2" fo:padding="0.0193in" fo:border="0.74pt dashed #666666"/>
    </style:style>
    <style:style style:name="P190" style:family="paragraph" style:parent-style-name="Preformatted_20_Text" style:list-style-name="L13">
      <style:paragraph-properties fo:margin-top="0in" fo:margin-bottom="0in" loext:contextual-spacing="false" fo:line-height="160%" fo:orphans="2" fo:widows="2" fo:padding="0.0193in" fo:border="0.74pt dashed #666666"/>
    </style:style>
    <style:style style:name="P191" style:family="paragraph" style:parent-style-name="Preformatted_20_Text" style:list-style-name="L14">
      <style:paragraph-properties fo:margin-top="0in" fo:margin-bottom="0in" loext:contextual-spacing="false" fo:line-height="160%" fo:orphans="2" fo:widows="2" fo:padding="0.0193in" fo:border="0.74pt dashed #666666"/>
    </style:style>
    <style:style style:name="P192" style:family="paragraph" style:parent-style-name="Preformatted_20_Text" style:list-style-name="L15">
      <style:paragraph-properties fo:margin-top="0in" fo:margin-bottom="0in" loext:contextual-spacing="false" fo:line-height="160%" fo:orphans="2" fo:widows="2" fo:padding="0.0193in" fo:border="0.74pt dashed #666666"/>
    </style:style>
    <style:style style:name="P193" style:family="paragraph" style:parent-style-name="Preformatted_20_Text" style:list-style-name="L18">
      <style:paragraph-properties fo:margin-top="0in" fo:margin-bottom="0in" loext:contextual-spacing="false" fo:line-height="160%" fo:orphans="2" fo:widows="2" fo:padding="0.0193in" fo:border="0.74pt dashed #666666"/>
    </style:style>
    <style:style style:name="P194" style:family="paragraph" style:parent-style-name="Preformatted_20_Text" style:list-style-name="L19">
      <style:paragraph-properties fo:margin-top="0in" fo:margin-bottom="0in" loext:contextual-spacing="false" fo:line-height="160%" fo:orphans="2" fo:widows="2" fo:padding="0.0193in" fo:border="0.74pt dashed #666666"/>
    </style:style>
    <style:style style:name="P195" style:family="paragraph" style:parent-style-name="Preformatted_20_Text" style:list-style-name="L20">
      <style:paragraph-properties fo:margin-top="0in" fo:margin-bottom="0in" loext:contextual-spacing="false" fo:line-height="160%" fo:orphans="2" fo:widows="2" fo:padding="0.0193in" fo:border="0.74pt dashed #666666"/>
    </style:style>
    <style:style style:name="P196" style:family="paragraph" style:parent-style-name="Preformatted_20_Text" style:list-style-name="L21">
      <style:paragraph-properties fo:margin-top="0in" fo:margin-bottom="0in" loext:contextual-spacing="false" fo:line-height="160%" fo:orphans="2" fo:widows="2" fo:padding="0.0193in" fo:border="0.74pt dashed #666666"/>
    </style:style>
    <style:style style:name="P197" style:family="paragraph" style:parent-style-name="Preformatted_20_Text" style:list-style-name="L22">
      <style:paragraph-properties fo:margin-top="0in" fo:margin-bottom="0in" loext:contextual-spacing="false" fo:line-height="160%" fo:orphans="2" fo:widows="2" fo:padding="0.0193in" fo:border="0.74pt dashed #666666"/>
    </style:style>
    <style:style style:name="P198" style:family="paragraph" style:parent-style-name="Preformatted_20_Text" style:list-style-name="L23">
      <style:paragraph-properties fo:margin-top="0in" fo:margin-bottom="0in" loext:contextual-spacing="false" fo:line-height="160%" fo:orphans="2" fo:widows="2" fo:padding="0.0193in" fo:border="0.74pt dashed #666666"/>
    </style:style>
    <style:style style:name="P199" style:family="paragraph" style:parent-style-name="Preformatted_20_Text" style:list-style-name="L25">
      <style:paragraph-properties fo:margin-top="0in" fo:margin-bottom="0in" loext:contextual-spacing="false" fo:line-height="160%" fo:orphans="2" fo:widows="2" fo:padding="0.0193in" fo:border="0.74pt dashed #666666"/>
    </style:style>
    <style:style style:name="P200" style:family="paragraph" style:parent-style-name="Preformatted_20_Text" style:list-style-name="L29">
      <style:paragraph-properties fo:margin-top="0in" fo:margin-bottom="0in" loext:contextual-spacing="false" fo:line-height="160%" fo:orphans="2" fo:widows="2" fo:padding="0.0193in" fo:border="0.74pt dashed #666666"/>
    </style:style>
    <style:style style:name="P201" style:family="paragraph" style:parent-style-name="Preformatted_20_Text" style:list-style-name="L30">
      <style:paragraph-properties fo:margin-top="0in" fo:margin-bottom="0in" loext:contextual-spacing="false" fo:line-height="160%" fo:orphans="2" fo:widows="2" fo:padding="0.0193in" fo:border="0.74pt dashed #666666"/>
    </style:style>
    <style:style style:name="P202" style:family="paragraph" style:parent-style-name="Preformatted_20_Text" style:list-style-name="L33">
      <style:paragraph-properties fo:margin-top="0in" fo:margin-bottom="0in" loext:contextual-spacing="false" fo:line-height="160%" fo:orphans="2" fo:widows="2" fo:padding="0.0193in" fo:border="0.74pt dashed #666666"/>
    </style:style>
    <style:style style:name="P203" style:family="paragraph" style:parent-style-name="Preformatted_20_Text" style:list-style-name="L35">
      <style:paragraph-properties fo:margin-top="0in" fo:margin-bottom="0in" loext:contextual-spacing="false" fo:line-height="160%" fo:orphans="2" fo:widows="2" fo:padding="0.0193in" fo:border="0.74pt dashed #666666"/>
    </style:style>
    <style:style style:name="P204" style:family="paragraph" style:parent-style-name="Preformatted_20_Text" style:list-style-name="L36">
      <style:paragraph-properties fo:margin-top="0in" fo:margin-bottom="0in" loext:contextual-spacing="false" fo:line-height="160%" fo:orphans="2" fo:widows="2" fo:padding="0.0193in" fo:border="0.74pt dashed #666666"/>
    </style:style>
    <style:style style:name="P205" style:family="paragraph" style:parent-style-name="Preformatted_20_Text" style:list-style-name="L38">
      <style:paragraph-properties fo:margin-top="0in" fo:margin-bottom="0in" loext:contextual-spacing="false" fo:line-height="160%" fo:orphans="2" fo:widows="2" fo:padding="0.0193in" fo:border="0.74pt dashed #666666"/>
    </style:style>
    <style:style style:name="P206" style:family="paragraph" style:parent-style-name="Preformatted_20_Text" style:list-style-name="L39">
      <style:paragraph-properties fo:margin-top="0in" fo:margin-bottom="0in" loext:contextual-spacing="false" fo:line-height="160%" fo:orphans="2" fo:widows="2" fo:padding="0.0193in" fo:border="0.74pt dashed #666666"/>
    </style:style>
    <style:style style:name="P207" style:family="paragraph" style:parent-style-name="Preformatted_20_Text" style:list-style-name="L40">
      <style:paragraph-properties fo:margin-top="0in" fo:margin-bottom="0in" loext:contextual-spacing="false" fo:line-height="160%" fo:orphans="2" fo:widows="2" fo:padding="0.0193in" fo:border="0.74pt dashed #666666"/>
    </style:style>
    <style:style style:name="P208" style:family="paragraph" style:parent-style-name="Preformatted_20_Text" style:list-style-name="L41">
      <style:paragraph-properties fo:margin-top="0in" fo:margin-bottom="0in" loext:contextual-spacing="false" fo:line-height="160%" fo:orphans="2" fo:widows="2" fo:padding="0.0193in" fo:border="0.74pt dashed #666666"/>
    </style:style>
    <style:style style:name="P209" style:family="paragraph" style:parent-style-name="Preformatted_20_Text" style:list-style-name="L43">
      <style:paragraph-properties fo:margin-top="0in" fo:margin-bottom="0in" loext:contextual-spacing="false" fo:line-height="160%" fo:orphans="2" fo:widows="2" fo:padding="0.0193in" fo:border="0.74pt dashed #666666"/>
    </style:style>
    <style:style style:name="P210" style:family="paragraph" style:parent-style-name="Preformatted_20_Text" style:list-style-name="L48">
      <style:paragraph-properties fo:margin-top="0in" fo:margin-bottom="0in" loext:contextual-spacing="false" fo:line-height="160%" fo:orphans="2" fo:widows="2" fo:padding="0.0193in" fo:border="0.74pt dashed #666666"/>
    </style:style>
    <style:style style:name="P211" style:family="paragraph" style:parent-style-name="Preformatted_20_Text" style:list-style-name="L50">
      <style:paragraph-properties fo:margin-top="0in" fo:margin-bottom="0in" loext:contextual-spacing="false" fo:line-height="160%" fo:orphans="2" fo:widows="2" fo:padding="0.0193in" fo:border="0.74pt dashed #666666"/>
    </style:style>
    <style:style style:name="P212" style:family="paragraph" style:parent-style-name="Heading_20_2">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7b2d00" style:font-name="Arial" fo:font-size="12pt" fo:letter-spacing="normal" fo:font-style="normal" fo:font-weight="normal" loext:padding-left="0in" loext:padding-right="0in" loext:padding-top="0.0193in" loext:padding-bottom="0in" loext:border-left="none" loext:border-right="none" loext:border-top="0.06pt solid #dddddd" loext:border-bottom="none"/>
    </style:style>
    <style:style style:name="P213" style:family="paragraph" style:parent-style-name="Heading_20_3">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7b2d00" style:font-name="Arial" fo:font-size="12pt" fo:letter-spacing="normal" fo:font-style="normal" fo:font-weight="normal" loext:padding="0in" loext:border="none"/>
    </style:style>
    <style:style style:name="P214" style:family="paragraph" style:parent-style-name="Heading_20_1">
      <style:text-properties fo:color="#ffffff" fo:font-style="italic" fo:background-color="#0066ff" style:font-style-asian="italic" style:font-style-complex="italic"/>
    </style:style>
    <style:style style:name="P215" style:family="paragraph" style:parent-style-name="Heading_20_1">
      <style:text-properties fo:color="#ffffff" fo:font-style="italic" fo:background-color="#0066ff" style:font-style-asian="italic" style:font-style-complex="italic"/>
    </style:style>
    <style:style style:name="T1" style:family="text">
      <style:text-properties fo:font-variant="normal" fo:text-transform="none" fo:color="#000000" style:font-name="Liberation Sans" fo:font-size="11pt" fo:letter-spacing="normal" fo:font-style="normal" fo:font-weight="normal" fo:background-color="transparent" loext:char-shading-value="0" style:font-size-asian="11pt" style:font-size-complex="11pt" loext:padding="0in" loext:border="none"/>
    </style:style>
    <style:style style:name="T2" style:family="text">
      <style:text-properties fo:font-variant="normal" fo:text-transform="none" fo:color="#000000" style:font-name="Liberation Sans" fo:font-size="11pt" fo:letter-spacing="normal" fo:font-style="normal" fo:font-weight="bold" fo:background-color="transparent" loext:char-shading-value="0" style:font-size-asian="11pt" style:font-size-complex="11pt" loext:padding-left="0.0209in" loext:padding-right="0.0209in" loext:padding-top="0.0311in" loext:padding-bottom="0.0193in" loext:border="0.06pt solid #dddddd"/>
    </style:style>
    <style:style style:name="T3" style:family="text">
      <style:text-properties fo:font-variant="normal" fo:text-transform="none" fo:color="#000000" style:font-name="Liberation Sans" fo:font-size="11pt" fo:letter-spacing="normal" fo:font-style="italic" fo:font-weight="normal" fo:background-color="transparent" loext:char-shading-value="0" style:font-size-asian="11pt" style:font-size-complex="11pt" loext:padding="0in" loext:border="none"/>
    </style:style>
    <style:style style:name="T4" style:family="text">
      <style:text-properties fo:font-variant="normal" fo:text-transform="none" fo:color="#000000" style:font-name="Liberation Sans" fo:font-size="11pt" fo:letter-spacing="normal" fo:background-color="transparent" loext:char-shading-value="0" style:font-size-asian="11pt" style:font-size-complex="11pt" loext:padding="0in" loext:border="none"/>
    </style:style>
    <style:style style:name="T5" style:family="text">
      <style:text-properties fo:font-variant="normal" fo:text-transform="none" fo:color="#000000" style:font-name="Arial" fo:font-size="12pt" fo:letter-spacing="normal" fo:font-style="normal" fo:font-weight="normal" fo:background-color="transparent" loext:char-shading-value="0" loext:padding="0in" loext:border="none"/>
    </style:style>
    <style:style style:name="T6" style:family="text">
      <style:text-properties fo:font-variant="normal" fo:text-transform="none" fo:color="#000000" style:font-name="Consolas" fo:font-size="12pt" fo:letter-spacing="normal" fo:font-style="normal" fo:font-weight="bold" fo:background-color="transparent" loext:char-shading-value="0" loext:padding-left="0.0209in" loext:padding-right="0.0209in" loext:padding-top="0.0311in" loext:padding-bottom="0.0193in" loext:border="0.06pt solid #dddddd"/>
    </style:style>
    <style:style style:name="T7" style:family="text">
      <style:text-properties fo:font-variant="normal" fo:text-transform="none" fo:color="#000000" style:font-name="Consolas" fo:font-size="12pt" fo:letter-spacing="normal" fo:font-style="normal" fo:font-weight="normal" fo:background-color="transparent" loext:char-shading-value="0" loext:padding="0in" loext:border="none"/>
    </style:style>
    <style:style style:name="T8" style:family="text">
      <style:text-properties fo:font-variant="normal" fo:text-transform="none" fo:color="#000000" style:font-name="Consolas" fo:font-size="12pt" fo:letter-spacing="normal" fo:font-style="italic" fo:font-weight="normal" fo:background-color="transparent" loext:char-shading-value="0" loext:padding="0in" loext:border="none"/>
    </style:style>
    <style:style style:name="T9" style:family="text">
      <style:text-properties fo:font-variant="normal" fo:text-transform="none" fo:color="#000000" fo:letter-spacing="normal" fo:background-color="transparent" loext:char-shading-value="0" loext:padding="0in" loext:border="none"/>
    </style:style>
    <style:style style:name="T10" style:family="text">
      <style:text-properties fo:font-variant="normal" fo:text-transform="none" fo:color="#f8f8f8" style:font-name="Consolas" fo:font-size="12pt" fo:letter-spacing="normal" fo:font-style="normal" fo:font-weight="normal" fo:background-color="#000000" loext:char-shading-value="0" loext:padding="0in" loext:border="none"/>
    </style:style>
    <style:style style:name="T11" style:family="text">
      <style:text-properties fo:font-variant="normal" fo:text-transform="none" fo:color="#f8f8f8" fo:letter-spacing="normal" fo:background-color="#000000" loext:char-shading-value="0" loext:padding="0in" loext:border="none"/>
    </style:style>
    <style:style style:name="T12" style:family="text">
      <style:text-properties fo:font-variant="normal" fo:text-transform="none" fo:color="#65b042" style:font-name="Consolas" fo:font-size="12pt" fo:letter-spacing="normal" fo:font-style="normal" fo:font-weight="normal" fo:background-color="#000000" loext:char-shading-value="0" loext:padding="0in" loext:border="none"/>
    </style:style>
    <style:style style:name="T13" style:family="text">
      <style:text-properties fo:font-variant="normal" fo:text-transform="none" fo:color="#222222" style:font-name="Arial" fo:font-size="12pt" fo:letter-spacing="normal" fo:font-style="normal" fo:font-weight="normal" loext:padding="0in" loext:border="none"/>
    </style:style>
    <style:style style:name="T14" style:family="text">
      <style:text-properties fo:font-variant="normal" fo:text-transform="none" fo:color="#003426" style:font-name="Consolas" fo:font-size="12pt" fo:letter-spacing="normal" fo:font-style="normal" fo:font-weight="bold" fo:background-color="#eeeeee" loext:char-shading-value="0" loext:padding-left="0.0209in" loext:padding-right="0.0209in" loext:padding-top="0.0311in" loext:padding-bottom="0.0193in" loext:border="0.06pt solid #dddddd"/>
    </style:style>
    <style:style style:name="T15" style:family="text">
      <style:text-properties fo:font-variant="normal" fo:text-transform="none" fo:color="#3e87e3" style:font-name="Consolas" fo:font-size="12pt" fo:letter-spacing="normal" fo:font-style="normal" fo:font-weight="normal" fo:background-color="#000000" loext:char-shading-value="0" loext:padding="0in" loext:border="none"/>
    </style:style>
    <style:style style:name="T16" style:family="text">
      <style:text-properties fo:font-variant="normal" fo:text-transform="none" fo:color="#aeaeae" style:font-name="Consolas" fo:font-size="12pt" fo:letter-spacing="normal" fo:font-style="italic" fo:font-weight="normal" fo:background-color="#000000" loext:char-shading-value="0" loext:padding="0in" loext:border="none"/>
    </style:style>
    <style:style style:name="T17" style:family="text">
      <style:text-properties fo:font-variant="normal" fo:text-transform="none" fo:color="#3387cc" style:font-name="Consolas" fo:font-size="12pt" fo:letter-spacing="normal" fo:font-style="normal" fo:font-weight="normal" fo:background-color="#000000" loext:char-shading-value="0" loext:padding="0in" loext:border="none"/>
    </style:style>
    <style:style style:name="T18" style:family="text">
      <style:text-properties fo:font-variant="normal" fo:text-transform="none" fo:color="#e28964" style:font-name="Consolas" fo:font-size="12pt" fo:letter-spacing="normal" fo:font-style="normal" fo:font-weight="normal" fo:background-color="#000000" loext:char-shading-value="0" loext:padding="0in" loext:border="none"/>
    </style:style>
    <style:style style:name="T19" style:family="text">
      <style:text-properties fo:color="#000000" style:font-name="Liberation Sans" fo:font-size="11pt" fo:background-color="transparent" loext:char-shading-value="0" style:font-size-asian="11pt" style:font-size-complex="11pt"/>
    </style:style>
    <style:style style:name="T20" style:family="text">
      <style:text-properties fo:color="#000000" style:font-name="Liberation Sans" fo:font-size="11pt" fo:font-weight="bold" fo:background-color="transparent" loext:char-shading-value="0" style:font-size-asian="11pt" style:font-size-complex="11pt" loext:padding-left="0.0209in" loext:padding-right="0.0209in" loext:padding-top="0.0311in" loext:padding-bottom="0.0193in" loext:border="0.06pt solid #dddddd"/>
    </style:style>
    <style:style style:name="T21" style:family="text">
      <style:text-properties fo:color="#000000" style:font-name="Consolas" fo:font-weight="bold" fo:background-color="transparent" loext:char-shading-value="0" loext:padding-left="0.0209in" loext:padding-right="0.0209in" loext:padding-top="0.0311in" loext:padding-bottom="0.0193in" loext:border="0.06pt solid #ddddd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3">
      <text:list-level-style-number text:level="1" text:style-name="Numbering_20_Symbols" style:num-suffix="." style:num-format="1">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text:start-value="6">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5">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text:start-value="9">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4" text:outline-level="1"><text:bookmark text:name="_ansible_setup_and_ad_hoc_command_lab"/>Ansible Setup and Ad Hoc Command Lab</text:h>
      <text:p text:style-name="P4">In this lab, you set up and configure the Ansible Controller server for managing remote hosts. You install the required packages on the Controller server, create a user, and set up SSH private keys. Then you test connecting to remote hosts. Finally, you run ad hoc commands to manage the remote hosts.</text:p>
      <text:p text:style-name="P4"/>
      <text:p text:style-name="P11">Goals</text:p>
      <text:list xml:id="list2953761021" text:style-name="L1">
        <text:list-item>
          <text:p text:style-name="P26">Install Red Hat Ansible Engine</text:p>
        </text:list-item>
        <text:list-item>
          <text:p text:style-name="P27">Create a user on the remote hosts</text:p>
        </text:list-item>
        <text:list-item>
          <text:p text:style-name="P27">Test connectivity to the remote hosts</text:p>
        </text:list-item>
        <text:list-item>
          <text:p text:style-name="P27">Explore ad hoc commands</text:p>
        </text:list-item>
      </text:list>
      <text:p text:style-name="P5"/>
      <text:h text:style-name="P14" text:outline-level="2"><text:bookmark text:name="labexercises"/>1. Connect to Environment</text:h>
      <text:list xml:id="list1385987609" text:style-name="L2">
        <text:list-item>
          <text:p text:style-name="P28">Set some useful environment variables:</text:p>
          <text:p text:style-name="P132"><text:span text:style-name="Source_20_Text"><text:span text:style-name="T1">[laptop ]$ export GUID=&lt;"GUID from email"&gt;</text:span></text:span></text:p>
          <text:p text:style-name="P168"><text:span text:style-name="Source_20_Text"><text:span text:style-name="T1">[laptop ]$ export MYKEY=&lt;~/.ssh/your_key.pem&gt;</text:span></text:span></text:p>
          <text:p text:style-name="P168"><text:span text:style-name="Source_20_Text"><text:span text:style-name="T1">[laptop ]$ export MYUSER=&lt;username-company.com&gt;</text:span></text:span></text:p>
          <text:p text:style-name="P34">Example</text:p>
          <text:p text:style-name="P132"><text:span text:style-name="Source_20_Text"><text:span text:style-name="T1">[laptop ]$ export GUID=e4gh</text:span></text:span></text:p>
          <text:p text:style-name="P168"><text:span text:style-name="Source_20_Text"><text:span text:style-name="T1">[laptop ]$ export MYKEY=~/.ssh/psrivatkey</text:span></text:span></text:p>
          <text:p text:style-name="P168"><text:span text:style-name="Source_20_Text"><text:span text:style-name="T1">[laptop ]$ export MYUSER=psrivast-redhat.com</text:span></text:span></text:p>
        </text:list-item>
        <text:list-item>
          <text:p text:style-name="P95"><text:span text:style-name="T1">Connect to the</text:span><text:span text:style-name="Source_20_Text"><text:span text:style-name="T2">bastion</text:span></text:span><text:span text:style-name="T1">host with your OPENTLC ID and private key:</text:span></text:p>
          <text:p text:style-name="P132"><text:span text:style-name="Source_20_Text"><text:span text:style-name="T1">[laptop ]$ ssh -i ${MYKEY} ${MYUSER}@bastion.${GUID}.example.opentlc.com</text:span></text:span></text:p>
        </text:list-item>
      </text:list>
      <text:h text:style-name="P13" text:outline-level="2"><text:bookmark text:name="_configure_ansible_controller"/>2. Configure Ansible Controller</text:h>
      <text:p text:style-name="P2"><text:span text:style-name="T1">In this section, you set up and configure the </text:span><text:span text:style-name="Source_20_Text"><text:span text:style-name="T2">bastion </text:span></text:span><text:span text:style-name="T1">host as the Ansible Controller server.</text:span></text:p>
      <text:p text:style-name="P2"><text:span text:style-name="T1">You create a </text:span><text:span text:style-name="Source_20_Text"><text:span text:style-name="T2">devops </text:span></text:span><text:span text:style-name="T1">user on the Ansible Controller and generate an SSH key pair for the user. The </text:span><text:span text:style-name="Source_20_Text"><text:span text:style-name="T2">devops </text:span></text:span><text:span text:style-name="T1">user is used to run all of the Ansible CLI commands to manage the remote hosts.</text:span></text:p>
      <text:p text:style-name="P4"/>
      <text:h text:style-name="P17" text:outline-level="3"><text:bookmark text:name="_install_ansible"/>2.1. Install Ansible</text:h>
      <text:list xml:id="list3698065908" text:style-name="L3">
        <text:list-item>
          <text:p text:style-name="P96"><text:span text:style-name="T1">Install Ansible on the</text:span><text:span text:style-name="Source_20_Text"><text:span text:style-name="T2">bastion</text:span></text:span><text:span text:style-name="T1">host:</text:span></text:p>
          <text:p text:style-name="P133"><text:span text:style-name="Source_20_Text"><text:span text:style-name="T1">[user-company.com@bastion ~]$ sudo -i</text:span></text:span></text:p>
          <text:p text:style-name="P169"><text:span text:style-name="Source_20_Text"><text:span text:style-name="T1">[root@bastion ~]</text:span></text:span><text:span text:style-name="Source_20_Text"><text:span text:style-name="T3"># yum install ansible</text:span></text:span></text:p>
          <text:p text:style-name="P35">Sample Output</text:p>
          <text:p text:style-name="P133"><text:span text:style-name="Source_20_Text"><text:span text:style-name="T1">Loaded plugins: amazon-id, rhui-lb, search-disabled-repos</text:span></text:span></text:p>
          <text:p text:style-name="P169"><text:span text:style-name="Source_20_Text"><text:span text:style-name="T1">Package ansible-2.6.2-1.el7.noarch already installed and latest version</text:span></text:span></text:p>
          <text:p text:style-name="P169"><text:span text:style-name="Source_20_Text"><text:span text:style-name="T1">Nothing to do</text:span></text:span></text:p>
        </text:list-item>
      </text:list>
      <table:table table:name="Table1" table:style-name="Table1">
        <table:table-column table:style-name="Table1.A"/>
        <table:table-column table:style-name="Table1.B"/>
        <table:table-row>
          <table:table-cell table:style-name="Table1.A1" office:value-type="string">
            <text:p text:style-name="P23"/>
          </table:table-cell>
          <table:table-cell table:style-name="Table1.B1" office:value-type="string">
            <text:p text:style-name="Standard"><text:span text:style-name="T19">The</text:span><text:span text:style-name="Source_20_Text"><text:span text:style-name="T20">ansible</text:span></text:span><text:span text:style-name="T19">package must be installed from a supported repository using</text:span><text:span text:style-name="Source_20_Text"><text:span text:style-name="T20">yum</text:span></text:span><text:span text:style-name="T19">.</text:span></text:p>
          </table:table-cell>
        </table:table-row>
      </table:table>
      <text:h text:style-name="P17" text:outline-level="3"><text:bookmark text:name="_create_user_on_bastion_host_and_generate_ssh_key_pair"/>2.2. Create User on Bastion Host and Generate SSH Key Pair</text:h>
      <text:list xml:id="list2762001154" text:style-name="L4">
        <text:list-item>
          <text:p text:style-name="P97"><text:span text:style-name="T1">Create a user named</text:span><text:span text:style-name="Source_20_Text"><text:span text:style-name="T2">devops</text:span></text:span><text:span text:style-name="T1">with the password</text:span><text:span text:style-name="Source_20_Text"><text:span text:style-name="T2">r3dh4t1!</text:span></text:span><text:span text:style-name="T1">:</text:span></text:p>
          <text:p text:style-name="P134"><text:span text:style-name="Source_20_Text"><text:span text:style-name="T1">[root@bastion ~]</text:span></text:span><text:span text:style-name="Source_20_Text"><text:span text:style-name="T3"># useradd devops</text:span></text:span></text:p>
          <text:p text:style-name="P170"><text:span text:style-name="Source_20_Text"><text:span text:style-name="T1">[root@bastion ~]</text:span></text:span><text:span text:style-name="Source_20_Text"><text:span text:style-name="T3"># echo 'r3dh4t1!' | passwd --stdin devops</text:span></text:span></text:p>
          <text:p text:style-name="P36">Sample Output</text:p>
          <text:p text:style-name="P134"><text:soft-page-break/><text:span text:style-name="Source_20_Text"><text:span text:style-name="T1">Changing password for user devops.</text:span></text:span></text:p>
          <text:p text:style-name="P170"><text:span text:style-name="Source_20_Text"><text:span text:style-name="T1">passwd: all authentication tokens updated successfully.</text:span></text:span></text:p>
        </text:list-item>
        <text:list-item>
          <text:p text:style-name="P97"><text:span text:style-name="T1">Generate an SSH key pair for the</text:span><text:span text:style-name="Source_20_Text"><text:span text:style-name="T2">devops</text:span></text:span><text:span text:style-name="T1">user:</text:span></text:p>
          <text:p text:style-name="P134"><text:span text:style-name="Source_20_Text"><text:span text:style-name="T1">[root@bastion ~]</text:span></text:span><text:span text:style-name="Source_20_Text"><text:span text:style-name="T3"># su - devops</text:span></text:span></text:p>
          <text:p text:style-name="P170"><text:span text:style-name="Source_20_Text"><text:span text:style-name="T1">[devops@bastion ~]$ ssh-keygen -N '' -f ~/.ssh/id_rsa</text:span></text:span></text:p>
          <text:p text:style-name="P36">Sample Output</text:p>
          <text:p text:style-name="P134"><text:span text:style-name="Source_20_Text"><text:span text:style-name="T1">Generating public/private rsa key pair.</text:span></text:span></text:p>
          <text:p text:style-name="P170"><text:span text:style-name="Source_20_Text"><text:span text:style-name="T1">Created directory '/home/devops/.ssh'.</text:span></text:span></text:p>
          <text:p text:style-name="P170"><text:span text:style-name="Source_20_Text"><text:span text:style-name="T1">Your identification has been saved in /home/devops/.ssh/id_rsa.</text:span></text:span></text:p>
          <text:p text:style-name="P170"><text:span text:style-name="Source_20_Text"><text:span text:style-name="T1">Your public key has been saved in /home/devops/.ssh/id_rsa.pub.</text:span></text:span></text:p>
          <text:p text:style-name="P170"><text:span text:style-name="Source_20_Text"><text:span text:style-name="T1">The key fingerprint is:</text:span></text:span></text:p>
          <text:p text:style-name="P170"><text:span text:style-name="Source_20_Text"><text:span text:style-name="T1">SHA256:kmAyJJMCordVF51xd4AmkgzDRYa8rcMUjStBHfL7Dr0 devops@bastion.${GUID}.example.opentlc.com</text:span></text:span></text:p>
          <text:p text:style-name="P170"><text:span text:style-name="Source_20_Text"><text:span text:style-name="T1">The key's randomart image is:</text:span></text:span></text:p>
          <text:p text:style-name="P170"><text:span text:style-name="Source_20_Text"><text:span text:style-name="T1">+---[RSA 2048]----+</text:span></text:span></text:p>
          <text:p text:style-name="P170"><text:span text:style-name="Source_20_Text"><text:span text:style-name="T1">|*...o+=X*+.o..o..|</text:span></text:span></text:p>
          <text:p text:style-name="P170"><text:span text:style-name="Source_20_Text"><text:span text:style-name="T1">|=+ <text:s/>.+B+= +.o. . |</text:span></text:span></text:p>
          <text:p text:style-name="P170"><text:span text:style-name="Source_20_Text"><text:span text:style-name="T1">|o + +..= . o <text:s text:c="4"/>|</text:span></text:span></text:p>
          <text:p text:style-name="P170"><text:span text:style-name="Source_20_Text"><text:span text:style-name="T1">| . *..+o. <text:s text:c="7"/>|</text:span></text:span></text:p>
          <text:p text:style-name="P170"><text:span text:style-name="Source_20_Text"><text:span text:style-name="T1">| <text:s/>. <text:s/>++.S <text:s text:c="7"/>|</text:span></text:span></text:p>
          <text:p text:style-name="P170"><text:span text:style-name="Source_20_Text"><text:span text:style-name="T1">| <text:s text:c="5"/>++ <text:s text:c="8"/>|</text:span></text:span></text:p>
          <text:p text:style-name="P170"><text:span text:style-name="Source_20_Text"><text:span text:style-name="T1">| <text:s text:c="5"/>..o <text:s text:c="7"/>|</text:span></text:span></text:p>
          <text:p text:style-name="P170"><text:span text:style-name="Source_20_Text"><text:span text:style-name="T1">| <text:s text:c="6"/>o . <text:s text:c="6"/>|</text:span></text:span></text:p>
          <text:p text:style-name="P170"><text:span text:style-name="Source_20_Text"><text:span text:style-name="T1">| <text:s text:c="7"/>E <text:s text:c="7"/>|</text:span></text:span></text:p>
          <text:p text:style-name="P170"><text:span text:style-name="Source_20_Text"><text:span text:style-name="T1">+----[SHA256]-----+</text:span></text:span></text:p>
        </text:list-item>
        <text:list-item>
          <text:p text:style-name="P29">Verify that the SSH key was successfully created:</text:p>
          <text:p text:style-name="P134"><text:span text:style-name="Source_20_Text"><text:span text:style-name="T1">[devops@bastion ~]$ ls -l ~/.ssh/</text:span></text:span></text:p>
          <text:p text:style-name="P36">Sample Output</text:p>
          <text:p text:style-name="P134"><text:span text:style-name="Source_20_Text"><text:span text:style-name="T1">total 8</text:span></text:span></text:p>
          <text:p text:style-name="P170"><text:span text:style-name="Source_20_Text"><text:span text:style-name="T1">-rw-------. 1 devops devops 1675 Aug 16 00:23 id_rsa</text:span></text:span></text:p>
          <text:p text:style-name="P170"><text:span text:style-name="Source_20_Text"><text:span text:style-name="T1">-rw-r--r--. 1 devops devops <text:s/>421 Aug 16 00:23 id_rsa.pub</text:span></text:span></text:p>
        </text:list-item>
      </text:list>
      <text:h text:style-name="P15" text:outline-level="2"><text:bookmark text:name="_set_up_remote_hosts"/>3. Set Up Remote Hosts</text:h>
      <text:p text:style-name="P1"><text:span text:style-name="T1">In this section, you set up the remote hosts. You create the</text:span><text:span text:style-name="Source_20_Text"><text:span text:style-name="T2">devops</text:span></text:span><text:span text:style-name="T1">user on all of the remote hosts and copy its public key to each host.</text:span></text:p>
      <table:table table:name="Table2" table:style-name="Table2">
        <table:table-column table:style-name="Table2.A"/>
        <table:table-column table:style-name="Table2.B"/>
        <table:table-row>
          <table:table-cell table:style-name="Table2.A1" office:value-type="string">
            <text:p text:style-name="P19"/>
          </table:table-cell>
          <table:table-cell table:style-name="Table2.B1" office:value-type="string">
            <text:p text:style-name="P20"><text:span text:style-name="T19">The</text:span><text:span text:style-name="Source_20_Text"><text:span text:style-name="T20">root</text:span></text:span><text:span text:style-name="T19">user on the</text:span><text:span text:style-name="Source_20_Text"><text:span text:style-name="T20">bastion</text:span></text:span><text:span text:style-name="T19">host is already set up to connect to the remote host as</text:span><text:span text:style-name="Source_20_Text"><text:span text:style-name="T20">ec2-user</text:span></text:span><text:span text:style-name="T19">. In this lab, you initially use the</text:span><text:span text:style-name="Source_20_Text"><text:span text:style-name="T20">root</text:span></text:span><text:span text:style-name="T19">user to run Ansible ad hoc commands to set up the remote hosts.</text:span></text:p>
          </table:table-cell>
        </table:table-row>
      </table:table>
      <text:h text:style-name="P17" text:outline-level="3"><text:bookmark text:name="_explore_environment"/>3.1. Explore Environment</text:h>
      <text:list xml:id="list4091702660" text:style-name="L5">
        <text:list-item>
          <text:p text:style-name="P98"><text:span text:style-name="T1">As the</text:span><text:span text:style-name="Source_20_Text"><text:span text:style-name="T2">root</text:span></text:span><text:span text:style-name="T1">user, explore the remote hosts:</text:span></text:p>
          <text:p text:style-name="P135"><text:span text:style-name="Source_20_Text"><text:span text:style-name="T1">[root@bastion ~]</text:span></text:span><text:span text:style-name="Source_20_Text"><text:span text:style-name="T3"># ansible all --list-hosts</text:span></text:span></text:p>
          <text:p text:style-name="P37">Sample Output</text:p>
          <text:p text:style-name="P135"><text:span text:style-name="Source_20_Text"><text:span text:style-name="T4"><text:s text:c="2"/></text:span></text:span><text:span text:style-name="Source_20_Text"><text:span text:style-name="T1">hosts (5):</text:span></text:span></text:p>
          <text:p text:style-name="P171"><text:span text:style-name="Source_20_Text"><text:span text:style-name="T4"><text:s text:c="4"/></text:span></text:span><text:span text:style-name="Source_20_Text"><text:span text:style-name="T1">frontend1.${GUID}.internal</text:span></text:span></text:p>
          <text:p text:style-name="P171"><text:span text:style-name="Source_20_Text"><text:span text:style-name="T4"><text:s text:c="4"/></text:span></text:span><text:span text:style-name="Source_20_Text"><text:span text:style-name="T1">support1.${GUID}.internal</text:span></text:span></text:p>
          <text:p text:style-name="P171"><text:soft-page-break/><text:span text:style-name="Source_20_Text"><text:span text:style-name="T4"><text:s text:c="4"/></text:span></text:span><text:span text:style-name="Source_20_Text"><text:span text:style-name="T1">app1.${GUID}.internal</text:span></text:span></text:p>
          <text:p text:style-name="P171"><text:span text:style-name="Source_20_Text"><text:span text:style-name="T4"><text:s text:c="4"/></text:span></text:span><text:span text:style-name="Source_20_Text"><text:span text:style-name="T1">app2.${GUID}.internal</text:span></text:span></text:p>
          <text:p text:style-name="P171"><text:span text:style-name="Source_20_Text"><text:span text:style-name="T4"><text:s text:c="4"/></text:span></text:span><text:span text:style-name="Source_20_Text"><text:span text:style-name="T1">appdb1.${GUID}.internal</text:span></text:span></text:p>
        </text:list-item>
        <text:list-item>
          <text:p text:style-name="P30">Test connectivity to the remote hosts:</text:p>
          <text:p text:style-name="P135"><text:span text:style-name="Source_20_Text"><text:span text:style-name="T1">[root@bastion ~]</text:span></text:span><text:span text:style-name="Source_20_Text"><text:span text:style-name="T3"># ansible all -m ping</text:span></text:span></text:p>
          <text:p text:style-name="P37">Sample Output</text:p>
          <text:p text:style-name="P135"><text:span text:style-name="Source_20_Text"><text:span text:style-name="T1">app1.${GUID}.internal | SUCCESS =&gt; {</text:span></text:span></text:p>
          <text:p text:style-name="P171"><text:span text:style-name="Source_20_Text"><text:span text:style-name="T4"><text:s text:c="4"/></text:span></text:span><text:span text:style-name="Source_20_Text"><text:span text:style-name="T1">"changed": false,</text:span></text:span></text:p>
          <text:p text:style-name="P171"><text:span text:style-name="Source_20_Text"><text:span text:style-name="T4"><text:s text:c="4"/></text:span></text:span><text:span text:style-name="Source_20_Text"><text:span text:style-name="T1">"ping": "pong"</text:span></text:span></text:p>
          <text:p text:style-name="P171"><text:span text:style-name="Source_20_Text"><text:span text:style-name="T1">}</text:span></text:span></text:p>
          <text:p text:style-name="P171"><text:span text:style-name="Source_20_Text"><text:span text:style-name="T1">support1.${GUID}.internal | SUCCESS =&gt; {</text:span></text:span></text:p>
          <text:p text:style-name="P171"><text:span text:style-name="Source_20_Text"><text:span text:style-name="T4"><text:s text:c="4"/></text:span></text:span><text:span text:style-name="Source_20_Text"><text:span text:style-name="T1">"changed": false,</text:span></text:span></text:p>
          <text:p text:style-name="P171"><text:span text:style-name="Source_20_Text"><text:span text:style-name="T4"><text:s text:c="4"/></text:span></text:span><text:span text:style-name="Source_20_Text"><text:span text:style-name="T1">"ping": "pong"</text:span></text:span></text:p>
          <text:p text:style-name="P171"><text:span text:style-name="Source_20_Text"><text:span text:style-name="T1">}</text:span></text:span></text:p>
          <text:p text:style-name="P171"><text:span text:style-name="Source_20_Text"><text:span text:style-name="T1">app2.${GUID}.internal | SUCCESS =&gt; {</text:span></text:span></text:p>
          <text:p text:style-name="P171"><text:span text:style-name="Source_20_Text"><text:span text:style-name="T4"><text:s text:c="4"/></text:span></text:span><text:span text:style-name="Source_20_Text"><text:span text:style-name="T1">"changed": false,</text:span></text:span></text:p>
          <text:p text:style-name="P171"><text:span text:style-name="Source_20_Text"><text:span text:style-name="T4"><text:s text:c="4"/></text:span></text:span><text:span text:style-name="Source_20_Text"><text:span text:style-name="T1">"ping": "pong"</text:span></text:span></text:p>
          <text:p text:style-name="P171"><text:span text:style-name="Source_20_Text"><text:span text:style-name="T1">}</text:span></text:span></text:p>
          <text:p text:style-name="P171"><text:span text:style-name="Source_20_Text"><text:span text:style-name="T1">frontend1.${GUID}.internal | SUCCESS =&gt; {</text:span></text:span></text:p>
          <text:p text:style-name="P171"><text:span text:style-name="Source_20_Text"><text:span text:style-name="T4"><text:s text:c="4"/></text:span></text:span><text:span text:style-name="Source_20_Text"><text:span text:style-name="T1">"changed": false,</text:span></text:span></text:p>
          <text:p text:style-name="P171"><text:span text:style-name="Source_20_Text"><text:span text:style-name="T4"><text:s text:c="4"/></text:span></text:span><text:span text:style-name="Source_20_Text"><text:span text:style-name="T1">"ping": "pong"</text:span></text:span></text:p>
          <text:p text:style-name="P171"><text:span text:style-name="Source_20_Text"><text:span text:style-name="T1">}</text:span></text:span></text:p>
          <text:p text:style-name="P171"><text:span text:style-name="Source_20_Text"><text:span text:style-name="T1">appdb1.${GUID}.internal | SUCCESS =&gt; {</text:span></text:span></text:p>
          <text:p text:style-name="P171"><text:span text:style-name="Source_20_Text"><text:span text:style-name="T4"><text:s text:c="4"/></text:span></text:span><text:span text:style-name="Source_20_Text"><text:span text:style-name="T1">"changed": false,</text:span></text:span></text:p>
          <text:p text:style-name="P171"><text:span text:style-name="Source_20_Text"><text:span text:style-name="T4"><text:s text:c="4"/></text:span></text:span><text:span text:style-name="Source_20_Text"><text:span text:style-name="T1">"ping": "pong"</text:span></text:span></text:p>
          <text:p text:style-name="P171"><text:span text:style-name="Source_20_Text"><text:span text:style-name="T1">}</text:span></text:span></text:p>
        </text:list-item>
      </text:list>
      <text:h text:style-name="P17" text:outline-level="3"><text:bookmark text:name="_create_user_and_set_up_ssh_keys_for_remote_host"/>3.2. Create User and Set Up SSH Keys for Remote Host</text:h>
      <text:p text:style-name="P1"><text:span text:style-name="T1">In this section, you create the user and set up the SSH keys for the</text:span><text:span text:style-name="Source_20_Text"><text:span text:style-name="T2">devops</text:span></text:span><text:span text:style-name="T1">user on the remote hosts.</text:span></text:p>
      <text:list xml:id="list2986751618" text:style-name="L6">
        <text:list-item>
          <text:p text:style-name="P99"><text:span text:style-name="T1">Create the</text:span><text:span text:style-name="Source_20_Text"><text:span text:style-name="T2">devops</text:span></text:span><text:span text:style-name="T1">user on the remote hosts using the Ansible</text:span><text:span text:style-name="Source_20_Text"><text:span text:style-name="T2">user</text:span></text:span><text:span text:style-name="T1">module:</text:span></text:p>
          <text:p text:style-name="P136"><text:span text:style-name="Source_20_Text"><text:span text:style-name="T1">[root@bastion ~]</text:span></text:span><text:span text:style-name="Source_20_Text"><text:span text:style-name="T3"># ansible all -m user -a "name=devops"</text:span></text:span></text:p>
          <text:p text:style-name="P38">Sample Output</text:p>
          <text:p text:style-name="P136"><text:span text:style-name="Source_20_Text"><text:span text:style-name="T1">appdb1.${GUID}.internal | SUCCESS =&gt; {</text:span></text:span></text:p>
          <text:p text:style-name="P172"><text:span text:style-name="Source_20_Text"><text:span text:style-name="T4"><text:s text:c="4"/></text:span></text:span><text:span text:style-name="Source_20_Text"><text:span text:style-name="T1">"changed": true,</text:span></text:span></text:p>
          <text:p text:style-name="P172"><text:span text:style-name="Source_20_Text"><text:span text:style-name="T4"><text:s text:c="4"/></text:span></text:span><text:span text:style-name="Source_20_Text"><text:span text:style-name="T1">"comment": "",</text:span></text:span></text:p>
          <text:p text:style-name="P172"><text:span text:style-name="Source_20_Text"><text:span text:style-name="T4"><text:s text:c="4"/></text:span></text:span><text:span text:style-name="Source_20_Text"><text:span text:style-name="T1">"create_home": true,</text:span></text:span></text:p>
          <text:p text:style-name="P172"><text:span text:style-name="Source_20_Text"><text:span text:style-name="T4"><text:s text:c="4"/></text:span></text:span><text:span text:style-name="Source_20_Text"><text:span text:style-name="T1">"group": 1001,</text:span></text:span></text:p>
          <text:p text:style-name="P172"><text:span text:style-name="Source_20_Text"><text:span text:style-name="T4"><text:s text:c="4"/></text:span></text:span><text:span text:style-name="Source_20_Text"><text:span text:style-name="T1">"home": "/home/devops",</text:span></text:span></text:p>
          <text:p text:style-name="P172"><text:span text:style-name="Source_20_Text"><text:span text:style-name="T4"><text:s text:c="4"/></text:span></text:span><text:span text:style-name="Source_20_Text"><text:span text:style-name="T1">"name": "devops",</text:span></text:span></text:p>
          <text:p text:style-name="P172"><text:span text:style-name="Source_20_Text"><text:span text:style-name="T4"><text:s text:c="4"/></text:span></text:span><text:span text:style-name="Source_20_Text"><text:span text:style-name="T1">"shell": "/bin/bash",</text:span></text:span></text:p>
          <text:p text:style-name="P172"><text:span text:style-name="Source_20_Text"><text:span text:style-name="T4"><text:s text:c="4"/></text:span></text:span><text:span text:style-name="Source_20_Text"><text:span text:style-name="T1">"state": "present",</text:span></text:span></text:p>
          <text:p text:style-name="P172"><text:span text:style-name="Source_20_Text"><text:span text:style-name="T4"><text:s text:c="4"/></text:span></text:span><text:span text:style-name="Source_20_Text"><text:span text:style-name="T1">"system": false,</text:span></text:span></text:p>
          <text:p text:style-name="P172"><text:span text:style-name="Source_20_Text"><text:span text:style-name="T4"><text:s text:c="4"/></text:span></text:span><text:span text:style-name="Source_20_Text"><text:span text:style-name="T1">"uid": 1001</text:span></text:span></text:p>
          <text:p text:style-name="P172"><text:span text:style-name="Source_20_Text"><text:span text:style-name="T1">}</text:span></text:span></text:p>
          <text:p text:style-name="P172"><text:span text:style-name="Source_20_Text"><text:span text:style-name="T1">frontend1.${GUID}.internal | SUCCESS =&gt; {</text:span></text:span></text:p>
          <text:p text:style-name="P172"><text:soft-page-break/><text:span text:style-name="Source_20_Text"><text:span text:style-name="T4"><text:s text:c="4"/></text:span></text:span><text:span text:style-name="Source_20_Text"><text:span text:style-name="T1">"changed": true,</text:span></text:span></text:p>
          <text:p text:style-name="P172"><text:span text:style-name="Source_20_Text"><text:span text:style-name="T4"><text:s text:c="4"/></text:span></text:span><text:span text:style-name="Source_20_Text"><text:span text:style-name="T1">"comment": "",</text:span></text:span></text:p>
          <text:p text:style-name="P172"><text:span text:style-name="Source_20_Text"><text:span text:style-name="T4"><text:s text:c="4"/></text:span></text:span><text:span text:style-name="Source_20_Text"><text:span text:style-name="T1">"create_home": true,</text:span></text:span></text:p>
          <text:p text:style-name="P172"><text:span text:style-name="Source_20_Text"><text:span text:style-name="T4"><text:s text:c="4"/></text:span></text:span><text:span text:style-name="Source_20_Text"><text:span text:style-name="T1">"group": 1001,</text:span></text:span></text:p>
          <text:p text:style-name="P172"><text:span text:style-name="Source_20_Text"><text:span text:style-name="T4"><text:s text:c="4"/></text:span></text:span><text:span text:style-name="Source_20_Text"><text:span text:style-name="T1">"home": "/home/devops",</text:span></text:span></text:p>
          <text:p text:style-name="P172"><text:span text:style-name="Source_20_Text"><text:span text:style-name="T4"><text:s text:c="4"/></text:span></text:span><text:span text:style-name="Source_20_Text"><text:span text:style-name="T1">"name": "devops",</text:span></text:span></text:p>
          <text:p text:style-name="P172"><text:span text:style-name="Source_20_Text"><text:span text:style-name="T4"><text:s text:c="4"/></text:span></text:span><text:span text:style-name="Source_20_Text"><text:span text:style-name="T1">"shell": "/bin/bash",</text:span></text:span></text:p>
          <text:p text:style-name="P172"><text:span text:style-name="Source_20_Text"><text:span text:style-name="T4"><text:s text:c="4"/></text:span></text:span><text:span text:style-name="Source_20_Text"><text:span text:style-name="T1">"state": "present",</text:span></text:span></text:p>
          <text:p text:style-name="P172"><text:span text:style-name="Source_20_Text"><text:span text:style-name="T4"><text:s text:c="4"/></text:span></text:span><text:span text:style-name="Source_20_Text"><text:span text:style-name="T1">"system": false,</text:span></text:span></text:p>
          <text:p text:style-name="P172"><text:span text:style-name="Source_20_Text"><text:span text:style-name="T4"><text:s text:c="4"/></text:span></text:span><text:span text:style-name="Source_20_Text"><text:span text:style-name="T1">"uid": 1001</text:span></text:span></text:p>
          <text:p text:style-name="P172"><text:span text:style-name="Source_20_Text"><text:span text:style-name="T1">}</text:span></text:span></text:p>
          <text:p text:style-name="P175"/>
          <text:p text:style-name="P172"><text:span text:style-name="Source_20_Text"><text:span text:style-name="T1">output omitted....</text:span></text:span></text:p>
        </text:list-item>
        <text:list-item>
          <text:p text:style-name="P99"><text:span text:style-name="T1">Display the SSH public key for the</text:span><text:span text:style-name="Source_20_Text"><text:span text:style-name="T2">devops</text:span></text:span><text:span text:style-name="T1">user:</text:span></text:p>
          <text:p text:style-name="P136"><text:span text:style-name="Source_20_Text"><text:span text:style-name="T1">[root@bastion ~]</text:span></text:span><text:span text:style-name="Source_20_Text"><text:span text:style-name="T3"># cat /home/devops/.ssh/id_rsa.pub</text:span></text:span></text:p>
          <text:p text:style-name="P38">Sample Output</text:p>
          <text:p text:style-name="P136"><text:span text:style-name="Source_20_Text"><text:span text:style-name="T1">ssh-rsa AAAABLzz3......lxV1sZld0sGVP devops@bastion.${GUID}.example.opentlc.com</text:span></text:span></text:p>
        </text:list-item>
        <text:list-item>
          <text:p text:style-name="P99"><text:span text:style-name="T1">Add the SSH key to the authorized keys for the</text:span><text:span text:style-name="Source_20_Text"><text:span text:style-name="T2">devops</text:span></text:span><text:span text:style-name="T1">user, making sure to replace the value of the SSH public key with the one that you just displayed:</text:span></text:p>
          <text:p text:style-name="P136"><text:span text:style-name="Source_20_Text"><text:span text:style-name="T1">[root@bastion ~]</text:span></text:span><text:span text:style-name="Source_20_Text"><text:span text:style-name="T3"># ansible all -m authorized_key -a "user=devops state=present key='ssh-rsa AAAAB......3lxV1sZld0sGVP devops@bastion.${GUID}.example.opentlc.com'"</text:span></text:span></text:p>
          <text:list>
            <text:list-item>
              <text:p text:style-name="P99"><text:span text:style-name="T1">The contents of</text:span><text:span text:style-name="Source_20_Text"><text:span text:style-name="T2">/home/devops/.ssh/id_rsa.pub</text:span></text:span><text:span text:style-name="T1">is used as the value of the parameter</text:span><text:span text:style-name="Source_20_Text"><text:span text:style-name="T2">key</text:span></text:span><text:span text:style-name="T1">for the</text:span><text:span text:style-name="Source_20_Text"><text:span text:style-name="T2">authorized_key</text:span></text:span><text:span text:style-name="T1">Ansible module.</text:span></text:p>
              <text:p text:style-name="P38">Sample Output</text:p>
              <text:p text:style-name="P136"><text:span text:style-name="Source_20_Text"><text:span text:style-name="T1">app1.${GUID}.internal | SUCCESS =&gt; {</text:span></text:span></text:p>
              <text:p text:style-name="P172"><text:span text:style-name="Source_20_Text"><text:span text:style-name="T4"><text:s text:c="4"/></text:span></text:span><text:span text:style-name="Source_20_Text"><text:span text:style-name="T1">"changed": true,</text:span></text:span></text:p>
              <text:p text:style-name="P172"><text:span text:style-name="Source_20_Text"><text:span text:style-name="T4"><text:s text:c="4"/></text:span></text:span><text:span text:style-name="Source_20_Text"><text:span text:style-name="T1">"comment": null,</text:span></text:span></text:p>
              <text:p text:style-name="P172"><text:span text:style-name="Source_20_Text"><text:span text:style-name="T4"><text:s text:c="4"/></text:span></text:span><text:span text:style-name="Source_20_Text"><text:span text:style-name="T1">"exclusive": false,</text:span></text:span></text:p>
              <text:p text:style-name="P172"><text:span text:style-name="Source_20_Text"><text:span text:style-name="T4"><text:s text:c="4"/></text:span></text:span><text:span text:style-name="Source_20_Text"><text:span text:style-name="T1">"key": "ssh-rsa AAAAB3NzaC1yc2EAAAADAQABAAABAQDfPKFdlmfxH8+xbVtJdSy1Jhc53lZCyKnS6NVm2GzobK3T4ZJKm8VBRV2WSOieOoy0cChygqEI7thpIGSJ69n/hwEC8lRbTpPNJQs7NNf6SrgmhWkep82CQtO8ElkzssEtwNbAXsC7Bzt1OKtdHPGpMJdB7KwGFD8NarrF2nbRWTWjoSoUhm6WNZ3kjPbXZH5STSjwrNnq0FWj9PpHs3d6dqjBj1X+pcAuao4/CJ1s++cVcK3s5aHjNGAnzZffILHx8jWPVsPuzECm7pu3R3H6L07B2R/k9x+eezBMcW/Pyu6M4aGNX4xQPnv2KMtLQTblEcbLzz3lxV1sZld0sGVP devops@bastion.${GUID}.example.opentlc.com",</text:span></text:span></text:p>
              <text:p text:style-name="P172"><text:span text:style-name="Source_20_Text"><text:span text:style-name="T4"><text:s text:c="4"/></text:span></text:span><text:span text:style-name="Source_20_Text"><text:span text:style-name="T1">"key_options": null,</text:span></text:span></text:p>
              <text:p text:style-name="P172"><text:span text:style-name="Source_20_Text"><text:span text:style-name="T4"><text:s text:c="4"/></text:span></text:span><text:span text:style-name="Source_20_Text"><text:span text:style-name="T1">"keyfile": "/home/devops/.ssh/authorized_keys",</text:span></text:span></text:p>
              <text:p text:style-name="P172"><text:span text:style-name="Source_20_Text"><text:span text:style-name="T4"><text:s text:c="4"/></text:span></text:span><text:span text:style-name="Source_20_Text"><text:span text:style-name="T1">"manage_dir": true,</text:span></text:span></text:p>
              <text:p text:style-name="P172"><text:span text:style-name="Source_20_Text"><text:span text:style-name="T4"><text:s text:c="4"/></text:span></text:span><text:span text:style-name="Source_20_Text"><text:span text:style-name="T1">"path": null,</text:span></text:span></text:p>
              <text:p text:style-name="P172"><text:span text:style-name="Source_20_Text"><text:span text:style-name="T4"><text:s text:c="4"/></text:span></text:span><text:span text:style-name="Source_20_Text"><text:span text:style-name="T1">"state": "present",</text:span></text:span></text:p>
              <text:p text:style-name="P172"><text:span text:style-name="Source_20_Text"><text:span text:style-name="T4"><text:s text:c="4"/></text:span></text:span><text:span text:style-name="Source_20_Text"><text:span text:style-name="T1">"unique": false,</text:span></text:span></text:p>
              <text:p text:style-name="P172"><text:span text:style-name="Source_20_Text"><text:span text:style-name="T4"><text:s text:c="4"/></text:span></text:span><text:span text:style-name="Source_20_Text"><text:span text:style-name="T1">"user": "devops",</text:span></text:span></text:p>
              <text:p text:style-name="P172"><text:span text:style-name="Source_20_Text"><text:span text:style-name="T4"><text:s text:c="4"/></text:span></text:span><text:span text:style-name="Source_20_Text"><text:span text:style-name="T1">"validate_certs": true</text:span></text:span></text:p>
              <text:p text:style-name="P172"><text:span text:style-name="Source_20_Text"><text:span text:style-name="T1">}</text:span></text:span></text:p>
              <text:p text:style-name="P172"><text:soft-page-break/><text:span text:style-name="Source_20_Text"><text:span text:style-name="T1">Output Omited....</text:span></text:span></text:p>
            </text:list-item>
          </text:list>
        </text:list-item>
        <text:list-item>
          <text:p text:style-name="P99"><text:span text:style-name="T1">Configure</text:span><text:span text:style-name="Source_20_Text"><text:span text:style-name="T2">sudo</text:span></text:span><text:span text:style-name="T1">on the remote host for privileged escalation for the</text:span><text:span text:style-name="Source_20_Text"><text:span text:style-name="T2">devops</text:span></text:span><text:span text:style-name="T1">user:</text:span></text:p>
          <text:p text:style-name="P136"><text:span text:style-name="Source_20_Text"><text:span text:style-name="T1">[root@bastion ~]</text:span></text:span><text:span text:style-name="Source_20_Text"><text:span text:style-name="T3"># ansible all -m lineinfile -a "dest=/etc/sudoers state=present line='devops ALL=(ALL) NOPASSWD: ALL'"</text:span></text:span></text:p>
          <text:p text:style-name="P38">Sample Output</text:p>
          <text:p text:style-name="P136"><text:span text:style-name="Source_20_Text"><text:span text:style-name="T1">appdb1.${GUID}.internal | SUCCESS =&gt; {</text:span></text:span></text:p>
          <text:p text:style-name="P172"><text:span text:style-name="Source_20_Text"><text:span text:style-name="T4"><text:s text:c="4"/></text:span></text:span><text:span text:style-name="Source_20_Text"><text:span text:style-name="T1">"backup": "",</text:span></text:span></text:p>
          <text:p text:style-name="P172"><text:span text:style-name="Source_20_Text"><text:span text:style-name="T4"><text:s text:c="4"/></text:span></text:span><text:span text:style-name="Source_20_Text"><text:span text:style-name="T1">"changed": true,</text:span></text:span></text:p>
          <text:p text:style-name="P172"><text:span text:style-name="Source_20_Text"><text:span text:style-name="T4"><text:s text:c="4"/></text:span></text:span><text:span text:style-name="Source_20_Text"><text:span text:style-name="T1">"msg": "line added"</text:span></text:span></text:p>
          <text:p text:style-name="P172"><text:span text:style-name="Source_20_Text"><text:span text:style-name="T1">}</text:span></text:span></text:p>
          <text:p text:style-name="P172"><text:span text:style-name="Source_20_Text"><text:span text:style-name="T1">app1.${GUID}.internal | SUCCESS =&gt; {</text:span></text:span></text:p>
          <text:p text:style-name="P172"><text:span text:style-name="Source_20_Text"><text:span text:style-name="T4"><text:s text:c="4"/></text:span></text:span><text:span text:style-name="Source_20_Text"><text:span text:style-name="T1">"backup": "",</text:span></text:span></text:p>
          <text:p text:style-name="P172"><text:span text:style-name="Source_20_Text"><text:span text:style-name="T4"><text:s text:c="4"/></text:span></text:span><text:span text:style-name="Source_20_Text"><text:span text:style-name="T1">"changed": true,</text:span></text:span></text:p>
          <text:p text:style-name="P172"><text:span text:style-name="Source_20_Text"><text:span text:style-name="T4"><text:s text:c="4"/></text:span></text:span><text:span text:style-name="Source_20_Text"><text:span text:style-name="T1">"msg": "line added"</text:span></text:span></text:p>
          <text:p text:style-name="P172"><text:span text:style-name="Source_20_Text"><text:span text:style-name="T1">}</text:span></text:span></text:p>
          <text:p text:style-name="P172"><text:span text:style-name="Source_20_Text"><text:span text:style-name="T1">Output Omitted....</text:span></text:span></text:p>
        </text:list-item>
        <text:list-item>
          <text:p text:style-name="P99"><text:span text:style-name="T1">Verify the connection to the remote hosts from</text:span><text:span text:style-name="Source_20_Text"><text:span text:style-name="T2">bastion</text:span></text:span><text:span text:style-name="T1">as the</text:span><text:span text:style-name="Source_20_Text"><text:span text:style-name="T2">devops</text:span></text:span><text:span text:style-name="T1">user, starting with the</text:span><text:span text:style-name="Source_20_Text"><text:span text:style-name="T2">app1</text:span></text:span><text:span text:style-name="T1">server:</text:span></text:p>
          <text:p text:style-name="P136"><text:span text:style-name="Source_20_Text"><text:span text:style-name="T1">[root@bastion ~]</text:span></text:span><text:span text:style-name="Source_20_Text"><text:span text:style-name="T3"># su - devops</text:span></text:span></text:p>
          <text:p text:style-name="P172"><text:span text:style-name="Source_20_Text"><text:span text:style-name="T1">[devops@bastion ~]$ export GUID=`hostname | awk -F"." '{print $2}'`</text:span></text:span></text:p>
          <text:p text:style-name="P172"><text:span text:style-name="Source_20_Text"><text:span text:style-name="T1">[devops@bastion ~]$ ssh app1.${GUID}.internal</text:span></text:span></text:p>
          <text:p text:style-name="P38">Sample Output</text:p>
          <text:p text:style-name="P136"><text:span text:style-name="Source_20_Text"><text:span text:style-name="T1">The authenticity of host 'app1.${GUID}.internal (&lt;no hostip for proxy command&gt;)' can't be established.</text:span></text:span></text:p>
          <text:p text:style-name="P172"><text:span text:style-name="Source_20_Text"><text:span text:style-name="T1">ECDSA key fingerprint is SHA256:VoJ8NXtSBgbB/YK59iA7yzop56MuGSavYg/0prLGEu4.</text:span></text:span></text:p>
          <text:p text:style-name="P172"><text:span text:style-name="Source_20_Text"><text:span text:style-name="T1">ECDSA key fingerprint is MD5:ee:d9:66:8d:8f:f7:19:bf:9d:a5:79:c2:a9:dc:44:24.</text:span></text:span></text:p>
          <text:p text:style-name="P172"><text:span text:style-name="Source_20_Text"><text:span text:style-name="T1">Are you sure you want to continue connecting (yes/no)? yes</text:span></text:span></text:p>
          <text:p text:style-name="P172"><text:span text:style-name="Source_20_Text"><text:span text:style-name="T1">Warning: Permanently added 'app1.${GUID}.internal' (ECDSA) to the list of known hosts.</text:span></text:span></text:p>
          <text:p text:style-name="P172"><text:span text:style-name="Source_20_Text"><text:span text:style-name="T1">Last login: Thu Aug 16 00:54:17 2018</text:span></text:span></text:p>
        </text:list-item>
        <text:list-item>
          <text:p text:style-name="P99"><text:span text:style-name="T1">Become the</text:span><text:span text:style-name="Source_20_Text"><text:span text:style-name="T2">root</text:span></text:span><text:span text:style-name="T1">user on the</text:span><text:span text:style-name="Source_20_Text"><text:span text:style-name="T2">app1</text:span></text:span><text:span text:style-name="T1">server:</text:span></text:p>
          <text:p text:style-name="P136"><text:span text:style-name="Source_20_Text"><text:span text:style-name="T1">[devops@app1 ~]$ sudo -i</text:span></text:span></text:p>
          <text:p text:style-name="P38">Sample Output</text:p>
          <text:p text:style-name="P136"><text:span text:style-name="Source_20_Text"><text:span text:style-name="T1">[root@app1 ~]</text:span></text:span><text:span text:style-name="Source_20_Text"><text:span text:style-name="T3">#</text:span></text:span></text:p>
        </text:list-item>
        <text:list-item>
          <text:p text:style-name="P31">Repeat the previous two steps for all of the other remote hosts.</text:p>
        </text:list-item>
      </text:list>
      <text:h text:style-name="P15" text:outline-level="2"><text:bookmark text:name="_explore_ad_hoc_commands"/>4. Explore Ad Hoc Commands</text:h>
      <text:p text:style-name="P1"><text:span text:style-name="T1">After you have successfully configured the Ansible Controller and remote hosts, you can run Ansible ad hoc commands and playbooks as the</text:span><text:span text:style-name="Source_20_Text"><text:span text:style-name="T2">devops</text:span></text:span><text:span text:style-name="T1">user from</text:span><text:span text:style-name="Source_20_Text"><text:span text:style-name="T2">bastion</text:span></text:span><text:span text:style-name="T1">without being prompted for the password.</text:span></text:p>
      <text:p text:style-name="P6">In this section, you explore ad hoc commands to manage remote hosts.</text:p>
      <text:p text:style-name="P1"><text:span text:style-name="T1">You configure</text:span><text:span text:style-name="Source_20_Text"><text:span text:style-name="T2">ansible.cfg</text:span></text:span><text:span text:style-name="T1">and the static inventory needed to complete this lab. You use</text:span><text:span text:style-name="Source_20_Text"><text:span text:style-name="T2">-u</text:span></text:span><text:span text:style-name="T1">to specify the</text:span><text:span text:style-name="Source_20_Text"><text:span text:style-name="T2">devops</text:span></text:span><text:span text:style-name="T1">user and</text:span><text:span text:style-name="Source_20_Text"><text:span text:style-name="T2">--private-key</text:span></text:span><text:span text:style-name="T1">to specify the private key.</text:span></text:p>
      <text:list xml:id="list3158517643" text:style-name="L7">
        <text:list-item>
          <text:p text:style-name="P32">Verify connectivity to the remote hosts:</text:p>
          <text:p text:style-name="P137"><text:soft-page-break/><text:span text:style-name="Source_20_Text"><text:span text:style-name="T1">[devops@bastion ~]$ ansible frontends -m ping</text:span></text:span></text:p>
          <text:p text:style-name="P39">Sample Output</text:p>
          <text:p text:style-name="P137"><text:span text:style-name="Source_20_Text"><text:span text:style-name="T1">frontend1.${GUID}.internal | UNREACHABLE! =&gt; {</text:span></text:span></text:p>
          <text:p text:style-name="P173"><text:span text:style-name="Source_20_Text"><text:span text:style-name="T4"><text:s text:c="4"/></text:span></text:span><text:span text:style-name="Source_20_Text"><text:span text:style-name="T1">"changed": false,</text:span></text:span></text:p>
          <text:p text:style-name="P173"><text:span text:style-name="Source_20_Text"><text:span text:style-name="T4"><text:s text:c="4"/></text:span></text:span><text:span text:style-name="Source_20_Text"><text:span text:style-name="T1">"msg": "Failed to connect to the host via ssh: Warning: Permanently added 'frontend1.${GUID}.example.opentlc.com' (ECDSA) to the list of known hosts.\r\nno such identity: /home/devops/.ssh/${GUID}key.pem: No such file or directory\r\nPermission denied (publickey,gssapi-keyex,gssapi-with-mic).\r\n",</text:span></text:span></text:p>
          <text:p text:style-name="P173"><text:span text:style-name="Source_20_Text"><text:span text:style-name="T4"><text:s text:c="4"/></text:span></text:span><text:span text:style-name="Source_20_Text"><text:span text:style-name="T1">"unreachable": true</text:span></text:span></text:p>
          <text:p text:style-name="P173"><text:span text:style-name="Source_20_Text"><text:span text:style-name="T1">}</text:span></text:span></text:p>
          <text:list>
            <text:list-item>
              <text:p text:style-name="P100"><text:span text:style-name="T1">The command is expected to fail because it is using the default</text:span><text:span text:style-name="Source_20_Text"><text:span text:style-name="T2">ansible.cfg</text:span></text:span><text:span text:style-name="T1">and the SSH keys defined in the default</text:span><text:span text:style-name="Source_20_Text"><text:span text:style-name="T2">/etc/ansible/hosts</text:span></text:span><text:span text:style-name="T1">static inventory.</text:span></text:p>
            </text:list-item>
          </text:list>
        </text:list-item>
        <text:list-item>
          <text:p text:style-name="P100"><text:span text:style-name="T1">Create a directory called</text:span><text:span text:style-name="Source_20_Text"><text:span text:style-name="T2">ansible_implementation</text:span></text:span><text:span text:style-name="T1">as your working directory for all future labs and an</text:span><text:span text:style-name="Source_20_Text"><text:span text:style-name="T2">ansible.cfg</text:span></text:span><text:span text:style-name="T1">file with a</text:span><text:span text:style-name="Source_20_Text"><text:span text:style-name="T2">[defaults]</text:span></text:span><text:span text:style-name="T1">section for specifying user-specific settings:</text:span></text:p>
          <text:p text:style-name="P137"><text:span text:style-name="Source_20_Text"><text:span text:style-name="T1">[devops@bastion ~]$ mkdir ansible_implementation</text:span></text:span></text:p>
          <text:p text:style-name="P173"><text:span text:style-name="Source_20_Text"><text:span text:style-name="T1">[devops@bastion ~]$ cd ansible_implementation/</text:span></text:span></text:p>
          <text:p text:style-name="P173"><text:span text:style-name="Source_20_Text"><text:span text:style-name="T1">[devops@bastion ansible_implementation]$ cat &lt;&lt; EOF &gt; ansible.cfg</text:span></text:span></text:p>
          <text:p text:style-name="P173"><text:span text:style-name="Source_20_Text"><text:span text:style-name="T1">[defaults]</text:span></text:span></text:p>
          <text:p text:style-name="P173"><text:span text:style-name="Source_20_Text"><text:span text:style-name="T1">inventory = /home/devops/ansible_implementation/hosts</text:span></text:span></text:p>
          <text:p text:style-name="P173"><text:span text:style-name="Source_20_Text"><text:span text:style-name="T1">host_key_checking = False</text:span></text:span></text:p>
          <text:p text:style-name="P173"><text:span text:style-name="Source_20_Text"><text:span text:style-name="T1">EOF</text:span></text:span></text:p>
        </text:list-item>
        <text:list-item>
          <text:p text:style-name="P100"><text:span text:style-name="T1">Verify the contents of the</text:span><text:span text:style-name="Source_20_Text"><text:span text:style-name="T2">ansible.cfg</text:span></text:span><text:span text:style-name="T1">file:</text:span></text:p>
          <text:p text:style-name="P137"><text:span text:style-name="Source_20_Text"><text:span text:style-name="T1">[devops@bastion ansible_implementation]$ cat ansible.cfg</text:span></text:span></text:p>
          <text:p text:style-name="P39">Sample Output</text:p>
          <text:p text:style-name="P137"><text:span text:style-name="Source_20_Text"><text:span text:style-name="T1">[defaults]</text:span></text:span></text:p>
          <text:p text:style-name="P173"><text:span text:style-name="Source_20_Text"><text:span text:style-name="T1">inventory = /home/devops/ansible_implementation/hosts</text:span></text:span></text:p>
          <text:p text:style-name="P173"><text:span text:style-name="Source_20_Text"><text:span text:style-name="T1">host_key_checking = False</text:span></text:span></text:p>
        </text:list-item>
        <text:list-item>
          <text:p text:style-name="P100"><text:span text:style-name="T1">Create</text:span><text:span text:style-name="Source_20_Text"><text:span text:style-name="T2">/home/devops/ansible_implementation/hosts</text:span></text:span><text:span text:style-name="T1">as the static inventory, which contains the hostnames of all of the remote hosts:</text:span></text:p>
          <text:p text:style-name="P137"><text:span text:style-name="Source_20_Text"><text:span text:style-name="T1">[devops@bastion ansible_implementation]$ export GUID=`hostname | awk -F"." '{print $2}'`</text:span></text:span></text:p>
          <text:p text:style-name="P173"><text:span text:style-name="Source_20_Text"><text:span text:style-name="T1">[devops@bastion ansible_implementation]$ cat &lt;&lt; EOF &gt; /home/devops/ansible_implementation/hosts</text:span></text:span></text:p>
          <text:p text:style-name="P173"><text:span text:style-name="Source_20_Text"><text:span text:style-name="T1">frontend1.${GUID}.internal</text:span></text:span></text:p>
          <text:p text:style-name="P173"><text:span text:style-name="Source_20_Text"><text:span text:style-name="T1">appdb1.${GUID}.internal</text:span></text:span></text:p>
          <text:p text:style-name="P173"><text:span text:style-name="Source_20_Text"><text:span text:style-name="T1">app1.${GUID}.internal</text:span></text:span></text:p>
          <text:p text:style-name="P173"><text:span text:style-name="Source_20_Text"><text:span text:style-name="T1">support1.${GUID}.internal</text:span></text:span></text:p>
          <text:p text:style-name="P173"><text:span text:style-name="Source_20_Text"><text:span text:style-name="T1">app2.${GUID}.internal</text:span></text:span></text:p>
          <text:p text:style-name="P173"><text:span text:style-name="Source_20_Text"><text:span text:style-name="T1">EOF</text:span></text:span></text:p>
        </text:list-item>
        <text:list-item>
          <text:p text:style-name="P32">Test connectivity again—and this time, expect it to work:</text:p>
          <text:p text:style-name="P137"><text:span text:style-name="Source_20_Text"><text:span text:style-name="T1">[devops@bastion ansible_implementation]$ ansible frontend1.${GUID}.internal -m ping -u devops --private-key=~/.ssh/id_rsa</text:span></text:span></text:p>
          <text:p text:style-name="P39">Sample Output</text:p>
          <text:p text:style-name="P137"><text:soft-page-break/><text:span text:style-name="Source_20_Text"><text:span text:style-name="T1">frontend1.${GUID}.internal | SUCCESS =&gt; {</text:span></text:span></text:p>
          <text:p text:style-name="P173"><text:span text:style-name="Source_20_Text"><text:span text:style-name="T4"><text:s text:c="4"/></text:span></text:span><text:span text:style-name="Source_20_Text"><text:span text:style-name="T1">"changed": false,</text:span></text:span></text:p>
          <text:p text:style-name="P173"><text:span text:style-name="Source_20_Text"><text:span text:style-name="T4"><text:s text:c="4"/></text:span></text:span><text:span text:style-name="Source_20_Text"><text:span text:style-name="T1">"ping": "pong"</text:span></text:span></text:p>
          <text:p text:style-name="P173"><text:span text:style-name="Source_20_Text"><text:span text:style-name="T1">}</text:span></text:span></text:p>
        </text:list-item>
        <text:list-item>
          <text:p text:style-name="P32">Test connectivity to all of the hosts:</text:p>
          <text:p text:style-name="P137"><text:span text:style-name="Source_20_Text"><text:span text:style-name="T1">[devops@bastion ansible_implementation]$ ansible all -m ping -u devops --private-key=~/.ssh/id_rsa</text:span></text:span></text:p>
          <text:p text:style-name="P39">Sample Output</text:p>
          <text:p text:style-name="P137"><text:span text:style-name="Source_20_Text"><text:span text:style-name="T1">app1.${GUID}.internal | SUCCESS =&gt; {</text:span></text:span></text:p>
          <text:p text:style-name="P173"><text:span text:style-name="Source_20_Text"><text:span text:style-name="T4"><text:s text:c="4"/></text:span></text:span><text:span text:style-name="Source_20_Text"><text:span text:style-name="T1">"changed": false,</text:span></text:span></text:p>
          <text:p text:style-name="P173"><text:span text:style-name="Source_20_Text"><text:span text:style-name="T4"><text:s text:c="4"/></text:span></text:span><text:span text:style-name="Source_20_Text"><text:span text:style-name="T1">"ping": "pong"</text:span></text:span></text:p>
          <text:p text:style-name="P173"><text:span text:style-name="Source_20_Text"><text:span text:style-name="T1">}</text:span></text:span></text:p>
          <text:p text:style-name="P173"><text:span text:style-name="Source_20_Text"><text:span text:style-name="T1">support1.${GUID}.internal | SUCCESS =&gt; {</text:span></text:span></text:p>
          <text:p text:style-name="P173"><text:span text:style-name="Source_20_Text"><text:span text:style-name="T4"><text:s text:c="4"/></text:span></text:span><text:span text:style-name="Source_20_Text"><text:span text:style-name="T1">"changed": false,</text:span></text:span></text:p>
          <text:p text:style-name="P173"><text:span text:style-name="Source_20_Text"><text:span text:style-name="T4"><text:s text:c="4"/></text:span></text:span><text:span text:style-name="Source_20_Text"><text:span text:style-name="T1">"ping": "pong"</text:span></text:span></text:p>
          <text:p text:style-name="P173"><text:span text:style-name="Source_20_Text"><text:span text:style-name="T1">}</text:span></text:span></text:p>
          <text:p text:style-name="P173"><text:span text:style-name="Source_20_Text"><text:span text:style-name="T1">Output Omitted....</text:span></text:span></text:p>
        </text:list-item>
        <text:list-item>
          <text:p text:style-name="P100"><text:span text:style-name="T1">Execute an ad hoc command on</text:span><text:span text:style-name="Source_20_Text"><text:span text:style-name="T2">localhost</text:span></text:span><text:span text:style-name="T1">to identify the user account used by Ansible to perform operations on managed hosts:</text:span></text:p>
          <text:p text:style-name="P137"><text:span text:style-name="Source_20_Text"><text:span text:style-name="T1">[devops@bastion ansible_implementation]$ ansible localhost -m command -a 'id'</text:span></text:span></text:p>
          <text:p text:style-name="P39">Sample Output</text:p>
          <text:p text:style-name="P137"><text:span text:style-name="Source_20_Text"><text:span text:style-name="T4"><text:s/></text:span></text:span><text:span text:style-name="Source_20_Text"><text:span text:style-name="T1">[WARNING]: provided hosts list is empty, only localhost is available. Note that the implicit localhost does not match 'all'</text:span></text:span></text:p>
          <text:p text:style-name="P176"/>
          <text:p text:style-name="P173"><text:span text:style-name="Source_20_Text"><text:span text:style-name="T1">localhost | SUCCESS | rc=0 &gt;&gt;</text:span></text:span></text:p>
          <text:p text:style-name="P173"><text:span text:style-name="Source_20_Text"><text:span text:style-name="T1">uid=1001(devops) gid=1001(devops) groups=1001(devops) context=unconfined_u:unconfined_r:unconfined_t:s0-s0:c0.c1023'</text:span></text:span></text:p>
          <text:list>
            <text:list-item>
              <text:p text:style-name="P100"><text:span text:style-name="T1">Expect to see that the ad hoc command is performed on the managed host as the</text:span><text:span text:style-name="Source_20_Text"><text:span text:style-name="T2">devops</text:span></text:span><text:span text:style-name="T1">user.</text:span></text:p>
            </text:list-item>
          </text:list>
        </text:list-item>
        <text:list-item>
          <text:p text:style-name="P100"><text:span text:style-name="T1">Execute an ad hoc command to display the contents of the</text:span><text:span text:style-name="Source_20_Text"><text:span text:style-name="T2">/etc/motd</text:span></text:span><text:span text:style-name="T1">file on</text:span><text:span text:style-name="Source_20_Text"><text:span text:style-name="T2">app1.${GUID}.internal</text:span></text:span><text:span text:style-name="T1">as the</text:span><text:span text:style-name="Source_20_Text"><text:span text:style-name="T2">devops</text:span></text:span><text:span text:style-name="T1">user:</text:span></text:p>
          <text:p text:style-name="P137"><text:span text:style-name="Source_20_Text"><text:span text:style-name="T1">[devops@bastion ansible_implementation]$ ansible app1.${GUID}.internal -m command -a 'cat /etc/motd' -u devops --private-key=~/.ssh/id_rsa</text:span></text:span></text:p>
          <text:p text:style-name="P39">Sample Output</text:p>
          <text:p text:style-name="P137"><text:span text:style-name="Source_20_Text"><text:span text:style-name="T1">app1.${GUID}.internal | SUCCESS | rc=0 &gt;&gt;</text:span></text:span></text:p>
          <text:list>
            <text:list-item>
              <text:p text:style-name="P100"><text:span text:style-name="T1">Note that the</text:span><text:span text:style-name="Source_20_Text"><text:span text:style-name="T2">/etc/motd</text:span></text:span><text:span text:style-name="T1">file is currently empty.</text:span></text:p>
            </text:list-item>
          </text:list>
        </text:list-item>
        <text:list-item>
          <text:p text:style-name="P100"><text:span text:style-name="T1">Execute an ad hoc command using the</text:span><text:span text:style-name="Source_20_Text"><text:span text:style-name="T2">copy</text:span></text:span><text:span text:style-name="T1">module and the</text:span><text:span text:style-name="Source_20_Text"><text:span text:style-name="T2">devops</text:span></text:span><text:span text:style-name="T1">account to change the contents of the</text:span><text:span text:style-name="Source_20_Text"><text:span text:style-name="T2">/etc/motd</text:span></text:span><text:span text:style-name="T1">file to include the message "Managed by Ansible" on all of the remote hosts:</text:span></text:p>
          <text:p text:style-name="P137"><text:span text:style-name="Source_20_Text"><text:span text:style-name="T1">[devops@bastion ansible_implementation]$ ansible all -m copy -a 'content="Managed by Ansible\n" dest=/etc/motd' -u devops --private-key=~/.ssh/id_rsa</text:span></text:span></text:p>
          <text:list>
            <text:list-item>
              <text:p text:style-name="P32">Expect the ad hoc command to fail due to insufficient permissions:</text:p>
              <text:p text:style-name="P39">Sample Output</text:p>
              <text:p text:style-name="P137"><text:span text:style-name="Source_20_Text"><text:span text:style-name="T1">app1.${GUID}.internal | FAILED! =&gt; {</text:span></text:span></text:p>
              <text:p text:style-name="P173"><text:span text:style-name="Source_20_Text"><text:span text:style-name="T4"><text:s text:c="4"/></text:span></text:span><text:span text:style-name="Source_20_Text"><text:span text:style-name="T1">"changed": false,</text:span></text:span></text:p>
              <text:p text:style-name="P173"><text:soft-page-break/><text:span text:style-name="Source_20_Text"><text:span text:style-name="T4"><text:s text:c="4"/></text:span></text:span><text:span text:style-name="Source_20_Text"><text:span text:style-name="T1">"checksum": "4458b979ede3c332f8f2128385df4ba305e58c27",</text:span></text:span></text:p>
              <text:p text:style-name="P173"><text:span text:style-name="Source_20_Text"><text:span text:style-name="T4"><text:s text:c="4"/></text:span></text:span><text:span text:style-name="Source_20_Text"><text:span text:style-name="T1">"msg": "Destination /etc not writable"</text:span></text:span></text:p>
              <text:p text:style-name="P173"><text:span text:style-name="Source_20_Text"><text:span text:style-name="T1">}</text:span></text:span></text:p>
              <text:p text:style-name="P173"><text:span text:style-name="Source_20_Text"><text:span text:style-name="T1">Output Omitted...</text:span></text:span></text:p>
            </text:list-item>
          </text:list>
        </text:list-item>
        <text:list-item>
          <text:p text:style-name="P100"><text:span text:style-name="T1">Create the</text:span><text:span text:style-name="Source_20_Text"><text:span text:style-name="T2">/etc/motd</text:span></text:span><text:span text:style-name="T1">file on all of the hosts, but this time, escalate the</text:span><text:span text:style-name="Source_20_Text"><text:span text:style-name="T2">root</text:span></text:span><text:span text:style-name="T1">user’s privileges using</text:span><text:span text:style-name="Source_20_Text"><text:span text:style-name="T2">-b</text:span></text:span><text:span text:style-name="T1">or</text:span><text:span text:style-name="Source_20_Text"><text:span text:style-name="T2">--become</text:span></text:span><text:span text:style-name="T1">:</text:span></text:p>
          <text:p text:style-name="P137"><text:span text:style-name="Source_20_Text"><text:span text:style-name="T1">[devops@bastion ansible_implementation]$ ansible all -m copy -a 'content="Managed by Ansible\n" dest=/etc/motd' -u devops --private-key=~/.ssh/id_rsa --become</text:span></text:span></text:p>
          <text:p text:style-name="P39">Sample Output</text:p>
          <text:p text:style-name="P137"><text:span text:style-name="Source_20_Text"><text:span text:style-name="T1">app1.${GUID}.internal | SUCCESS =&gt; {</text:span></text:span></text:p>
          <text:p text:style-name="P173"><text:span text:style-name="Source_20_Text"><text:span text:style-name="T4"><text:s text:c="4"/></text:span></text:span><text:span text:style-name="Source_20_Text"><text:span text:style-name="T1">"changed": true,</text:span></text:span></text:p>
          <text:p text:style-name="P173"><text:span text:style-name="Source_20_Text"><text:span text:style-name="T4"><text:s text:c="4"/></text:span></text:span><text:span text:style-name="Source_20_Text"><text:span text:style-name="T1">"checksum": "4458b979ede3c332f8f2128385df4ba305e58c27",</text:span></text:span></text:p>
          <text:p text:style-name="P173"><text:span text:style-name="Source_20_Text"><text:span text:style-name="T4"><text:s text:c="4"/></text:span></text:span><text:span text:style-name="Source_20_Text"><text:span text:style-name="T1">"dest": "/etc/motd",</text:span></text:span></text:p>
          <text:p text:style-name="P173"><text:span text:style-name="Source_20_Text"><text:span text:style-name="T4"><text:s text:c="4"/></text:span></text:span><text:span text:style-name="Source_20_Text"><text:span text:style-name="T1">"gid": 0,</text:span></text:span></text:p>
          <text:p text:style-name="P173"><text:span text:style-name="Source_20_Text"><text:span text:style-name="T4"><text:s text:c="4"/></text:span></text:span><text:span text:style-name="Source_20_Text"><text:span text:style-name="T1">"group": "root",</text:span></text:span></text:p>
          <text:p text:style-name="P173"><text:span text:style-name="Source_20_Text"><text:span text:style-name="T4"><text:s text:c="4"/></text:span></text:span><text:span text:style-name="Source_20_Text"><text:span text:style-name="T1">"md5sum": "65a4290ee5559756ad04e558b0e0c4e3",</text:span></text:span></text:p>
          <text:p text:style-name="P173"><text:span text:style-name="Source_20_Text"><text:span text:style-name="T4"><text:s text:c="4"/></text:span></text:span><text:span text:style-name="Source_20_Text"><text:span text:style-name="T1">"mode": "0644",</text:span></text:span></text:p>
          <text:p text:style-name="P173"><text:span text:style-name="Source_20_Text"><text:span text:style-name="T4"><text:s text:c="4"/></text:span></text:span><text:span text:style-name="Source_20_Text"><text:span text:style-name="T1">"owner": "root",</text:span></text:span></text:p>
          <text:p text:style-name="P173"><text:span text:style-name="Source_20_Text"><text:span text:style-name="T4"><text:s text:c="4"/></text:span></text:span><text:span text:style-name="Source_20_Text"><text:span text:style-name="T1">"secontext": "system_u:object_r:etc_t:s0",</text:span></text:span></text:p>
          <text:p text:style-name="P173"><text:span text:style-name="Source_20_Text"><text:span text:style-name="T4"><text:s text:c="4"/></text:span></text:span><text:span text:style-name="Source_20_Text"><text:span text:style-name="T1">"size": 19,</text:span></text:span></text:p>
          <text:p text:style-name="P173"><text:span text:style-name="Source_20_Text"><text:span text:style-name="T4"><text:s text:c="4"/></text:span></text:span><text:span text:style-name="Source_20_Text"><text:span text:style-name="T1">"src": "/home/devops/.ansible/tmp/ansible-tmp-1534387341.14-178337610750037/source",</text:span></text:span></text:p>
          <text:p text:style-name="P173"><text:span text:style-name="Source_20_Text"><text:span text:style-name="T4"><text:s text:c="4"/></text:span></text:span><text:span text:style-name="Source_20_Text"><text:span text:style-name="T1">"state": "file",</text:span></text:span></text:p>
          <text:p text:style-name="P173"><text:span text:style-name="Source_20_Text"><text:span text:style-name="T4"><text:s text:c="4"/></text:span></text:span><text:span text:style-name="Source_20_Text"><text:span text:style-name="T1">"uid": 0</text:span></text:span></text:p>
          <text:p text:style-name="P173"><text:span text:style-name="Source_20_Text"><text:span text:style-name="T1">}</text:span></text:span></text:p>
          <text:p text:style-name="P173"><text:span text:style-name="Source_20_Text"><text:span text:style-name="T1">Output Omitted...</text:span></text:span></text:p>
        </text:list-item>
        <text:list-item>
          <text:p text:style-name="P100"><text:span text:style-name="T1">Execute an ad hoc command to verify the changes to</text:span><text:span text:style-name="Source_20_Text"><text:span text:style-name="T2">/etc/motd</text:span></text:span><text:span text:style-name="T1">on all of the remote hosts:</text:span></text:p>
          <text:p text:style-name="P137"><text:span text:style-name="Source_20_Text"><text:span text:style-name="T1">[devops@bastion ansible_implementation]$ ansible all -m command -a 'cat /etc/motd' -u devops --private-key=~/.ssh/id_rsa --become</text:span></text:span></text:p>
          <text:p text:style-name="P39">Sample Output</text:p>
          <text:p text:style-name="P137"><text:span text:style-name="Source_20_Text"><text:span text:style-name="T1">app1.${GUID}.internal | SUCCESS | rc=0 &gt;&gt;</text:span></text:span></text:p>
          <text:p text:style-name="P173"><text:span text:style-name="Source_20_Text"><text:span text:style-name="T1">Managed by Ansible</text:span></text:span></text:p>
          <text:p text:style-name="P176"/>
          <text:p text:style-name="P173"><text:span text:style-name="Source_20_Text"><text:span text:style-name="T1">support1.${GUID}.internal | SUCCESS | rc=0 &gt;&gt;</text:span></text:span></text:p>
          <text:p text:style-name="P173"><text:span text:style-name="Source_20_Text"><text:span text:style-name="T1">Managed by Ansible</text:span></text:span></text:p>
          <text:p text:style-name="P176"/>
          <text:p text:style-name="P173"><text:span text:style-name="Source_20_Text"><text:span text:style-name="T1">frontend1.${GUID}.internal | SUCCESS | rc=0 &gt;&gt;</text:span></text:span></text:p>
          <text:p text:style-name="P173"><text:span text:style-name="Source_20_Text"><text:span text:style-name="T1">Managed by Ansible</text:span></text:span></text:p>
          <text:p text:style-name="P176"/>
          <text:p text:style-name="P173"><text:span text:style-name="Source_20_Text"><text:span text:style-name="T1">appdb1.${GUID}.internal | SUCCESS | rc=0 &gt;&gt;</text:span></text:span></text:p>
          <text:p text:style-name="P173"><text:span text:style-name="Source_20_Text"><text:span text:style-name="T1">Managed by Ansible</text:span></text:span></text:p>
          <text:p text:style-name="P176"/>
          <text:p text:style-name="P173"><text:span text:style-name="Source_20_Text"><text:span text:style-name="T1">app2.${GUID}.internal | SUCCESS | rc=0 &gt;&gt;</text:span></text:span></text:p>
          <text:p text:style-name="P173"><text:span text:style-name="Source_20_Text"><text:span text:style-name="T1">Managed by Ansible</text:span></text:span></text:p>
        </text:list-item>
      </text:list>
      <text:h text:style-name="P15" text:outline-level="2"><text:bookmark text:name="_evaluate_your_progress"/><text:soft-page-break/>5. Evaluate Your Progress</text:h>
      <text:list xml:id="list3189045421" text:style-name="L8">
        <text:list-item>
          <text:p text:style-name="P101"><text:span text:style-name="T1">Change to your home directory (</text:span><text:span text:style-name="Source_20_Text"><text:span text:style-name="T2">/home/devops</text:span></text:span><text:span text:style-name="T1">) before cloning the grading repository:</text:span></text:p>
          <text:p text:style-name="P138"><text:span text:style-name="Source_20_Text"><text:span text:style-name="T1">[devops@bastion ansible_implementation]$ cd ~</text:span></text:span></text:p>
        </text:list-item>
        <text:list-item>
          <text:p text:style-name="P33">Grade your work:</text:p>
          <text:p text:style-name="P138"><text:span text:style-name="Source_20_Text"><text:span text:style-name="T1">[devops@bastion ~]$ git clone https://github.com/prakhar1985/ansible_implementation_grading.git</text:span></text:span></text:p>
          <text:p text:style-name="P174"><text:span text:style-name="Source_20_Text"><text:span text:style-name="T1">[devops@bastion ~]$ cd ansible_implementation_grading/</text:span></text:span></text:p>
          <text:p text:style-name="P174"><text:span text:style-name="Source_20_Text"><text:span text:style-name="T1">[devops@bastion ansible_implementation_grading]$ export GUID=`hostname | awk -F"." '{print $2}'`</text:span></text:span></text:p>
          <text:p text:style-name="P174"><text:span text:style-name="Source_20_Text"><text:span text:style-name="T1">[devops@bastion ansible_implementation_grading]$ ansible-playbook lab-2-grade.yml -e GUID=${GUID}</text:span></text:span></text:p>
        </text:list-item>
        <text:list-item>
          <text:p text:style-name="P33">Correct any reported failures.</text:p>
        </text:list-item>
        <text:list-item>
          <text:p text:style-name="P33">Rerun the script until you see no failure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h text:style-name="P214" text:outline-level="1"><text:bookmark text:name="_static_inventory_and_playbook_lab"/>Static Inventory and Playbook Lab</text:h>
      <text:p text:style-name="P7">In this lab, you set up and configure a static inventory to group managed remote hosts according to their role. Then you test the connection to the remote hosts using a host group. Finally, you write a playbook to set up an Apache web server with static content.</text:p>
      <text:p text:style-name="P12">Goals</text:p>
      <text:list xml:id="list2588891638" text:style-name="L9">
        <text:list-item>
          <text:p text:style-name="P40">Configure a static inventory to add managed hosts in groups</text:p>
        </text:list-item>
        <text:list-item>
          <text:p text:style-name="P40">Write a playbook to check connectivity using a host group</text:p>
        </text:list-item>
        <text:list-item>
          <text:p text:style-name="P40">Set up a static inventory to use inventory variables</text:p>
        </text:list-item>
        <text:list-item>
          <text:p text:style-name="P103"><text:span text:style-name="T5">Write a playbook to deploy an Apache web server to the hosts in the </text:span><text:span text:style-name="Source_20_Text"><text:span text:style-name="T6">webservers</text:span></text:span><text:span text:style-name="T5"> host group</text:span></text:p>
        </text:list-item>
      </text:list>
      <text:h text:style-name="P16" text:outline-level="2"><text:bookmark text:name="labexercises1"/>1. Connect to Environment</text:h>
      <text:list xml:id="list2018830668" text:style-name="L10">
        <text:list-item>
          <text:p text:style-name="P41">Set some useful environment variables:</text:p>
          <text:p text:style-name="P140"><text:span text:style-name="Source_20_Text"><text:span text:style-name="T7">[laptop ]$ export GUID=&lt;"GUID from email"&gt;</text:span></text:span></text:p>
          <text:p text:style-name="P187"><text:span text:style-name="Source_20_Text"><text:span text:style-name="T7">[laptop ]$ export MYKEY=&lt;~/.ssh/your_key.pem&gt;</text:span></text:span></text:p>
          <text:p text:style-name="P187"><text:span text:style-name="Source_20_Text"><text:span text:style-name="T7">[laptop ]$ export MYUSER=&lt;username-company.com&gt;</text:span></text:span></text:p>
          <text:p text:style-name="P66">Example</text:p>
          <text:p text:style-name="P140"><text:span text:style-name="Source_20_Text"><text:span text:style-name="T7">[laptop ]$ export GUID=e4gh</text:span></text:span></text:p>
          <text:p text:style-name="P187"><text:span text:style-name="Source_20_Text"><text:span text:style-name="T7">[laptop ]$ export MYKEY=~/.ssh/psrivatkey</text:span></text:span></text:p>
          <text:p text:style-name="P187"><text:span text:style-name="Source_20_Text"><text:span text:style-name="T7">[laptop ]$ export MYUSER=psrivast-redhat.com</text:span></text:span></text:p>
        </text:list-item>
        <text:list-item>
          <text:p text:style-name="P104"><text:span text:style-name="T5">Connect to the </text:span><text:span text:style-name="Source_20_Text"><text:span text:style-name="T6">bastion</text:span></text:span><text:span text:style-name="T5"> host with your OPENTLC ID and private key:</text:span></text:p>
          <text:p text:style-name="P140"><text:span text:style-name="Source_20_Text"><text:span text:style-name="T7">[laptop ]$ ssh -i ${MYKEY} ${MYUSER}@bastion.${GUID}.example.opentlc.com</text:span></text:span></text:p>
        </text:list-item>
      </text:list>
      <text:h text:style-name="P16" text:outline-level="2"><text:bookmark text:name="_configure_static_inventory_to_add_host_groups"/>2. Configure Static Inventory to Add Host Groups</text:h>
      <text:p text:style-name="P3"><text:span text:style-name="T5">In this section, you configure a static inventory and add managed hosts to the </text:span><text:span text:style-name="Source_20_Text"><text:span text:style-name="T6">hosts</text:span></text:span><text:span text:style-name="T5"> file, grouped by their roles:</text:span></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18">Managed Host</text:p>
            </table:table-cell>
            <table:table-cell table:style-name="Table3.A1" office:value-type="string">
              <text:p text:style-name="P18">Host Group Name</text:p>
            </table:table-cell>
            <table:table-cell table:style-name="Table3.A1" office:value-type="string">
              <text:p text:style-name="P18">Role</text:p>
            </table:table-cell>
          </table:table-row>
        </table:table-header-rows>
        <table:table-row>
          <table:table-cell table:style-name="Table3.A1" office:value-type="string">
            <text:p text:style-name="P8"><text:span text:style-name="Source_20_Text"><text:span text:style-name="T21">frontend1.${GUID}.internal</text:span></text:span></text:p>
          </table:table-cell>
          <table:table-cell table:style-name="Table3.A1" office:value-type="string">
            <text:p text:style-name="P8"><text:span text:style-name="Source_20_Text"><text:span text:style-name="T21">lb</text:span></text:span></text:p>
          </table:table-cell>
          <table:table-cell table:style-name="Table3.A1" office:value-type="string">
            <text:p text:style-name="P9">Load balancer server</text:p>
          </table:table-cell>
        </table:table-row>
        <table:table-row table:style-name="Table3.3">
          <table:table-cell table:style-name="Table3.A1" office:value-type="string">
            <text:p text:style-name="P8"><text:span text:style-name="Source_20_Text"><text:span text:style-name="T21">appdb1.${GUID}.internal</text:span></text:span></text:p>
          </table:table-cell>
          <table:table-cell table:style-name="Table3.A1" office:value-type="string">
            <text:p text:style-name="P8"><text:span text:style-name="Source_20_Text"><text:span text:style-name="T21">db</text:span></text:span></text:p>
          </table:table-cell>
          <table:table-cell table:style-name="Table3.A1" office:value-type="string">
            <text:p text:style-name="P9">Database server</text:p>
          </table:table-cell>
        </table:table-row>
        <table:table-row>
          <table:table-cell table:style-name="Table3.A1" office:value-type="string">
            <text:p text:style-name="P8"><text:span text:style-name="Source_20_Text"><text:span text:style-name="T21">app1.${GUID}.internal</text:span></text:span></text:p>
          </table:table-cell>
          <table:table-cell table:style-name="Table3.A1" office:value-type="string">
            <text:p text:style-name="P8"><text:span text:style-name="Source_20_Text"><text:span text:style-name="T21">webservers</text:span></text:span></text:p>
          </table:table-cell>
          <table:table-cell table:style-name="Table3.A1" office:value-type="string">
            <text:p text:style-name="P9">Apache web server</text:p>
          </table:table-cell>
        </table:table-row>
        <table:table-row table:style-name="Table3.3">
          <table:table-cell table:style-name="Table3.A1" office:value-type="string">
            <text:p text:style-name="P8"><text:span text:style-name="Source_20_Text"><text:span text:style-name="T21">app2.${GUID}.internal</text:span></text:span></text:p>
          </table:table-cell>
          <table:table-cell table:style-name="Table3.A1" office:value-type="string">
            <text:p text:style-name="P8"><text:span text:style-name="Source_20_Text"><text:span text:style-name="T21">webservers</text:span></text:span></text:p>
          </table:table-cell>
          <table:table-cell table:style-name="Table3.A1" office:value-type="string">
            <text:p text:style-name="P9">Apache web server</text:p>
          </table:table-cell>
        </table:table-row>
      </table:table>
      <text:list xml:id="list1093768992" text:style-name="L11">
        <text:list-item>
          <text:p text:style-name="P105"><text:span text:style-name="T5">Append the host groups to the end of the </text:span><text:span text:style-name="Source_20_Text"><text:span text:style-name="T6">/home/devops/ansible_implementation/hosts</text:span></text:span><text:span text:style-name="T5"> static inventory file:</text:span></text:p>
          <text:p text:style-name="P141"><text:span text:style-name="Source_20_Text"><text:span text:style-name="T7">[user-company.com@bastion ~]$ sudo -i</text:span></text:span></text:p>
          <text:p text:style-name="P188"><text:span text:style-name="Source_20_Text"><text:span text:style-name="T7">[root@bastion ~]</text:span></text:span><text:span text:style-name="Source_20_Text"><text:span text:style-name="T8"># su - devops</text:span></text:span></text:p>
          <text:p text:style-name="P188"><text:span text:style-name="Source_20_Text"><text:span text:style-name="T7">[devops@bastion ~]$ export GUID=`hostname | awk -F"." '{print $2}'`</text:span></text:span></text:p>
          <text:p text:style-name="P188"><text:span text:style-name="Source_20_Text"><text:span text:style-name="T7">[devops@bastion ~]$ cd ~/ansible_implementation</text:span></text:span></text:p>
          <text:p text:style-name="P188"><text:span text:style-name="Source_20_Text"><text:span text:style-name="T7">[devops@bastion ansible_implementation]$ cat &lt;&lt; EOF &gt;&gt; /home/devops/ansible_implementation/hosts</text:span></text:span></text:p>
          <text:p text:style-name="P188"><text:span text:style-name="Source_20_Text"><text:span text:style-name="T7">[lb]</text:span></text:span></text:p>
          <text:p text:style-name="P188"><text:span text:style-name="Source_20_Text"><text:span text:style-name="T7">frontend1.${GUID}.internal</text:span></text:span></text:p>
          <text:p text:style-name="P177"/>
          <text:p text:style-name="P188"><text:span text:style-name="Source_20_Text"><text:span text:style-name="T7">[webservers]</text:span></text:span></text:p>
          <text:p text:style-name="P188"><text:span text:style-name="Source_20_Text"><text:span text:style-name="T7">app1.${GUID}.internal</text:span></text:span></text:p>
          <text:p text:style-name="P188"><text:span text:style-name="Source_20_Text"><text:span text:style-name="T7">app2.${GUID}.internal</text:span></text:span></text:p>
          <text:p text:style-name="P177"/>
          <text:p text:style-name="P188"><text:span text:style-name="Source_20_Text"><text:span text:style-name="T7">[db]</text:span></text:span></text:p>
          <text:p text:style-name="P188"><text:span text:style-name="Source_20_Text"><text:span text:style-name="T7">appdb1.${GUID}.internal</text:span></text:span></text:p>
          <text:p text:style-name="P177"/>
          <text:p text:style-name="P188"><text:span text:style-name="Source_20_Text"><text:span text:style-name="T7">EOF</text:span></text:span></text:p>
        </text:list-item>
        <text:list-item>
          <text:p text:style-name="P105"><text:span text:style-name="T5">Verify the contents of the </text:span><text:span text:style-name="Source_20_Text"><text:span text:style-name="T6">hosts</text:span></text:span><text:span text:style-name="T5"> file:</text:span></text:p>
          <text:p text:style-name="P141"><text:span text:style-name="Source_20_Text"><text:span text:style-name="T7">[devops@bastion ansible_implementation]$ cat hosts</text:span></text:span></text:p>
          <text:p text:style-name="P67">Sample Output</text:p>
          <text:p text:style-name="P141"><text:span text:style-name="Source_20_Text"><text:span text:style-name="T7">frontend1.${GUID}.internal</text:span></text:span></text:p>
          <text:p text:style-name="P188"><text:span text:style-name="Source_20_Text"><text:span text:style-name="T7">appdb1.${GUID}.internal</text:span></text:span></text:p>
          <text:p text:style-name="P188"><text:span text:style-name="Source_20_Text"><text:span text:style-name="T7">app1.${GUID}.internal</text:span></text:span></text:p>
          <text:p text:style-name="P188"><text:soft-page-break/><text:span text:style-name="Source_20_Text"><text:span text:style-name="T7">support1.${GUID}.internal</text:span></text:span></text:p>
          <text:p text:style-name="P188"><text:span text:style-name="Source_20_Text"><text:span text:style-name="T7">app2.${GUID}.internal</text:span></text:span></text:p>
          <text:p text:style-name="P188"><text:span text:style-name="Source_20_Text"><text:span text:style-name="T7">[lb]</text:span></text:span></text:p>
          <text:p text:style-name="P188"><text:span text:style-name="Source_20_Text"><text:span text:style-name="T7">frontend1.${GUID}.internal</text:span></text:span></text:p>
          <text:p text:style-name="P177"/>
          <text:p text:style-name="P188"><text:span text:style-name="Source_20_Text"><text:span text:style-name="T7">[webservers]</text:span></text:span></text:p>
          <text:p text:style-name="P188"><text:span text:style-name="Source_20_Text"><text:span text:style-name="T7">app1.${GUID}.internal</text:span></text:span></text:p>
          <text:p text:style-name="P188"><text:span text:style-name="Source_20_Text"><text:span text:style-name="T7">app2.${GUID}.internal</text:span></text:span></text:p>
          <text:p text:style-name="P177"/>
          <text:p text:style-name="P188"><text:span text:style-name="Source_20_Text"><text:span text:style-name="T7">[db]</text:span></text:span></text:p>
          <text:p text:style-name="P188"><text:span text:style-name="Source_20_Text"><text:span text:style-name="T7">appdb1.${GUID}.internal</text:span></text:span></text:p>
        </text:list-item>
      </text:list>
      <text:h text:style-name="P16" text:outline-level="2"><text:bookmark text:name="_write_playbook_to_verify_connectivity"/>3. Write Playbook to Verify Connectivity</text:h>
      <text:p text:style-name="P3"><text:span text:style-name="T5">In this section, you write a playbook that uses the </text:span><text:span text:style-name="Source_20_Text"><text:span text:style-name="T6">ping</text:span></text:span><text:span text:style-name="T5"> module to verify the connection to the managed hosts in the </text:span><text:span text:style-name="Source_20_Text"><text:span text:style-name="T6">webservers</text:span></text:span><text:span text:style-name="T5"> host group.</text:span></text:p>
      <text:list xml:id="list4202144827" text:style-name="L12">
        <text:list-item>
          <text:p text:style-name="P106"><text:span text:style-name="T5">As the </text:span><text:span text:style-name="Source_20_Text"><text:span text:style-name="T6">devops</text:span></text:span><text:span text:style-name="T5"> user, write a playbook to check connectivity to </text:span><text:span text:style-name="Source_20_Text"><text:span text:style-name="T6">webservers</text:span></text:span><text:span text:style-name="T5">:</text:span></text:p>
          <text:p text:style-name="P142"><text:span text:style-name="Source_20_Text"><text:span text:style-name="T7">[devops@bastion ansible_implementation]$ cat &lt;&lt; EOF &gt; check_webservers.yml</text:span></text:span></text:p>
          <text:p text:style-name="P189"><text:span text:style-name="Source_20_Text"><text:span text:style-name="T7">- hosts: webservers</text:span></text:span></text:p>
          <text:p text:style-name="P189"><text:span text:style-name="Source_20_Text"><text:span text:style-name="T9"><text:s text:c="2"/></text:span></text:span><text:span text:style-name="Source_20_Text"><text:span text:style-name="T7">tasks:</text:span></text:span></text:p>
          <text:p text:style-name="P189"><text:span text:style-name="Source_20_Text"><text:span text:style-name="T9"><text:s text:c="2"/></text:span></text:span><text:span text:style-name="Source_20_Text"><text:span text:style-name="T7">- name: Check connectivity</text:span></text:span></text:p>
          <text:p text:style-name="P189"><text:span text:style-name="Source_20_Text"><text:span text:style-name="T9"><text:s text:c="4"/></text:span></text:span><text:span text:style-name="Source_20_Text"><text:span text:style-name="T7">ping:</text:span></text:span></text:p>
          <text:p text:style-name="P189"><text:span text:style-name="Source_20_Text"><text:span text:style-name="T7">EOF</text:span></text:span></text:p>
        </text:list-item>
        <text:list-item>
          <text:p text:style-name="P106"><text:span text:style-name="T5">Use </text:span><text:span text:style-name="Source_20_Text"><text:span text:style-name="T6">--syntax-check</text:span></text:span><text:span text:style-name="T5"> to verify the syntax of your playbook:</text:span></text:p>
          <text:p text:style-name="P142"><text:span text:style-name="Source_20_Text"><text:span text:style-name="T7">[devops@bastion ansible_implementation]$ ansible-playbook --syntax-check check_webservers.yml -u devops --private-key=~/.ssh/id_rsa</text:span></text:span></text:p>
          <text:p text:style-name="P68">Sample Output</text:p>
          <text:p text:style-name="P142"><text:span text:style-name="Source_20_Text"><text:span text:style-name="T7">playbook: check_webserver.yml</text:span></text:span></text:p>
        </text:list-item>
        <text:list-item>
          <text:p text:style-name="P106"><text:span text:style-name="T5">Use </text:span><text:span text:style-name="Source_20_Text"><text:span text:style-name="T6">--check</text:span></text:span><text:span text:style-name="T5"> to perform a dry run of the playbook:</text:span></text:p>
          <text:p text:style-name="P142"><text:soft-page-break/><text:span text:style-name="Source_20_Text"><text:span text:style-name="T7">[devops@bastion ansible_implementation]$ ansible-playbook --check check_webservers.yml -u devops --private-key=~/.ssh/id_rsa</text:span></text:span></text:p>
          <text:p text:style-name="P68">Sample Output</text:p>
          <text:p text:style-name="P142"><text:span text:style-name="Source_20_Text"><text:span text:style-name="T7">PLAY [webservers] **********************************************************************************************************************</text:span></text:span></text:p>
          <text:p text:style-name="P178"/>
          <text:p text:style-name="P189"><text:span text:style-name="Source_20_Text"><text:span text:style-name="T7">TASK [Gathering Facts] *****************************************************************************************************************</text:span></text:span></text:p>
          <text:p text:style-name="P189"><text:span text:style-name="Source_20_Text"><text:span text:style-name="T7">ok: [app1.${GUID}.internal]</text:span></text:span></text:p>
          <text:p text:style-name="P189"><text:span text:style-name="Source_20_Text"><text:span text:style-name="T7">ok: [app2.${GUID}.internal]</text:span></text:span></text:p>
          <text:p text:style-name="P178"/>
          <text:p text:style-name="P189"><text:span text:style-name="Source_20_Text"><text:span text:style-name="T7">TASK [Check connectivity] **************************************************************************************************************</text:span></text:span></text:p>
          <text:p text:style-name="P189"><text:span text:style-name="Source_20_Text"><text:span text:style-name="T7">ok: [app1.${GUID}.internal]</text:span></text:span></text:p>
          <text:p text:style-name="P189"><text:span text:style-name="Source_20_Text"><text:span text:style-name="T7">ok: [app2.${GUID}.internal]</text:span></text:span></text:p>
          <text:p text:style-name="P178"/>
          <text:p text:style-name="P189"><text:span text:style-name="Source_20_Text"><text:span text:style-name="T7">PLAY RECAP *****************************************************************************************************************************</text:span></text:span></text:p>
          <text:p text:style-name="P189"><text:span text:style-name="Source_20_Text"><text:span text:style-name="T7">app1.${GUID}.internal <text:s text:c="8"/>: ok=2 <text:s text:c="3"/>changed=0 <text:s text:c="3"/>unreachable=0 <text:s text:c="3"/>failed=0</text:span></text:span></text:p>
          <text:p text:style-name="P189"><text:span text:style-name="Source_20_Text"><text:span text:style-name="T7">app2.${GUID}.internal <text:s text:c="8"/>: ok=2 <text:s text:c="3"/>changed=0 <text:s text:c="3"/>unreachable=0 <text:s text:c="3"/>failed=0</text:span></text:span></text:p>
        </text:list-item>
        <text:list-item>
          <text:p text:style-name="P42">Run the playbook:</text:p>
          <text:p text:style-name="P142"><text:span text:style-name="Source_20_Text"><text:span text:style-name="T7">[devops@bastion ansible_implementation]$ ansible-playbook check_webservers.yml -u devops --private-key=~/.ssh/id_rsa</text:span></text:span></text:p>
          <text:p text:style-name="P68">Sample Output</text:p>
          <text:p text:style-name="P142"><text:soft-page-break/><text:span text:style-name="Source_20_Text"><text:span text:style-name="T7">PLAY [webservers] **********************************************************************************************************************</text:span></text:span></text:p>
          <text:p text:style-name="P178"/>
          <text:p text:style-name="P189"><text:span text:style-name="Source_20_Text"><text:span text:style-name="T7">TASK [Gathering Facts] *****************************************************************************************************************</text:span></text:span></text:p>
          <text:p text:style-name="P189"><text:span text:style-name="Source_20_Text"><text:span text:style-name="T7">ok: [app1.${GUID}.internal]</text:span></text:span></text:p>
          <text:p text:style-name="P189"><text:span text:style-name="Source_20_Text"><text:span text:style-name="T7">ok: [app2.${GUID}.internal]</text:span></text:span></text:p>
          <text:p text:style-name="P178"/>
          <text:p text:style-name="P189"><text:span text:style-name="Source_20_Text"><text:span text:style-name="T7">TASK [Check connectivity] **************************************************************************************************************</text:span></text:span></text:p>
          <text:p text:style-name="P189"><text:span text:style-name="Source_20_Text"><text:span text:style-name="T7">ok: [app1.${GUID}.internal]</text:span></text:span></text:p>
          <text:p text:style-name="P189"><text:span text:style-name="Source_20_Text"><text:span text:style-name="T7">ok: [app2.${GUID}.internal]</text:span></text:span></text:p>
          <text:p text:style-name="P178"/>
          <text:p text:style-name="P189"><text:span text:style-name="Source_20_Text"><text:span text:style-name="T7">PLAY RECAP *****************************************************************************************************************************</text:span></text:span></text:p>
          <text:p text:style-name="P189"><text:span text:style-name="Source_20_Text"><text:span text:style-name="T7">app1.${GUID}.internal <text:s text:c="8"/>: ok=2 <text:s text:c="3"/>changed=0 <text:s text:c="3"/>unreachable=0 <text:s text:c="3"/>failed=0</text:span></text:span></text:p>
          <text:p text:style-name="P189"><text:span text:style-name="Source_20_Text"><text:span text:style-name="T7">app2.${GUID}.internal <text:s text:c="8"/>: ok=2 <text:s text:c="3"/>changed=0 <text:s text:c="3"/>unreachable=0 <text:s text:c="3"/>failed=0</text:span></text:span></text:p>
          <text:list>
            <text:list-item>
              <text:p text:style-name="P106"><text:span text:style-name="T5">Note that the play in the playbook is running on </text:span><text:span text:style-name="Source_20_Text"><text:span text:style-name="T6">app1</text:span></text:span><text:span text:style-name="T5"> and </text:span><text:span text:style-name="Source_20_Text"><text:span text:style-name="T6">app2</text:span></text:span><text:span text:style-name="T5"> as both of the systems are member of the </text:span><text:span text:style-name="Source_20_Text"><text:span text:style-name="T6">webservers</text:span></text:span><text:span text:style-name="T5"> host group.</text:span></text:p>
            </text:list-item>
          </text:list>
        </text:list-item>
      </text:list>
      <text:h text:style-name="P16" text:outline-level="2"><text:bookmark text:name="_set_up_static_inventory_to_use_inventory_variables"/>4. Set Up Static Inventory to Use Inventory Variables</text:h>
      <text:p text:style-name="P3"><text:span text:style-name="T5">In this section, you configure the </text:span><text:span text:style-name="Source_20_Text"><text:span text:style-name="T6">hosts</text:span></text:span><text:span text:style-name="T5"> inventory file to use an inventory variable so that you do not have to include </text:span><text:span text:style-name="Source_20_Text"><text:span text:style-name="T6">-u</text:span></text:span><text:span text:style-name="T5"> and </text:span><text:span text:style-name="Source_20_Text"><text:span text:style-name="T6">--private-key</text:span></text:span><text:span text:style-name="T5"> options to specify the remote user and private key.</text:span></text:p>
      <text:list xml:id="list467507316" text:style-name="L13">
        <text:list-item>
          <text:p text:style-name="P107"><text:span text:style-name="T5">Append the inventory to the </text:span><text:span text:style-name="Source_20_Text"><text:span text:style-name="T6">hosts</text:span></text:span><text:span text:style-name="T5"> file:</text:span></text:p>
          <text:p text:style-name="P143"><text:soft-page-break/><text:span text:style-name="Source_20_Text"><text:span text:style-name="T7">devops@bastion ansible_implementation]$ cat &lt;&lt; EOF &gt;&gt; /home/devops/ansible_implementation/hosts</text:span></text:span></text:p>
          <text:p text:style-name="P190"><text:span text:style-name="Source_20_Text"><text:span text:style-name="T7">[webservers:vars]</text:span></text:span></text:p>
          <text:p text:style-name="P190"><text:span text:style-name="Source_20_Text"><text:span text:style-name="T7">ansible_user = devops</text:span></text:span></text:p>
          <text:p text:style-name="P190"><text:span text:style-name="Source_20_Text"><text:span text:style-name="T7">ansible_ssh_private_key_file = /home/devops/.ssh/id_rsa</text:span></text:span></text:p>
          <text:p text:style-name="P190"><text:span text:style-name="Source_20_Text"><text:span text:style-name="T7">EOF</text:span></text:span></text:p>
        </text:list-item>
        <text:list-item>
          <text:p text:style-name="P107"><text:span text:style-name="T5">Verify the contents of the </text:span><text:span text:style-name="Source_20_Text"><text:span text:style-name="T6">hosts</text:span></text:span><text:span text:style-name="T5"> file:</text:span></text:p>
          <text:p text:style-name="P143"><text:span text:style-name="Source_20_Text"><text:span text:style-name="T7">[devops@bastion ansible_implementation]$ cat hosts</text:span></text:span></text:p>
          <text:p text:style-name="P69">Sample Output</text:p>
          <text:p text:style-name="P143"><text:span text:style-name="Source_20_Text"><text:span text:style-name="T7">Output Omitted....</text:span></text:span></text:p>
          <text:p text:style-name="P179"/>
          <text:p text:style-name="P190"><text:span text:style-name="Source_20_Text"><text:span text:style-name="T7">[webservers]</text:span></text:span></text:p>
          <text:p text:style-name="P190"><text:span text:style-name="Source_20_Text"><text:span text:style-name="T7">app1.${GUID}.internal</text:span></text:span></text:p>
          <text:p text:style-name="P190"><text:span text:style-name="Source_20_Text"><text:span text:style-name="T7">app2.${GUID}.internal</text:span></text:span></text:p>
          <text:p text:style-name="P179"/>
          <text:p text:style-name="P190"><text:span text:style-name="Source_20_Text"><text:span text:style-name="T7">[db]</text:span></text:span></text:p>
          <text:p text:style-name="P190"><text:span text:style-name="Source_20_Text"><text:span text:style-name="T7">appdb1.${GUID}.internal</text:span></text:span></text:p>
          <text:p text:style-name="P190"><text:span text:style-name="Source_20_Text"><text:span text:style-name="T7">[webservers:vars]</text:span></text:span></text:p>
          <text:p text:style-name="P190"><text:span text:style-name="Source_20_Text"><text:span text:style-name="T7">ansible_user = devops</text:span></text:span></text:p>
          <text:p text:style-name="P190"><text:span text:style-name="Source_20_Text"><text:span text:style-name="T7">ansible_ssh_private_key_file = /home/devops/.ssh/id_rsa</text:span></text:span></text:p>
        </text:list-item>
        <text:list-item>
          <text:p text:style-name="P107"><text:span text:style-name="T5">Run the </text:span><text:span text:style-name="Source_20_Text"><text:span text:style-name="T6">check_webservers.yml</text:span></text:span><text:span text:style-name="T5"> playbook again without specifying any options:</text:span></text:p>
          <text:p text:style-name="P143"><text:span text:style-name="Source_20_Text"><text:span text:style-name="T7">[devops@bastion ansible_implementation]$ ansible-playbook check_webservers.yml</text:span></text:span></text:p>
          <text:p text:style-name="P69">Sample Output</text:p>
          <text:p text:style-name="P143"><text:span text:style-name="Source_20_Text"><text:span text:style-name="T7">PLAY [webservers] **********************************************************************************************************************</text:span></text:span></text:p>
          <text:p text:style-name="P179"/>
          <text:p text:style-name="P190"><text:soft-page-break/><text:span text:style-name="Source_20_Text"><text:span text:style-name="T7">TASK [Gathering Facts] *****************************************************************************************************************</text:span></text:span></text:p>
          <text:p text:style-name="P190"><text:span text:style-name="Source_20_Text"><text:span text:style-name="T7">ok: [app2.${GUID}.internal]</text:span></text:span></text:p>
          <text:p text:style-name="P190"><text:span text:style-name="Source_20_Text"><text:span text:style-name="T7">ok: [app1.${GUID}.internal]</text:span></text:span></text:p>
          <text:p text:style-name="P179"/>
          <text:p text:style-name="P190"><text:span text:style-name="Source_20_Text"><text:span text:style-name="T7">TASK [Check connectivity] **************************************************************************************************************</text:span></text:span></text:p>
          <text:p text:style-name="P190"><text:span text:style-name="Source_20_Text"><text:span text:style-name="T7">ok: [app2.${GUID}.internal]</text:span></text:span></text:p>
          <text:p text:style-name="P190"><text:span text:style-name="Source_20_Text"><text:span text:style-name="T7">ok: [app1.${GUID}.internal]</text:span></text:span></text:p>
          <text:p text:style-name="P179"/>
          <text:p text:style-name="P190"><text:span text:style-name="Source_20_Text"><text:span text:style-name="T7">PLAY RECAP *****************************************************************************************************************************</text:span></text:span></text:p>
          <text:p text:style-name="P190"><text:span text:style-name="Source_20_Text"><text:span text:style-name="T7">app1.${GUID}.internal <text:s text:c="8"/>: ok=2 <text:s text:c="3"/>changed=0 <text:s text:c="3"/>unreachable=0 <text:s text:c="3"/>failed=0</text:span></text:span></text:p>
          <text:p text:style-name="P190"><text:span text:style-name="Source_20_Text"><text:span text:style-name="T7">app2.${GUID}.internal <text:s text:c="8"/>: ok=2 <text:s text:c="3"/>changed=0 <text:s text:c="3"/>unreachable=0 <text:s text:c="3"/>failed=0</text:span></text:span></text:p>
        </text:list-item>
      </text:list>
      <text:h text:style-name="P16" text:outline-level="2"><text:bookmark text:name="_write_deploy_and_test_playbook"/>5. Write, Deploy, and Test Playbook</text:h>
      <text:p text:style-name="P3"><text:span text:style-name="T5">In this section, you write a playbook to deploy an Apache web server on the </text:span><text:span text:style-name="Source_20_Text"><text:span text:style-name="T6">webservers</text:span></text:span><text:span text:style-name="T5"> host group using the </text:span><text:span text:style-name="Source_20_Text"><text:span text:style-name="T6">yum</text:span></text:span><text:span text:style-name="T5">, </text:span><text:span text:style-name="Source_20_Text"><text:span text:style-name="T6">service</text:span></text:span><text:span text:style-name="T5">, and </text:span><text:span text:style-name="Source_20_Text"><text:span text:style-name="T6">copy</text:span></text:span><text:span text:style-name="T5"> modules.</text:span></text:p>
      <text:list xml:id="list223948458" text:style-name="L14">
        <text:list-item>
          <text:p text:style-name="P108"><text:span text:style-name="T5">Write a playbook to deploy the Apache (HTTPD) web server—but this time, rather than specifying the </text:span><text:span text:style-name="Source_20_Text"><text:span text:style-name="T6">--become</text:span></text:span><text:span text:style-name="T5"> or </text:span><text:span text:style-name="Source_20_Text"><text:span text:style-name="T6">-b</text:span></text:span><text:span text:style-name="T5"> option for privileged escalation, use </text:span><text:span text:style-name="Source_20_Text"><text:span text:style-name="T6">become: yes</text:span></text:span><text:span text:style-name="T5"> in your playbook:</text:span></text:p>
          <text:p text:style-name="P144"><text:span text:style-name="Source_20_Text"><text:span text:style-name="T7">[devops@bastion ansible_implementation]$ cat &lt;&lt; EOF &gt; /home/devops/ansible_implementation/deploy_apache.yml</text:span></text:span></text:p>
          <text:p text:style-name="P191"><text:span text:style-name="Source_20_Text"><text:span text:style-name="T7">- hosts: webservers</text:span></text:span></text:p>
          <text:p text:style-name="P191"><text:span text:style-name="Source_20_Text"><text:span text:style-name="T9"><text:s text:c="2"/></text:span></text:span><text:span text:style-name="Source_20_Text"><text:span text:style-name="T7">become: yes</text:span></text:span></text:p>
          <text:p text:style-name="P191"><text:span text:style-name="Source_20_Text"><text:span text:style-name="T9"><text:s text:c="2"/></text:span></text:span><text:span text:style-name="Source_20_Text"><text:span text:style-name="T7">tasks:</text:span></text:span></text:p>
          <text:p text:style-name="P191"><text:soft-page-break/><text:span text:style-name="Source_20_Text"><text:span text:style-name="T9"><text:s text:c="2"/></text:span></text:span><text:span text:style-name="Source_20_Text"><text:span text:style-name="T7">- name: Install httpd package</text:span></text:span></text:p>
          <text:p text:style-name="P191"><text:span text:style-name="Source_20_Text"><text:span text:style-name="T9"><text:s text:c="4"/></text:span></text:span><text:span text:style-name="Source_20_Text"><text:span text:style-name="T7">yum:</text:span></text:span></text:p>
          <text:p text:style-name="P191"><text:span text:style-name="Source_20_Text"><text:span text:style-name="T9"><text:s text:c="6"/></text:span></text:span><text:span text:style-name="Source_20_Text"><text:span text:style-name="T7">name: httpd</text:span></text:span></text:p>
          <text:p text:style-name="P191"><text:span text:style-name="Source_20_Text"><text:span text:style-name="T9"><text:s text:c="6"/></text:span></text:span><text:span text:style-name="Source_20_Text"><text:span text:style-name="T7">state: latest</text:span></text:span></text:p>
          <text:p text:style-name="P191"><text:span text:style-name="Source_20_Text"><text:span text:style-name="T9"><text:s text:c="2"/></text:span></text:span><text:span text:style-name="Source_20_Text"><text:span text:style-name="T7">- name: Enable and start httpd service</text:span></text:span></text:p>
          <text:p text:style-name="P191"><text:span text:style-name="Source_20_Text"><text:span text:style-name="T9"><text:s text:c="4"/></text:span></text:span><text:span text:style-name="Source_20_Text"><text:span text:style-name="T7">service:</text:span></text:span></text:p>
          <text:p text:style-name="P191"><text:span text:style-name="Source_20_Text"><text:span text:style-name="T9"><text:s text:c="7"/></text:span></text:span><text:span text:style-name="Source_20_Text"><text:span text:style-name="T7">name: httpd</text:span></text:span></text:p>
          <text:p text:style-name="P191"><text:span text:style-name="Source_20_Text"><text:span text:style-name="T9"><text:s text:c="7"/></text:span></text:span><text:span text:style-name="Source_20_Text"><text:span text:style-name="T7">state: started</text:span></text:span></text:p>
          <text:p text:style-name="P191"><text:span text:style-name="Source_20_Text"><text:span text:style-name="T9"><text:s text:c="7"/></text:span></text:span><text:span text:style-name="Source_20_Text"><text:span text:style-name="T7">enabled: yes</text:span></text:span></text:p>
          <text:p text:style-name="P191"><text:span text:style-name="Source_20_Text"><text:span text:style-name="T9"><text:s text:c="2"/></text:span></text:span><text:span text:style-name="Source_20_Text"><text:span text:style-name="T7">- name: Create index.html file for hosting static content</text:span></text:span></text:p>
          <text:p text:style-name="P191"><text:span text:style-name="Source_20_Text"><text:span text:style-name="T9"><text:s text:c="4"/></text:span></text:span><text:span text:style-name="Source_20_Text"><text:span text:style-name="T7">copy:</text:span></text:span></text:p>
          <text:p text:style-name="P191"><text:span text:style-name="Source_20_Text"><text:span text:style-name="T9"><text:s text:c="6"/></text:span></text:span><text:span text:style-name="Source_20_Text"><text:span text:style-name="T7">content: "Hoorraaayyy!!! My first playbook ran successfully"</text:span></text:span></text:p>
          <text:p text:style-name="P191"><text:span text:style-name="Source_20_Text"><text:span text:style-name="T9"><text:s text:c="6"/></text:span></text:span><text:span text:style-name="Source_20_Text"><text:span text:style-name="T7">dest: /var/www/html/index.html</text:span></text:span></text:p>
          <text:p text:style-name="P191"><text:span text:style-name="Source_20_Text"><text:span text:style-name="T7">EOF</text:span></text:span></text:p>
        </text:list-item>
        <text:list-item>
          <text:p text:style-name="P43">Run your playbook:</text:p>
          <text:p text:style-name="P144"><text:span text:style-name="Source_20_Text"><text:span text:style-name="T7">[devops@bastion ansible_implementation]$ ansible-playbook deploy_apache.yml</text:span></text:span></text:p>
          <text:p text:style-name="P70">Sample Output</text:p>
          <text:p text:style-name="P144"><text:span text:style-name="Source_20_Text"><text:span text:style-name="T7">PLAY [webservers] **********************************************************************************************************************</text:span></text:span></text:p>
          <text:p text:style-name="P180"/>
          <text:p text:style-name="P191"><text:span text:style-name="Source_20_Text"><text:span text:style-name="T7">TASK [Gathering Facts] *****************************************************************************************************************</text:span></text:span></text:p>
          <text:p text:style-name="P191"><text:span text:style-name="Source_20_Text"><text:span text:style-name="T7">ok: [app1.${GUID}.internal]</text:span></text:span></text:p>
          <text:p text:style-name="P191"><text:span text:style-name="Source_20_Text"><text:span text:style-name="T7">ok: [app2.${GUID}.internal]</text:span></text:span></text:p>
          <text:p text:style-name="P180"/>
          <text:p text:style-name="P191"><text:soft-page-break/><text:span text:style-name="Source_20_Text"><text:span text:style-name="T7">TASK [Install httpd package] ***********************************************************************************************************</text:span></text:span></text:p>
          <text:p text:style-name="P191"><text:span text:style-name="Source_20_Text"><text:span text:style-name="T7">changed: [app1.${GUID}.internal]</text:span></text:span></text:p>
          <text:p text:style-name="P191"><text:span text:style-name="Source_20_Text"><text:span text:style-name="T7">changed: [app2.${GUID}.internal]</text:span></text:span></text:p>
          <text:p text:style-name="P180"/>
          <text:p text:style-name="P191"><text:span text:style-name="Source_20_Text"><text:span text:style-name="T7">TASK [Enable and start httpd service] **************************************************************************************************</text:span></text:span></text:p>
          <text:p text:style-name="P191"><text:span text:style-name="Source_20_Text"><text:span text:style-name="T7">changed: [app2.${GUID}.internal]</text:span></text:span></text:p>
          <text:p text:style-name="P191"><text:span text:style-name="Source_20_Text"><text:span text:style-name="T7">changed: [app1.${GUID}.internal]</text:span></text:span></text:p>
          <text:p text:style-name="P180"/>
          <text:p text:style-name="P191"><text:span text:style-name="Source_20_Text"><text:span text:style-name="T7">TASK [Create index.html file for hosting static content] *******************************************************************************</text:span></text:span></text:p>
          <text:p text:style-name="P191"><text:span text:style-name="Source_20_Text"><text:span text:style-name="T7">changed: [app2.${GUID}.internal]</text:span></text:span></text:p>
          <text:p text:style-name="P191"><text:span text:style-name="Source_20_Text"><text:span text:style-name="T7">changed: [app1.${GUID}.internal]</text:span></text:span></text:p>
          <text:p text:style-name="P180"/>
          <text:p text:style-name="P191"><text:span text:style-name="Source_20_Text"><text:span text:style-name="T7">PLAY RECAP *****************************************************************************************************************************</text:span></text:span></text:p>
          <text:p text:style-name="P191"><text:span text:style-name="Source_20_Text"><text:span text:style-name="T7">app1.${GUID}.internal <text:s text:c="8"/>: ok=4 <text:s text:c="3"/>changed=3 <text:s text:c="3"/>unreachable=0 <text:s text:c="3"/>failed=0</text:span></text:span></text:p>
          <text:p text:style-name="P191"><text:span text:style-name="Source_20_Text"><text:span text:style-name="T7">app2.${GUID}.internal <text:s text:c="8"/>: ok=4 <text:s text:c="3"/>changed=3 <text:s text:c="3"/>unreachable=0 <text:s text:c="3"/>failed=0</text:span></text:span></text:p>
        </text:list-item>
        <text:list-item>
          <text:p text:style-name="P108"><text:span text:style-name="T5">Verify that you are able to access the web page on the </text:span><text:span text:style-name="Source_20_Text"><text:span text:style-name="T6">app1</text:span></text:span><text:span text:style-name="T5"> host:</text:span></text:p>
          <text:p text:style-name="P144"><text:span text:style-name="Source_20_Text"><text:span text:style-name="T7">[devops@bastion ansible_implementation]$ curl http://app1.${GUID}.internal</text:span></text:span></text:p>
          <text:p text:style-name="P70">Sample Output</text:p>
          <text:p text:style-name="P144"><text:span text:style-name="Source_20_Text"><text:span text:style-name="T7">Hoorraaayyy!!! My first playbook ran successfully</text:span></text:span></text:p>
        </text:list-item>
        <text:list-item>
          <text:p text:style-name="P108"><text:soft-page-break/><text:span text:style-name="T5">Verify that you are able to access the web page on the </text:span><text:span text:style-name="Source_20_Text"><text:span text:style-name="T6">app2</text:span></text:span><text:span text:style-name="T5"> host:</text:span></text:p>
          <text:p text:style-name="P144"><text:span text:style-name="Source_20_Text"><text:span text:style-name="T7">[devops@bastion ansible_implementation]$ curl http://app2.${GUID}.internal</text:span></text:span></text:p>
          <text:p text:style-name="P70">Sample Output</text:p>
          <text:p text:style-name="P144"><text:span text:style-name="Source_20_Text"><text:span text:style-name="T7">Hoorraaayyy!!! My first playbook ran successfully</text:span></text:span></text:p>
        </text:list-item>
      </text:list>
      <text:h text:style-name="P16" text:outline-level="2"><text:bookmark text:name="_evaluate_your_progress1"/>6. Evaluate Your Progress</text:h>
      <text:list xml:id="list3976640185" text:style-name="L15">
        <text:list-item>
          <text:p text:style-name="P44">Grade your work:</text:p>
          <text:p text:style-name="P145"><text:span text:style-name="Source_20_Text"><text:span text:style-name="T7">[devops@bastion ansible_implementation]$ cd ~/ansible_implementation_grading/</text:span></text:span></text:p>
          <text:p text:style-name="P192"><text:span text:style-name="Source_20_Text"><text:span text:style-name="T7">[devops@bastion ansible_implementation_grading]$ export GUID=`hostname | awk -F"." '{print $2}'`</text:span></text:span></text:p>
          <text:p text:style-name="P192"><text:span text:style-name="Source_20_Text"><text:span text:style-name="T7">[devops@bastion ansible_implementation_grading]$ ansible-playbook lab-3.1-grade.yml -e GUID=${GUID}</text:span></text:span></text:p>
        </text:list-item>
        <text:list-item>
          <text:p text:style-name="P44">Correct any reported failures.</text:p>
        </text:list-item>
        <text:list-item>
          <text:p text:style-name="P44">Rerun the script until you see no failures.</text:p>
        </text:list-item>
      </text:list>
      <text:h text:style-name="P16" text:outline-level="2"><text:bookmark text:name="_clean_up_environment"/>7. Clean Up Environment</text:h>
      <text:list xml:id="list421697820" text:style-name="L16">
        <text:list-item>
          <text:p text:style-name="P45">Run a playbook to perform the cleanup:</text:p>
        </text:list-item>
      </text:list>
      <text:p text:style-name="P10"><text:span text:style-name="Source_20_Text"><text:span text:style-name="T7">[devops@bastion ansible_implementation]$ cd ~/ansible_implementation_grading/</text:span></text:span></text:p>
      <text:p text:style-name="P21"><text:span text:style-name="Source_20_Text"><text:span text:style-name="T7">[devops@bastion ansible_implementation_grading]$ export GUID=`hostname | awk -F"." '{print $2}'`</text:span></text:span></text:p>
      <text:p text:style-name="P21"><text:span text:style-name="Source_20_Text"><text:span text:style-name="T7">[devops@bastion ansible_implementation_grading]$ ansible-playbook lab-3.1-cleanup.yml -e GUID=${GUID}</text:span></text:span></text:p>
      <text:p text:style-name="P24"/>
      <text:p text:style-name="P24"/>
      <text:p text:style-name="P24"/>
      <text:p text:style-name="P24"/>
      <text:p text:style-name="P24"/>
      <text:p text:style-name="P24"/>
      <text:p text:style-name="P24"/>
      <text:p text:style-name="P24"/>
      <text:p text:style-name="P24"/>
      <text:p text:style-name="P24"/>
      <text:h text:style-name="P214" text:outline-level="1"><text:bookmark text:name="_facts_lab"/><text:soft-page-break/>Facts Lab</text:h>
      <text:p text:style-name="P7">In this lab, you gather Ansible facts from a managed host. Then you create custom facts and use them in a playbook. Finally, you install packages based on those custom facts.</text:p>
      <text:p text:style-name="P12">Goals</text:p>
      <text:list xml:id="list2787861200" text:style-name="L17">
        <text:list-item>
          <text:p text:style-name="P46">Work with facts</text:p>
        </text:list-item>
        <text:list-item>
          <text:p text:style-name="P46">Create custom facts</text:p>
        </text:list-item>
        <text:list-item>
          <text:p text:style-name="P46">Verify custom facts</text:p>
        </text:list-item>
        <text:list-item>
          <text:p text:style-name="P46">Use facts to configure the web server hosts</text:p>
        </text:list-item>
      </text:list>
      <text:h text:style-name="P16" text:outline-level="2"><text:bookmark text:name="labexercises2"/>1. Connect to Environment</text:h>
      <text:list xml:id="list2965995581" text:style-name="L18">
        <text:list-item>
          <text:p text:style-name="P47">Set some useful environment variables:</text:p>
          <text:p text:style-name="P146"><text:span text:style-name="Source_20_Text"><text:span text:style-name="T7">[laptop ]$ export GUID=&lt;"GUID from email"&gt;</text:span></text:span></text:p>
          <text:p text:style-name="P193"><text:span text:style-name="Source_20_Text"><text:span text:style-name="T7">[laptop ]$ export MYKEY=&lt;~/.ssh/your_key.pem&gt;</text:span></text:span></text:p>
          <text:p text:style-name="P193"><text:span text:style-name="Source_20_Text"><text:span text:style-name="T7">[laptop ]$ export MYUSER=&lt;username-company.com&gt;</text:span></text:span></text:p>
          <text:p text:style-name="P71">Example</text:p>
          <text:p text:style-name="P146"><text:span text:style-name="Source_20_Text"><text:span text:style-name="T7">[laptop ]$ export GUID=e4gh</text:span></text:span></text:p>
          <text:p text:style-name="P193"><text:span text:style-name="Source_20_Text"><text:span text:style-name="T7">[laptop ]$ export MYKEY=~/.ssh/psrivatkey</text:span></text:span></text:p>
          <text:p text:style-name="P193"><text:span text:style-name="Source_20_Text"><text:span text:style-name="T7">[laptop ]$ export MYUSER=psrivast-redhat.com</text:span></text:span></text:p>
        </text:list-item>
        <text:list-item>
          <text:p text:style-name="P109"><text:span text:style-name="T5">Connect to the </text:span><text:span text:style-name="Source_20_Text"><text:span text:style-name="T6">bastion</text:span></text:span><text:span text:style-name="T5"> host with your OPENTLC ID and private key:</text:span></text:p>
          <text:p text:style-name="P146"><text:span text:style-name="Source_20_Text"><text:span text:style-name="T7">[laptop ]$ ssh -i ${MYKEY} ${MYUSER}@bastion.${GUID}.example.opentlc.com</text:span></text:span></text:p>
        </text:list-item>
      </text:list>
      <text:h text:style-name="P16" text:outline-level="2"><text:bookmark text:name="_gather_facts"/>2. Gather Facts</text:h>
      <text:p text:style-name="P7">In this section, you gather Ansible facts from a managed host and examine them.</text:p>
      <text:list xml:id="list556044912" text:style-name="L19">
        <text:list-item>
          <text:p text:style-name="P110"><text:span text:style-name="T5">Using the Ansible </text:span><text:span text:style-name="Source_20_Text"><text:span text:style-name="T6">setup</text:span></text:span><text:span text:style-name="T5"> module, run an ad hoc command to retrieve the facts for all of the servers in the </text:span><text:span text:style-name="Source_20_Text"><text:span text:style-name="T6">db</text:span></text:span><text:span text:style-name="T5"> group:</text:span></text:p>
          <text:p text:style-name="P147"><text:span text:style-name="Source_20_Text"><text:span text:style-name="T7">[user-company.com@bastion ~]$ sudo -i</text:span></text:span></text:p>
          <text:p text:style-name="P194"><text:span text:style-name="Source_20_Text"><text:span text:style-name="T7">[root@bastion ~]</text:span></text:span><text:span text:style-name="Source_20_Text"><text:span text:style-name="T8"># su - devops</text:span></text:span></text:p>
          <text:p text:style-name="P194"><text:span text:style-name="Source_20_Text"><text:span text:style-name="T7">[devops@bastion ~]$ export GUID=`hostname | awk -F"." '{print $2}'`</text:span></text:span></text:p>
          <text:p text:style-name="P194"><text:span text:style-name="Source_20_Text"><text:span text:style-name="T7">[devops@bastion ~]$ cd ~/ansible_implementation</text:span></text:span></text:p>
          <text:p text:style-name="P194"><text:span text:style-name="Source_20_Text"><text:span text:style-name="T7">[devops@bastion ansible_implementation]$ ansible db -m setup</text:span></text:span></text:p>
          <text:p text:style-name="P72"><text:soft-page-break/>Sample Output</text:p>
          <text:p text:style-name="P147"><text:span text:style-name="Source_20_Text"><text:span text:style-name="T7">appdb1.${GUID}.internal | SUCCESS =&gt; {</text:span></text:span></text:p>
          <text:p text:style-name="P194"><text:span text:style-name="Source_20_Text"><text:span text:style-name="T9"><text:s text:c="4"/></text:span></text:span><text:span text:style-name="Source_20_Text"><text:span text:style-name="T7">"ansible_facts": {</text:span></text:span></text:p>
          <text:p text:style-name="P194"><text:span text:style-name="Source_20_Text"><text:span text:style-name="T9"><text:s text:c="8"/></text:span></text:span><text:span text:style-name="Source_20_Text"><text:span text:style-name="T7">"ansible_all_ipv4_addresses": [</text:span></text:span></text:p>
          <text:p text:style-name="P194"><text:span text:style-name="Source_20_Text"><text:span text:style-name="T9"><text:s text:c="12"/></text:span></text:span><text:span text:style-name="Source_20_Text"><text:span text:style-name="T7">"192.199.0.176"</text:span></text:span></text:p>
          <text:p text:style-name="P194"><text:span text:style-name="Source_20_Text"><text:span text:style-name="T9"><text:s text:c="8"/></text:span></text:span><text:span text:style-name="Source_20_Text"><text:span text:style-name="T7">],</text:span></text:span></text:p>
          <text:p text:style-name="P194"><text:span text:style-name="Source_20_Text"><text:span text:style-name="T9"><text:s text:c="8"/></text:span></text:span><text:span text:style-name="Source_20_Text"><text:span text:style-name="T7">"ansible_all_ipv6_addresses": [</text:span></text:span></text:p>
          <text:p text:style-name="P194"><text:span text:style-name="Source_20_Text"><text:span text:style-name="T9"><text:s text:c="12"/></text:span></text:span><text:span text:style-name="Source_20_Text"><text:span text:style-name="T7">"fe80::97:55ff:feb1:12b8"</text:span></text:span></text:p>
          <text:p text:style-name="P194"><text:span text:style-name="Source_20_Text"><text:span text:style-name="T9"><text:s text:c="8"/></text:span></text:span><text:span text:style-name="Source_20_Text"><text:span text:style-name="T7">],</text:span></text:span></text:p>
          <text:p text:style-name="P194"><text:span text:style-name="Source_20_Text"><text:span text:style-name="T9"><text:s text:c="8"/></text:span></text:span><text:span text:style-name="Source_20_Text"><text:span text:style-name="T7">"ansible_apparmor": {</text:span></text:span></text:p>
          <text:p text:style-name="P194"><text:span text:style-name="Source_20_Text"><text:span text:style-name="T9"><text:s text:c="12"/></text:span></text:span><text:span text:style-name="Source_20_Text"><text:span text:style-name="T7">"status": "disabled"</text:span></text:span></text:p>
          <text:p text:style-name="P194"><text:span text:style-name="Source_20_Text"><text:span text:style-name="T9"><text:s text:c="8"/></text:span></text:span><text:span text:style-name="Source_20_Text"><text:span text:style-name="T7">},</text:span></text:span></text:p>
          <text:p text:style-name="P194"><text:span text:style-name="Source_20_Text"><text:span text:style-name="T9"><text:s text:c="8"/></text:span></text:span><text:span text:style-name="Source_20_Text"><text:span text:style-name="T7">"ansible_architecture": "x86_64",</text:span></text:span></text:p>
          <text:p text:style-name="P194"><text:span text:style-name="Source_20_Text"><text:span text:style-name="T9"><text:s text:c="8"/></text:span></text:span><text:span text:style-name="Source_20_Text"><text:span text:style-name="T7">"ansible_bios_date": "08/24/2006",</text:span></text:span></text:p>
          <text:p text:style-name="P194"><text:span text:style-name="Source_20_Text"><text:span text:style-name="T9"><text:s text:c="8"/></text:span></text:span><text:span text:style-name="Source_20_Text"><text:span text:style-name="T7">"ansible_bios_version": "4.2.amazon",</text:span></text:span></text:p>
          <text:p text:style-name="P194"><text:span text:style-name="Source_20_Text"><text:span text:style-name="T9"><text:s text:c="8"/></text:span></text:span><text:span text:style-name="Source_20_Text"><text:span text:style-name="T7">"ansible_cmdline": {</text:span></text:span></text:p>
          <text:p text:style-name="P194"><text:span text:style-name="Source_20_Text"><text:span text:style-name="T9"><text:s text:c="12"/></text:span></text:span><text:span text:style-name="Source_20_Text"><text:span text:style-name="T7">"BOOT_IMAGE": "/boot/vmlinuz-3.10.0-693.el7.x86_64",</text:span></text:span></text:p>
          <text:p text:style-name="P194"><text:span text:style-name="Source_20_Text"><text:span text:style-name="T9"><text:s text:c="12"/></text:span></text:span><text:span text:style-name="Source_20_Text"><text:span text:style-name="T7">"LANG": "en_US.UTF-8",</text:span></text:span></text:p>
          <text:p text:style-name="P194"><text:span text:style-name="Source_20_Text"><text:span text:style-name="T9"><text:s text:c="12"/></text:span></text:span><text:span text:style-name="Source_20_Text"><text:span text:style-name="T7">"console": "tty0",</text:span></text:span></text:p>
          <text:p text:style-name="P194"><text:span text:style-name="Source_20_Text"><text:span text:style-name="T9"><text:s text:c="12"/></text:span></text:span><text:span text:style-name="Source_20_Text"><text:span text:style-name="T7">"crashkernel": "auto",</text:span></text:span></text:p>
          <text:p text:style-name="P194"><text:span text:style-name="Source_20_Text"><text:span text:style-name="T9"><text:s text:c="12"/></text:span></text:span><text:span text:style-name="Source_20_Text"><text:span text:style-name="T7">"net.ifnames": "0",</text:span></text:span></text:p>
          <text:p text:style-name="P181"/>
          <text:p text:style-name="P194"><text:span text:style-name="Source_20_Text"><text:span text:style-name="T7">Output Omitted...</text:span></text:span></text:p>
          <text:list>
            <text:list-item>
              <text:p text:style-name="P110"><text:span text:style-name="T5">The output displays all of the facts gathered for </text:span><text:span text:style-name="Source_20_Text"><text:span text:style-name="T6">appdb1</text:span></text:span><text:span text:style-name="T5"> server in JSON format.</text:span></text:p>
            </text:list-item>
          </text:list>
        </text:list-item>
        <text:list-item>
          <text:p text:style-name="P48">Review the variables displayed.</text:p>
        </text:list-item>
        <text:list-item>
          <text:p text:style-name="P110"><text:span text:style-name="T5">Filter the facts matching the </text:span><text:span text:style-name="Source_20_Text"><text:span text:style-name="T6">ansible_user</text:span></text:span><text:span text:style-name="T5"> expression and append a wildcard to match all of the facts starting with </text:span><text:span text:style-name="Source_20_Text"><text:span text:style-name="T6">ansible_user</text:span></text:span><text:span text:style-name="T5">:</text:span></text:p>
          <text:p text:style-name="P147"><text:span text:style-name="Source_20_Text"><text:span text:style-name="T7">[devops@bastion ansible_implementation]$ ansible db -m setup -a 'filter=ansible_user*'</text:span></text:span></text:p>
          <text:p text:style-name="P72"><text:soft-page-break/>Sample Output</text:p>
          <text:p text:style-name="P147"><text:span text:style-name="Source_20_Text"><text:span text:style-name="T7">appdb1.${GUID}.internal | SUCCESS =&gt; {</text:span></text:span></text:p>
          <text:p text:style-name="P194"><text:span text:style-name="Source_20_Text"><text:span text:style-name="T9"><text:s text:c="4"/></text:span></text:span><text:span text:style-name="Source_20_Text"><text:span text:style-name="T7">"ansible_facts": {</text:span></text:span></text:p>
          <text:p text:style-name="P194"><text:span text:style-name="Source_20_Text"><text:span text:style-name="T9"><text:s text:c="8"/></text:span></text:span><text:span text:style-name="Source_20_Text"><text:span text:style-name="T7">"ansible_user_dir": "/home/devops",</text:span></text:span></text:p>
          <text:p text:style-name="P194"><text:span text:style-name="Source_20_Text"><text:span text:style-name="T9"><text:s text:c="8"/></text:span></text:span><text:span text:style-name="Source_20_Text"><text:span text:style-name="T7">"ansible_user_gecos": "",</text:span></text:span></text:p>
          <text:p text:style-name="P194"><text:span text:style-name="Source_20_Text"><text:span text:style-name="T9"><text:s text:c="8"/></text:span></text:span><text:span text:style-name="Source_20_Text"><text:span text:style-name="T7">"ansible_user_gid": 1001,</text:span></text:span></text:p>
          <text:p text:style-name="P194"><text:span text:style-name="Source_20_Text"><text:span text:style-name="T9"><text:s text:c="8"/></text:span></text:span><text:span text:style-name="Source_20_Text"><text:span text:style-name="T7">"ansible_user_id": "devops",</text:span></text:span></text:p>
          <text:p text:style-name="P194"><text:span text:style-name="Source_20_Text"><text:span text:style-name="T9"><text:s text:c="8"/></text:span></text:span><text:span text:style-name="Source_20_Text"><text:span text:style-name="T7">"ansible_user_shell": "/bin/bash",</text:span></text:span></text:p>
          <text:p text:style-name="P194"><text:span text:style-name="Source_20_Text"><text:span text:style-name="T9"><text:s text:c="8"/></text:span></text:span><text:span text:style-name="Source_20_Text"><text:span text:style-name="T7">"ansible_user_uid": 1001,</text:span></text:span></text:p>
          <text:p text:style-name="P194"><text:span text:style-name="Source_20_Text"><text:span text:style-name="T9"><text:s text:c="8"/></text:span></text:span><text:span text:style-name="Source_20_Text"><text:span text:style-name="T7">"ansible_userspace_architecture": "x86_64",</text:span></text:span></text:p>
          <text:p text:style-name="P194"><text:span text:style-name="Source_20_Text"><text:span text:style-name="T9"><text:s text:c="8"/></text:span></text:span><text:span text:style-name="Source_20_Text"><text:span text:style-name="T7">"ansible_userspace_bits": "64"</text:span></text:span></text:p>
          <text:p text:style-name="P194"><text:span text:style-name="Source_20_Text"><text:span text:style-name="T9"><text:s text:c="4"/></text:span></text:span><text:span text:style-name="Source_20_Text"><text:span text:style-name="T7">},</text:span></text:span></text:p>
          <text:p text:style-name="P194"><text:span text:style-name="Source_20_Text"><text:span text:style-name="T9"><text:s text:c="4"/></text:span></text:span><text:span text:style-name="Source_20_Text"><text:span text:style-name="T7">"changed": false</text:span></text:span></text:p>
          <text:p text:style-name="P194"><text:span text:style-name="Source_20_Text"><text:span text:style-name="T7">}</text:span></text:span></text:p>
        </text:list-item>
      </text:list>
      <text:h text:style-name="P16" text:outline-level="2"><text:bookmark text:name="_create_custom_facts"/>3. Create Custom Facts</text:h>
      <text:p text:style-name="P3"><text:span text:style-name="T5">In this section, you set custom facts for the managed hosts in the </text:span><text:span text:style-name="Source_20_Text"><text:span text:style-name="T6">webservers</text:span></text:span><text:span text:style-name="T5"> host group.</text:span></text:p>
      <text:list xml:id="list1290311369" text:style-name="L20">
        <text:list-item>
          <text:p text:style-name="P111"><text:span text:style-name="T5">Create a fact file named </text:span><text:span text:style-name="Source_20_Text"><text:span text:style-name="T6">custom.fact</text:span></text:span><text:span text:style-name="T5"> with the following content:</text:span></text:p>
          <text:p text:style-name="P148"><text:span text:style-name="Source_20_Text"><text:span text:style-name="T7">[devops@bastion ansible_implementation]$ cat &lt;&lt; EOF &gt; custom.fact</text:span></text:span></text:p>
          <text:p text:style-name="P195"><text:span text:style-name="Source_20_Text"><text:span text:style-name="T7">[general]</text:span></text:span></text:p>
          <text:p text:style-name="P195"><text:span text:style-name="Source_20_Text"><text:span text:style-name="T7">package = httpd</text:span></text:span></text:p>
          <text:p text:style-name="P195"><text:span text:style-name="Source_20_Text"><text:span text:style-name="T7">service = httpd</text:span></text:span></text:p>
          <text:p text:style-name="P195"><text:span text:style-name="Source_20_Text"><text:span text:style-name="T7">state = started</text:span></text:span></text:p>
          <text:p text:style-name="P195"><text:span text:style-name="Source_20_Text"><text:span text:style-name="T7">EOF</text:span></text:span></text:p>
          <text:list>
            <text:list-item>
              <text:p text:style-name="P111"><text:span text:style-name="T5">This defines the package to install and the service to start on </text:span><text:span text:style-name="Source_20_Text"><text:span text:style-name="T6">app1</text:span></text:span><text:span text:style-name="T5"> and </text:span><text:span text:style-name="Source_20_Text"><text:span text:style-name="T6">app2</text:span></text:span><text:span text:style-name="T5">.</text:span></text:p>
            </text:list-item>
          </text:list>
        </text:list-item>
        <text:list-item>
          <text:p text:style-name="P111"><text:span text:style-name="T5">Create a </text:span><text:span text:style-name="Source_20_Text"><text:span text:style-name="T6">setup_facts.yml</text:span></text:span><text:span text:style-name="T5"> playbook to create the </text:span><text:span text:style-name="Source_20_Text"><text:span text:style-name="T6">/etc/ansible/facts.d</text:span></text:span><text:span text:style-name="T5"> remote directory and save the </text:span><text:span text:style-name="Source_20_Text"><text:span text:style-name="T6">custom.fact</text:span></text:span><text:span text:style-name="T5"> file to it:</text:span></text:p>
          <text:p text:style-name="P148"><text:span text:style-name="Source_20_Text"><text:span text:style-name="T7">[devops@bastion ansible_implementation]$ cat &lt;&lt; EOF &gt; setup_facts.yml</text:span></text:span></text:p>
          <text:p text:style-name="P195"><text:soft-page-break/><text:span text:style-name="Source_20_Text"><text:span text:style-name="T7">- name: Install remote facts</text:span></text:span></text:p>
          <text:p text:style-name="P195"><text:span text:style-name="Source_20_Text"><text:span text:style-name="T9"><text:s text:c="2"/></text:span></text:span><text:span text:style-name="Source_20_Text"><text:span text:style-name="T7">hosts: webservers</text:span></text:span></text:p>
          <text:p text:style-name="P195"><text:span text:style-name="Source_20_Text"><text:span text:style-name="T9"><text:s text:c="2"/></text:span></text:span><text:span text:style-name="Source_20_Text"><text:span text:style-name="T7">become: yes</text:span></text:span></text:p>
          <text:p text:style-name="P195"><text:span text:style-name="Source_20_Text"><text:span text:style-name="T9"><text:s text:c="2"/></text:span></text:span><text:span text:style-name="Source_20_Text"><text:span text:style-name="T7">vars:</text:span></text:span></text:p>
          <text:p text:style-name="P195"><text:span text:style-name="Source_20_Text"><text:span text:style-name="T9"><text:s text:c="4"/></text:span></text:span><text:span text:style-name="Source_20_Text"><text:span text:style-name="T7">remote_dir: /etc/ansible/facts.d</text:span></text:span></text:p>
          <text:p text:style-name="P195"><text:span text:style-name="Source_20_Text"><text:span text:style-name="T9"><text:s text:c="4"/></text:span></text:span><text:span text:style-name="Source_20_Text"><text:span text:style-name="T7">facts_file: custom.fact</text:span></text:span></text:p>
          <text:p text:style-name="P195"><text:span text:style-name="Source_20_Text"><text:span text:style-name="T9"><text:s text:c="2"/></text:span></text:span><text:span text:style-name="Source_20_Text"><text:span text:style-name="T7">tasks:</text:span></text:span></text:p>
          <text:p text:style-name="P195"><text:span text:style-name="Source_20_Text"><text:span text:style-name="T9"><text:s text:c="2"/></text:span></text:span><text:span text:style-name="Source_20_Text"><text:span text:style-name="T7">- name: Create the remote directory</text:span></text:span></text:p>
          <text:p text:style-name="P195"><text:span text:style-name="Source_20_Text"><text:span text:style-name="T9"><text:s text:c="4"/></text:span></text:span><text:span text:style-name="Source_20_Text"><text:span text:style-name="T7">file:</text:span></text:span></text:p>
          <text:p text:style-name="P195"><text:span text:style-name="Source_20_Text"><text:span text:style-name="T9"><text:s text:c="6"/></text:span></text:span><text:span text:style-name="Source_20_Text"><text:span text:style-name="T7">state: directory</text:span></text:span></text:p>
          <text:p text:style-name="P195"><text:span text:style-name="Source_20_Text"><text:span text:style-name="T9"><text:s text:c="6"/></text:span></text:span><text:span text:style-name="Source_20_Text"><text:span text:style-name="T7">recurse: yes</text:span></text:span></text:p>
          <text:p text:style-name="P195"><text:span text:style-name="Source_20_Text"><text:span text:style-name="T9"><text:s text:c="6"/></text:span></text:span><text:span text:style-name="Source_20_Text"><text:span text:style-name="T7">path: "{{ remote_dir }}"</text:span></text:span></text:p>
          <text:p text:style-name="P195"><text:span text:style-name="Source_20_Text"><text:span text:style-name="T9"><text:s text:c="2"/></text:span></text:span><text:span text:style-name="Source_20_Text"><text:span text:style-name="T7">- name: Install the new facts</text:span></text:span></text:p>
          <text:p text:style-name="P195"><text:span text:style-name="Source_20_Text"><text:span text:style-name="T9"><text:s text:c="4"/></text:span></text:span><text:span text:style-name="Source_20_Text"><text:span text:style-name="T7">copy:</text:span></text:span></text:p>
          <text:p text:style-name="P195"><text:span text:style-name="Source_20_Text"><text:span text:style-name="T9"><text:s text:c="6"/></text:span></text:span><text:span text:style-name="Source_20_Text"><text:span text:style-name="T7">src: "{{ facts_file }}"</text:span></text:span></text:p>
          <text:p text:style-name="P195"><text:span text:style-name="Source_20_Text"><text:span text:style-name="T9"><text:s text:c="6"/></text:span></text:span><text:span text:style-name="Source_20_Text"><text:span text:style-name="T7">dest: "{{ remote_dir }}"</text:span></text:span></text:p>
          <text:p text:style-name="P195"><text:span text:style-name="Source_20_Text"><text:span text:style-name="T7">EOF</text:span></text:span></text:p>
        </text:list-item>
        <text:list-item>
          <text:p text:style-name="P49">Run the playbook:</text:p>
          <text:p text:style-name="P148"><text:span text:style-name="Source_20_Text"><text:span text:style-name="T7">[devops@bastion ansible_implementation]$ ansible-playbook setup_facts.yml</text:span></text:span></text:p>
        </text:list-item>
        <text:list-item>
          <text:p text:style-name="P111"><text:span text:style-name="T5">Using the </text:span><text:span text:style-name="Source_20_Text"><text:span text:style-name="T6">setup</text:span></text:span><text:span text:style-name="T5"> module, run an ad hoc command to display only the </text:span><text:span text:style-name="Source_20_Text"><text:span text:style-name="T6">ansible_local</text:span></text:span><text:span text:style-name="T5"> section, which contains user-defined facts:</text:span></text:p>
          <text:p text:style-name="P148"><text:span text:style-name="Source_20_Text"><text:span text:style-name="T7">[devops@bastion ansible_implementation]$ ansible webservers -m setup -a 'filter=ansible_local'</text:span></text:span></text:p>
          <text:p text:style-name="P73">Sample Output</text:p>
          <text:p text:style-name="P148"><text:span text:style-name="Source_20_Text"><text:span text:style-name="T7">app2.${GUID}.internal | SUCCESS =&gt; {</text:span></text:span></text:p>
          <text:p text:style-name="P195"><text:span text:style-name="Source_20_Text"><text:span text:style-name="T9"><text:s text:c="4"/></text:span></text:span><text:span text:style-name="Source_20_Text"><text:span text:style-name="T7">"ansible_facts": {</text:span></text:span></text:p>
          <text:p text:style-name="P195"><text:span text:style-name="Source_20_Text"><text:span text:style-name="T9"><text:s text:c="8"/></text:span></text:span><text:span text:style-name="Source_20_Text"><text:span text:style-name="T7">"ansible_local": {</text:span></text:span></text:p>
          <text:p text:style-name="P195"><text:span text:style-name="Source_20_Text"><text:span text:style-name="T9"><text:s text:c="12"/></text:span></text:span><text:span text:style-name="Source_20_Text"><text:span text:style-name="T7">"custom": {</text:span></text:span></text:p>
          <text:p text:style-name="P195"><text:soft-page-break/><text:span text:style-name="Source_20_Text"><text:span text:style-name="T9"><text:s text:c="16"/></text:span></text:span><text:span text:style-name="Source_20_Text"><text:span text:style-name="T7">"general": {</text:span></text:span></text:p>
          <text:p text:style-name="P195"><text:span text:style-name="Source_20_Text"><text:span text:style-name="T9"><text:s text:c="20"/></text:span></text:span><text:span text:style-name="Source_20_Text"><text:span text:style-name="T7">"package": "httpd",</text:span></text:span></text:p>
          <text:p text:style-name="P195"><text:span text:style-name="Source_20_Text"><text:span text:style-name="T9"><text:s text:c="20"/></text:span></text:span><text:span text:style-name="Source_20_Text"><text:span text:style-name="T7">"service": "httpd",</text:span></text:span></text:p>
          <text:p text:style-name="P195"><text:span text:style-name="Source_20_Text"><text:span text:style-name="T9"><text:s text:c="20"/></text:span></text:span><text:span text:style-name="Source_20_Text"><text:span text:style-name="T7">"state": "started"</text:span></text:span></text:p>
          <text:p text:style-name="P195"><text:span text:style-name="Source_20_Text"><text:span text:style-name="T9"><text:s text:c="16"/></text:span></text:span><text:span text:style-name="Source_20_Text"><text:span text:style-name="T7">}</text:span></text:span></text:p>
          <text:p text:style-name="P195"><text:span text:style-name="Source_20_Text"><text:span text:style-name="T9"><text:s text:c="12"/></text:span></text:span><text:span text:style-name="Source_20_Text"><text:span text:style-name="T7">}</text:span></text:span></text:p>
          <text:p text:style-name="P195"><text:span text:style-name="Source_20_Text"><text:span text:style-name="T9"><text:s text:c="8"/></text:span></text:span><text:span text:style-name="Source_20_Text"><text:span text:style-name="T7">}</text:span></text:span></text:p>
          <text:p text:style-name="P195"><text:span text:style-name="Source_20_Text"><text:span text:style-name="T9"><text:s text:c="4"/></text:span></text:span><text:span text:style-name="Source_20_Text"><text:span text:style-name="T7">},</text:span></text:span></text:p>
          <text:p text:style-name="P195"><text:span text:style-name="Source_20_Text"><text:span text:style-name="T9"><text:s text:c="4"/></text:span></text:span><text:span text:style-name="Source_20_Text"><text:span text:style-name="T7">"changed": false</text:span></text:span></text:p>
          <text:p text:style-name="P195"><text:span text:style-name="Source_20_Text"><text:span text:style-name="T7">}</text:span></text:span></text:p>
          <text:p text:style-name="P195"><text:span text:style-name="Source_20_Text"><text:span text:style-name="T7">app1.${GUID}.internal | SUCCESS =&gt; {</text:span></text:span></text:p>
          <text:p text:style-name="P195"><text:span text:style-name="Source_20_Text"><text:span text:style-name="T9"><text:s text:c="4"/></text:span></text:span><text:span text:style-name="Source_20_Text"><text:span text:style-name="T7">"ansible_facts": {</text:span></text:span></text:p>
          <text:p text:style-name="P195"><text:span text:style-name="Source_20_Text"><text:span text:style-name="T9"><text:s text:c="8"/></text:span></text:span><text:span text:style-name="Source_20_Text"><text:span text:style-name="T7">"ansible_local": {</text:span></text:span></text:p>
          <text:p text:style-name="P195"><text:span text:style-name="Source_20_Text"><text:span text:style-name="T9"><text:s text:c="12"/></text:span></text:span><text:span text:style-name="Source_20_Text"><text:span text:style-name="T7">"custom": {</text:span></text:span></text:p>
          <text:p text:style-name="P195"><text:span text:style-name="Source_20_Text"><text:span text:style-name="T9"><text:s text:c="16"/></text:span></text:span><text:span text:style-name="Source_20_Text"><text:span text:style-name="T7">"general": {</text:span></text:span></text:p>
          <text:p text:style-name="P195"><text:span text:style-name="Source_20_Text"><text:span text:style-name="T9"><text:s text:c="20"/></text:span></text:span><text:span text:style-name="Source_20_Text"><text:span text:style-name="T7">"package": "httpd",</text:span></text:span></text:p>
          <text:p text:style-name="P195"><text:span text:style-name="Source_20_Text"><text:span text:style-name="T9"><text:s text:c="20"/></text:span></text:span><text:span text:style-name="Source_20_Text"><text:span text:style-name="T7">"service": "httpd",</text:span></text:span></text:p>
          <text:p text:style-name="P195"><text:span text:style-name="Source_20_Text"><text:span text:style-name="T9"><text:s text:c="20"/></text:span></text:span><text:span text:style-name="Source_20_Text"><text:span text:style-name="T7">"state": "started"</text:span></text:span></text:p>
          <text:p text:style-name="P195"><text:span text:style-name="Source_20_Text"><text:span text:style-name="T9"><text:s text:c="16"/></text:span></text:span><text:span text:style-name="Source_20_Text"><text:span text:style-name="T7">}</text:span></text:span></text:p>
          <text:p text:style-name="P195"><text:span text:style-name="Source_20_Text"><text:span text:style-name="T9"><text:s text:c="12"/></text:span></text:span><text:span text:style-name="Source_20_Text"><text:span text:style-name="T7">}</text:span></text:span></text:p>
          <text:p text:style-name="P195"><text:span text:style-name="Source_20_Text"><text:span text:style-name="T9"><text:s text:c="8"/></text:span></text:span><text:span text:style-name="Source_20_Text"><text:span text:style-name="T7">}</text:span></text:span></text:p>
          <text:p text:style-name="P195"><text:span text:style-name="Source_20_Text"><text:span text:style-name="T9"><text:s text:c="4"/></text:span></text:span><text:span text:style-name="Source_20_Text"><text:span text:style-name="T7">},</text:span></text:span></text:p>
          <text:p text:style-name="P195"><text:span text:style-name="Source_20_Text"><text:span text:style-name="T9"><text:s text:c="4"/></text:span></text:span><text:span text:style-name="Source_20_Text"><text:span text:style-name="T7">"changed": false</text:span></text:span></text:p>
          <text:p text:style-name="P195"><text:span text:style-name="Source_20_Text"><text:span text:style-name="T7">}</text:span></text:span></text:p>
          <text:list>
            <text:list-item>
              <text:p text:style-name="P49">Expect the custom facts to appear.</text:p>
            </text:list-item>
          </text:list>
        </text:list-item>
      </text:list>
      <text:h text:style-name="P16" text:outline-level="2"><text:bookmark text:name="_use_facts_to_configure_web_servers"/>4. Use Facts to Configure Web Servers</text:h>
      <text:p text:style-name="P3"><text:span text:style-name="T5">In this section, you write a playbook that uses both default and user-defined facts to configure the </text:span><text:span text:style-name="Source_20_Text"><text:span text:style-name="T6">webservers</text:span></text:span><text:span text:style-name="T5"> host group, and make sure that all of the tasks are defined.</text:span></text:p>
      <text:list xml:id="list3490294669" text:style-name="L21">
        <text:list-item>
          <text:p text:style-name="P112"><text:soft-page-break/><text:span text:style-name="T5">Create the first task, which installs the </text:span><text:span text:style-name="Source_20_Text"><text:span text:style-name="T6">httpd</text:span></text:span><text:span text:style-name="T5"> package, using the user fact for the name of the package.</text:span></text:p>
        </text:list-item>
        <text:list-item>
          <text:p text:style-name="P112"><text:span text:style-name="T5">Create another task that uses the custom fact to start the </text:span><text:span text:style-name="Source_20_Text"><text:span text:style-name="T6">httpd</text:span></text:span><text:span text:style-name="T5"> service:</text:span></text:p>
          <text:p text:style-name="P149"><text:span text:style-name="Source_20_Text"><text:span text:style-name="T7">[devops@bastion ansible_implementation]$ cat &lt;&lt; EOF &gt; setup_facts_httpd.yml</text:span></text:span></text:p>
          <text:p text:style-name="P196"><text:span text:style-name="Source_20_Text"><text:span text:style-name="T7">- name: Install Apache and starts the service</text:span></text:span></text:p>
          <text:p text:style-name="P196"><text:span text:style-name="Source_20_Text"><text:span text:style-name="T9"><text:s text:c="2"/></text:span></text:span><text:span text:style-name="Source_20_Text"><text:span text:style-name="T7">hosts: webservers</text:span></text:span></text:p>
          <text:p text:style-name="P196"><text:span text:style-name="Source_20_Text"><text:span text:style-name="T9"><text:s text:c="2"/></text:span></text:span><text:span text:style-name="Source_20_Text"><text:span text:style-name="T7">become: yes</text:span></text:span></text:p>
          <text:p text:style-name="P196"><text:span text:style-name="Source_20_Text"><text:span text:style-name="T9"><text:s text:c="2"/></text:span></text:span><text:span text:style-name="Source_20_Text"><text:span text:style-name="T7">tasks:</text:span></text:span></text:p>
          <text:p text:style-name="P196"><text:span text:style-name="Source_20_Text"><text:span text:style-name="T9"><text:s text:c="2"/></text:span></text:span><text:span text:style-name="Source_20_Text"><text:span text:style-name="T7">- name: Install the required package</text:span></text:span></text:p>
          <text:p text:style-name="P196"><text:span text:style-name="Source_20_Text"><text:span text:style-name="T9"><text:s text:c="4"/></text:span></text:span><text:span text:style-name="Source_20_Text"><text:span text:style-name="T7">yum:</text:span></text:span></text:p>
          <text:p text:style-name="P196"><text:span text:style-name="Source_20_Text"><text:span text:style-name="T9"><text:s text:c="6"/></text:span></text:span><text:span text:style-name="Source_20_Text"><text:span text:style-name="T7">name: "{{ ansible_local.custom.general.package }}"</text:span></text:span></text:p>
          <text:p text:style-name="P196"><text:span text:style-name="Source_20_Text"><text:span text:style-name="T9"><text:s text:c="6"/></text:span></text:span><text:span text:style-name="Source_20_Text"><text:span text:style-name="T7">state: latest</text:span></text:span></text:p>
          <text:p text:style-name="P182"/>
          <text:p text:style-name="P196"><text:span text:style-name="Source_20_Text"><text:span text:style-name="T9"><text:s text:c="2"/></text:span></text:span><text:span text:style-name="Source_20_Text"><text:span text:style-name="T7">- name: Start the service</text:span></text:span></text:p>
          <text:p text:style-name="P196"><text:span text:style-name="Source_20_Text"><text:span text:style-name="T9"><text:s text:c="4"/></text:span></text:span><text:span text:style-name="Source_20_Text"><text:span text:style-name="T7">service:</text:span></text:span></text:p>
          <text:p text:style-name="P196"><text:span text:style-name="Source_20_Text"><text:span text:style-name="T9"><text:s text:c="6"/></text:span></text:span><text:span text:style-name="Source_20_Text"><text:span text:style-name="T7">name: "{{ ansible_local.custom.general.service }}"</text:span></text:span></text:p>
          <text:p text:style-name="P196"><text:span text:style-name="Source_20_Text"><text:span text:style-name="T9"><text:s text:c="6"/></text:span></text:span><text:span text:style-name="Source_20_Text"><text:span text:style-name="T7">state: "{{ ansible_local.custom.general.state }}"</text:span></text:span></text:p>
          <text:p text:style-name="P196"><text:span text:style-name="Source_20_Text"><text:span text:style-name="T7">EOF</text:span></text:span></text:p>
        </text:list-item>
        <text:list-item>
          <text:p text:style-name="P50">Run the playbook:</text:p>
          <text:p text:style-name="P149"><text:span text:style-name="Source_20_Text"><text:span text:style-name="T7">[devops@bastion ansible_implementation]$ ansible-playbook setup_facts_httpd.yml</text:span></text:span></text:p>
          <text:p text:style-name="P74">Sample Output</text:p>
          <text:p text:style-name="P149"><text:span text:style-name="Source_20_Text"><text:span text:style-name="T7">PLAY [Install Apache and starts the service] *******************************************************************************************</text:span></text:span></text:p>
          <text:p text:style-name="P182"/>
          <text:p text:style-name="P196"><text:span text:style-name="Source_20_Text"><text:span text:style-name="T7">TASK [Gathering Facts] *****************************************************************************************************************</text:span></text:span></text:p>
          <text:p text:style-name="P196"><text:soft-page-break/><text:span text:style-name="Source_20_Text"><text:span text:style-name="T7">ok: [app2.${GUID}.internal]</text:span></text:span></text:p>
          <text:p text:style-name="P196"><text:span text:style-name="Source_20_Text"><text:span text:style-name="T7">ok: [app1.${GUID}.internal]</text:span></text:span></text:p>
          <text:p text:style-name="P182"/>
          <text:p text:style-name="P196"><text:span text:style-name="Source_20_Text"><text:span text:style-name="T7">TASK [Install the required package] ****************************************************************************************************</text:span></text:span></text:p>
          <text:p text:style-name="P196"><text:span text:style-name="Source_20_Text"><text:span text:style-name="T7">changed: [app1.${GUID}.internal]</text:span></text:span></text:p>
          <text:p text:style-name="P196"><text:span text:style-name="Source_20_Text"><text:span text:style-name="T7">changed: [app2.${GUID}.internal]</text:span></text:span></text:p>
          <text:p text:style-name="P182"/>
          <text:p text:style-name="P196"><text:span text:style-name="Source_20_Text"><text:span text:style-name="T7">TASK [Start the service] ***************************************************************************************************************</text:span></text:span></text:p>
          <text:p text:style-name="P196"><text:span text:style-name="Source_20_Text"><text:span text:style-name="T7">changed: [app2.${GUID}.internal]</text:span></text:span></text:p>
          <text:p text:style-name="P196"><text:span text:style-name="Source_20_Text"><text:span text:style-name="T7">changed: [app1.${GUID}.internal]</text:span></text:span></text:p>
          <text:p text:style-name="P182"/>
          <text:p text:style-name="P196"><text:span text:style-name="Source_20_Text"><text:span text:style-name="T7">PLAY RECAP *****************************************************************************************************************************</text:span></text:span></text:p>
          <text:p text:style-name="P196"><text:span text:style-name="Source_20_Text"><text:span text:style-name="T7">app1.${GUID}.internal <text:s text:c="8"/>: ok=3 <text:s text:c="3"/>changed=2 <text:s text:c="3"/>unreachable=0 <text:s text:c="3"/>failed=0</text:span></text:span></text:p>
          <text:p text:style-name="P196"><text:span text:style-name="Source_20_Text"><text:span text:style-name="T7">app2.${GUID}.internal <text:s text:c="8"/>: ok=3 <text:s text:c="3"/>changed=2 <text:s text:c="3"/>unreachable=0 <text:s text:c="3"/>failed=0</text:span></text:span></text:p>
        </text:list-item>
        <text:list-item>
          <text:p text:style-name="P112"><text:span text:style-name="T5">Use an ad hoc command to determine whether the </text:span><text:span text:style-name="Source_20_Text"><text:span text:style-name="T6">httpd</text:span></text:span><text:span text:style-name="T5"> service is running on </text:span><text:span text:style-name="Source_20_Text"><text:span text:style-name="T6">webservers</text:span></text:span><text:span text:style-name="T5">:</text:span></text:p>
          <text:p text:style-name="P149"><text:span text:style-name="Source_20_Text"><text:span text:style-name="T7">[devops@bastion ansible_implementation]$ ansible webservers -m command -a 'systemctl status httpd'</text:span></text:span></text:p>
          <text:p text:style-name="P74">Sample Output</text:p>
          <text:p text:style-name="P149"><text:span text:style-name="Source_20_Text"><text:span text:style-name="T7">app2.${GUID}.internal | SUCCESS | rc=0 &gt;&gt;</text:span></text:span></text:p>
          <text:p text:style-name="P196"><text:span text:style-name="Source_20_Text"><text:span text:style-name="T9">● </text:span></text:span><text:span text:style-name="Source_20_Text"><text:span text:style-name="T7">httpd.service - The Apache HTTP Server</text:span></text:span></text:p>
          <text:p text:style-name="P196"><text:soft-page-break/><text:span text:style-name="Source_20_Text"><text:span text:style-name="T9"><text:s text:c="3"/></text:span></text:span><text:span text:style-name="Source_20_Text"><text:span text:style-name="T7">Loaded: loaded (/usr/lib/systemd/system/httpd.service; disabled; vendor preset: disabled)</text:span></text:span></text:p>
          <text:p text:style-name="P196"><text:span text:style-name="Source_20_Text"><text:span text:style-name="T9"><text:s text:c="3"/></text:span></text:span><text:span text:style-name="Source_20_Text"><text:span text:style-name="T7">Active: active (running) since Fri 2018-08-17 11:41:58 UTC; 2min 19s ago</text:span></text:span></text:p>
          <text:p text:style-name="P196"><text:span text:style-name="Source_20_Text"><text:span text:style-name="T9"><text:s text:c="5"/></text:span></text:span><text:span text:style-name="Source_20_Text"><text:span text:style-name="T7">Docs: man:httpd(8)</text:span></text:span></text:p>
          <text:p text:style-name="P196"><text:span text:style-name="Source_20_Text"><text:span text:style-name="T9"><text:s text:c="11"/></text:span></text:span><text:span text:style-name="Source_20_Text"><text:span text:style-name="T7">man:apachectl(8)</text:span></text:span></text:p>
          <text:p text:style-name="P196"><text:span text:style-name="Source_20_Text"><text:span text:style-name="T9"><text:s/></text:span></text:span><text:span text:style-name="Source_20_Text"><text:span text:style-name="T7">Main PID: 2536 (httpd)</text:span></text:span></text:p>
          <text:p text:style-name="P196"><text:span text:style-name="Source_20_Text"><text:span text:style-name="T9"><text:s text:c="3"/></text:span></text:span><text:span text:style-name="Source_20_Text"><text:span text:style-name="T7">Status: "Total requests: 0; Current requests/sec: 0; Current traffic: <text:s text:c="2"/>0 B/sec"</text:span></text:span></text:p>
          <text:p text:style-name="P196"><text:span text:style-name="Source_20_Text"><text:span text:style-name="T9"><text:s text:c="3"/></text:span></text:span><text:span text:style-name="Source_20_Text"><text:span text:style-name="T7">CGroup: /system.slice/httpd.service</text:span></text:span></text:p>
          <text:p text:style-name="P196"><text:span text:style-name="Source_20_Text"><text:span text:style-name="T9"><text:s text:c="11"/>├─</text:span></text:span><text:span text:style-name="Source_20_Text"><text:span text:style-name="T7">2536 /usr/sbin/httpd -DFOREGROUND</text:span></text:span></text:p>
          <text:p text:style-name="P196"><text:span text:style-name="Source_20_Text"><text:span text:style-name="T9"><text:s text:c="11"/>├─</text:span></text:span><text:span text:style-name="Source_20_Text"><text:span text:style-name="T7">2537 /usr/sbin/httpd -DFOREGROUND</text:span></text:span></text:p>
          <text:p text:style-name="P196"><text:span text:style-name="Source_20_Text"><text:span text:style-name="T9"><text:s text:c="11"/>├─</text:span></text:span><text:span text:style-name="Source_20_Text"><text:span text:style-name="T7">2538 /usr/sbin/httpd -DFOREGROUND</text:span></text:span></text:p>
          <text:p text:style-name="P196"><text:span text:style-name="Source_20_Text"><text:span text:style-name="T9"><text:s text:c="11"/>├─</text:span></text:span><text:span text:style-name="Source_20_Text"><text:span text:style-name="T7">2539 /usr/sbin/httpd -DFOREGROUND</text:span></text:span></text:p>
          <text:p text:style-name="P196"><text:span text:style-name="Source_20_Text"><text:span text:style-name="T9"><text:s text:c="11"/>├─</text:span></text:span><text:span text:style-name="Source_20_Text"><text:span text:style-name="T7">2540 /usr/sbin/httpd -DFOREGROUND</text:span></text:span></text:p>
          <text:p text:style-name="P196"><text:span text:style-name="Source_20_Text"><text:span text:style-name="T9"><text:s text:c="11"/>└─</text:span></text:span><text:span text:style-name="Source_20_Text"><text:span text:style-name="T7">2541 /usr/sbin/httpd -DFOREGROUND</text:span></text:span></text:p>
          <text:p text:style-name="P182"/>
          <text:p text:style-name="P196"><text:span text:style-name="Source_20_Text"><text:span text:style-name="T7">app1.${GUID}.internal | SUCCESS | rc=0 &gt;&gt;</text:span></text:span></text:p>
          <text:p text:style-name="P196"><text:span text:style-name="Source_20_Text"><text:span text:style-name="T9">● </text:span></text:span><text:span text:style-name="Source_20_Text"><text:span text:style-name="T7">httpd.service - The Apache HTTP Server</text:span></text:span></text:p>
          <text:p text:style-name="P196"><text:span text:style-name="Source_20_Text"><text:span text:style-name="T9"><text:s text:c="3"/></text:span></text:span><text:span text:style-name="Source_20_Text"><text:span text:style-name="T7">Loaded: loaded (/usr/lib/systemd/system/httpd.service; disabled; vendor preset: disabled)</text:span></text:span></text:p>
          <text:p text:style-name="P196"><text:span text:style-name="Source_20_Text"><text:span text:style-name="T9"><text:s text:c="3"/></text:span></text:span><text:span text:style-name="Source_20_Text"><text:span text:style-name="T7">Active: active (running) since Fri 2018-08-17 11:41:58 UTC; 2min 19s ago</text:span></text:span></text:p>
          <text:p text:style-name="P196"><text:span text:style-name="Source_20_Text"><text:span text:style-name="T9"><text:s text:c="5"/></text:span></text:span><text:span text:style-name="Source_20_Text"><text:span text:style-name="T7">Docs: man:httpd(8)</text:span></text:span></text:p>
          <text:p text:style-name="P196"><text:span text:style-name="Source_20_Text"><text:span text:style-name="T9"><text:s text:c="11"/></text:span></text:span><text:span text:style-name="Source_20_Text"><text:span text:style-name="T7">man:apachectl(8)</text:span></text:span></text:p>
          <text:p text:style-name="P196"><text:span text:style-name="Source_20_Text"><text:span text:style-name="T9"><text:s/></text:span></text:span><text:span text:style-name="Source_20_Text"><text:span text:style-name="T7">Main PID: 2516 (httpd)</text:span></text:span></text:p>
          <text:p text:style-name="P196"><text:span text:style-name="Source_20_Text"><text:span text:style-name="T9"><text:s text:c="3"/></text:span></text:span><text:span text:style-name="Source_20_Text"><text:span text:style-name="T7">Status: "Total requests: 0; Current requests/sec: 0; Current traffic: <text:s text:c="2"/>0 B/sec"</text:span></text:span></text:p>
          <text:p text:style-name="P196"><text:span text:style-name="Source_20_Text"><text:span text:style-name="T9"><text:s text:c="3"/></text:span></text:span><text:span text:style-name="Source_20_Text"><text:span text:style-name="T7">CGroup: /system.slice/httpd.service</text:span></text:span></text:p>
          <text:p text:style-name="P196"><text:span text:style-name="Source_20_Text"><text:span text:style-name="T9"><text:s text:c="11"/>├─</text:span></text:span><text:span text:style-name="Source_20_Text"><text:span text:style-name="T7">2516 /usr/sbin/httpd -DFOREGROUND</text:span></text:span></text:p>
          <text:p text:style-name="P196"><text:soft-page-break/><text:span text:style-name="Source_20_Text"><text:span text:style-name="T9"><text:s text:c="11"/>├─</text:span></text:span><text:span text:style-name="Source_20_Text"><text:span text:style-name="T7">2517 /usr/sbin/httpd -DFOREGROUND</text:span></text:span></text:p>
          <text:p text:style-name="P196"><text:span text:style-name="Source_20_Text"><text:span text:style-name="T9"><text:s text:c="11"/>├─</text:span></text:span><text:span text:style-name="Source_20_Text"><text:span text:style-name="T7">2518 /usr/sbin/httpd -DFOREGROUND</text:span></text:span></text:p>
          <text:p text:style-name="P196"><text:span text:style-name="Source_20_Text"><text:span text:style-name="T9"><text:s text:c="11"/>├─</text:span></text:span><text:span text:style-name="Source_20_Text"><text:span text:style-name="T7">2519 /usr/sbin/httpd -DFOREGROUND</text:span></text:span></text:p>
          <text:p text:style-name="P196"><text:span text:style-name="Source_20_Text"><text:span text:style-name="T9"><text:s text:c="11"/>├─</text:span></text:span><text:span text:style-name="Source_20_Text"><text:span text:style-name="T7">2520 /usr/sbin/httpd -DFOREGROUND</text:span></text:span></text:p>
          <text:p text:style-name="P196"><text:span text:style-name="Source_20_Text"><text:span text:style-name="T9"><text:s text:c="11"/>└─</text:span></text:span><text:span text:style-name="Source_20_Text"><text:span text:style-name="T7">2521 /usr/sbin/httpd -DFOREGROUND</text:span></text:span></text:p>
        </text:list-item>
      </text:list>
      <text:h text:style-name="P16" text:outline-level="2"><text:bookmark text:name="_evaluate_your_progress2"/>5. Evaluate Your Progress</text:h>
      <text:list xml:id="list2470808885" text:style-name="L22">
        <text:list-item>
          <text:p text:style-name="P51">Grade your work:</text:p>
          <text:p text:style-name="P150"><text:span text:style-name="Source_20_Text"><text:span text:style-name="T7">[devops@bastion ~]$ cd ~/ansible_implementation_grading/</text:span></text:span></text:p>
          <text:p text:style-name="P197"><text:span text:style-name="Source_20_Text"><text:span text:style-name="T7">[devops@bastion ansible_implementation_grading]$ export GUID=`hostname | awk -F"." '{print $2}'`</text:span></text:span></text:p>
          <text:p text:style-name="P197"><text:span text:style-name="Source_20_Text"><text:span text:style-name="T7">[devops@bastion ansible_implementation_grading]$ ansible-playbook lab-3.2-grade.yml -e GUID=${GUID}</text:span></text:span></text:p>
        </text:list-item>
        <text:list-item>
          <text:p text:style-name="P51">Correct any reported failures.</text:p>
        </text:list-item>
        <text:list-item>
          <text:p text:style-name="P51">Rerun the script until you see no failures.</text:p>
        </text:list-item>
      </text:list>
      <text:h text:style-name="P16" text:outline-level="2"><text:bookmark text:name="_clean_up_environment1"/>6. Clean Up Environment</text:h>
      <text:list xml:id="list99390099" text:style-name="L23">
        <text:list-item>
          <text:p text:style-name="P52">Run a playbook to perform the cleanup:</text:p>
          <text:p text:style-name="P151"><text:span text:style-name="Source_20_Text"><text:span text:style-name="T7">[devops@bastion ansible_implementation]$ cd ~/ansible_implementation_grading/</text:span></text:span></text:p>
          <text:p text:style-name="P198"><text:span text:style-name="Source_20_Text"><text:span text:style-name="T7">[devops@bastion ansible_implementation_grading]$ export GUID=`hostname | awk -F"." '{print $2}'`</text:span></text:span></text:p>
          <text:p text:style-name="P198"><text:span text:style-name="Source_20_Text"><text:span text:style-name="T7">[devops@bastion ansible_implementation_grading]$ ansible-playbook lab-3.2-cleanup.yml -e GUID=${GUID}</text:span></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14" text:outline-level="1"><text:bookmark text:name="_variables_lab"/><text:soft-page-break/>Variables Lab</text:h>
      <text:p text:style-name="P7">In this lab, you define and use variables in a playbook. You create a playbook that installs the Apache web server and opens the ports for the service to be reachable. The playbook queries the web server to ensure that it is up and running.</text:p>
      <text:p text:style-name="P12">Goals</text:p>
      <text:list xml:id="list455082895" text:style-name="L24">
        <text:list-item>
          <text:p text:style-name="P53">Define variables in a playbook and create tasks that include defined variables</text:p>
        </text:list-item>
        <text:list-item>
          <text:p text:style-name="P53">Gather facts from a host and create tasks that use the gathered facts</text:p>
        </text:list-item>
        <text:list-item>
          <text:p text:style-name="P53">Define variables and tasks in separate files and use the files in playbooks</text:p>
        </text:list-item>
      </text:list>
      <text:h text:style-name="P16" text:outline-level="2"><text:bookmark text:name="_connect_to_environment"/>1. Connect to Environment</text:h>
      <text:list xml:id="list3432107106" text:style-name="L25">
        <text:list-item>
          <text:p text:style-name="P54">Set some useful environment variables:</text:p>
          <text:p text:style-name="P152"><text:span text:style-name="Source_20_Text"><text:span text:style-name="T7">[laptop ]$ export GUID=&lt;"GUID from email"&gt;</text:span></text:span></text:p>
          <text:p text:style-name="P199"><text:span text:style-name="Source_20_Text"><text:span text:style-name="T7">[laptop ]$ export MYKEY=&lt;~/.ssh/your_key.pem&gt;</text:span></text:span></text:p>
          <text:p text:style-name="P199"><text:span text:style-name="Source_20_Text"><text:span text:style-name="T7">[laptop ]$ export MYUSER=&lt;username-company.com&gt;</text:span></text:span></text:p>
          <text:p text:style-name="P75">Example</text:p>
          <text:p text:style-name="P152"><text:span text:style-name="Source_20_Text"><text:span text:style-name="T7">[laptop ]$ export GUID=e4gh</text:span></text:span></text:p>
          <text:p text:style-name="P199"><text:span text:style-name="Source_20_Text"><text:span text:style-name="T7">[laptop ]$ export MYKEY=~/.ssh/psrivatkey</text:span></text:span></text:p>
          <text:p text:style-name="P199"><text:span text:style-name="Source_20_Text"><text:span text:style-name="T7">[laptop ]$ export MYUSER=psrivast-redhat.com</text:span></text:span></text:p>
        </text:list-item>
        <text:list-item>
          <text:p text:style-name="P113"><text:span text:style-name="T5">Connect to the </text:span><text:span text:style-name="Source_20_Text"><text:span text:style-name="T6">bastion</text:span></text:span><text:span text:style-name="T5"> host with your OPENTLC ID and private key:</text:span></text:p>
          <text:p text:style-name="P152"><text:span text:style-name="Source_20_Text"><text:span text:style-name="T7">[laptop ]$ ssh -i ${MYKEY} ${MYUSER}@bastion.${GUID}.example.opentlc.com</text:span></text:span></text:p>
        </text:list-item>
        <text:list-item>
          <text:p text:style-name="P113"><text:span text:style-name="T5">Log in as the </text:span><text:span text:style-name="Source_20_Text"><text:span text:style-name="T6">devops</text:span></text:span><text:span text:style-name="T5"> user and change to the </text:span><text:span text:style-name="Source_20_Text"><text:span text:style-name="T6">~/dev-vars-playbook</text:span></text:span><text:span text:style-name="T5"> directory:</text:span></text:p>
          <text:p text:style-name="P152"><text:span text:style-name="Source_20_Text"><text:span text:style-name="T7">[user-company.com@bastion ~]$ sudo -i</text:span></text:span></text:p>
          <text:p text:style-name="P199"><text:span text:style-name="Source_20_Text"><text:span text:style-name="T7">[root@bastion ~]</text:span></text:span><text:span text:style-name="Source_20_Text"><text:span text:style-name="T8"># su - devops</text:span></text:span></text:p>
          <text:p text:style-name="P199"><text:span text:style-name="Source_20_Text"><text:span text:style-name="T7">[devops@bastion ~]$ mkdir ansible_implementation</text:span></text:span></text:p>
          <text:p text:style-name="P199"><text:span text:style-name="Source_20_Text"><text:span text:style-name="T7">[devops@bastion ~]$ cd ansible_implementation</text:span></text:span></text:p>
          <text:p text:style-name="P199"><text:span text:style-name="Source_20_Text"><text:span text:style-name="T7">[devops@bastion ansible_implementation]$</text:span></text:span></text:p>
        </text:list-item>
      </text:list>
      <text:h text:style-name="P16" text:outline-level="2"><text:bookmark text:name="_create_playbook_to_set_up_web_services"/>2. Create Playbook to Set Up Web Services</text:h>
      <text:p text:style-name="P7">In this section, you create a playbook to set up web services on the web servers.</text:p>
      <text:list xml:id="list3498828891" text:style-name="L26">
        <text:list-item>
          <text:p text:style-name="P114"><text:soft-page-break/><text:span text:style-name="T5">Create the </text:span><text:span text:style-name="Source_20_Text"><text:span text:style-name="T6">variable_test.yml</text:span></text:span><text:span text:style-name="T5"> playbook and define the following variables in the </text:span><text:span text:style-name="Source_20_Text"><text:span text:style-name="T6">vars</text:span></text:span><text:span text:style-name="T5"> section:</text:span></text:p>
          <text:list>
            <text:list-item>
              <text:p text:style-name="P114"><text:span text:style-name="Source_20_Text"><text:span text:style-name="T6">web_pkg</text:span></text:span><text:span text:style-name="T5"> defines the name of the package to install for the web server</text:span></text:p>
            </text:list-item>
            <text:list-item>
              <text:p text:style-name="P114"><text:span text:style-name="Source_20_Text"><text:span text:style-name="T6">firewall_pkg</text:span></text:span><text:span text:style-name="T5"> defines the name of the firewall package</text:span></text:p>
            </text:list-item>
            <text:list-item>
              <text:p text:style-name="P114"><text:span text:style-name="Source_20_Text"><text:span text:style-name="T6">web_service</text:span></text:span><text:span text:style-name="T5"> defines the name of the web service to manage</text:span></text:p>
            </text:list-item>
            <text:list-item>
              <text:p text:style-name="P114"><text:span text:style-name="Source_20_Text"><text:span text:style-name="T6">firewall_service</text:span></text:span><text:span text:style-name="T5"> defines the name of the firewall service to manage</text:span></text:p>
            </text:list-item>
            <text:list-item>
              <text:p text:style-name="P114"><text:span text:style-name="Source_20_Text"><text:span text:style-name="T6">python_pkg</text:span></text:span><text:span text:style-name="T5"> defines a package to be installed for the </text:span><text:span text:style-name="Source_20_Text"><text:span text:style-name="T6">uri</text:span></text:span><text:span text:style-name="T5"> module</text:span></text:p>
            </text:list-item>
            <text:list-item>
              <text:p text:style-name="P114"><text:span text:style-name="Source_20_Text"><text:span text:style-name="T6">rule</text:span></text:span><text:span text:style-name="T5"> defines the service to open</text:span></text:p>
            </text:list-item>
          </text:list>
        </text:list-item>
        <text:list-item>
          <text:p text:style-name="P114"><text:span text:style-name="T5">Create the </text:span><text:span text:style-name="Source_20_Text"><text:span text:style-name="T6">tasks</text:span></text:span><text:span text:style-name="T5"> block and add a first task, which uses the </text:span><text:span text:style-name="Source_20_Text"><text:span text:style-name="T6">yum</text:span></text:span><text:span text:style-name="T5"> module to install the required packages.</text:span></text:p>
        </text:list-item>
        <text:list-item>
          <text:p text:style-name="P114"><text:span text:style-name="T5">Add two more tasks to start and enable the </text:span><text:span text:style-name="Source_20_Text"><text:span text:style-name="T6">httpd</text:span></text:span><text:span text:style-name="T5"> and </text:span><text:span text:style-name="Source_20_Text"><text:span text:style-name="T6">firewalld</text:span></text:span><text:span text:style-name="T5"> services.</text:span></text:p>
        </text:list-item>
        <text:list-item>
          <text:p text:style-name="P114"><text:span text:style-name="T5">Add a task that creates content in </text:span><text:span text:style-name="Source_20_Text"><text:span text:style-name="T6">/var/www/html/index.html</text:span></text:span><text:span text:style-name="T5">.</text:span></text:p>
        </text:list-item>
        <text:list-item>
          <text:p text:style-name="P114"><text:span text:style-name="T5">Add a task that uses the </text:span><text:span text:style-name="Source_20_Text"><text:span text:style-name="T6">firewalld</text:span></text:span><text:span text:style-name="T5"> module to add a rule for the web service.</text:span></text:p>
        </text:list-item>
      </text:list>
      <text:p text:style-name="P12">Playbook Solution</text:p>
      <text:p text:style-name="P10"><text:span text:style-name="Source_20_Text"><text:span text:style-name="T7">[devops@bastion ansible_implementation]$ cat &lt;&lt; EOF &gt; variable_test.yml</text:span></text:span></text:p>
      <text:p text:style-name="P21"><text:span text:style-name="Source_20_Text"><text:span text:style-name="T7">- name: Install Apache and start the service</text:span></text:span></text:p>
      <text:p text:style-name="P21"><text:span text:style-name="Source_20_Text"><text:span text:style-name="T9"><text:s text:c="2"/></text:span></text:span><text:span text:style-name="Source_20_Text"><text:span text:style-name="T7">hosts: webservers</text:span></text:span></text:p>
      <text:p text:style-name="P21"><text:span text:style-name="Source_20_Text"><text:span text:style-name="T9"><text:s text:c="2"/></text:span></text:span><text:span text:style-name="Source_20_Text"><text:span text:style-name="T7">become: yes</text:span></text:span></text:p>
      <text:p text:style-name="P21"><text:span text:style-name="Source_20_Text"><text:span text:style-name="T9"><text:s text:c="2"/></text:span></text:span><text:span text:style-name="Source_20_Text"><text:span text:style-name="T7">vars:</text:span></text:span></text:p>
      <text:p text:style-name="P21"><text:span text:style-name="Source_20_Text"><text:span text:style-name="T9"><text:s text:c="4"/></text:span></text:span><text:span text:style-name="Source_20_Text"><text:span text:style-name="T7">web_pkg: httpd</text:span></text:span></text:p>
      <text:p text:style-name="P21"><text:span text:style-name="Source_20_Text"><text:span text:style-name="T9"><text:s text:c="4"/></text:span></text:span><text:span text:style-name="Source_20_Text"><text:span text:style-name="T7">firewall_pkg: firewalld</text:span></text:span></text:p>
      <text:p text:style-name="P21"><text:span text:style-name="Source_20_Text"><text:span text:style-name="T9"><text:s text:c="4"/></text:span></text:span><text:span text:style-name="Source_20_Text"><text:span text:style-name="T7">web_service: httpd</text:span></text:span></text:p>
      <text:p text:style-name="P21"><text:span text:style-name="Source_20_Text"><text:span text:style-name="T9"><text:s text:c="4"/></text:span></text:span><text:span text:style-name="Source_20_Text"><text:span text:style-name="T7">firewall_service: firewalld</text:span></text:span></text:p>
      <text:p text:style-name="P21"><text:span text:style-name="Source_20_Text"><text:span text:style-name="T9"><text:s text:c="4"/></text:span></text:span><text:span text:style-name="Source_20_Text"><text:span text:style-name="T7">python_pkg: python-httplib2</text:span></text:span></text:p>
      <text:p text:style-name="P21"><text:span text:style-name="Source_20_Text"><text:span text:style-name="T9"><text:s text:c="4"/></text:span></text:span><text:span text:style-name="Source_20_Text"><text:span text:style-name="T7">rule: http</text:span></text:span></text:p>
      <text:p text:style-name="P21"><text:span text:style-name="Source_20_Text"><text:span text:style-name="T9"><text:s text:c="2"/></text:span></text:span><text:span text:style-name="Source_20_Text"><text:span text:style-name="T7">tasks:</text:span></text:span></text:p>
      <text:p text:style-name="P21"><text:soft-page-break/><text:span text:style-name="Source_20_Text"><text:span text:style-name="T9"><text:s text:c="4"/></text:span></text:span><text:span text:style-name="Source_20_Text"><text:span text:style-name="T7">- name: Install the required packages</text:span></text:span></text:p>
      <text:p text:style-name="P21"><text:span text:style-name="Source_20_Text"><text:span text:style-name="T9"><text:s text:c="6"/></text:span></text:span><text:span text:style-name="Source_20_Text"><text:span text:style-name="T7">yum:</text:span></text:span></text:p>
      <text:p text:style-name="P21"><text:span text:style-name="Source_20_Text"><text:span text:style-name="T9"><text:s text:c="8"/></text:span></text:span><text:span text:style-name="Source_20_Text"><text:span text:style-name="T7">name:</text:span></text:span></text:p>
      <text:p text:style-name="P21"><text:span text:style-name="Source_20_Text"><text:span text:style-name="T9"><text:s text:c="10"/></text:span></text:span><text:span text:style-name="Source_20_Text"><text:span text:style-name="T7">- "{{ web_pkg <text:s/>}}"</text:span></text:span></text:p>
      <text:p text:style-name="P21"><text:span text:style-name="Source_20_Text"><text:span text:style-name="T9"><text:s text:c="10"/></text:span></text:span><text:span text:style-name="Source_20_Text"><text:span text:style-name="T7">- "{{ firewall_pkg }}"</text:span></text:span></text:p>
      <text:p text:style-name="P21"><text:span text:style-name="Source_20_Text"><text:span text:style-name="T9"><text:s text:c="10"/></text:span></text:span><text:span text:style-name="Source_20_Text"><text:span text:style-name="T7">- "{{ python_pkg }}"</text:span></text:span></text:p>
      <text:p text:style-name="P21"><text:span text:style-name="Source_20_Text"><text:span text:style-name="T9"><text:s text:c="8"/></text:span></text:span><text:span text:style-name="Source_20_Text"><text:span text:style-name="T7">state: latest</text:span></text:span></text:p>
      <text:p text:style-name="P21"><text:span text:style-name="Source_20_Text"><text:span text:style-name="T9"><text:s text:c="4"/></text:span></text:span><text:span text:style-name="Source_20_Text"><text:span text:style-name="T7">- name: Start and enable the {{ firewall_service }} service</text:span></text:span></text:p>
      <text:p text:style-name="P21"><text:span text:style-name="Source_20_Text"><text:span text:style-name="T9"><text:s text:c="6"/></text:span></text:span><text:span text:style-name="Source_20_Text"><text:span text:style-name="T7">service:</text:span></text:span></text:p>
      <text:p text:style-name="P21"><text:span text:style-name="Source_20_Text"><text:span text:style-name="T9"><text:s text:c="8"/></text:span></text:span><text:span text:style-name="Source_20_Text"><text:span text:style-name="T7">name: "{{ firewall_service }}"</text:span></text:span></text:p>
      <text:p text:style-name="P21"><text:span text:style-name="Source_20_Text"><text:span text:style-name="T9"><text:s text:c="8"/></text:span></text:span><text:span text:style-name="Source_20_Text"><text:span text:style-name="T7">enabled: true</text:span></text:span></text:p>
      <text:p text:style-name="P21"><text:span text:style-name="Source_20_Text"><text:span text:style-name="T9"><text:s text:c="8"/></text:span></text:span><text:span text:style-name="Source_20_Text"><text:span text:style-name="T7">state: started</text:span></text:span></text:p>
      <text:p text:style-name="P22"/>
      <text:p text:style-name="P21"><text:span text:style-name="Source_20_Text"><text:span text:style-name="T9"><text:s text:c="4"/></text:span></text:span><text:span text:style-name="Source_20_Text"><text:span text:style-name="T7">- name: Start and enable the {{ web_service }} service</text:span></text:span></text:p>
      <text:p text:style-name="P21"><text:span text:style-name="Source_20_Text"><text:span text:style-name="T9"><text:s text:c="6"/></text:span></text:span><text:span text:style-name="Source_20_Text"><text:span text:style-name="T7">service:</text:span></text:span></text:p>
      <text:p text:style-name="P21"><text:span text:style-name="Source_20_Text"><text:span text:style-name="T9"><text:s text:c="8"/></text:span></text:span><text:span text:style-name="Source_20_Text"><text:span text:style-name="T7">name: "{{ web_service }}"</text:span></text:span></text:p>
      <text:p text:style-name="P21"><text:span text:style-name="Source_20_Text"><text:span text:style-name="T9"><text:s text:c="8"/></text:span></text:span><text:span text:style-name="Source_20_Text"><text:span text:style-name="T7">enabled: true</text:span></text:span></text:p>
      <text:p text:style-name="P21"><text:span text:style-name="Source_20_Text"><text:span text:style-name="T9"><text:s text:c="8"/></text:span></text:span><text:span text:style-name="Source_20_Text"><text:span text:style-name="T7">state: started</text:span></text:span></text:p>
      <text:p text:style-name="P21"><text:span text:style-name="Source_20_Text"><text:span text:style-name="T9"><text:s text:c="4"/></text:span></text:span><text:span text:style-name="Source_20_Text"><text:span text:style-name="T7">- name: Create web content to be served</text:span></text:span></text:p>
      <text:p text:style-name="P21"><text:span text:style-name="Source_20_Text"><text:span text:style-name="T9"><text:s text:c="6"/></text:span></text:span><text:span text:style-name="Source_20_Text"><text:span text:style-name="T7">copy:</text:span></text:span></text:p>
      <text:p text:style-name="P21"><text:span text:style-name="Source_20_Text"><text:span text:style-name="T9"><text:s text:c="8"/></text:span></text:span><text:span text:style-name="Source_20_Text"><text:span text:style-name="T7">content: "Example web content"</text:span></text:span></text:p>
      <text:p text:style-name="P21"><text:span text:style-name="Source_20_Text"><text:span text:style-name="T9"><text:s text:c="8"/></text:span></text:span><text:span text:style-name="Source_20_Text"><text:span text:style-name="T7">dest: /var/www/html/index.html</text:span></text:span></text:p>
      <text:p text:style-name="P21"><text:span text:style-name="Source_20_Text"><text:span text:style-name="T9"><text:s text:c="4"/></text:span></text:span><text:span text:style-name="Source_20_Text"><text:span text:style-name="T7">- name: Open the port for {{ rule }}</text:span></text:span></text:p>
      <text:p text:style-name="P21"><text:span text:style-name="Source_20_Text"><text:span text:style-name="T9"><text:s text:c="6"/></text:span></text:span><text:span text:style-name="Source_20_Text"><text:span text:style-name="T7">firewalld:</text:span></text:span></text:p>
      <text:p text:style-name="P21"><text:span text:style-name="Source_20_Text"><text:span text:style-name="T9"><text:s text:c="8"/></text:span></text:span><text:span text:style-name="Source_20_Text"><text:span text:style-name="T7">service: "{{ rule }}"</text:span></text:span></text:p>
      <text:p text:style-name="P21"><text:span text:style-name="Source_20_Text"><text:span text:style-name="T9"><text:s text:c="8"/></text:span></text:span><text:span text:style-name="Source_20_Text"><text:span text:style-name="T7">permanent: true</text:span></text:span></text:p>
      <text:p text:style-name="P21"><text:span text:style-name="Source_20_Text"><text:span text:style-name="T9"><text:s text:c="8"/></text:span></text:span><text:span text:style-name="Source_20_Text"><text:span text:style-name="T7">immediate: true</text:span></text:span></text:p>
      <text:p text:style-name="P21"><text:span text:style-name="Source_20_Text"><text:span text:style-name="T9"><text:s text:c="8"/></text:span></text:span><text:span text:style-name="Source_20_Text"><text:span text:style-name="T7">state: enabled</text:span></text:span></text:p>
      <text:p text:style-name="P22"/>
      <text:p text:style-name="P21"><text:span text:style-name="Source_20_Text"><text:span text:style-name="T7">EOF</text:span></text:span></text:p>
      <text:list xml:id="list2060105647" text:style-name="L27">
        <text:list-item>
          <text:p text:style-name="P115"><text:soft-page-break/><text:span text:style-name="T5">Check the syntax of the </text:span><text:span text:style-name="Source_20_Text"><text:span text:style-name="T6">variable_test.yml</text:span></text:span><text:span text:style-name="T5"> playbook:</text:span></text:p>
          <text:p text:style-name="P153"><text:span text:style-name="Source_20_Text"><text:span text:style-name="T7">[devops@bastion ansible_implementation]$ ansible-playbook --syntax-check variable_test.yml</text:span></text:span></text:p>
          <text:p text:style-name="P76">Sample Output</text:p>
          <text:p text:style-name="P153"><text:span text:style-name="Source_20_Text"><text:span text:style-name="T7">playbook: variable_test.yml</text:span></text:span></text:p>
        </text:list-item>
      </text:list>
      <text:h text:style-name="P16" text:outline-level="2"><text:bookmark text:name="_create_playbook_for_smoke_test"/>3. Create Playbook for Smoke Test</text:h>
      <text:p text:style-name="P7">In this section, you create a new play that queries the web service to ensure that everything is configured correctly.</text:p>
      <text:list xml:id="list2065024478" text:style-name="L28">
        <text:list-item>
          <text:p text:style-name="P116"><text:span text:style-name="T5">Name your playbook </text:span><text:span text:style-name="Source_20_Text"><text:span text:style-name="T6">webserver_smoketest.yml</text:span></text:span><text:span text:style-name="T5">.</text:span></text:p>
        </text:list-item>
        <text:list-item>
          <text:p text:style-name="P116"><text:span text:style-name="T5">Configure it to run only on </text:span><text:span text:style-name="Source_20_Text"><text:span text:style-name="T6">localhost</text:span></text:span><text:span text:style-name="T5">.</text:span></text:p>
        </text:list-item>
        <text:list-item>
          <text:p text:style-name="P116"><text:span text:style-name="T5">Create a task that uses the </text:span><text:span text:style-name="Source_20_Text"><text:span text:style-name="T6">uri</text:span></text:span><text:span text:style-name="T5"> module to check a URL.</text:span></text:p>
        </text:list-item>
        <text:list-item>
          <text:p text:style-name="P116"><text:span text:style-name="T5">In this task, check for a status code of </text:span><text:span text:style-name="Source_20_Text"><text:span text:style-name="T6">200</text:span></text:span><text:span text:style-name="T5"> to confirm that the server is running and configured properly.</text:span></text:p>
        </text:list-item>
      </text:list>
      <text:p text:style-name="P12">Playbook Solution</text:p>
      <text:p text:style-name="P10"><text:span text:style-name="Source_20_Text"><text:span text:style-name="T7">[devops@bastion ansible_implementation]$ export GUID=`hostname | awk -F"." '{print $2}'`</text:span></text:span></text:p>
      <text:p text:style-name="P21"><text:span text:style-name="Source_20_Text"><text:span text:style-name="T7">[devops@bastion ansible_implementation]$ cat &lt;&lt; EOF &gt; webserver_smoketest.yml</text:span></text:span></text:p>
      <text:p text:style-name="P21"><text:span text:style-name="Source_20_Text"><text:span text:style-name="T7">- name: Verify the Apache service</text:span></text:span></text:p>
      <text:p text:style-name="P21"><text:span text:style-name="Source_20_Text"><text:span text:style-name="T9"><text:s text:c="2"/></text:span></text:span><text:span text:style-name="Source_20_Text"><text:span text:style-name="T7">hosts: localhost</text:span></text:span></text:p>
      <text:p text:style-name="P21"><text:span text:style-name="Source_20_Text"><text:span text:style-name="T9"><text:s text:c="2"/></text:span></text:span><text:span text:style-name="Source_20_Text"><text:span text:style-name="T7">tasks:</text:span></text:span></text:p>
      <text:p text:style-name="P21"><text:span text:style-name="Source_20_Text"><text:span text:style-name="T9"><text:s text:c="4"/></text:span></text:span><text:span text:style-name="Source_20_Text"><text:span text:style-name="T7">- name: Ensure the webserver is reachable</text:span></text:span></text:p>
      <text:p text:style-name="P21"><text:span text:style-name="Source_20_Text"><text:span text:style-name="T9"><text:s text:c="6"/></text:span></text:span><text:span text:style-name="Source_20_Text"><text:span text:style-name="T7">uri:</text:span></text:span></text:p>
      <text:p text:style-name="P21"><text:span text:style-name="Source_20_Text"><text:span text:style-name="T9"><text:s text:c="8"/></text:span></text:span><text:span text:style-name="Source_20_Text"><text:span text:style-name="T7">url: http://app1.${GUID}.internal</text:span></text:span></text:p>
      <text:p text:style-name="P21"><text:span text:style-name="Source_20_Text"><text:span text:style-name="T9"><text:s text:c="8"/></text:span></text:span><text:span text:style-name="Source_20_Text"><text:span text:style-name="T7">status_code: 200</text:span></text:span></text:p>
      <text:p text:style-name="P21"><text:span text:style-name="Source_20_Text"><text:span text:style-name="T7">EOF</text:span></text:span></text:p>
      <text:h text:style-name="P16" text:outline-level="2"><text:bookmark text:name="_run_playbooks"/><text:soft-page-break/>4. Run Playbooks</text:h>
      <text:p text:style-name="P3"><text:span text:style-name="T5">In this section, you run the </text:span><text:span text:style-name="Source_20_Text"><text:span text:style-name="T6">variable_test.yml</text:span></text:span><text:span text:style-name="T5"> playbook to set up the web services of </text:span><text:span text:style-name="Source_20_Text"><text:span text:style-name="T6">app1</text:span></text:span><text:span text:style-name="T5"> and </text:span><text:span text:style-name="Source_20_Text"><text:span text:style-name="T6">app2</text:span></text:span><text:span text:style-name="T5">. Then you run the </text:span><text:span text:style-name="Source_20_Text"><text:span text:style-name="T6">webserver_smoketest.yml</text:span></text:span><text:span text:style-name="T5"> smoke-test playbook to verify that the web services are running on the correct hosts.</text:span></text:p>
      <text:list xml:id="list890515286" text:style-name="L29">
        <text:list-item>
          <text:p text:style-name="P117"><text:span text:style-name="T5">Run the </text:span><text:span text:style-name="Source_20_Text"><text:span text:style-name="T6">variable_test.yml</text:span></text:span><text:span text:style-name="T5"> playbook:</text:span></text:p>
          <text:p text:style-name="P154"><text:span text:style-name="Source_20_Text"><text:span text:style-name="T7">[devops@bastion ansible_implementation]$ ansible-playbook variable_test.yml</text:span></text:span></text:p>
          <text:p text:style-name="P77">Sample Output</text:p>
          <text:p text:style-name="P154"><text:span text:style-name="Source_20_Text"><text:span text:style-name="T7">PLAY [Install Apache and start the service] *******************************************************************************************************************</text:span></text:span></text:p>
          <text:p text:style-name="P183"/>
          <text:p text:style-name="P200"><text:span text:style-name="Source_20_Text"><text:span text:style-name="T7">TASK [Gathering Facts] ****************************************************************************************************************************************</text:span></text:span></text:p>
          <text:p text:style-name="P200"><text:span text:style-name="Source_20_Text"><text:span text:style-name="T7">ok: [app1.${GUID}.internal]</text:span></text:span></text:p>
          <text:p text:style-name="P200"><text:span text:style-name="Source_20_Text"><text:span text:style-name="T7">ok: [app2.${GUID}.internal]</text:span></text:span></text:p>
          <text:p text:style-name="P183"/>
          <text:p text:style-name="P200"><text:span text:style-name="Source_20_Text"><text:span text:style-name="T7">TASK [Install the required packages] **************************************************************************************************************************</text:span></text:span></text:p>
          <text:p text:style-name="P200"><text:span text:style-name="Source_20_Text"><text:span text:style-name="T7">changed: [app1.${GUID}.internal]</text:span></text:span></text:p>
          <text:p text:style-name="P200"><text:span text:style-name="Source_20_Text"><text:span text:style-name="T7">changed: [app2.${GUID}.internal]</text:span></text:span></text:p>
          <text:p text:style-name="P183"/>
          <text:p text:style-name="P200"><text:span text:style-name="Source_20_Text"><text:span text:style-name="T7">TASK [Start and enable the firewalld service] *****************************************************************************************************************</text:span></text:span></text:p>
          <text:p text:style-name="P200"><text:span text:style-name="Source_20_Text"><text:span text:style-name="T7">changed: [app1.${GUID}.internal]</text:span></text:span></text:p>
          <text:p text:style-name="P200"><text:span text:style-name="Source_20_Text"><text:span text:style-name="T7">changed: [app2.${GUID}.internal]</text:span></text:span></text:p>
          <text:p text:style-name="P183"/>
          <text:p text:style-name="P200"><text:soft-page-break/><text:span text:style-name="Source_20_Text"><text:span text:style-name="T7">TASK [Start and enable the httpd service] *********************************************************************************************************************</text:span></text:span></text:p>
          <text:p text:style-name="P200"><text:span text:style-name="Source_20_Text"><text:span text:style-name="T7">changed: [app1.${GUID}.internal]</text:span></text:span></text:p>
          <text:p text:style-name="P200"><text:span text:style-name="Source_20_Text"><text:span text:style-name="T7">changed: [app2.${GUID}.internal]</text:span></text:span></text:p>
          <text:p text:style-name="P183"/>
          <text:p text:style-name="P200"><text:span text:style-name="Source_20_Text"><text:span text:style-name="T7">TASK [Create web content to be served] ************************************************************************************************************************</text:span></text:span></text:p>
          <text:p text:style-name="P200"><text:span text:style-name="Source_20_Text"><text:span text:style-name="T7">changed: [app1.${GUID}.internal]</text:span></text:span></text:p>
          <text:p text:style-name="P200"><text:span text:style-name="Source_20_Text"><text:span text:style-name="T7">changed: [app2.${GUID}.internal]</text:span></text:span></text:p>
          <text:p text:style-name="P183"/>
          <text:p text:style-name="P200"><text:span text:style-name="Source_20_Text"><text:span text:style-name="T7">TASK [Open the port for http] *********************************************************************************************************************************</text:span></text:span></text:p>
          <text:p text:style-name="P200"><text:span text:style-name="Source_20_Text"><text:span text:style-name="T7">changed: [app1.${GUID}.internal]</text:span></text:span></text:p>
          <text:p text:style-name="P200"><text:span text:style-name="Source_20_Text"><text:span text:style-name="T7">changed: [app2.${GUID}.internal]</text:span></text:span></text:p>
          <text:p text:style-name="P183"/>
          <text:p text:style-name="P200"><text:span text:style-name="Source_20_Text"><text:span text:style-name="T7">PLAY RECAP ****************************************************************************************************************************************************</text:span></text:span></text:p>
          <text:p text:style-name="P200"><text:span text:style-name="Source_20_Text"><text:span text:style-name="T7">app1.${GUID}.internal <text:s text:c="8"/>: ok=6 <text:s text:c="3"/>changed=5 <text:s text:c="3"/>unreachable=0 <text:s text:c="3"/>failed=0</text:span></text:span></text:p>
          <text:p text:style-name="P200"><text:span text:style-name="Source_20_Text"><text:span text:style-name="T7">app2.${GUID}.internal <text:s text:c="8"/>: ok=6 <text:s text:c="3"/>changed=5 <text:s text:c="3"/>unreachable=0 <text:s text:c="3"/>failed=0</text:span></text:span></text:p>
          <text:list>
            <text:list-item>
              <text:p text:style-name="P55">Note that Ansible starts by installing the packages, and then starts and enables the services.</text:p>
            </text:list-item>
          </text:list>
        </text:list-item>
        <text:list-item>
          <text:p text:style-name="P117"><text:span text:style-name="T5">Run the </text:span><text:span text:style-name="Source_20_Text"><text:span text:style-name="T6">webserver_smoketest.yml</text:span></text:span><text:span text:style-name="T5"> playbook to make sure that the web server is reachable:</text:span></text:p>
          <text:p text:style-name="P154"><text:soft-page-break/><text:span text:style-name="Source_20_Text"><text:span text:style-name="T7">[devops@bastion ansible_implementation]$ ansible-playbook webserver_smoketest.yml</text:span></text:span></text:p>
          <text:p text:style-name="P77">Sample Output</text:p>
          <text:p text:style-name="P154"><text:span text:style-name="Source_20_Text"><text:span text:style-name="T7">PLAY [Verify the Apache service] ******************************************************************************************************************************</text:span></text:span></text:p>
          <text:p text:style-name="P183"/>
          <text:p text:style-name="P200"><text:span text:style-name="Source_20_Text"><text:span text:style-name="T7">TASK [Gathering Facts] ****************************************************************************************************************************************</text:span></text:span></text:p>
          <text:p text:style-name="P200"><text:span text:style-name="Source_20_Text"><text:span text:style-name="T7">ok: [localhost]</text:span></text:span></text:p>
          <text:p text:style-name="P183"/>
          <text:p text:style-name="P200"><text:span text:style-name="Source_20_Text"><text:span text:style-name="T7">TASK [Ensure the webserver is reachable] **********************************************************************************************************************</text:span></text:span></text:p>
          <text:p text:style-name="P200"><text:span text:style-name="Source_20_Text"><text:span text:style-name="T7">ok: [localhost]</text:span></text:span></text:p>
          <text:p text:style-name="P183"/>
          <text:p text:style-name="P200"><text:span text:style-name="Source_20_Text"><text:span text:style-name="T7">PLAY RECAP ****************************************************************************************************************************************************</text:span></text:span></text:p>
          <text:p text:style-name="P200"><text:span text:style-name="Source_20_Text"><text:span text:style-name="T7">localhost <text:s text:c="17"/>: ok=2 <text:s text:c="3"/>changed=0 <text:s text:c="3"/>unreachable=0 <text:s text:c="3"/>failed=0</text:span></text:span></text:p>
        </text:list-item>
      </text:list>
      <text:h text:style-name="P16" text:outline-level="2"><text:bookmark text:name="_evaluate_your_progress3"/>5. Evaluate Your Progress</text:h>
      <text:list xml:id="list1504344218" text:style-name="L30">
        <text:list-item>
          <text:p text:style-name="P56">Grade your work:</text:p>
          <text:p text:style-name="P155"><text:span text:style-name="Source_20_Text"><text:span text:style-name="T7">[devops@bastion ansible_implementation]$ cd ~/ansible_implementation_grading</text:span></text:span></text:p>
          <text:p text:style-name="P201"><text:span text:style-name="Source_20_Text"><text:span text:style-name="T7">[devops@bastion ansible_implementation_grading]$ export GUID=`hostname | awk -F"." '{print $2}'`</text:span></text:span></text:p>
          <text:p text:style-name="P201"><text:soft-page-break/><text:span text:style-name="Source_20_Text"><text:span text:style-name="T7">[devops@bastion ansible_implementation_grading]$ ansible-playbook lab-4.1-grade.yml -e GUID=${GUID}</text:span></text:span></text:p>
          <text:p text:style-name="P78">Sample Output</text:p>
          <text:p text:style-name="P155"><text:span text:style-name="Source_20_Text"><text:span text:style-name="T7">TASK [Fail if 'Example web content' is not in the page content] ***********************************************************************************************</text:span></text:span></text:p>
          <text:p text:style-name="P201"><text:span text:style-name="Source_20_Text"><text:span text:style-name="T7">skipping: [localhost]</text:span></text:span></text:p>
          <text:p text:style-name="P184"/>
          <text:p text:style-name="P201"><text:span text:style-name="Source_20_Text"><text:span text:style-name="T7">TASK [Success if 'Example web content' is in the page content] ************************************************************************************************</text:span></text:span></text:p>
          <text:p text:style-name="P201"><text:span text:style-name="Source_20_Text"><text:span text:style-name="T7">ok: [localhost] =&gt; {</text:span></text:span></text:p>
          <text:p text:style-name="P201"><text:span text:style-name="Source_20_Text"><text:span text:style-name="T9"><text:s text:c="4"/></text:span></text:span><text:span text:style-name="Source_20_Text"><text:span text:style-name="T7">"msg": "Success: All requirements completed."</text:span></text:span></text:p>
          <text:p text:style-name="P201"><text:span text:style-name="Source_20_Text"><text:span text:style-name="T7">}</text:span></text:span></text:p>
          <text:p text:style-name="P184"/>
          <text:p text:style-name="P201"><text:span text:style-name="Source_20_Text"><text:span text:style-name="T7">PLAY RECAP ****************************************************************************************************************************************************</text:span></text:span></text:p>
          <text:p text:style-name="P201"><text:span text:style-name="Source_20_Text"><text:span text:style-name="T7">localhost <text:s text:c="17"/>: ok=7 <text:s text:c="3"/>changed=4 <text:s text:c="3"/>unreachable=0 <text:s text:c="3"/>failed=0</text:span></text:span></text:p>
        </text:list-item>
        <text:list-item>
          <text:p text:style-name="P56">Correct any reported failures.</text:p>
        </text:list-item>
        <text:list-item>
          <text:p text:style-name="P56">Rerun the script until you see no failures.</text:p>
        </text:list-item>
      </text:list>
      <text:h text:style-name="P16" text:outline-level="2"><text:bookmark text:name="_clean_up_environment2"/>6. Clean Up Environment</text:h>
      <text:list xml:id="list1519233373" text:style-name="L31">
        <text:list-item>
          <text:p text:style-name="P118"><text:span text:style-name="T5">Undo the changes made to </text:span><text:span text:style-name="Source_20_Text"><text:span text:style-name="T6">webservers</text:span></text:span><text:span text:style-name="T5">:</text:span></text:p>
          <text:p text:style-name="P156"><text:span text:style-name="Source_20_Text"><text:span text:style-name="T7">[devops@bastion ansible_implementation_grading]$ ansible-playbook lab-4.1-cleanup.yml -e GUID=${GUID}</text:span></text:span></text:p>
        </text:list-item>
      </text:list>
      <text:p text:style-name="P24"/>
      <text:p text:style-name="P24"/>
      <text:p text:style-name="P24"/>
      <text:p text:style-name="P24"/>
      <text:h text:style-name="P214" text:outline-level="1"><text:bookmark text:name="_variable_inclusion_lab"/><text:soft-page-break/>Variable Inclusion Lab</text:h>
      <text:p text:style-name="P7">In this lab, you manage inclusions in Ansible Playbooks. You create a task file, variable file, and playbook. The variable file defines, in YAML format, a variable used by the playbook. The task file defines the required tasks and includes variables that are passed later on as arguments.</text:p>
      <text:p text:style-name="P12">Goal</text:p>
      <text:list xml:id="list2725589171" text:style-name="L32">
        <text:list-item>
          <text:p text:style-name="P57">Create an Ansible Playbook that uses inclusions</text:p>
        </text:list-item>
      </text:list>
      <text:h text:style-name="P16" text:outline-level="2"><text:bookmark text:name="_connect_to_environment1"/>1. Connect to Environment</text:h>
      <text:list xml:id="list3892141966" text:style-name="L33">
        <text:list-item>
          <text:p text:style-name="P58">Set some useful environment variables:</text:p>
          <text:p text:style-name="P157"><text:span text:style-name="Source_20_Text"><text:span text:style-name="T7">[laptop ]$ export GUID=&lt;"GUID from email"&gt;</text:span></text:span></text:p>
          <text:p text:style-name="P202"><text:span text:style-name="Source_20_Text"><text:span text:style-name="T7">[laptop ]$ export MYKEY=&lt;~/.ssh/your_key.pem&gt;</text:span></text:span></text:p>
          <text:p text:style-name="P202"><text:span text:style-name="Source_20_Text"><text:span text:style-name="T7">[laptop ]$ export MYUSER=&lt;username-company.com&gt;</text:span></text:span></text:p>
          <text:p text:style-name="P79">Example</text:p>
          <text:p text:style-name="P157"><text:span text:style-name="Source_20_Text"><text:span text:style-name="T7">[laptop ]$ export GUID=e4gh</text:span></text:span></text:p>
          <text:p text:style-name="P202"><text:span text:style-name="Source_20_Text"><text:span text:style-name="T7">[laptop ]$ export MYKEY=~/.ssh/psrivatkey</text:span></text:span></text:p>
          <text:p text:style-name="P202"><text:span text:style-name="Source_20_Text"><text:span text:style-name="T7">[laptop ]$ export MYUSER=psrivast-redhat.com</text:span></text:span></text:p>
        </text:list-item>
        <text:list-item>
          <text:p text:style-name="P119"><text:span text:style-name="T5">Connect to the </text:span><text:span text:style-name="Source_20_Text"><text:span text:style-name="T6">bastion</text:span></text:span><text:span text:style-name="T5"> host with your OPENTLC ID and private key:</text:span></text:p>
          <text:p text:style-name="P157"><text:span text:style-name="Source_20_Text"><text:span text:style-name="T7">[laptop ]$ ssh -i ${MYKEY} ${MYUSER}@bastion.${GUID}.example.opentlc.com</text:span></text:span></text:p>
        </text:list-item>
        <text:list-item>
          <text:p text:style-name="P119"><text:span text:style-name="T5">Log in as the </text:span><text:span text:style-name="Source_20_Text"><text:span text:style-name="T6">devops</text:span></text:span><text:span text:style-name="T5"> user and change to the </text:span><text:span text:style-name="Source_20_Text"><text:span text:style-name="T6">~/dev-vars-playbook</text:span></text:span><text:span text:style-name="T5"> directory:</text:span></text:p>
          <text:p text:style-name="P157"><text:span text:style-name="Source_20_Text"><text:span text:style-name="T7">[user-company.com@bastion ~]$ sudo -i</text:span></text:span></text:p>
          <text:p text:style-name="P202"><text:span text:style-name="Source_20_Text"><text:span text:style-name="T7">[root@bastion ~]</text:span></text:span><text:span text:style-name="Source_20_Text"><text:span text:style-name="T8"># su - devops</text:span></text:span></text:p>
          <text:p text:style-name="P202"><text:span text:style-name="Source_20_Text"><text:span text:style-name="T7">[devops@bastion ~]$ mkdir ansible_implementation</text:span></text:span></text:p>
          <text:p text:style-name="P202"><text:span text:style-name="Source_20_Text"><text:span text:style-name="T7">[devops@bastion ~]$ cd ansible_implementation</text:span></text:span></text:p>
          <text:p text:style-name="P202"><text:span text:style-name="Source_20_Text"><text:span text:style-name="T7">[devops@bastion ansible_implementation]$</text:span></text:span></text:p>
        </text:list-item>
      </text:list>
      <text:h text:style-name="P16" text:outline-level="2"><text:bookmark text:name="_create_task_file"/>2. Create Task File</text:h>
      <text:list xml:id="list2190777449" text:style-name="L34">
        <text:list-item>
          <text:p text:style-name="P120"><text:span text:style-name="T5">Create a </text:span><text:span text:style-name="Source_20_Text"><text:span text:style-name="T6">tasks</text:span></text:span><text:span text:style-name="T5"> directory under </text:span><text:span text:style-name="Source_20_Text"><text:span text:style-name="T6">~/ansible_implementation</text:span></text:span><text:span text:style-name="T5">.</text:span></text:p>
        </text:list-item>
        <text:list-item>
          <text:p text:style-name="P120"><text:span text:style-name="T5">In the </text:span><text:span text:style-name="Source_20_Text"><text:span text:style-name="T6">tasks</text:span></text:span><text:span text:style-name="T5"> directory, create the </text:span><text:span text:style-name="Source_20_Text"><text:span text:style-name="T6">environment.yml</text:span></text:span><text:span text:style-name="T5"> task file.</text:span></text:p>
        </text:list-item>
        <text:list-item>
          <text:p text:style-name="P59">In the playbook, define the two tasks that install and start the web server.</text:p>
        </text:list-item>
        <text:list-item>
          <text:p text:style-name="P120"><text:soft-page-break/><text:span text:style-name="T5">Use the </text:span><text:span text:style-name="Source_20_Text"><text:span text:style-name="T6">package</text:span></text:span><text:span text:style-name="T5"> variable for the package name, </text:span><text:span text:style-name="Source_20_Text"><text:span text:style-name="T6">service</text:span></text:span><text:span text:style-name="T5"> for the service name, and </text:span><text:span text:style-name="Source_20_Text"><text:span text:style-name="T6">svc_state</text:span></text:span><text:span text:style-name="T5"> for the service state.</text:span></text:p>
        </text:list-item>
      </text:list>
      <text:p text:style-name="P12">Playbook Solution</text:p>
      <text:p text:style-name="P10"><text:span text:style-name="Source_20_Text"><text:span text:style-name="T7">[devops@bastion ansible_implementation]$ mkdir tasks</text:span></text:span></text:p>
      <text:p text:style-name="P21"><text:span text:style-name="Source_20_Text"><text:span text:style-name="T7">[devops@bastion ansible_implementation]$ cd tasks</text:span></text:span></text:p>
      <text:p text:style-name="P21"><text:span text:style-name="Source_20_Text"><text:span text:style-name="T7">[devops@bastion tasks]$ cat &lt;&lt; EOF &gt; environment.yml</text:span></text:span></text:p>
      <text:p text:style-name="P21"><text:span text:style-name="Source_20_Text"><text:span text:style-name="T9"><text:s text:c="2"/></text:span></text:span><text:span text:style-name="Source_20_Text"><text:span text:style-name="T7">- name: Install the {{ package }} package</text:span></text:span></text:p>
      <text:p text:style-name="P21"><text:span text:style-name="Source_20_Text"><text:span text:style-name="T9"><text:s text:c="4"/></text:span></text:span><text:span text:style-name="Source_20_Text"><text:span text:style-name="T7">yum:</text:span></text:span></text:p>
      <text:p text:style-name="P21"><text:span text:style-name="Source_20_Text"><text:span text:style-name="T9"><text:s text:c="6"/></text:span></text:span><text:span text:style-name="Source_20_Text"><text:span text:style-name="T7">name: "{{ package }}"</text:span></text:span></text:p>
      <text:p text:style-name="P21"><text:span text:style-name="Source_20_Text"><text:span text:style-name="T9"><text:s text:c="6"/></text:span></text:span><text:span text:style-name="Source_20_Text"><text:span text:style-name="T7">state: latest</text:span></text:span></text:p>
      <text:p text:style-name="P21"><text:span text:style-name="Source_20_Text"><text:span text:style-name="T9"><text:s text:c="2"/></text:span></text:span><text:span text:style-name="Source_20_Text"><text:span text:style-name="T7">- name: Start the {{ service }} service</text:span></text:span></text:p>
      <text:p text:style-name="P21"><text:span text:style-name="Source_20_Text"><text:span text:style-name="T9"><text:s text:c="4"/></text:span></text:span><text:span text:style-name="Source_20_Text"><text:span text:style-name="T7">service:</text:span></text:span></text:p>
      <text:p text:style-name="P21"><text:span text:style-name="Source_20_Text"><text:span text:style-name="T9"><text:s text:c="6"/></text:span></text:span><text:span text:style-name="Source_20_Text"><text:span text:style-name="T7">name: "{{ service }}"</text:span></text:span></text:p>
      <text:p text:style-name="P21"><text:span text:style-name="Source_20_Text"><text:span text:style-name="T9"><text:s text:c="6"/></text:span></text:span><text:span text:style-name="Source_20_Text"><text:span text:style-name="T7">state: "{{ svc_state }}"</text:span></text:span></text:p>
      <text:p text:style-name="P21"><text:span text:style-name="Source_20_Text"><text:span text:style-name="T7">EOF</text:span></text:span></text:p>
      <text:list xml:id="list1864591401" text:style-name="L35">
        <text:list-item>
          <text:p text:style-name="P60">Change back to the main project directory:</text:p>
          <text:p text:style-name="P158"><text:span text:style-name="Source_20_Text"><text:span text:style-name="T7">[devops@bastion tasks]$ cd ..</text:span></text:span></text:p>
          <text:p text:style-name="P203"><text:span text:style-name="Source_20_Text"><text:span text:style-name="T7">[devops@bastion ansible_implementation]$</text:span></text:span></text:p>
        </text:list-item>
      </text:list>
      <text:h text:style-name="P16" text:outline-level="2"><text:bookmark text:name="_create_variable_file"/>3. Create Variable File</text:h>
      <text:list xml:id="list915881456" text:style-name="L36">
        <text:list-item>
          <text:p text:style-name="P121"><text:span text:style-name="T5">Create and change to the </text:span><text:span text:style-name="Source_20_Text"><text:span text:style-name="T6">vars</text:span></text:span><text:span text:style-name="T5"> directory:</text:span></text:p>
          <text:p text:style-name="P159"><text:span text:style-name="Source_20_Text"><text:span text:style-name="T7">[devops@bastion ansible_implementation]$ mkdir vars</text:span></text:span></text:p>
          <text:p text:style-name="P204"><text:span text:style-name="Source_20_Text"><text:span text:style-name="T7">[devops@bastion ansible_implementation]$ cd vars</text:span></text:span></text:p>
          <text:p text:style-name="P204"><text:span text:style-name="Source_20_Text"><text:span text:style-name="T7">[devops@bastion vars]$</text:span></text:span></text:p>
        </text:list-item>
        <text:list-item>
          <text:p text:style-name="P121"><text:span text:style-name="T5">Create the </text:span><text:span text:style-name="Source_20_Text"><text:span text:style-name="T6">variables.yml</text:span></text:span><text:span text:style-name="T5"> variable file with the following content:</text:span></text:p>
          <text:p text:style-name="P159"><text:span text:style-name="Source_20_Text"><text:span text:style-name="T7">[devops@bastion vars]$ cat &lt;&lt; EOF &gt; variables.yml</text:span></text:span></text:p>
          <text:p text:style-name="P204"><text:span text:style-name="Source_20_Text"><text:span text:style-name="T7">firewall_pkg: firewalld</text:span></text:span></text:p>
          <text:p text:style-name="P204"><text:span text:style-name="Source_20_Text"><text:span text:style-name="T7">EOF</text:span></text:span></text:p>
          <text:list>
            <text:list-item>
              <text:p text:style-name="P121"><text:span text:style-name="T5">The file defines the </text:span><text:span text:style-name="Source_20_Text"><text:span text:style-name="T6">firewall_pkg</text:span></text:span><text:span text:style-name="T5"> variable in YAML format.</text:span></text:p>
            </text:list-item>
          </text:list>
        </text:list-item>
        <text:list-item>
          <text:p text:style-name="P61"><text:soft-page-break/>Change back to the main project directory:</text:p>
          <text:p text:style-name="P159"><text:span text:style-name="Source_20_Text"><text:span text:style-name="T7">[devops@bastion vars]$ cd ..</text:span></text:span></text:p>
          <text:p text:style-name="P204"><text:span text:style-name="Source_20_Text"><text:span text:style-name="T7">[devops@bastion ansible_implementation]$</text:span></text:span></text:p>
        </text:list-item>
      </text:list>
      <text:h text:style-name="P16" text:outline-level="2"><text:bookmark text:name="_create_main_playbook"/>4. Create Main Playbook</text:h>
      <text:p text:style-name="P3"><text:span text:style-name="T5">In this section, you create and edit the main playbook, </text:span><text:span text:style-name="Source_20_Text"><text:span text:style-name="T6">main_playbook.yml</text:span></text:span><text:span text:style-name="T5">, which imports the tasks and variables, and installs and configures the </text:span><text:span text:style-name="Source_20_Text"><text:span text:style-name="T6">firewalld</text:span></text:span><text:span text:style-name="T5"> service.</text:span></text:p>
      <text:list xml:id="list2690188980" text:style-name="L37">
        <text:list-item>
          <text:p text:style-name="P122"><text:span text:style-name="T5">Create the playbook </text:span><text:span text:style-name="Source_20_Text"><text:span text:style-name="T6">main_playbook.yml</text:span></text:span><text:span text:style-name="T5">.</text:span></text:p>
        </text:list-item>
        <text:list-item>
          <text:p text:style-name="P122"><text:span text:style-name="T5">Add the </text:span><text:span text:style-name="Source_20_Text"><text:span text:style-name="T6">webservers</text:span></text:span><text:span text:style-name="T5"> host group and define a </text:span><text:span text:style-name="Source_20_Text"><text:span text:style-name="T6">rule</text:span></text:span><text:span text:style-name="T5"> variable with a value of </text:span><text:span text:style-name="Source_20_Text"><text:span text:style-name="T6">http</text:span></text:span><text:span text:style-name="T5">.</text:span></text:p>
        </text:list-item>
        <text:list-item>
          <text:p text:style-name="P122"><text:span text:style-name="T5">Define the first task with the </text:span><text:span text:style-name="Source_20_Text"><text:span text:style-name="T6">include_vars</text:span></text:span><text:span text:style-name="T5"> module and the </text:span><text:span text:style-name="Source_20_Text"><text:span text:style-name="T6">variables.yml</text:span></text:span><text:span text:style-name="T5"> variable file.</text:span></text:p>
          <text:list>
            <text:list-item>
              <text:p text:style-name="P122"><text:span text:style-name="T5">The </text:span><text:span text:style-name="Source_20_Text"><text:span text:style-name="T6">include_vars</text:span></text:span><text:span text:style-name="T5"> module imports extra variables that are used by other tasks in the playbook.</text:span></text:p>
            </text:list-item>
          </text:list>
        </text:list-item>
        <text:list-item>
          <text:p text:style-name="P122"><text:span text:style-name="T5">Define a task that uses the </text:span><text:span text:style-name="Source_20_Text"><text:span text:style-name="T6">import_tasks</text:span></text:span><text:span text:style-name="T5"> module to include the base </text:span><text:span text:style-name="Source_20_Text"><text:span text:style-name="T6">environment.yml</text:span></text:span><text:span text:style-name="T5"> playbook:</text:span></text:p>
          <text:list>
            <text:list-item>
              <text:p text:style-name="P122"><text:span text:style-name="T5">Because the three defined variables are used in the base playbook, but are not defined, include a </text:span><text:span text:style-name="Source_20_Text"><text:span text:style-name="T6">vars</text:span></text:span><text:span text:style-name="T5"> block.</text:span></text:p>
            </text:list-item>
            <text:list-item>
              <text:p text:style-name="P122"><text:span text:style-name="T5">Set three variables in the </text:span><text:span text:style-name="Source_20_Text"><text:span text:style-name="T6">vars</text:span></text:span><text:span text:style-name="T5"> section:</text:span></text:p>
              <text:list>
                <text:list-item>
                  <text:p text:style-name="P122"><text:span text:style-name="Source_20_Text"><text:span text:style-name="T6">package</text:span></text:span><text:span text:style-name="T5">: </text:span><text:span text:style-name="Source_20_Text"><text:span text:style-name="T6">httpd</text:span></text:span></text:p>
                </text:list-item>
                <text:list-item>
                  <text:p text:style-name="P122"><text:span text:style-name="Source_20_Text"><text:span text:style-name="T6">service</text:span></text:span><text:span text:style-name="T5">: </text:span><text:span text:style-name="Source_20_Text"><text:span text:style-name="T6">httpd</text:span></text:span></text:p>
                </text:list-item>
                <text:list-item>
                  <text:p text:style-name="P122"><text:span text:style-name="Source_20_Text"><text:span text:style-name="T6">svc_state</text:span></text:span><text:span text:style-name="T5">: </text:span><text:span text:style-name="Source_20_Text"><text:span text:style-name="T6">started</text:span></text:span></text:p>
                </text:list-item>
              </text:list>
            </text:list-item>
          </text:list>
        </text:list-item>
        <text:list-item>
          <text:p text:style-name="P122"><text:span text:style-name="T5">Create a task that installs the </text:span><text:span text:style-name="Source_20_Text"><text:span text:style-name="T6">firewalld</text:span></text:span><text:span text:style-name="T5"> package using the </text:span><text:span text:style-name="Source_20_Text"><text:span text:style-name="T6">firewall_pkg</text:span></text:span><text:span text:style-name="T5"> variable.</text:span></text:p>
        </text:list-item>
        <text:list-item>
          <text:p text:style-name="P122"><text:span text:style-name="T5">Create a task that starts the </text:span><text:span text:style-name="Source_20_Text"><text:span text:style-name="T6">firewalld</text:span></text:span><text:span text:style-name="T5"> service.</text:span></text:p>
        </text:list-item>
        <text:list-item>
          <text:p text:style-name="P122"><text:span text:style-name="T5">Create a task that adds a firewall rule for the HTTP service using the </text:span><text:span text:style-name="Source_20_Text"><text:span text:style-name="T6">rule</text:span></text:span><text:span text:style-name="T5"> variable.</text:span></text:p>
        </text:list-item>
        <text:list-item>
          <text:p text:style-name="P122"><text:span text:style-name="T5">Add a task that creates the </text:span><text:span text:style-name="Source_20_Text"><text:span text:style-name="T6">index.html</text:span></text:span><text:span text:style-name="T5"> file for the web server using the </text:span><text:span text:style-name="Source_20_Text"><text:span text:style-name="T6">copy</text:span></text:span><text:span text:style-name="T5"> module:</text:span></text:p>
          <text:list>
            <text:list-item>
              <text:p text:style-name="P122"><text:span text:style-name="T5">Create the file with the Ansible </text:span><text:span text:style-name="Source_20_Text"><text:span text:style-name="T6">ansible_fqdn</text:span></text:span><text:span text:style-name="T5"> fact, which returns the fully qualified domain name.</text:span></text:p>
            </text:list-item>
            <text:list-item>
              <text:p text:style-name="P62"><text:soft-page-break/>Include a time stamp in the file using an Ansible fact.</text:p>
            </text:list-item>
          </text:list>
        </text:list-item>
      </text:list>
      <text:p text:style-name="P12">Playbook Solution</text:p>
      <text:p text:style-name="P10"><text:span text:style-name="Source_20_Text"><text:span text:style-name="T7">[devops@bastion ansible_implementation]$ cat &lt;&lt; EOF &gt; main_playbook.yml</text:span></text:span></text:p>
      <text:p text:style-name="P21"><text:span text:style-name="Source_20_Text"><text:span text:style-name="T7">- hosts: webservers</text:span></text:span></text:p>
      <text:p text:style-name="P21"><text:span text:style-name="Source_20_Text"><text:span text:style-name="T9"><text:s text:c="2"/></text:span></text:span><text:span text:style-name="Source_20_Text"><text:span text:style-name="T7">become: yes</text:span></text:span></text:p>
      <text:p text:style-name="P21"><text:span text:style-name="Source_20_Text"><text:span text:style-name="T9"><text:s text:c="2"/></text:span></text:span><text:span text:style-name="Source_20_Text"><text:span text:style-name="T7">vars:</text:span></text:span></text:p>
      <text:p text:style-name="P21"><text:span text:style-name="Source_20_Text"><text:span text:style-name="T9"><text:s text:c="4"/></text:span></text:span><text:span text:style-name="Source_20_Text"><text:span text:style-name="T7">rule: http</text:span></text:span></text:p>
      <text:p text:style-name="P21"><text:span text:style-name="Source_20_Text"><text:span text:style-name="T9"><text:s text:c="2"/></text:span></text:span><text:span text:style-name="Source_20_Text"><text:span text:style-name="T7">tasks:</text:span></text:span></text:p>
      <text:p text:style-name="P21"><text:span text:style-name="Source_20_Text"><text:span text:style-name="T9"><text:s text:c="4"/></text:span></text:span><text:span text:style-name="Source_20_Text"><text:span text:style-name="T7">- name: Include the variables from the YAML file</text:span></text:span></text:p>
      <text:p text:style-name="P21"><text:span text:style-name="Source_20_Text"><text:span text:style-name="T9"><text:s text:c="6"/></text:span></text:span><text:span text:style-name="Source_20_Text"><text:span text:style-name="T7">include_vars: vars/variables.yml</text:span></text:span></text:p>
      <text:p text:style-name="P22"/>
      <text:p text:style-name="P21"><text:span text:style-name="Source_20_Text"><text:span text:style-name="T9"><text:s text:c="4"/></text:span></text:span><text:span text:style-name="Source_20_Text"><text:span text:style-name="T7">- name: Include the environment file and set the variables</text:span></text:span></text:p>
      <text:p text:style-name="P21"><text:span text:style-name="Source_20_Text"><text:span text:style-name="T9"><text:s text:c="6"/></text:span></text:span><text:span text:style-name="Source_20_Text"><text:span text:style-name="T7">import_tasks: tasks/environment.yml</text:span></text:span></text:p>
      <text:p text:style-name="P21"><text:span text:style-name="Source_20_Text"><text:span text:style-name="T9"><text:s text:c="6"/></text:span></text:span><text:span text:style-name="Source_20_Text"><text:span text:style-name="T7">vars:</text:span></text:span></text:p>
      <text:p text:style-name="P21"><text:span text:style-name="Source_20_Text"><text:span text:style-name="T9"><text:s text:c="8"/></text:span></text:span><text:span text:style-name="Source_20_Text"><text:span text:style-name="T7">package: httpd</text:span></text:span></text:p>
      <text:p text:style-name="P21"><text:span text:style-name="Source_20_Text"><text:span text:style-name="T9"><text:s text:c="8"/></text:span></text:span><text:span text:style-name="Source_20_Text"><text:span text:style-name="T7">service: httpd</text:span></text:span></text:p>
      <text:p text:style-name="P21"><text:span text:style-name="Source_20_Text"><text:span text:style-name="T9"><text:s text:c="8"/></text:span></text:span><text:span text:style-name="Source_20_Text"><text:span text:style-name="T7">svc_state: started</text:span></text:span></text:p>
      <text:p text:style-name="P22"/>
      <text:p text:style-name="P21"><text:span text:style-name="Source_20_Text"><text:span text:style-name="T9"><text:s text:c="4"/></text:span></text:span><text:span text:style-name="Source_20_Text"><text:span text:style-name="T7">- name: Install the firewall</text:span></text:span></text:p>
      <text:p text:style-name="P21"><text:span text:style-name="Source_20_Text"><text:span text:style-name="T9"><text:s text:c="6"/></text:span></text:span><text:span text:style-name="Source_20_Text"><text:span text:style-name="T7">yum:</text:span></text:span></text:p>
      <text:p text:style-name="P21"><text:span text:style-name="Source_20_Text"><text:span text:style-name="T9"><text:s text:c="8"/></text:span></text:span><text:span text:style-name="Source_20_Text"><text:span text:style-name="T7">name: "{{ firewall_pkg }}"</text:span></text:span></text:p>
      <text:p text:style-name="P21"><text:span text:style-name="Source_20_Text"><text:span text:style-name="T9"><text:s text:c="8"/></text:span></text:span><text:span text:style-name="Source_20_Text"><text:span text:style-name="T7">state: latest</text:span></text:span></text:p>
      <text:p text:style-name="P22"/>
      <text:p text:style-name="P21"><text:span text:style-name="Source_20_Text"><text:span text:style-name="T9"><text:s text:c="4"/></text:span></text:span><text:span text:style-name="Source_20_Text"><text:span text:style-name="T7">- name: Start the firewall</text:span></text:span></text:p>
      <text:p text:style-name="P21"><text:span text:style-name="Source_20_Text"><text:span text:style-name="T9"><text:s text:c="6"/></text:span></text:span><text:span text:style-name="Source_20_Text"><text:span text:style-name="T7">service:</text:span></text:span></text:p>
      <text:p text:style-name="P21"><text:span text:style-name="Source_20_Text"><text:span text:style-name="T9"><text:s text:c="8"/></text:span></text:span><text:span text:style-name="Source_20_Text"><text:span text:style-name="T7">name: firewalld</text:span></text:span></text:p>
      <text:p text:style-name="P21"><text:span text:style-name="Source_20_Text"><text:span text:style-name="T9"><text:s text:c="8"/></text:span></text:span><text:span text:style-name="Source_20_Text"><text:span text:style-name="T7">state: started</text:span></text:span></text:p>
      <text:p text:style-name="P21"><text:span text:style-name="Source_20_Text"><text:span text:style-name="T9"><text:s text:c="8"/></text:span></text:span><text:span text:style-name="Source_20_Text"><text:span text:style-name="T7">enabled: true</text:span></text:span></text:p>
      <text:p text:style-name="P22"/>
      <text:p text:style-name="P21"><text:span text:style-name="Source_20_Text"><text:span text:style-name="T9"><text:s text:c="4"/></text:span></text:span><text:span text:style-name="Source_20_Text"><text:span text:style-name="T7">- name: Open the port for {{ rule }}</text:span></text:span></text:p>
      <text:p text:style-name="P21"><text:soft-page-break/><text:span text:style-name="Source_20_Text"><text:span text:style-name="T9"><text:s text:c="6"/></text:span></text:span><text:span text:style-name="Source_20_Text"><text:span text:style-name="T7">firewalld:</text:span></text:span></text:p>
      <text:p text:style-name="P21"><text:span text:style-name="Source_20_Text"><text:span text:style-name="T9"><text:s text:c="8"/></text:span></text:span><text:span text:style-name="Source_20_Text"><text:span text:style-name="T7">service: "{{ rule }}"</text:span></text:span></text:p>
      <text:p text:style-name="P21"><text:span text:style-name="Source_20_Text"><text:span text:style-name="T9"><text:s text:c="8"/></text:span></text:span><text:span text:style-name="Source_20_Text"><text:span text:style-name="T7">immediate: true</text:span></text:span></text:p>
      <text:p text:style-name="P21"><text:span text:style-name="Source_20_Text"><text:span text:style-name="T9"><text:s text:c="8"/></text:span></text:span><text:span text:style-name="Source_20_Text"><text:span text:style-name="T7">permanent: true</text:span></text:span></text:p>
      <text:p text:style-name="P21"><text:span text:style-name="Source_20_Text"><text:span text:style-name="T9"><text:s text:c="8"/></text:span></text:span><text:span text:style-name="Source_20_Text"><text:span text:style-name="T7">state: enabled</text:span></text:span></text:p>
      <text:p text:style-name="P22"/>
      <text:p text:style-name="P21"><text:span text:style-name="Source_20_Text"><text:span text:style-name="T9"><text:s text:c="4"/></text:span></text:span><text:span text:style-name="Source_20_Text"><text:span text:style-name="T7">- name: Create index.html</text:span></text:span></text:p>
      <text:p text:style-name="P21"><text:span text:style-name="Source_20_Text"><text:span text:style-name="T9"><text:s text:c="6"/></text:span></text:span><text:span text:style-name="Source_20_Text"><text:span text:style-name="T7">copy:</text:span></text:span></text:p>
      <text:p text:style-name="P21"><text:span text:style-name="Source_20_Text"><text:span text:style-name="T9"><text:s text:c="8"/></text:span></text:span><text:span text:style-name="Source_20_Text"><text:span text:style-name="T7">content: "{{ ansible_fqdn }} has been customized using Ansible on the {{ ansible_date_time.date }}\n"</text:span></text:span></text:p>
      <text:p text:style-name="P21"><text:span text:style-name="Source_20_Text"><text:span text:style-name="T9"><text:s text:c="8"/></text:span></text:span><text:span text:style-name="Source_20_Text"><text:span text:style-name="T7">dest: /var/www/html/index.html</text:span></text:span></text:p>
      <text:p text:style-name="P21"><text:span text:style-name="Source_20_Text"><text:span text:style-name="T7">EOF</text:span></text:span></text:p>
      <text:list xml:id="list405700838" text:style-name="L38">
        <text:list-item>
          <text:p text:style-name="P123"><text:span text:style-name="T5">Verify the syntax of the </text:span><text:span text:style-name="Source_20_Text"><text:span text:style-name="T6">main_playbook.yml</text:span></text:span><text:span text:style-name="T5"> playbook:</text:span></text:p>
          <text:p text:style-name="P160"><text:span text:style-name="Source_20_Text"><text:span text:style-name="T7">[devops@bastion ansible_implementation]$ ansible-playbook --syntax-check main_playbook.yml</text:span></text:span></text:p>
          <text:p text:style-name="P80">Sample Output</text:p>
          <text:p text:style-name="P160"><text:span text:style-name="Source_20_Text"><text:span text:style-name="T7">playbook: main_playbook.yml</text:span></text:span></text:p>
          <text:p text:style-name="P205"><text:span text:style-name="Source_20_Text"><text:span text:style-name="T7">[devops@bastion ansible_implementation]$</text:span></text:span></text:p>
        </text:list-item>
      </text:list>
      <text:h text:style-name="P16" text:outline-level="2"><text:bookmark text:name="_run_playbook"/>5. Run Playbook</text:h>
      <text:list xml:id="list3559289538" text:style-name="L39">
        <text:list-item>
          <text:p text:style-name="P63">Run the playbook and examine the output:</text:p>
          <text:p text:style-name="P161"><text:span text:style-name="Source_20_Text"><text:span text:style-name="T7">[devops@bastion ansible_implementation]$ ansible-playbook main_playbook.yml</text:span></text:span></text:p>
          <text:p text:style-name="P81">Sample Output</text:p>
          <text:p text:style-name="P161"><text:span text:style-name="Source_20_Text"><text:span text:style-name="T7">PLAY [webservers] *********************************************************************************************************************************************</text:span></text:span></text:p>
          <text:p text:style-name="P185"/>
          <text:p text:style-name="P206"><text:soft-page-break/><text:span text:style-name="Source_20_Text"><text:span text:style-name="T7">TASK [Gathering Facts] ****************************************************************************************************************************************</text:span></text:span></text:p>
          <text:p text:style-name="P206"><text:span text:style-name="Source_20_Text"><text:span text:style-name="T7">ok: [app1.${GUID}.internal]</text:span></text:span></text:p>
          <text:p text:style-name="P206"><text:span text:style-name="Source_20_Text"><text:span text:style-name="T7">ok: [app2.${GUID}.internal]</text:span></text:span></text:p>
          <text:p text:style-name="P185"/>
          <text:p text:style-name="P206"><text:span text:style-name="Source_20_Text"><text:span text:style-name="T7">TASK [Include the variables from the YAML file] ***************************************************************************************************************</text:span></text:span></text:p>
          <text:p text:style-name="P206"><text:span text:style-name="Source_20_Text"><text:span text:style-name="T7">ok: [app1.${GUID}.internal]</text:span></text:span></text:p>
          <text:p text:style-name="P206"><text:span text:style-name="Source_20_Text"><text:span text:style-name="T7">ok: [app2.${GUID}.internal]</text:span></text:span></text:p>
          <text:p text:style-name="P185"/>
          <text:p text:style-name="P206"><text:span text:style-name="Source_20_Text"><text:span text:style-name="T7">TASK [Install the httpd package] ******************************************************************************************************************************</text:span></text:span></text:p>
          <text:p text:style-name="P206"><text:span text:style-name="Source_20_Text"><text:span text:style-name="T7">changed: [app1.${GUID}.internal]</text:span></text:span></text:p>
          <text:p text:style-name="P206"><text:span text:style-name="Source_20_Text"><text:span text:style-name="T7">changed: [app2.${GUID}.internal]</text:span></text:span></text:p>
          <text:p text:style-name="P185"/>
          <text:p text:style-name="P206"><text:span text:style-name="Source_20_Text"><text:span text:style-name="T7">TASK [Start the httpd service] ********************************************************************************************************************************</text:span></text:span></text:p>
          <text:p text:style-name="P206"><text:span text:style-name="Source_20_Text"><text:span text:style-name="T7">changed: [app1.${GUID}.internal]</text:span></text:span></text:p>
          <text:p text:style-name="P206"><text:span text:style-name="Source_20_Text"><text:span text:style-name="T7">changed: [app2.${GUID}.internal]</text:span></text:span></text:p>
          <text:p text:style-name="P185"/>
          <text:p text:style-name="P206"><text:span text:style-name="Source_20_Text"><text:span text:style-name="T7">TASK [Install the firewall] ***********************************************************************************************************************************</text:span></text:span></text:p>
          <text:p text:style-name="P206"><text:span text:style-name="Source_20_Text"><text:span text:style-name="T7">ok: [app1.${GUID}.internal]</text:span></text:span></text:p>
          <text:p text:style-name="P206"><text:span text:style-name="Source_20_Text"><text:span text:style-name="T7">ok: [app2.${GUID}.internal]</text:span></text:span></text:p>
          <text:p text:style-name="P185"/>
          <text:p text:style-name="P206"><text:soft-page-break/><text:span text:style-name="Source_20_Text"><text:span text:style-name="T7">TASK [Start the firewall] *************************************************************************************************************************************</text:span></text:span></text:p>
          <text:p text:style-name="P206"><text:span text:style-name="Source_20_Text"><text:span text:style-name="T7">ok: [app2.${GUID}.internal]</text:span></text:span></text:p>
          <text:p text:style-name="P206"><text:span text:style-name="Source_20_Text"><text:span text:style-name="T7">ok: [app1.${GUID}.internal]</text:span></text:span></text:p>
          <text:p text:style-name="P185"/>
          <text:p text:style-name="P206"><text:span text:style-name="Source_20_Text"><text:span text:style-name="T7">TASK [Open the port for http] *********************************************************************************************************************************</text:span></text:span></text:p>
          <text:p text:style-name="P206"><text:span text:style-name="Source_20_Text"><text:span text:style-name="T7">ok: [app2.${GUID}.internal]</text:span></text:span></text:p>
          <text:p text:style-name="P206"><text:span text:style-name="Source_20_Text"><text:span text:style-name="T7">ok: [app1.${GUID}.internal]</text:span></text:span></text:p>
          <text:p text:style-name="P185"/>
          <text:p text:style-name="P206"><text:span text:style-name="Source_20_Text"><text:span text:style-name="T7">TASK [Create index.html] **************************************************************************************************************************************</text:span></text:span></text:p>
          <text:p text:style-name="P206"><text:span text:style-name="Source_20_Text"><text:span text:style-name="T7">changed: [app1.${GUID}.internal]</text:span></text:span></text:p>
          <text:p text:style-name="P206"><text:span text:style-name="Source_20_Text"><text:span text:style-name="T7">changed: [app2.${GUID}.internal]</text:span></text:span></text:p>
          <text:p text:style-name="P185"/>
          <text:p text:style-name="P206"><text:span text:style-name="Source_20_Text"><text:span text:style-name="T7">PLAY RECAP ****************************************************************************************************************************************************</text:span></text:span></text:p>
          <text:p text:style-name="P206"><text:span text:style-name="Source_20_Text"><text:span text:style-name="T7">app1.${GUID}.internal <text:s text:c="8"/>: ok=8 <text:s text:c="3"/>changed=3 <text:s text:c="3"/>unreachable=0 <text:s text:c="3"/>failed=0</text:span></text:span></text:p>
          <text:p text:style-name="P206"><text:span text:style-name="Source_20_Text"><text:span text:style-name="T7">app2.${GUID}.internal <text:s text:c="8"/>: ok=8 <text:s text:c="3"/>changed=3 <text:s text:c="3"/>unreachable=0 <text:s text:c="3"/>failed=0</text:span></text:span></text:p>
          <text:list>
            <text:list-item>
              <text:p text:style-name="P124"><text:span text:style-name="T5">Note that Ansible starts by including the </text:span><text:span text:style-name="Source_20_Text"><text:span text:style-name="T6">environment.yml</text:span></text:span><text:span text:style-name="T5"> playbook and running its tasks, then continues to execute the tasks defined in the main playbook.</text:span></text:p>
            </text:list-item>
          </text:list>
        </text:list-item>
        <text:list-item>
          <text:p text:style-name="P124"><text:span text:style-name="T5">Confirm that the </text:span><text:span text:style-name="Source_20_Text"><text:span text:style-name="T6">app1</text:span></text:span><text:span text:style-name="T5"> web server is reachable from </text:span><text:span text:style-name="Source_20_Text"><text:span text:style-name="T6">bastion</text:span></text:span><text:span text:style-name="T5">:</text:span></text:p>
          <text:p text:style-name="P161"><text:soft-page-break/><text:span text:style-name="Source_20_Text"><text:span text:style-name="T7">devops@bastion ansible_implementation]$ export GUID=`hostname | awk -F"." '{print $2}'`</text:span></text:span></text:p>
          <text:p text:style-name="P206"><text:span text:style-name="Source_20_Text"><text:span text:style-name="T7">[devops@bastion ansible_implementation]$ curl http://app1.${GUID}.internal</text:span></text:span></text:p>
          <text:p text:style-name="P81">Sample Output</text:p>
          <text:p text:style-name="P161"><text:span text:style-name="Source_20_Text"><text:span text:style-name="T7">ip-192-199-0-96.ec2.internal has been customized using Ansible on the 2018-08-21</text:span></text:span></text:p>
        </text:list-item>
        <text:list-item>
          <text:p text:style-name="P124"><text:span text:style-name="T5">Confirm that the </text:span><text:span text:style-name="Source_20_Text"><text:span text:style-name="T6">app2</text:span></text:span><text:span text:style-name="T5"> web server is reachable from </text:span><text:span text:style-name="Source_20_Text"><text:span text:style-name="T6">bastion</text:span></text:span><text:span text:style-name="T5">:</text:span></text:p>
          <text:p text:style-name="P161"><text:span text:style-name="Source_20_Text"><text:span text:style-name="T7">[devops@bastion ansible_implementation]$ curl http://app2.${GUID}.internal</text:span></text:span></text:p>
          <text:p text:style-name="P81">Sample Output</text:p>
          <text:p text:style-name="P161"><text:span text:style-name="Source_20_Text"><text:span text:style-name="T7">ip-192-199-0-96.ec2.internal has been customized using Ansible on the 2018-08-21</text:span></text:span></text:p>
          <text:list>
            <text:list-item>
              <text:p text:style-name="P124"><text:span text:style-name="T5">You see this output because the </text:span><text:span text:style-name="Source_20_Text"><text:span text:style-name="T6">index.html</text:span></text:span><text:span text:style-name="T5"> file was created.</text:span></text:p>
            </text:list-item>
          </text:list>
        </text:list-item>
      </text:list>
      <text:h text:style-name="P16" text:outline-level="2"><text:bookmark text:name="_evaluate_your_progress4"/>6. Evaluate Your Progress</text:h>
      <text:list xml:id="list4120419949" text:style-name="L40">
        <text:list-item>
          <text:p text:style-name="P64">Grade your work:</text:p>
          <text:p text:style-name="P162"><text:span text:style-name="Source_20_Text"><text:span text:style-name="T7">[devops@bastion ansible_implementation]$ cd ~/ansible_implementation_grading/</text:span></text:span></text:p>
          <text:p text:style-name="P207"><text:span text:style-name="Source_20_Text"><text:span text:style-name="T7">[devops@bastion ansible_implementation_grading]$ export GUID=`hostname | awk -F"." '{print $2}'`</text:span></text:span></text:p>
          <text:p text:style-name="P207"><text:span text:style-name="Source_20_Text"><text:span text:style-name="T7">[devops@bastion ansible_implementation_grading]$ ansible-playbook lab-4.2-grade.yml -e GUID=${GUID}</text:span></text:span></text:p>
        </text:list-item>
        <text:list-item>
          <text:p text:style-name="P64">Correct any reported failures.</text:p>
        </text:list-item>
        <text:list-item>
          <text:p text:style-name="P64">Rerun the script until you have no failures.</text:p>
        </text:list-item>
      </text:list>
      <text:h text:style-name="P16" text:outline-level="2"><text:bookmark text:name="_clean_up_environment3"/>7. Clean Up Environment</text:h>
      <text:list xml:id="list1994384545" text:style-name="L41">
        <text:list-item>
          <text:p text:style-name="P65">Run a playbook to clean up the lab environment:</text:p>
          <text:p text:style-name="P163"><text:span text:style-name="Source_20_Text"><text:span text:style-name="T7">[devops@bastion ansible_implementation_grading]$ export GUID=`hostname | awk -F"." '{print $2}'`</text:span></text:span></text:p>
          <text:p text:style-name="P208"><text:soft-page-break/><text:span text:style-name="Source_20_Text"><text:span text:style-name="T7">[devops@bastion ansible_implementation_grading]$ ansible-playbook lab-4.2-cleanup.yml -e GUID=${GUID}</text:span></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15" text:outline-level="1"><text:bookmark text:name="_roles_lab"/><text:soft-page-break/>Roles Lab</text:h>
      <text:p text:style-name="P82">In this lab, you create Ansible roles that use variables, files, templates, tasks, and handlers to deploy a network service and enable a working firewall. You then use Ansible Galaxy to initialize a new Ansible role, and download and install an existing role.</text:p>
      <text:p text:style-name="P131">Goals</text:p>
      <text:list xml:id="list2176569878" text:style-name="L42">
        <text:list-item>
          <text:p text:style-name="P83">Create Ansible roles to deploy a network service and enable a working firewall</text:p>
        </text:list-item>
        <text:list-item>
          <text:p text:style-name="P83">Use Ansible Galaxy to initialize, download, and install roles</text:p>
        </text:list-item>
      </text:list>
      <text:h text:style-name="P212" text:outline-level="2"><text:bookmark text:name="_connect_to_environment2"/>1. Connect to Environment</text:h>
      <text:list xml:id="list706605503" text:style-name="L43">
        <text:list-item>
          <text:p text:style-name="P84">Set some useful environment variables:</text:p>
          <text:p text:style-name="P164"><text:span text:style-name="Source_20_Text"><text:span text:style-name="T10">[laptop ]$ export GUID=&lt;</text:span></text:span><text:span text:style-name="Source_20_Text"><text:span text:style-name="T12">"GUID from email"</text:span></text:span><text:span text:style-name="Source_20_Text"><text:span text:style-name="T10">&gt;</text:span></text:span></text:p>
          <text:p text:style-name="P209"><text:span text:style-name="Source_20_Text"><text:span text:style-name="T10">[laptop ]$ export MYKEY=&lt;~/.ssh/your_key.pem&gt;</text:span></text:span></text:p>
          <text:p text:style-name="P209"><text:span text:style-name="Source_20_Text"><text:span text:style-name="T10">[laptop ]$ export MYUSER=&lt;username-company.com&gt;</text:span></text:span></text:p>
          <text:p text:style-name="P91">Example</text:p>
          <text:p text:style-name="P164"><text:span text:style-name="Source_20_Text"><text:span text:style-name="T10">[laptop ]$ export GUID=e4gh</text:span></text:span></text:p>
          <text:p text:style-name="P209"><text:span text:style-name="Source_20_Text"><text:span text:style-name="T10">[laptop ]$ export MYKEY=~/.ssh/psrivatkey</text:span></text:span></text:p>
          <text:p text:style-name="P209"><text:span text:style-name="Source_20_Text"><text:span text:style-name="T10">[laptop ]$ export MYUSER=psrivast-redhat.com</text:span></text:span></text:p>
        </text:list-item>
        <text:list-item>
          <text:p text:style-name="P125"><text:span text:style-name="T13">Connect to the </text:span><text:span text:style-name="Source_20_Text"><text:span text:style-name="T14">bastion</text:span></text:span><text:span text:style-name="T13"> host with your OPENTLC ID and private key:</text:span></text:p>
          <text:p text:style-name="P164"><text:span text:style-name="Source_20_Text"><text:span text:style-name="T10">[laptop ]$ ssh -i </text:span></text:span><text:span text:style-name="Source_20_Text"><text:span text:style-name="T15">${MYKEY}</text:span></text:span><text:span text:style-name="Source_20_Text"><text:span text:style-name="T10"> </text:span></text:span><text:span text:style-name="Source_20_Text"><text:span text:style-name="T15">${MYUSER}</text:span></text:span><text:span text:style-name="Source_20_Text"><text:span text:style-name="T10">@bastion.</text:span></text:span><text:span text:style-name="Source_20_Text"><text:span text:style-name="T15">${GUID}</text:span></text:span><text:span text:style-name="Source_20_Text"><text:span text:style-name="T10">.example.opentlc.com</text:span></text:span></text:p>
        </text:list-item>
        <text:list-item>
          <text:p text:style-name="P125"><text:span text:style-name="T13">Log in as the </text:span><text:span text:style-name="Source_20_Text"><text:span text:style-name="T14">devops</text:span></text:span><text:span text:style-name="T13"> user:</text:span></text:p>
          <text:p text:style-name="P164"><text:span text:style-name="Source_20_Text"><text:span text:style-name="T10">[user-company.com@bastion ~]$ sudo -i</text:span></text:span></text:p>
          <text:p text:style-name="P209"><text:span text:style-name="Source_20_Text"><text:span text:style-name="T10">[root@bastion ~]</text:span></text:span><text:span text:style-name="Source_20_Text"><text:span text:style-name="T16"># su - devops</text:span></text:span></text:p>
        </text:list-item>
        <text:list-item>
          <text:p text:style-name="P125"><text:span text:style-name="T13">Run the </text:span><text:span text:style-name="Source_20_Text"><text:span text:style-name="T14">lab-5.1-setup.yml</text:span></text:span><text:span text:style-name="T13"> playbook to set up the lab environment:</text:span></text:p>
          <text:p text:style-name="P164"><text:span text:style-name="Source_20_Text"><text:span text:style-name="T10">[devops@bastion ~]$ cd ~/ansible_implementation_grading/</text:span></text:span></text:p>
          <text:p text:style-name="P209"><text:span text:style-name="Source_20_Text"><text:span text:style-name="T10">[devops@bastion ansible_implementation_grading]$ ansible-playbook lab-</text:span></text:span><text:span text:style-name="Source_20_Text"><text:span text:style-name="T17">5.1</text:span></text:span><text:span text:style-name="Source_20_Text"><text:span text:style-name="T10">-setup.yml</text:span></text:span></text:p>
        </text:list-item>
        <text:list-item>
          <text:p text:style-name="P125"><text:span text:style-name="T13">Change to the </text:span><text:span text:style-name="Source_20_Text"><text:span text:style-name="T14">ansible_implementation</text:span></text:span><text:span text:style-name="T13"> directory:</text:span></text:p>
          <text:p text:style-name="P164"><text:soft-page-break/><text:span text:style-name="Source_20_Text"><text:span text:style-name="T10">[devops@bastion ansible_implementation_grading]$ cd ~/ansible_implementation</text:span></text:span></text:p>
        </text:list-item>
      </text:list>
      <text:h text:style-name="P212" text:outline-level="2"><text:bookmark text:name="_create_roles"/>2. Create Roles</text:h>
      <text:p text:style-name="P3"><text:span text:style-name="T13">In this section, you create roles to deploy the web application. You create a role to set up the Apache web server. Then you create a role to install </text:span><text:span text:style-name="Source_20_Text"><text:span text:style-name="T14">mariadb</text:span></text:span><text:span text:style-name="T13"> and use a database backup file to populate the database. Lastly, you create a role for setting up a HAProxy load balancer for high availability for your web application.</text:span></text:p>
      <text:h text:style-name="P213" text:outline-level="3"><text:bookmark text:name="_create_role_to_set_up_web_services"/>2.1. Create Role to Set Up Web Services</text:h>
      <text:p text:style-name="P3"><text:span text:style-name="T13">In this section, you create a role to set up </text:span><text:span text:style-name="Source_20_Text"><text:span text:style-name="T14">httpd</text:span></text:span><text:span text:style-name="T13"> services.</text:span></text:p>
      <text:list xml:id="list2697948424" text:style-name="L44">
        <text:list-item>
          <text:p text:style-name="P126"><text:span text:style-name="T13">Create a role called </text:span><text:span text:style-name="Source_20_Text"><text:span text:style-name="T14">app-tier</text:span></text:span><text:span text:style-name="T13"> using the </text:span><text:span text:style-name="Source_20_Text"><text:span text:style-name="T14">ansible-galaxy</text:span></text:span><text:span text:style-name="T13"> command.</text:span></text:p>
        </text:list-item>
        <text:list-item>
          <text:p text:style-name="P126"><text:span text:style-name="T13">Add a task to install and enable </text:span><text:span text:style-name="Source_20_Text"><text:span text:style-name="T14">firewalld</text:span></text:span><text:span text:style-name="T13">.</text:span></text:p>
        </text:list-item>
        <text:list-item>
          <text:p text:style-name="P126"><text:span text:style-name="T13">Add a task to install and start </text:span><text:span text:style-name="Source_20_Text"><text:span text:style-name="T14">httpd</text:span></text:span><text:span text:style-name="T13">.</text:span></text:p>
        </text:list-item>
        <text:list-item>
          <text:p text:style-name="P126"><text:span text:style-name="T13">Add a task to create a custom </text:span><text:span text:style-name="Source_20_Text"><text:span text:style-name="T14">vhost.conf</text:span></text:span><text:span text:style-name="T13"> configuration file under the </text:span><text:span text:style-name="Source_20_Text"><text:span text:style-name="T14">/etc/httpd/conf.d/</text:span></text:span><text:span text:style-name="T13"> directory.</text:span></text:p>
          <text:list>
            <text:list-item>
              <text:p text:style-name="P126"><text:span text:style-name="T13">The </text:span><text:span text:style-name="Source_20_Text"><text:span text:style-name="T14">vhost.conf.j2</text:span></text:span><text:span text:style-name="T13"> template is already created to help you with this step.</text:span></text:p>
            </text:list-item>
          </text:list>
        </text:list-item>
        <text:list-item>
          <text:p text:style-name="P126"><text:span text:style-name="T13">Add a task to create the </text:span><text:span text:style-name="Source_20_Text"><text:span text:style-name="T14">/var/www/vhost/</text:span></text:span><text:span text:style-name="T13"> document root directory.</text:span></text:p>
        </text:list-item>
        <text:list-item>
          <text:p text:style-name="P126"><text:span text:style-name="T13">Add a task to create an </text:span><text:span text:style-name="Source_20_Text"><text:span text:style-name="T14">index.php</text:span></text:span><text:span text:style-name="T13"> file in the document root directory using </text:span><text:span text:style-name="Source_20_Text"><text:span text:style-name="T14">index.j2</text:span></text:span><text:span text:style-name="T13"> as the template.</text:span></text:p>
        </text:list-item>
        <text:list-item>
          <text:p text:style-name="P85">Add a task to open the firewall ports as per the requirements.</text:p>
        </text:list-item>
        <text:list-item>
          <text:p text:style-name="P85">Enable SELinux so that the Apache back-end server can connect to the database:</text:p>
          <text:list>
            <text:list-item>
              <text:p text:style-name="P126"><text:span text:style-name="Source_20_Text"><text:span text:style-name="T14">httpd_can_network_connect_db</text:span></text:span></text:p>
            </text:list-item>
            <text:list-item>
              <text:p text:style-name="P126"><text:span text:style-name="Source_20_Text"><text:span text:style-name="T14">httpd_can_network_connect</text:span></text:span></text:p>
            </text:list-item>
          </text:list>
        </text:list-item>
        <text:list-item>
          <text:p text:style-name="P126"><text:span text:style-name="T13">Create the </text:span><text:span text:style-name="Source_20_Text"><text:span text:style-name="T14">vars/main.yml</text:span></text:span><text:span text:style-name="T13"> file under the </text:span><text:span text:style-name="Source_20_Text"><text:span text:style-name="T14">app-tier</text:span></text:span><text:span text:style-name="T13"> role directory that contains definitions for all of the variables defined in tasks.</text:span></text:p>
        </text:list-item>
        <text:list-item>
          <text:p text:style-name="P126"><text:span text:style-name="T13">Create the file </text:span><text:span text:style-name="Source_20_Text"><text:span text:style-name="T14">handlers/main.yml</text:span></text:span><text:span text:style-name="T13"> under the </text:span><text:span text:style-name="Source_20_Text"><text:span text:style-name="T14">app-tier</text:span></text:span><text:span text:style-name="T13"> role directory that contains a handler to </text:span><text:span text:style-name="Source_20_Text"><text:span text:style-name="T14">restart</text:span></text:span><text:span text:style-name="T13"> services if needed.</text:span></text:p>
        </text:list-item>
      </text:list>
      <text:p text:style-name="P131"><text:soft-page-break/>Playbook Solution</text:p>
      <text:p text:style-name="P10"><text:span text:style-name="Source_20_Text"><text:span text:style-name="T10">[devops@bastion ansible_implementation]$ mkdir roles/</text:span></text:span></text:p>
      <text:p text:style-name="P21"><text:span text:style-name="Source_20_Text"><text:span text:style-name="T10">[devops@bastion ansible_implementation]$ ansible-galaxy init roles/app-tier</text:span></text:span></text:p>
      <text:p text:style-name="P21"><text:span text:style-name="Source_20_Text"><text:span text:style-name="T10">[devops@bastion ansible_implementation]$ cat &lt;&lt; EOF &gt; roles/app-tier/tasks/main.yml</text:span></text:span></text:p>
      <text:p text:style-name="P21"><text:span text:style-name="Source_20_Text"><text:span text:style-name="T10">---</text:span></text:span></text:p>
      <text:p text:style-name="P21"><text:span text:style-name="Source_20_Text"><text:span text:style-name="T16"># tasks file for roles/app-tier</text:span></text:span></text:p>
      <text:p text:style-name="P21"><text:span text:style-name="Source_20_Text"><text:span text:style-name="T16"># Installation of packages based on inventory groupss</text:span></text:span></text:p>
      <text:p text:style-name="P21"><text:span text:style-name="Source_20_Text"><text:span text:style-name="T10">- name: Install Firewalld</text:span></text:span></text:p>
      <text:p text:style-name="P21"><text:span text:style-name="Source_20_Text"><text:span text:style-name="T11"><text:s text:c="2"/></text:span></text:span><text:span text:style-name="Source_20_Text"><text:span text:style-name="T10">yum:</text:span></text:span></text:p>
      <text:p text:style-name="P21"><text:span text:style-name="Source_20_Text"><text:span text:style-name="T11"><text:s text:c="3"/></text:span></text:span><text:span text:style-name="Source_20_Text"><text:span text:style-name="T10">name: firewalld</text:span></text:span></text:p>
      <text:p text:style-name="P21"><text:span text:style-name="Source_20_Text"><text:span text:style-name="T11"><text:s text:c="3"/></text:span></text:span><text:span text:style-name="Source_20_Text"><text:span text:style-name="T10">state: latest</text:span></text:span></text:p>
      <text:p text:style-name="P21"/>
      <text:p text:style-name="P21"><text:span text:style-name="Source_20_Text"><text:span text:style-name="T10">- name: Start firewalld service</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firewalld</text:span></text:span></text:p>
      <text:p text:style-name="P21"><text:span text:style-name="Source_20_Text"><text:span text:style-name="T11"><text:s text:c="3"/></text:span></text:span><text:span text:style-name="Source_20_Text"><text:span text:style-name="T10">state: started</text:span></text:span></text:p>
      <text:p text:style-name="P21"><text:span text:style-name="Source_20_Text"><text:span text:style-name="T11"><text:s text:c="3"/></text:span></text:span><text:span text:style-name="Source_20_Text"><text:span text:style-name="T10">enabled: true</text:span></text:span></text:p>
      <text:p text:style-name="P21"/>
      <text:p text:style-name="P21"><text:span text:style-name="Source_20_Text"><text:span text:style-name="T10">- name: Install httpd</text:span></text:span></text:p>
      <text:p text:style-name="P21"><text:span text:style-name="Source_20_Text"><text:span text:style-name="T11"><text:s text:c="2"/></text:span></text:span><text:span text:style-name="Source_20_Text"><text:span text:style-name="T10">yum:</text:span></text:span></text:p>
      <text:p text:style-name="P21"><text:span text:style-name="Source_20_Text"><text:span text:style-name="T11"><text:s text:c="3"/></text:span></text:span><text:span text:style-name="Source_20_Text"><text:span text:style-name="T10">name: </text:span></text:span><text:span text:style-name="Source_20_Text"><text:span text:style-name="T12">"{{ item }}"</text:span></text:span></text:p>
      <text:p text:style-name="P21"><text:span text:style-name="Source_20_Text"><text:span text:style-name="T11"><text:s text:c="3"/></text:span></text:span><text:span text:style-name="Source_20_Text"><text:span text:style-name="T10">state: latest</text:span></text:span></text:p>
      <text:p text:style-name="P21"><text:span text:style-name="Source_20_Text"><text:span text:style-name="T11"><text:s text:c="2"/></text:span></text:span><text:span text:style-name="Source_20_Text"><text:span text:style-name="T10">with_items:</text:span></text:span></text:p>
      <text:p text:style-name="P21"><text:span text:style-name="Source_20_Text"><text:span text:style-name="T11"><text:s text:c="3"/></text:span></text:span><text:span text:style-name="Source_20_Text"><text:span text:style-name="T10">- </text:span></text:span><text:span text:style-name="Source_20_Text"><text:span text:style-name="T12">"{{ httpd_pkg }}"</text:span></text:span></text:p>
      <text:p text:style-name="P21"/>
      <text:p text:style-name="P21"><text:span text:style-name="Source_20_Text"><text:span text:style-name="T10">- name: Start httpd</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text:span></text:span><text:span text:style-name="Source_20_Text"><text:span text:style-name="T12">"{{ httpd_srv }}"</text:span></text:span></text:p>
      <text:p text:style-name="P21"><text:span text:style-name="Source_20_Text"><text:span text:style-name="T11"><text:s text:c="3"/></text:span></text:span><text:span text:style-name="Source_20_Text"><text:span text:style-name="T10">enabled: true</text:span></text:span></text:p>
      <text:p text:style-name="P21"><text:soft-page-break/><text:span text:style-name="Source_20_Text"><text:span text:style-name="T11"><text:s text:c="3"/></text:span></text:span><text:span text:style-name="Source_20_Text"><text:span text:style-name="T10">state: started</text:span></text:span></text:p>
      <text:p text:style-name="P21"/>
      <text:p text:style-name="P21"/>
      <text:p text:style-name="P21"><text:span text:style-name="Source_20_Text"><text:span text:style-name="T10">- name: Copy vhost template file</text:span></text:span></text:p>
      <text:p text:style-name="P21"><text:span text:style-name="Source_20_Text"><text:span text:style-name="T11"><text:s text:c="2"/></text:span></text:span><text:span text:style-name="Source_20_Text"><text:span text:style-name="T10">template:</text:span></text:span></text:p>
      <text:p text:style-name="P21"><text:span text:style-name="Source_20_Text"><text:span text:style-name="T11"><text:s text:c="3"/></text:span></text:span><text:span text:style-name="Source_20_Text"><text:span text:style-name="T10">src: vhost.conf.j2</text:span></text:span></text:p>
      <text:p text:style-name="P21"><text:span text:style-name="Source_20_Text"><text:span text:style-name="T11"><text:s text:c="3"/></text:span></text:span><text:span text:style-name="Source_20_Text"><text:span text:style-name="T10">dest: /etc/httpd/conf.d/vhost.conf</text:span></text:span></text:p>
      <text:p text:style-name="P21"><text:span text:style-name="Source_20_Text"><text:span text:style-name="T11"><text:s text:c="2"/></text:span></text:span><text:span text:style-name="Source_20_Text"><text:span text:style-name="T10">notify:</text:span></text:span></text:p>
      <text:p text:style-name="P21"><text:span text:style-name="Source_20_Text"><text:span text:style-name="T11"><text:s text:c="3"/></text:span></text:span><text:span text:style-name="Source_20_Text"><text:span text:style-name="T10">- restart_httpd</text:span></text:span></text:p>
      <text:p text:style-name="P21"/>
      <text:p text:style-name="P21"><text:span text:style-name="Source_20_Text"><text:span text:style-name="T10">- name: Create Document Root</text:span></text:span></text:p>
      <text:p text:style-name="P21"><text:span text:style-name="Source_20_Text"><text:span text:style-name="T11"><text:s text:c="2"/></text:span></text:span><text:span text:style-name="Source_20_Text"><text:span text:style-name="T10">file:</text:span></text:span></text:p>
      <text:p text:style-name="P21"><text:span text:style-name="Source_20_Text"><text:span text:style-name="T11"><text:s text:c="3"/></text:span></text:span><text:span text:style-name="Source_20_Text"><text:span text:style-name="T10">path: /var/www/vhost/</text:span></text:span></text:p>
      <text:p text:style-name="P21"><text:span text:style-name="Source_20_Text"><text:span text:style-name="T11"><text:s text:c="3"/></text:span></text:span><text:span text:style-name="Source_20_Text"><text:span text:style-name="T10">state: directory</text:span></text:span></text:p>
      <text:p text:style-name="P21"/>
      <text:p text:style-name="P21"><text:span text:style-name="Source_20_Text"><text:span text:style-name="T10">- name: Copy index.j2 file</text:span></text:span></text:p>
      <text:p text:style-name="P21"><text:span text:style-name="Source_20_Text"><text:span text:style-name="T11"><text:s text:c="2"/></text:span></text:span><text:span text:style-name="Source_20_Text"><text:span text:style-name="T10">template:</text:span></text:span></text:p>
      <text:p text:style-name="P21"><text:span text:style-name="Source_20_Text"><text:span text:style-name="T11"><text:s text:c="3"/></text:span></text:span><text:span text:style-name="Source_20_Text"><text:span text:style-name="T10">src: index.j2</text:span></text:span></text:p>
      <text:p text:style-name="P21"><text:span text:style-name="Source_20_Text"><text:span text:style-name="T11"><text:s text:c="3"/></text:span></text:span><text:span text:style-name="Source_20_Text"><text:span text:style-name="T10">dest: /var/www/vhost/index.php</text:span></text:span></text:p>
      <text:p text:style-name="P21"><text:span text:style-name="Source_20_Text"><text:span text:style-name="T11"><text:s text:c="3"/></text:span></text:span><text:span text:style-name="Source_20_Text"><text:span text:style-name="T10">mode: </text:span></text:span><text:span text:style-name="Source_20_Text"><text:span text:style-name="T17">0644</text:span></text:span></text:p>
      <text:p text:style-name="P21"><text:span text:style-name="Source_20_Text"><text:span text:style-name="T11"><text:s text:c="3"/></text:span></text:span><text:span text:style-name="Source_20_Text"><text:span text:style-name="T10">owner: apache</text:span></text:span></text:p>
      <text:p text:style-name="P21"><text:span text:style-name="Source_20_Text"><text:span text:style-name="T11"><text:s text:c="3"/></text:span></text:span><text:span text:style-name="Source_20_Text"><text:span text:style-name="T10">group: apache</text:span></text:span></text:p>
      <text:p text:style-name="P21"/>
      <text:p text:style-name="P21"><text:span text:style-name="Source_20_Text"><text:span text:style-name="T10">- name: Open httpd port</text:span></text:span></text:p>
      <text:p text:style-name="P21"><text:span text:style-name="Source_20_Text"><text:span text:style-name="T11"><text:s text:c="2"/></text:span></text:span><text:span text:style-name="Source_20_Text"><text:span text:style-name="T10">firewalld:</text:span></text:span></text:p>
      <text:p text:style-name="P21"><text:span text:style-name="Source_20_Text"><text:span text:style-name="T11"><text:s text:c="3"/></text:span></text:span><text:span text:style-name="Source_20_Text"><text:span text:style-name="T10">service: http</text:span></text:span></text:p>
      <text:p text:style-name="P21"><text:span text:style-name="Source_20_Text"><text:span text:style-name="T11"><text:s text:c="3"/></text:span></text:span><text:span text:style-name="Source_20_Text"><text:span text:style-name="T10">state: enabled</text:span></text:span></text:p>
      <text:p text:style-name="P21"><text:span text:style-name="Source_20_Text"><text:span text:style-name="T11"><text:s text:c="3"/></text:span></text:span><text:span text:style-name="Source_20_Text"><text:span text:style-name="T10">immediate: true</text:span></text:span></text:p>
      <text:p text:style-name="P21"><text:span text:style-name="Source_20_Text"><text:span text:style-name="T11"><text:s text:c="3"/></text:span></text:span><text:span text:style-name="Source_20_Text"><text:span text:style-name="T10">permanent: true</text:span></text:span></text:p>
      <text:p text:style-name="P21"/>
      <text:p text:style-name="P21"><text:span text:style-name="Source_20_Text"><text:span text:style-name="T10">- name: enable selinux boolean</text:span></text:span></text:p>
      <text:p text:style-name="P21"><text:soft-page-break/><text:span text:style-name="Source_20_Text"><text:span text:style-name="T11"><text:s text:c="2"/></text:span></text:span><text:span text:style-name="Source_20_Text"><text:span text:style-name="T10">seboolean:</text:span></text:span></text:p>
      <text:p text:style-name="P21"><text:span text:style-name="Source_20_Text"><text:span text:style-name="T11"><text:s text:c="3"/></text:span></text:span><text:span text:style-name="Source_20_Text"><text:span text:style-name="T10">name: </text:span></text:span><text:span text:style-name="Source_20_Text"><text:span text:style-name="T12">"{{ item }}"</text:span></text:span></text:p>
      <text:p text:style-name="P21"><text:span text:style-name="Source_20_Text"><text:span text:style-name="T11"><text:s text:c="3"/></text:span></text:span><text:span text:style-name="Source_20_Text"><text:span text:style-name="T10">state: yes</text:span></text:span></text:p>
      <text:p text:style-name="P21"><text:span text:style-name="Source_20_Text"><text:span text:style-name="T11"><text:s text:c="3"/></text:span></text:span><text:span text:style-name="Source_20_Text"><text:span text:style-name="T10">persistent: yes</text:span></text:span></text:p>
      <text:p text:style-name="P21"><text:span text:style-name="Source_20_Text"><text:span text:style-name="T11"><text:s text:c="2"/></text:span></text:span><text:span text:style-name="Source_20_Text"><text:span text:style-name="T10">loop:</text:span></text:span></text:p>
      <text:p text:style-name="P21"><text:span text:style-name="Source_20_Text"><text:span text:style-name="T11"><text:s text:c="3"/></text:span></text:span><text:span text:style-name="Source_20_Text"><text:span text:style-name="T10">- httpd_can_network_connect_db</text:span></text:span></text:p>
      <text:p text:style-name="P21"><text:span text:style-name="Source_20_Text"><text:span text:style-name="T11"><text:s text:c="3"/></text:span></text:span><text:span text:style-name="Source_20_Text"><text:span text:style-name="T10">- httpd_can_network_connect</text:span></text:span></text:p>
      <text:p text:style-name="P21"/>
      <text:p text:style-name="P21"><text:span text:style-name="Source_20_Text"><text:span text:style-name="T10">EOF</text:span></text:span></text:p>
      <text:p text:style-name="P21"/>
      <text:p text:style-name="P21"><text:span text:style-name="Source_20_Text"><text:span text:style-name="T10">[devops@bastion ansible_implementation]$ cat &lt;&lt; EOF &gt; roles/app-tier/handlers/main.yml</text:span></text:span></text:p>
      <text:p text:style-name="P21"><text:span text:style-name="Source_20_Text"><text:span text:style-name="T10">---</text:span></text:span></text:p>
      <text:p text:style-name="P21"><text:span text:style-name="Source_20_Text"><text:span text:style-name="T16"># handlers file for roles/app-tier</text:span></text:span></text:p>
      <text:p text:style-name="P21"/>
      <text:p text:style-name="P21"><text:span text:style-name="Source_20_Text"><text:span text:style-name="T10">- name: restart_httpd</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text:span></text:span><text:span text:style-name="Source_20_Text"><text:span text:style-name="T12">"{{ httpd_srv }}"</text:span></text:span></text:p>
      <text:p text:style-name="P21"><text:span text:style-name="Source_20_Text"><text:span text:style-name="T11"><text:s text:c="3"/></text:span></text:span><text:span text:style-name="Source_20_Text"><text:span text:style-name="T10">state: restarted</text:span></text:span></text:p>
      <text:p text:style-name="P21"/>
      <text:p text:style-name="P21"><text:span text:style-name="Source_20_Text"><text:span text:style-name="T10">EOF</text:span></text:span></text:p>
      <text:p text:style-name="P21"/>
      <text:p text:style-name="P21"><text:span text:style-name="Source_20_Text"><text:span text:style-name="T10">[devops@bastion ansible_implementation]$ cat &lt;&lt; EOF &gt; roles/app-tier/vars/main.yml</text:span></text:span></text:p>
      <text:p text:style-name="P21"><text:span text:style-name="Source_20_Text"><text:span text:style-name="T10">---</text:span></text:span></text:p>
      <text:p text:style-name="P21"><text:span text:style-name="Source_20_Text"><text:span text:style-name="T16"># vars file for roles/app-tier</text:span></text:span></text:p>
      <text:p text:style-name="P21"/>
      <text:p text:style-name="P21"><text:span text:style-name="Source_20_Text"><text:span text:style-name="T10">db:</text:span></text:span></text:p>
      <text:p text:style-name="P21"><text:span text:style-name="Source_20_Text"><text:span text:style-name="T11"><text:s/></text:span></text:span><text:span text:style-name="Source_20_Text"><text:span text:style-name="T10">user: root</text:span></text:span></text:p>
      <text:p text:style-name="P21"><text:span text:style-name="Source_20_Text"><text:span text:style-name="T11"><text:s/></text:span></text:span><text:span text:style-name="Source_20_Text"><text:span text:style-name="T10">database: userdb</text:span></text:span></text:p>
      <text:p text:style-name="P21"><text:span text:style-name="Source_20_Text"><text:span text:style-name="T11"><text:s/></text:span></text:span><text:span text:style-name="Source_20_Text"><text:span text:style-name="T10">password: redhat</text:span></text:span></text:p>
      <text:p text:style-name="P21"><text:soft-page-break/><text:span text:style-name="Source_20_Text"><text:span text:style-name="T10">httpd_pkg:</text:span></text:span></text:p>
      <text:p text:style-name="P21"><text:span text:style-name="Source_20_Text"><text:span text:style-name="T11"><text:s/></text:span></text:span><text:span text:style-name="Source_20_Text"><text:span text:style-name="T10">- httpd</text:span></text:span></text:p>
      <text:p text:style-name="P21"><text:span text:style-name="Source_20_Text"><text:span text:style-name="T11"><text:s/></text:span></text:span><text:span text:style-name="Source_20_Text"><text:span text:style-name="T10">- php</text:span></text:span></text:p>
      <text:p text:style-name="P21"><text:span text:style-name="Source_20_Text"><text:span text:style-name="T11"><text:s/></text:span></text:span><text:span text:style-name="Source_20_Text"><text:span text:style-name="T10">- php-mysql</text:span></text:span></text:p>
      <text:p text:style-name="P21"><text:span text:style-name="Source_20_Text"><text:span text:style-name="T10">httpd_srv: httpd</text:span></text:span></text:p>
      <text:p text:style-name="P21"><text:span text:style-name="Source_20_Text"><text:span text:style-name="T10">db_srv: mariadb</text:span></text:span></text:p>
      <text:p text:style-name="P21"><text:span text:style-name="Source_20_Text"><text:span text:style-name="T10">EOF</text:span></text:span></text:p>
      <text:p text:style-name="P21"/>
      <text:p text:style-name="P21"><text:span text:style-name="Source_20_Text"><text:span text:style-name="T10">[devops@bastion ansible_implementation]$ cp ~/roles-setup-files/index.j2 roles/app-tier/templates/</text:span></text:span></text:p>
      <text:p text:style-name="P21"><text:span text:style-name="Source_20_Text"><text:span text:style-name="T10">[devops@bastion ansible_implementation]$ cp ~/roles-setup-files/vhost.conf.j2 roles/app-tier/templates/</text:span></text:span></text:p>
      <text:h text:style-name="P213" text:outline-level="3"><text:bookmark text:name="_create_role_to_set_up_database"/>2.2. Create Role to Set Up Database</text:h>
      <text:p text:style-name="P3"><text:span text:style-name="T13">In this section, you create a role to install </text:span><text:span text:style-name="Source_20_Text"><text:span text:style-name="T14">mariadb</text:span></text:span><text:span text:style-name="T13"> services and restore the backup file.</text:span></text:p>
      <text:list xml:id="list611610153" text:style-name="L45">
        <text:list-item>
          <text:p text:style-name="P127"><text:span text:style-name="T13">Create a role called </text:span><text:span text:style-name="Source_20_Text"><text:span text:style-name="T14">db-tier</text:span></text:span><text:span text:style-name="T13"> using the </text:span><text:span text:style-name="Source_20_Text"><text:span text:style-name="T14">ansible-galaxy</text:span></text:span><text:span text:style-name="T13"> command.</text:span></text:p>
        </text:list-item>
        <text:list-item>
          <text:p text:style-name="P127"><text:span text:style-name="T13">Add tasks to your playbook to install and enable the </text:span><text:span text:style-name="Source_20_Text"><text:span text:style-name="T14">mariadb</text:span></text:span><text:span text:style-name="T13"> service, and start </text:span><text:span text:style-name="Source_20_Text"><text:span text:style-name="T14">firewalld</text:span></text:span><text:span text:style-name="T13">, in a similar manner as the previous exercise.</text:span></text:p>
        </text:list-item>
        <text:list-item>
          <text:p text:style-name="P86">Open firewall ports as per the requirements.</text:p>
        </text:list-item>
        <text:list-item>
          <text:p text:style-name="P127"><text:span text:style-name="T13">Add tasks to check if the </text:span><text:span text:style-name="Source_20_Text"><text:span text:style-name="T14">mariadb</text:span></text:span><text:span text:style-name="T13"> root password is set and set a password as specified in playbook variables.</text:span></text:p>
        </text:list-item>
        <text:list-item>
          <text:p text:style-name="P86">Add a task to ensure that users have the appropriate privileges on the database.</text:p>
        </text:list-item>
        <text:list-item>
          <text:p text:style-name="P127"><text:span text:style-name="T13">Add a task to copy the </text:span><text:span text:style-name="Source_20_Text"><text:span text:style-name="T14">userdb.backup</text:span></text:span><text:span text:style-name="T13"> database backup file to the server.</text:span></text:p>
        </text:list-item>
        <text:list-item>
          <text:p text:style-name="P127"><text:span text:style-name="T13">Add a task to restore the </text:span><text:span text:style-name="Source_20_Text"><text:span text:style-name="T14">userdb.backup</text:span></text:span><text:span text:style-name="T13"> backup file for </text:span><text:span text:style-name="Source_20_Text"><text:span text:style-name="T14">mariadb</text:span></text:span><text:span text:style-name="T13"> data.</text:span></text:p>
        </text:list-item>
        <text:list-item>
          <text:p text:style-name="P127"><text:span text:style-name="T13">Create a </text:span><text:span text:style-name="Source_20_Text"><text:span text:style-name="T14">vars/main.yml</text:span></text:span><text:span text:style-name="T13"> file under the </text:span><text:span text:style-name="Source_20_Text"><text:span text:style-name="T14">db-tier</text:span></text:span><text:span text:style-name="T13"> role that defines values for all of the variables defined in the tasks, including these values for the database:</text:span></text:p>
          <text:list>
            <text:list-item>
              <text:p text:style-name="P127"><text:span text:style-name="Source_20_Text"><text:span text:style-name="T14">user</text:span></text:span><text:span text:style-name="T13">: </text:span><text:span text:style-name="Source_20_Text"><text:span text:style-name="T14">root</text:span></text:span></text:p>
            </text:list-item>
            <text:list-item>
              <text:p text:style-name="P127"><text:span text:style-name="Source_20_Text"><text:span text:style-name="T14">password</text:span></text:span><text:span text:style-name="T13">: </text:span><text:span text:style-name="Source_20_Text"><text:span text:style-name="T14">redhat</text:span></text:span></text:p>
            </text:list-item>
            <text:list-item>
              <text:p text:style-name="P127"><text:span text:style-name="Source_20_Text"><text:span text:style-name="T14">database</text:span></text:span><text:span text:style-name="T13">: </text:span><text:span text:style-name="Source_20_Text"><text:span text:style-name="T14">userdb</text:span></text:span></text:p>
            </text:list-item>
            <text:list-item>
              <text:p text:style-name="P127"><text:soft-page-break/><text:span text:style-name="Source_20_Text"><text:span text:style-name="T14">backup file name</text:span></text:span><text:span text:style-name="T13">: </text:span><text:span text:style-name="Source_20_Text"><text:span text:style-name="T14">userdb.backup</text:span></text:span></text:p>
            </text:list-item>
          </text:list>
        </text:list-item>
      </text:list>
      <text:p text:style-name="P131">Playbook Solution</text:p>
      <text:p text:style-name="P10"><text:span text:style-name="Source_20_Text"><text:span text:style-name="T10">[devops@bastion ansible_implementation]$ ansible-galaxy init roles/db-tier</text:span></text:span></text:p>
      <text:p text:style-name="P21"><text:span text:style-name="Source_20_Text"><text:span text:style-name="T10">[devops@bastion ansible_implementation]$ cp ~/roles-setup-files/userdb.backup roles/db-tier/files/</text:span></text:span></text:p>
      <text:p text:style-name="P21"><text:span text:style-name="Source_20_Text"><text:span text:style-name="T10">[devops@bastion ansible_implementation]$ cat &lt;&lt; EOF &gt; roles/db-tier/tasks/main.yml</text:span></text:span></text:p>
      <text:p text:style-name="P21"><text:span text:style-name="Source_20_Text"><text:span text:style-name="T10">---</text:span></text:span></text:p>
      <text:p text:style-name="P21"><text:span text:style-name="Source_20_Text"><text:span text:style-name="T16"># tasks file for roles/db-tier</text:span></text:span></text:p>
      <text:p text:style-name="P21"><text:span text:style-name="Source_20_Text"><text:span text:style-name="T10">- name: Install mysql</text:span></text:span></text:p>
      <text:p text:style-name="P21"><text:span text:style-name="Source_20_Text"><text:span text:style-name="T11"><text:s text:c="2"/></text:span></text:span><text:span text:style-name="Source_20_Text"><text:span text:style-name="T10">yum:</text:span></text:span></text:p>
      <text:p text:style-name="P21"><text:span text:style-name="Source_20_Text"><text:span text:style-name="T11"><text:s text:c="3"/></text:span></text:span><text:span text:style-name="Source_20_Text"><text:span text:style-name="T10">name: </text:span></text:span><text:span text:style-name="Source_20_Text"><text:span text:style-name="T12">"{{ item <text:s/>}}"</text:span></text:span></text:p>
      <text:p text:style-name="P21"><text:span text:style-name="Source_20_Text"><text:span text:style-name="T11"><text:s text:c="3"/></text:span></text:span><text:span text:style-name="Source_20_Text"><text:span text:style-name="T10">state: latest</text:span></text:span></text:p>
      <text:p text:style-name="P21"><text:span text:style-name="Source_20_Text"><text:span text:style-name="T11"><text:s text:c="2"/></text:span></text:span><text:span text:style-name="Source_20_Text"><text:span text:style-name="T10">loop:</text:span></text:span></text:p>
      <text:p text:style-name="P21"><text:span text:style-name="Source_20_Text"><text:span text:style-name="T11"><text:s text:c="3"/></text:span></text:span><text:span text:style-name="Source_20_Text"><text:span text:style-name="T10">- </text:span></text:span><text:span text:style-name="Source_20_Text"><text:span text:style-name="T12">"{{ db_pkg }}"</text:span></text:span></text:p>
      <text:p text:style-name="P21"/>
      <text:p text:style-name="P21"><text:span text:style-name="Source_20_Text"><text:span text:style-name="T10">- name: Start mysql</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text:span></text:span><text:span text:style-name="Source_20_Text"><text:span text:style-name="T12">"{{ db_srv }}"</text:span></text:span></text:p>
      <text:p text:style-name="P21"><text:span text:style-name="Source_20_Text"><text:span text:style-name="T11"><text:s text:c="3"/></text:span></text:span><text:span text:style-name="Source_20_Text"><text:span text:style-name="T10">enabled: true</text:span></text:span></text:p>
      <text:p text:style-name="P21"><text:span text:style-name="Source_20_Text"><text:span text:style-name="T11"><text:s text:c="3"/></text:span></text:span><text:span text:style-name="Source_20_Text"><text:span text:style-name="T10">state: started</text:span></text:span></text:p>
      <text:p text:style-name="P21"/>
      <text:p text:style-name="P21"><text:span text:style-name="Source_20_Text"><text:span text:style-name="T10">- name: Start firewalld</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firewalld</text:span></text:span></text:p>
      <text:p text:style-name="P21"><text:span text:style-name="Source_20_Text"><text:span text:style-name="T11"><text:s text:c="3"/></text:span></text:span><text:span text:style-name="Source_20_Text"><text:span text:style-name="T10">state: started</text:span></text:span></text:p>
      <text:p text:style-name="P21"><text:span text:style-name="Source_20_Text"><text:span text:style-name="T11"><text:s text:c="3"/></text:span></text:span><text:span text:style-name="Source_20_Text"><text:span text:style-name="T10">enabled: true</text:span></text:span></text:p>
      <text:p text:style-name="P21"/>
      <text:p text:style-name="P21"><text:span text:style-name="Source_20_Text"><text:span text:style-name="T10">- name: Open mysql port</text:span></text:span></text:p>
      <text:p text:style-name="P21"><text:soft-page-break/><text:span text:style-name="Source_20_Text"><text:span text:style-name="T11"><text:s text:c="2"/></text:span></text:span><text:span text:style-name="Source_20_Text"><text:span text:style-name="T10">firewalld:</text:span></text:span></text:p>
      <text:p text:style-name="P21"><text:span text:style-name="Source_20_Text"><text:span text:style-name="T11"><text:s text:c="3"/></text:span></text:span><text:span text:style-name="Source_20_Text"><text:span text:style-name="T10">service: mysql</text:span></text:span></text:p>
      <text:p text:style-name="P21"><text:span text:style-name="Source_20_Text"><text:span text:style-name="T11"><text:s text:c="3"/></text:span></text:span><text:span text:style-name="Source_20_Text"><text:span text:style-name="T10">state: enabled</text:span></text:span></text:p>
      <text:p text:style-name="P21"><text:span text:style-name="Source_20_Text"><text:span text:style-name="T11"><text:s text:c="3"/></text:span></text:span><text:span text:style-name="Source_20_Text"><text:span text:style-name="T10">immediate: true</text:span></text:span></text:p>
      <text:p text:style-name="P21"><text:span text:style-name="Source_20_Text"><text:span text:style-name="T11"><text:s text:c="3"/></text:span></text:span><text:span text:style-name="Source_20_Text"><text:span text:style-name="T10">permanent: true</text:span></text:span></text:p>
      <text:p text:style-name="P21"/>
      <text:p text:style-name="P21"><text:span text:style-name="Source_20_Text"><text:span text:style-name="T10">- name: Check </text:span></text:span><text:span text:style-name="Source_20_Text"><text:span text:style-name="T18">if</text:span></text:span><text:span text:style-name="Source_20_Text"><text:span text:style-name="T10"> root password is set</text:span></text:span></text:p>
      <text:p text:style-name="P21"><text:span text:style-name="Source_20_Text"><text:span text:style-name="T11"><text:s text:c="2"/></text:span></text:span><text:span text:style-name="Source_20_Text"><text:span text:style-name="T10">shell: &gt;</text:span></text:span></text:p>
      <text:p text:style-name="P21"><text:span text:style-name="Source_20_Text"><text:span text:style-name="T11"><text:s text:c="4"/></text:span></text:span><text:span text:style-name="Source_20_Text"><text:span text:style-name="T10">mysqladmin -u root status</text:span></text:span></text:p>
      <text:p text:style-name="P21"><text:span text:style-name="Source_20_Text"><text:span text:style-name="T11"><text:s text:c="2"/></text:span></text:span><text:span text:style-name="Source_20_Text"><text:span text:style-name="T10">changed_when: false</text:span></text:span></text:p>
      <text:p text:style-name="P21"><text:span text:style-name="Source_20_Text"><text:span text:style-name="T11"><text:s text:c="2"/></text:span></text:span><text:span text:style-name="Source_20_Text"><text:span text:style-name="T10">failed_when: false</text:span></text:span></text:p>
      <text:p text:style-name="P21"><text:span text:style-name="Source_20_Text"><text:span text:style-name="T11"><text:s text:c="2"/></text:span></text:span><text:span text:style-name="Source_20_Text"><text:span text:style-name="T10">register: root_pwd_check</text:span></text:span></text:p>
      <text:p text:style-name="P21"/>
      <text:p text:style-name="P21"/>
      <text:p text:style-name="P21"><text:span text:style-name="Source_20_Text"><text:span text:style-name="T10">- name: Setting up mariadb password</text:span></text:span></text:p>
      <text:p text:style-name="P21"><text:span text:style-name="Source_20_Text"><text:span text:style-name="T11"><text:s text:c="2"/></text:span></text:span><text:span text:style-name="Source_20_Text"><text:span text:style-name="T10">mysql_user:</text:span></text:span></text:p>
      <text:p text:style-name="P21"><text:span text:style-name="Source_20_Text"><text:span text:style-name="T11"><text:s text:c="3"/></text:span></text:span><text:span text:style-name="Source_20_Text"><text:span text:style-name="T10">name: </text:span></text:span><text:span text:style-name="Source_20_Text"><text:span text:style-name="T12">"{{ db['user'] }}"</text:span></text:span></text:p>
      <text:p text:style-name="P21"><text:span text:style-name="Source_20_Text"><text:span text:style-name="T11"><text:s text:c="3"/></text:span></text:span><text:span text:style-name="Source_20_Text"><text:span text:style-name="T10">password: </text:span></text:span><text:span text:style-name="Source_20_Text"><text:span text:style-name="T12">"{{ db['password'] }}"</text:span></text:span></text:p>
      <text:p text:style-name="P21"><text:span text:style-name="Source_20_Text"><text:span text:style-name="T11"><text:s text:c="2"/></text:span></text:span><text:span text:style-name="Source_20_Text"><text:span text:style-name="T10">when: root_pwd_check.rc == </text:span></text:span><text:span text:style-name="Source_20_Text"><text:span text:style-name="T17">0</text:span></text:span></text:p>
      <text:p text:style-name="P21"/>
      <text:p text:style-name="P21"><text:span text:style-name="Source_20_Text"><text:span text:style-name="T10">- name: DB users have privileges on all databases</text:span></text:span></text:p>
      <text:p text:style-name="P21"><text:span text:style-name="Source_20_Text"><text:span text:style-name="T11"><text:s text:c="2"/></text:span></text:span><text:span text:style-name="Source_20_Text"><text:span text:style-name="T10">mysql_user:</text:span></text:span></text:p>
      <text:p text:style-name="P21"><text:span text:style-name="Source_20_Text"><text:span text:style-name="T11"><text:s text:c="3"/></text:span></text:span><text:span text:style-name="Source_20_Text"><text:span text:style-name="T10">name: </text:span></text:span><text:span text:style-name="Source_20_Text"><text:span text:style-name="T12">"{{ db['user']}}"</text:span></text:span></text:p>
      <text:p text:style-name="P21"><text:span text:style-name="Source_20_Text"><text:span text:style-name="T11"><text:s text:c="3"/></text:span></text:span><text:span text:style-name="Source_20_Text"><text:span text:style-name="T10">priv: </text:span></text:span><text:span text:style-name="Source_20_Text"><text:span text:style-name="T12">"*.*:ALL"</text:span></text:span></text:p>
      <text:p text:style-name="P21"><text:span text:style-name="Source_20_Text"><text:span text:style-name="T11"><text:s text:c="3"/></text:span></text:span><text:span text:style-name="Source_20_Text"><text:span text:style-name="T10">append_privs: yes</text:span></text:span></text:p>
      <text:p text:style-name="P21"><text:span text:style-name="Source_20_Text"><text:span text:style-name="T11"><text:s text:c="3"/></text:span></text:span><text:span text:style-name="Source_20_Text"><text:span text:style-name="T10">password: </text:span></text:span><text:span text:style-name="Source_20_Text"><text:span text:style-name="T12">"{{ db['password']}}"</text:span></text:span></text:p>
      <text:p text:style-name="P21"><text:span text:style-name="Source_20_Text"><text:span text:style-name="T11"><text:s text:c="3"/></text:span></text:span><text:span text:style-name="Source_20_Text"><text:span text:style-name="T10">login_password: </text:span></text:span><text:span text:style-name="Source_20_Text"><text:span text:style-name="T12">"{{ db['password']}}"</text:span></text:span></text:p>
      <text:p text:style-name="P21"><text:span text:style-name="Source_20_Text"><text:span text:style-name="T11"><text:s text:c="3"/></text:span></text:span><text:span text:style-name="Source_20_Text"><text:span text:style-name="T10">host: </text:span></text:span><text:span text:style-name="Source_20_Text"><text:span text:style-name="T12">"{{ item }}"</text:span></text:span></text:p>
      <text:p text:style-name="P21"><text:span text:style-name="Source_20_Text"><text:span text:style-name="T11"><text:s text:c="2"/></text:span></text:span><text:span text:style-name="Source_20_Text"><text:span text:style-name="T10">loop:</text:span></text:span></text:p>
      <text:p text:style-name="P21"><text:span text:style-name="Source_20_Text"><text:span text:style-name="T11"><text:s text:c="3"/></text:span></text:span><text:span text:style-name="Source_20_Text"><text:span text:style-name="T10">- </text:span></text:span><text:span text:style-name="Source_20_Text"><text:span text:style-name="T12">"{{ inventory_hostname }}"</text:span></text:span></text:p>
      <text:p text:style-name="P21"><text:span text:style-name="Source_20_Text"><text:span text:style-name="T11"><text:s text:c="3"/></text:span></text:span><text:span text:style-name="Source_20_Text"><text:span text:style-name="T10">- </text:span></text:span><text:span text:style-name="Source_20_Text"><text:span text:style-name="T12">'%'</text:span></text:span></text:p>
      <text:p text:style-name="P21"><text:soft-page-break/></text:p>
      <text:p text:style-name="P21"><text:span text:style-name="Source_20_Text"><text:span text:style-name="T10">- name: Copy database dump file</text:span></text:span></text:p>
      <text:p text:style-name="P21"><text:span text:style-name="Source_20_Text"><text:span text:style-name="T11"><text:s text:c="2"/></text:span></text:span><text:span text:style-name="Source_20_Text"><text:span text:style-name="T10">copy:</text:span></text:span></text:p>
      <text:p text:style-name="P21"><text:span text:style-name="Source_20_Text"><text:span text:style-name="T11"><text:s text:c="3"/></text:span></text:span><text:span text:style-name="Source_20_Text"><text:span text:style-name="T10">src: </text:span></text:span><text:span text:style-name="Source_20_Text"><text:span text:style-name="T12">"{{ db['backupfile']}}"</text:span></text:span></text:p>
      <text:p text:style-name="P21"><text:span text:style-name="Source_20_Text"><text:span text:style-name="T11"><text:s text:c="3"/></text:span></text:span><text:span text:style-name="Source_20_Text"><text:span text:style-name="T10">dest: /tmp</text:span></text:span></text:p>
      <text:p text:style-name="P21"/>
      <text:p text:style-name="P21"><text:span text:style-name="Source_20_Text"><text:span text:style-name="T10">- name: Restore database</text:span></text:span></text:p>
      <text:p text:style-name="P21"><text:span text:style-name="Source_20_Text"><text:span text:style-name="T11"><text:s text:c="2"/></text:span></text:span><text:span text:style-name="Source_20_Text"><text:span text:style-name="T10">mysql_db:</text:span></text:span></text:p>
      <text:p text:style-name="P21"><text:span text:style-name="Source_20_Text"><text:span text:style-name="T11"><text:s text:c="3"/></text:span></text:span><text:span text:style-name="Source_20_Text"><text:span text:style-name="T10">name: </text:span></text:span><text:span text:style-name="Source_20_Text"><text:span text:style-name="T12">"{{ db['database'] }}"</text:span></text:span></text:p>
      <text:p text:style-name="P21"><text:span text:style-name="Source_20_Text"><text:span text:style-name="T11"><text:s text:c="3"/></text:span></text:span><text:span text:style-name="Source_20_Text"><text:span text:style-name="T10">state: import</text:span></text:span></text:p>
      <text:p text:style-name="P21"><text:span text:style-name="Source_20_Text"><text:span text:style-name="T11"><text:s text:c="3"/></text:span></text:span><text:span text:style-name="Source_20_Text"><text:span text:style-name="T10">target: </text:span></text:span><text:span text:style-name="Source_20_Text"><text:span text:style-name="T12">"/tmp/{{ db['backupfile'] }}"</text:span></text:span></text:p>
      <text:p text:style-name="P21"><text:span text:style-name="Source_20_Text"><text:span text:style-name="T11"><text:s text:c="3"/></text:span></text:span><text:span text:style-name="Source_20_Text"><text:span text:style-name="T10">login_password: </text:span></text:span><text:span text:style-name="Source_20_Text"><text:span text:style-name="T12">"{{ db['password']}}"</text:span></text:span></text:p>
      <text:p text:style-name="P21"><text:span text:style-name="Source_20_Text"><text:span text:style-name="T10">EOF</text:span></text:span></text:p>
      <text:p text:style-name="P21"/>
      <text:p text:style-name="P21"><text:span text:style-name="Source_20_Text"><text:span text:style-name="T10">[devops@bastion ansible_implementation]$ cat &lt;&lt; EOF &gt; roles/db-tier/vars/main.yml</text:span></text:span></text:p>
      <text:p text:style-name="P21"><text:span text:style-name="Source_20_Text"><text:span text:style-name="T10">---</text:span></text:span></text:p>
      <text:p text:style-name="P21"><text:span text:style-name="Source_20_Text"><text:span text:style-name="T16"># vars file for roles/db-tier</text:span></text:span></text:p>
      <text:p text:style-name="P21"><text:span text:style-name="Source_20_Text"><text:span text:style-name="T10">db_pkg:</text:span></text:span></text:p>
      <text:p text:style-name="P21"><text:span text:style-name="Source_20_Text"><text:span text:style-name="T11"><text:s/></text:span></text:span><text:span text:style-name="Source_20_Text"><text:span text:style-name="T10">- mariadb</text:span></text:span></text:p>
      <text:p text:style-name="P21"><text:span text:style-name="Source_20_Text"><text:span text:style-name="T11"><text:s/></text:span></text:span><text:span text:style-name="Source_20_Text"><text:span text:style-name="T10">- mariadb-server</text:span></text:span></text:p>
      <text:p text:style-name="P21"><text:span text:style-name="Source_20_Text"><text:span text:style-name="T11"><text:s/></text:span></text:span><text:span text:style-name="Source_20_Text"><text:span text:style-name="T10">- MySQL-python</text:span></text:span></text:p>
      <text:p text:style-name="P21"><text:span text:style-name="Source_20_Text"><text:span text:style-name="T11"><text:s/></text:span></text:span><text:span text:style-name="Source_20_Text"><text:span text:style-name="T10">- firewalld</text:span></text:span></text:p>
      <text:p text:style-name="P21"><text:span text:style-name="Source_20_Text"><text:span text:style-name="T10">db_srv: mariadb</text:span></text:span></text:p>
      <text:p text:style-name="P21"><text:span text:style-name="Source_20_Text"><text:span text:style-name="T10">db:</text:span></text:span></text:p>
      <text:p text:style-name="P21"><text:span text:style-name="Source_20_Text"><text:span text:style-name="T11"><text:s/></text:span></text:span><text:span text:style-name="Source_20_Text"><text:span text:style-name="T10">user: root</text:span></text:span></text:p>
      <text:p text:style-name="P21"><text:span text:style-name="Source_20_Text"><text:span text:style-name="T11"><text:s/></text:span></text:span><text:span text:style-name="Source_20_Text"><text:span text:style-name="T10">database: userdb</text:span></text:span></text:p>
      <text:p text:style-name="P21"><text:span text:style-name="Source_20_Text"><text:span text:style-name="T11"><text:s/></text:span></text:span><text:span text:style-name="Source_20_Text"><text:span text:style-name="T10">password: redhat</text:span></text:span></text:p>
      <text:p text:style-name="P21"><text:span text:style-name="Source_20_Text"><text:span text:style-name="T11"><text:s/></text:span></text:span><text:span text:style-name="Source_20_Text"><text:span text:style-name="T10">backupfile: userdb.backup</text:span></text:span></text:p>
      <text:p text:style-name="P21"><text:span text:style-name="Source_20_Text"><text:span text:style-name="T10">EOF</text:span></text:span></text:p>
      <text:h text:style-name="P213" text:outline-level="3"><text:bookmark text:name="_create_role_to_set_up_load_balancer"/><text:soft-page-break/>2.3. Create Role to Set Up Load Balancer</text:h>
      <text:p text:style-name="P3"><text:span text:style-name="T13">In this section, you create a role to install HAProxy services and use the </text:span><text:span text:style-name="Source_20_Text"><text:span text:style-name="T14">webservers</text:span></text:span><text:span text:style-name="T13"> host group as the back end.</text:span></text:p>
      <text:list xml:id="list3508028337" text:style-name="L46">
        <text:list-item>
          <text:p text:style-name="P128"><text:span text:style-name="T13">Create a role called </text:span><text:span text:style-name="Source_20_Text"><text:span text:style-name="T14">lb-tier</text:span></text:span><text:span text:style-name="T13"> using the </text:span><text:span text:style-name="Source_20_Text"><text:span text:style-name="T14">ansible-galaxy</text:span></text:span><text:span text:style-name="T13"> command.</text:span></text:p>
        </text:list-item>
        <text:list-item>
          <text:p text:style-name="P87">Add tasks to install and start the firewall, then start HAProxy.</text:p>
        </text:list-item>
        <text:list-item>
          <text:p text:style-name="P128"><text:span text:style-name="T13">Add a task to copy an HAProxy template to the server, using the </text:span><text:span text:style-name="Source_20_Text"><text:span text:style-name="T14">haproxy.j2</text:span></text:span><text:span text:style-name="T13"> file as the template.</text:span></text:p>
        </text:list-item>
        <text:list-item>
          <text:p text:style-name="P87">Add a task to open the required HAProxy ports.</text:p>
        </text:list-item>
        <text:list-item>
          <text:p text:style-name="P128"><text:span text:style-name="T13">Create a </text:span><text:span text:style-name="Source_20_Text"><text:span text:style-name="T14">vars/main.yml</text:span></text:span><text:span text:style-name="T13"> file under the </text:span><text:span text:style-name="Source_20_Text"><text:span text:style-name="T14">lb-tier</text:span></text:span><text:span text:style-name="T13"> role directory that contains definitions for the variables defined in the tasks.</text:span></text:p>
        </text:list-item>
        <text:list-item>
          <text:p text:style-name="P128"><text:span text:style-name="T13">Create the </text:span><text:span text:style-name="Source_20_Text"><text:span text:style-name="T14">handlers/main.yml</text:span></text:span><text:span text:style-name="T13"> file under the </text:span><text:span text:style-name="Source_20_Text"><text:span text:style-name="T14">lb-tier</text:span></text:span><text:span text:style-name="T13"> role directory that contains a handler to </text:span><text:span text:style-name="Source_20_Text"><text:span text:style-name="T14">restart</text:span></text:span><text:span text:style-name="T13"> services if needed.</text:span></text:p>
        </text:list-item>
      </text:list>
      <text:p text:style-name="P131">Playbook Solution</text:p>
      <text:p text:style-name="P10"><text:span text:style-name="Source_20_Text"><text:span text:style-name="T10">[devops@bastion ansible_implementation]$ ansible-galaxy init roles/lb-tier</text:span></text:span></text:p>
      <text:p text:style-name="P21"><text:span text:style-name="Source_20_Text"><text:span text:style-name="T10">[devops@bastion ansible_implementation]$ cp ~/roles-setup-files/haproxy.j2 roles/lb-tier/templates/</text:span></text:span></text:p>
      <text:p text:style-name="P21"><text:span text:style-name="Source_20_Text"><text:span text:style-name="T10">[devops@bastion ansible_implementation]$ cat &lt;&lt; EOF &gt; roles/lb-tier/tasks/main.yml</text:span></text:span></text:p>
      <text:p text:style-name="P21"><text:span text:style-name="Source_20_Text"><text:span text:style-name="T10">---</text:span></text:span></text:p>
      <text:p text:style-name="P21"><text:span text:style-name="Source_20_Text"><text:span text:style-name="T16"># tasks file for roles/lb-tier</text:span></text:span></text:p>
      <text:p text:style-name="P21"><text:span text:style-name="Source_20_Text"><text:span text:style-name="T10">- name: Install Firewalld</text:span></text:span></text:p>
      <text:p text:style-name="P21"><text:span text:style-name="Source_20_Text"><text:span text:style-name="T11"><text:s text:c="2"/></text:span></text:span><text:span text:style-name="Source_20_Text"><text:span text:style-name="T10">yum:</text:span></text:span></text:p>
      <text:p text:style-name="P21"><text:span text:style-name="Source_20_Text"><text:span text:style-name="T11"><text:s text:c="3"/></text:span></text:span><text:span text:style-name="Source_20_Text"><text:span text:style-name="T10">name: firewalld</text:span></text:span></text:p>
      <text:p text:style-name="P21"><text:span text:style-name="Source_20_Text"><text:span text:style-name="T11"><text:s text:c="3"/></text:span></text:span><text:span text:style-name="Source_20_Text"><text:span text:style-name="T10">state: latest</text:span></text:span></text:p>
      <text:p text:style-name="P21"/>
      <text:p text:style-name="P21"/>
      <text:p text:style-name="P21"><text:span text:style-name="Source_20_Text"><text:span text:style-name="T10">- name: Start firewalld service</text:span></text:span></text:p>
      <text:p text:style-name="P21"><text:span text:style-name="Source_20_Text"><text:span text:style-name="T11"><text:s text:c="2"/></text:span></text:span><text:span text:style-name="Source_20_Text"><text:span text:style-name="T10">service:</text:span></text:span></text:p>
      <text:p text:style-name="P21"><text:soft-page-break/><text:span text:style-name="Source_20_Text"><text:span text:style-name="T11"><text:s text:c="3"/></text:span></text:span><text:span text:style-name="Source_20_Text"><text:span text:style-name="T10">name: firewalld</text:span></text:span></text:p>
      <text:p text:style-name="P21"><text:span text:style-name="Source_20_Text"><text:span text:style-name="T11"><text:s text:c="3"/></text:span></text:span><text:span text:style-name="Source_20_Text"><text:span text:style-name="T10">state: started</text:span></text:span></text:p>
      <text:p text:style-name="P21"><text:span text:style-name="Source_20_Text"><text:span text:style-name="T11"><text:s text:c="3"/></text:span></text:span><text:span text:style-name="Source_20_Text"><text:span text:style-name="T10">enabled: true</text:span></text:span></text:p>
      <text:p text:style-name="P21"/>
      <text:p text:style-name="P21"><text:span text:style-name="Source_20_Text"><text:span text:style-name="T10">- name: Install haproxy</text:span></text:span></text:p>
      <text:p text:style-name="P21"><text:span text:style-name="Source_20_Text"><text:span text:style-name="T11"><text:s text:c="2"/></text:span></text:span><text:span text:style-name="Source_20_Text"><text:span text:style-name="T10">yum:</text:span></text:span></text:p>
      <text:p text:style-name="P21"><text:span text:style-name="Source_20_Text"><text:span text:style-name="T11"><text:s text:c="3"/></text:span></text:span><text:span text:style-name="Source_20_Text"><text:span text:style-name="T10">name: </text:span></text:span><text:span text:style-name="Source_20_Text"><text:span text:style-name="T12">"{{ item <text:s/>}}"</text:span></text:span></text:p>
      <text:p text:style-name="P21"><text:span text:style-name="Source_20_Text"><text:span text:style-name="T11"><text:s text:c="3"/></text:span></text:span><text:span text:style-name="Source_20_Text"><text:span text:style-name="T10">state: latest</text:span></text:span></text:p>
      <text:p text:style-name="P21"><text:span text:style-name="Source_20_Text"><text:span text:style-name="T11"><text:s text:c="2"/></text:span></text:span><text:span text:style-name="Source_20_Text"><text:span text:style-name="T10">loop:</text:span></text:span></text:p>
      <text:p text:style-name="P21"><text:span text:style-name="Source_20_Text"><text:span text:style-name="T11"><text:s text:c="3"/></text:span></text:span><text:span text:style-name="Source_20_Text"><text:span text:style-name="T10">- </text:span></text:span><text:span text:style-name="Source_20_Text"><text:span text:style-name="T12">"{{ haproxy_pkg }}"</text:span></text:span></text:p>
      <text:p text:style-name="P21"/>
      <text:p text:style-name="P21"/>
      <text:p text:style-name="P21"><text:span text:style-name="Source_20_Text"><text:span text:style-name="T10">- name: Start haproxy</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text:span></text:span><text:span text:style-name="Source_20_Text"><text:span text:style-name="T12">"{{ haproxy_srv }}"</text:span></text:span></text:p>
      <text:p text:style-name="P21"><text:span text:style-name="Source_20_Text"><text:span text:style-name="T11"><text:s text:c="3"/></text:span></text:span><text:span text:style-name="Source_20_Text"><text:span text:style-name="T10">enabled: true</text:span></text:span></text:p>
      <text:p text:style-name="P21"><text:span text:style-name="Source_20_Text"><text:span text:style-name="T11"><text:s text:c="3"/></text:span></text:span><text:span text:style-name="Source_20_Text"><text:span text:style-name="T10">state: started</text:span></text:span></text:p>
      <text:p text:style-name="P21"/>
      <text:p text:style-name="P21"/>
      <text:p text:style-name="P21"><text:span text:style-name="Source_20_Text"><text:span text:style-name="T10">- name: Copy haproxy template</text:span></text:span></text:p>
      <text:p text:style-name="P21"><text:span text:style-name="Source_20_Text"><text:span text:style-name="T11"><text:s text:c="2"/></text:span></text:span><text:span text:style-name="Source_20_Text"><text:span text:style-name="T10">template:</text:span></text:span></text:p>
      <text:p text:style-name="P21"><text:span text:style-name="Source_20_Text"><text:span text:style-name="T11"><text:s text:c="3"/></text:span></text:span><text:span text:style-name="Source_20_Text"><text:span text:style-name="T10">src: haproxy.j2</text:span></text:span></text:p>
      <text:p text:style-name="P21"><text:span text:style-name="Source_20_Text"><text:span text:style-name="T11"><text:s text:c="3"/></text:span></text:span><text:span text:style-name="Source_20_Text"><text:span text:style-name="T10">dest: /etc/haproxy/haproxy.cfg</text:span></text:span></text:p>
      <text:p text:style-name="P21"><text:span text:style-name="Source_20_Text"><text:span text:style-name="T11"><text:s text:c="2"/></text:span></text:span><text:span text:style-name="Source_20_Text"><text:span text:style-name="T10">notify:</text:span></text:span></text:p>
      <text:p text:style-name="P21"><text:span text:style-name="Source_20_Text"><text:span text:style-name="T11"><text:s text:c="3"/></text:span></text:span><text:span text:style-name="Source_20_Text"><text:span text:style-name="T10">- restart_haproxy</text:span></text:span></text:p>
      <text:p text:style-name="P21"/>
      <text:p text:style-name="P21"><text:span text:style-name="Source_20_Text"><text:span text:style-name="T10">- name: Open haproxy port</text:span></text:span></text:p>
      <text:p text:style-name="P21"><text:span text:style-name="Source_20_Text"><text:span text:style-name="T11"><text:s text:c="2"/></text:span></text:span><text:span text:style-name="Source_20_Text"><text:span text:style-name="T10">firewalld:</text:span></text:span></text:p>
      <text:p text:style-name="P21"><text:span text:style-name="Source_20_Text"><text:span text:style-name="T11"><text:s text:c="3"/></text:span></text:span><text:span text:style-name="Source_20_Text"><text:span text:style-name="T10">service: http</text:span></text:span></text:p>
      <text:p text:style-name="P21"><text:span text:style-name="Source_20_Text"><text:span text:style-name="T11"><text:s text:c="3"/></text:span></text:span><text:span text:style-name="Source_20_Text"><text:span text:style-name="T10">state: enabled</text:span></text:span></text:p>
      <text:p text:style-name="P21"><text:span text:style-name="Source_20_Text"><text:span text:style-name="T11"><text:s text:c="3"/></text:span></text:span><text:span text:style-name="Source_20_Text"><text:span text:style-name="T10">immediate: true</text:span></text:span></text:p>
      <text:p text:style-name="P21"><text:soft-page-break/><text:span text:style-name="Source_20_Text"><text:span text:style-name="T11"><text:s text:c="3"/></text:span></text:span><text:span text:style-name="Source_20_Text"><text:span text:style-name="T10">permanent: true</text:span></text:span></text:p>
      <text:p text:style-name="P21"/>
      <text:p text:style-name="P21"><text:span text:style-name="Source_20_Text"><text:span text:style-name="T10">- name: Open haproxy statistics port</text:span></text:span></text:p>
      <text:p text:style-name="P21"><text:span text:style-name="Source_20_Text"><text:span text:style-name="T11"><text:s text:c="2"/></text:span></text:span><text:span text:style-name="Source_20_Text"><text:span text:style-name="T10">firewalld:</text:span></text:span></text:p>
      <text:p text:style-name="P21"><text:span text:style-name="Source_20_Text"><text:span text:style-name="T11"><text:s text:c="3"/></text:span></text:span><text:span text:style-name="Source_20_Text"><text:span text:style-name="T10">port: </text:span></text:span><text:span text:style-name="Source_20_Text"><text:span text:style-name="T17">5000</text:span></text:span><text:span text:style-name="Source_20_Text"><text:span text:style-name="T10">/tcp</text:span></text:span></text:p>
      <text:p text:style-name="P21"><text:span text:style-name="Source_20_Text"><text:span text:style-name="T11"><text:s text:c="3"/></text:span></text:span><text:span text:style-name="Source_20_Text"><text:span text:style-name="T10">state: enabled</text:span></text:span></text:p>
      <text:p text:style-name="P21"><text:span text:style-name="Source_20_Text"><text:span text:style-name="T11"><text:s text:c="3"/></text:span></text:span><text:span text:style-name="Source_20_Text"><text:span text:style-name="T10">immediate: true</text:span></text:span></text:p>
      <text:p text:style-name="P21"><text:span text:style-name="Source_20_Text"><text:span text:style-name="T11"><text:s text:c="3"/></text:span></text:span><text:span text:style-name="Source_20_Text"><text:span text:style-name="T10">permanent: true</text:span></text:span></text:p>
      <text:p text:style-name="P21"><text:span text:style-name="Source_20_Text"><text:span text:style-name="T10">EOF</text:span></text:span></text:p>
      <text:p text:style-name="P21"/>
      <text:p text:style-name="P21"/>
      <text:p text:style-name="P21"><text:span text:style-name="Source_20_Text"><text:span text:style-name="T10">[devops@bastion ansible_implementation]$ cat &lt;&lt; EOF &gt; roles/lb-tier/handlers/main.yml</text:span></text:span></text:p>
      <text:p text:style-name="P21"><text:span text:style-name="Source_20_Text"><text:span text:style-name="T16"># handlers file for roles/lb-tier</text:span></text:span></text:p>
      <text:p text:style-name="P21"><text:span text:style-name="Source_20_Text"><text:span text:style-name="T10">- name: restart_haproxy</text:span></text:span></text:p>
      <text:p text:style-name="P21"><text:span text:style-name="Source_20_Text"><text:span text:style-name="T11"><text:s text:c="2"/></text:span></text:span><text:span text:style-name="Source_20_Text"><text:span text:style-name="T10">service:</text:span></text:span></text:p>
      <text:p text:style-name="P21"><text:span text:style-name="Source_20_Text"><text:span text:style-name="T11"><text:s text:c="3"/></text:span></text:span><text:span text:style-name="Source_20_Text"><text:span text:style-name="T10">name: </text:span></text:span><text:span text:style-name="Source_20_Text"><text:span text:style-name="T12">"{{ haproxy_srv }}"</text:span></text:span></text:p>
      <text:p text:style-name="P21"><text:span text:style-name="Source_20_Text"><text:span text:style-name="T11"><text:s text:c="3"/></text:span></text:span><text:span text:style-name="Source_20_Text"><text:span text:style-name="T10">enabled: true</text:span></text:span></text:p>
      <text:p text:style-name="P21"><text:span text:style-name="Source_20_Text"><text:span text:style-name="T11"><text:s text:c="3"/></text:span></text:span><text:span text:style-name="Source_20_Text"><text:span text:style-name="T10">state: restarted</text:span></text:span></text:p>
      <text:p text:style-name="P21"><text:span text:style-name="Source_20_Text"><text:span text:style-name="T10">EOF</text:span></text:span></text:p>
      <text:p text:style-name="P21"/>
      <text:p text:style-name="P21"><text:span text:style-name="Source_20_Text"><text:span text:style-name="T10">[devops@bastion ansible_implementation]$ cat &lt;&lt; EOF &gt; roles/lb-tier/vars/main.yml</text:span></text:span></text:p>
      <text:p text:style-name="P21"><text:span text:style-name="Source_20_Text"><text:span text:style-name="T10">---</text:span></text:span></text:p>
      <text:p text:style-name="P21"><text:span text:style-name="Source_20_Text"><text:span text:style-name="T16"># vars file for roles/lb-tier</text:span></text:span></text:p>
      <text:p text:style-name="P21"><text:span text:style-name="Source_20_Text"><text:span text:style-name="T10">haproxy_pkg:</text:span></text:span></text:p>
      <text:p text:style-name="P21"><text:span text:style-name="Source_20_Text"><text:span text:style-name="T11"><text:s/></text:span></text:span><text:span text:style-name="Source_20_Text"><text:span text:style-name="T10">- haproxy</text:span></text:span></text:p>
      <text:p text:style-name="P21"><text:span text:style-name="Source_20_Text"><text:span text:style-name="T11"><text:s/></text:span></text:span><text:span text:style-name="Source_20_Text"><text:span text:style-name="T10">- firewalld</text:span></text:span></text:p>
      <text:p text:style-name="P21"><text:span text:style-name="Source_20_Text"><text:span text:style-name="T10">haproxy_srv: haproxy</text:span></text:span></text:p>
      <text:p text:style-name="P21"><text:span text:style-name="Source_20_Text"><text:span text:style-name="T10">EOF</text:span></text:span></text:p>
      <text:h text:style-name="P212" text:outline-level="2"><text:bookmark text:name="_create_and_execute_main_playbook"/><text:soft-page-break/>3. Create and Execute Main Playbook</text:h>
      <text:p text:style-name="P82">In this section, you create and execute a main playbook to call all of the roles.</text:p>
      <text:list xml:id="list1023654042" text:style-name="L47">
        <text:list-item>
          <text:p text:style-name="P88">Create the main playbook to invoke the roles as follows:</text:p>
          <text:list>
            <text:list-item>
              <text:p text:style-name="P129"><text:span text:style-name="T13">Execute the </text:span><text:span text:style-name="Source_20_Text"><text:span text:style-name="T14">lb-tier</text:span></text:span><text:span text:style-name="T13"> role on the </text:span><text:span text:style-name="Source_20_Text"><text:span text:style-name="T14">lb</text:span></text:span><text:span text:style-name="T13"> host group servers.</text:span></text:p>
            </text:list-item>
            <text:list-item>
              <text:p text:style-name="P129"><text:span text:style-name="T13">Execute the </text:span><text:span text:style-name="Source_20_Text"><text:span text:style-name="T14">db-tier</text:span></text:span><text:span text:style-name="T13"> role on the </text:span><text:span text:style-name="Source_20_Text"><text:span text:style-name="T14">db</text:span></text:span><text:span text:style-name="T13"> host group servers.</text:span></text:p>
            </text:list-item>
            <text:list-item>
              <text:p text:style-name="P129"><text:span text:style-name="T13">Execute the </text:span><text:span text:style-name="Source_20_Text"><text:span text:style-name="T14">app-tier</text:span></text:span><text:span text:style-name="T13"> role on the </text:span><text:span text:style-name="Source_20_Text"><text:span text:style-name="T14">webservers</text:span></text:span><text:span text:style-name="T13"> host group servers.</text:span></text:p>
            </text:list-item>
          </text:list>
        </text:list-item>
      </text:list>
      <text:p text:style-name="P131">Playbook Solution</text:p>
      <text:p text:style-name="P10"><text:span text:style-name="Source_20_Text"><text:span text:style-name="T10">[devops@bastion ansible_implementation]$ cat &lt;&lt; EOF &gt; webapp-main.yml</text:span></text:span></text:p>
      <text:p text:style-name="P21"><text:span text:style-name="Source_20_Text"><text:span text:style-name="T10">- hosts: webservers</text:span></text:span></text:p>
      <text:p text:style-name="P21"><text:span text:style-name="Source_20_Text"><text:span text:style-name="T11"><text:s text:c="2"/></text:span></text:span><text:span text:style-name="Source_20_Text"><text:span text:style-name="T10">become: yes</text:span></text:span></text:p>
      <text:p text:style-name="P21"><text:span text:style-name="Source_20_Text"><text:span text:style-name="T11"><text:s text:c="2"/></text:span></text:span><text:span text:style-name="Source_20_Text"><text:span text:style-name="T10">roles:</text:span></text:span></text:p>
      <text:p text:style-name="P21"><text:span text:style-name="Source_20_Text"><text:span text:style-name="T11"><text:s text:c="3"/></text:span></text:span><text:span text:style-name="Source_20_Text"><text:span text:style-name="T10">- app-tier</text:span></text:span></text:p>
      <text:p text:style-name="P21"/>
      <text:p text:style-name="P21"><text:span text:style-name="Source_20_Text"><text:span text:style-name="T10">- hosts: db</text:span></text:span></text:p>
      <text:p text:style-name="P21"><text:span text:style-name="Source_20_Text"><text:span text:style-name="T11"><text:s text:c="2"/></text:span></text:span><text:span text:style-name="Source_20_Text"><text:span text:style-name="T10">become: yes</text:span></text:span></text:p>
      <text:p text:style-name="P21"><text:span text:style-name="Source_20_Text"><text:span text:style-name="T11"><text:s text:c="2"/></text:span></text:span><text:span text:style-name="Source_20_Text"><text:span text:style-name="T10">roles:</text:span></text:span></text:p>
      <text:p text:style-name="P21"><text:span text:style-name="Source_20_Text"><text:span text:style-name="T11"><text:s text:c="3"/></text:span></text:span><text:span text:style-name="Source_20_Text"><text:span text:style-name="T10">- db-tier</text:span></text:span></text:p>
      <text:p text:style-name="P21"/>
      <text:p text:style-name="P21"><text:span text:style-name="Source_20_Text"><text:span text:style-name="T10">- hosts: lb</text:span></text:span></text:p>
      <text:p text:style-name="P21"><text:span text:style-name="Source_20_Text"><text:span text:style-name="T11"><text:s text:c="2"/></text:span></text:span><text:span text:style-name="Source_20_Text"><text:span text:style-name="T10">become: yes</text:span></text:span></text:p>
      <text:p text:style-name="P21"><text:span text:style-name="Source_20_Text"><text:span text:style-name="T11"><text:s text:c="2"/></text:span></text:span><text:span text:style-name="Source_20_Text"><text:span text:style-name="T10">roles:</text:span></text:span></text:p>
      <text:p text:style-name="P21"><text:span text:style-name="Source_20_Text"><text:span text:style-name="T11"><text:s text:c="3"/></text:span></text:span><text:span text:style-name="Source_20_Text"><text:span text:style-name="T10">- lb-tier</text:span></text:span></text:p>
      <text:p text:style-name="P21"><text:span text:style-name="Source_20_Text"><text:span text:style-name="T10">EOF</text:span></text:span></text:p>
      <text:list xml:id="list2578560605" text:style-name="L48">
        <text:list-item>
          <text:p text:style-name="P89">Execute the main playbook:</text:p>
          <text:p text:style-name="P165"><text:span text:style-name="Source_20_Text"><text:span text:style-name="T10">[devops@bastion ansible_implementation]$ ansible-playbook webapp-main.yml</text:span></text:span></text:p>
          <text:p text:style-name="P92">Sample Output</text:p>
          <text:p text:style-name="P165"><text:span text:style-name="Source_20_Text"><text:span text:style-name="T10">Output Ommitted....</text:span></text:span></text:p>
          <text:p text:style-name="P210"><text:soft-page-break/><text:span text:style-name="Source_20_Text"><text:span text:style-name="T10">PLAY RECAP ****************************************************************************************************************************************************</text:span></text:span></text:p>
          <text:p text:style-name="P210"><text:span text:style-name="Source_20_Text"><text:span text:style-name="T10">app1.3fd5.internal <text:s text:c="8"/>: ok=10 <text:s text:c="2"/>changed=5 <text:s text:c="3"/>unreachable=0 <text:s text:c="3"/>failed=0</text:span></text:span></text:p>
          <text:p text:style-name="P210"><text:span text:style-name="Source_20_Text"><text:span text:style-name="T10">app2.3fd5.internal <text:s text:c="8"/>: ok=10 <text:s text:c="2"/>changed=5 <text:s text:c="3"/>unreachable=0 <text:s text:c="3"/>failed=0</text:span></text:span></text:p>
          <text:p text:style-name="P210"><text:span text:style-name="Source_20_Text"><text:span text:style-name="T10">appdb1.3fd5.internal <text:s text:c="6"/>: ok=9 <text:s text:c="3"/>changed=4 <text:s text:c="3"/>unreachable=0 <text:s text:c="3"/>failed=0</text:span></text:span></text:p>
          <text:p text:style-name="P210"><text:span text:style-name="Source_20_Text"><text:span text:style-name="T10">frontend1.3fd5.internal <text:s text:c="3"/>: ok=9 <text:s text:c="3"/>changed=4 <text:s text:c="3"/>unreachable=0 <text:s text:c="3"/>failed=0</text:span></text:span></text:p>
        </text:list-item>
      </text:list>
      <text:h text:style-name="P212" text:outline-level="2"><text:bookmark text:name="_test_playbook"/>4. Test Playbook</text:h>
      <text:list xml:id="list2915418747" text:style-name="L49">
        <text:list-item>
          <text:p text:style-name="P130"><text:span text:style-name="T13">Open a web browser window and enter the </text:span><text:span text:style-name="Source_20_Text"><text:span text:style-name="T14">http://frontend1.${GUID}.example.opentlc.com/</text:span></text:span><text:span text:style-name="T13"> URL.</text:span></text:p>
        </text:list-item>
        <text:list-item>
          <text:p text:style-name="P130"><text:span text:style-name="T13">When the web page prompts you for the username, enter </text:span><text:span text:style-name="Source_20_Text"><text:span text:style-name="T14">kiosk</text:span></text:span><text:span text:style-name="T13">.</text:span></text:p>
          <text:p text:style-name="P93">Sample Output</text:p>
          <text:p text:style-name="P166"><text:span text:style-name="Source_20_Text"><text:span text:style-name="T18">kiosk</text:span></text:span><text:span text:style-name="Source_20_Text"><text:span text:style-name="T10"> redhat /bin/bash /home/kiosk</text:span></text:span></text:p>
        </text:list-item>
      </text:list>
      <text:h text:style-name="P212" text:outline-level="2"><text:bookmark text:name="_evaluate_your_progress5"/>5. Evaluate Your Progress</text:h>
      <text:list xml:id="list3480622877" text:style-name="L50">
        <text:list-item>
          <text:p text:style-name="P90">Grade your work:</text:p>
          <text:p text:style-name="P167"><text:span text:style-name="Source_20_Text"><text:span text:style-name="T10">[devops@bastion ansible_implementation]$ cd ~/ansible_implementation_grading</text:span></text:span></text:p>
          <text:p text:style-name="P211"><text:span text:style-name="Source_20_Text"><text:span text:style-name="T10">[devops@bastion ansible_implementation_grading]$ export GUID=`hostname | awk -F</text:span></text:span><text:span text:style-name="Source_20_Text"><text:span text:style-name="T12">"."</text:span></text:span><text:span text:style-name="Source_20_Text"><text:span text:style-name="T10"> </text:span></text:span><text:span text:style-name="Source_20_Text"><text:span text:style-name="T12">'{print $2}'</text:span></text:span><text:span text:style-name="Source_20_Text"><text:span text:style-name="T10">`</text:span></text:span></text:p>
          <text:p text:style-name="P211"><text:span text:style-name="Source_20_Text"><text:span text:style-name="T10">[devops@bastion ansible_implementation_grading]$ ansible-playbook lab-</text:span></text:span><text:span text:style-name="Source_20_Text"><text:span text:style-name="T17">5.1</text:span></text:span><text:span text:style-name="Source_20_Text"><text:span text:style-name="T10">-grade.yml -e GUID=</text:span></text:span><text:span text:style-name="Source_20_Text"><text:span text:style-name="T15">${GUID}</text:span></text:span></text:p>
          <text:p text:style-name="P94">Sample Output</text:p>
          <text:p text:style-name="P167"><text:span text:style-name="Source_20_Text"><text:span text:style-name="T10">Output Omitted...</text:span></text:span></text:p>
          <text:p text:style-name="P211"/>
          <text:p text:style-name="P211"><text:soft-page-break/><text:span text:style-name="Source_20_Text"><text:span text:style-name="T10">TASK [Check that "roles" dir is present.] *********************************************************************************************************************</text:span></text:span></text:p>
          <text:p text:style-name="P211"><text:span text:style-name="Source_20_Text"><text:span text:style-name="T10">ok: [localhost]</text:span></text:span></text:p>
          <text:p text:style-name="P211"/>
          <text:p text:style-name="P211"><text:span text:style-name="Source_20_Text"><text:span text:style-name="T10">TASK [Fail if "roles" directory is not present] ***************************************************************************************************************</text:span></text:span></text:p>
          <text:p text:style-name="P211"><text:span text:style-name="Source_20_Text"><text:span text:style-name="T10">skipping: [localhost]</text:span></text:span></text:p>
          <text:p text:style-name="P211"/>
          <text:p text:style-name="P211"><text:span text:style-name="Source_20_Text"><text:span text:style-name="T10">TASK [Success if roles directory is present] ******************************************************************************************************************</text:span></text:span></text:p>
          <text:p text:style-name="P211"><text:span text:style-name="Source_20_Text"><text:span text:style-name="T10">ok: [localhost] =&gt; {</text:span></text:span></text:p>
          <text:p text:style-name="P211"><text:span text:style-name="Source_20_Text"><text:span text:style-name="T11"><text:s text:c="4"/></text:span></text:span><text:span text:style-name="Source_20_Text"><text:span text:style-name="T10">"msg": "roles directory is present"</text:span></text:span></text:p>
          <text:p text:style-name="P211"><text:span text:style-name="Source_20_Text"><text:span text:style-name="T10">}</text:span></text:span></text:p>
          <text:p text:style-name="P211"/>
          <text:p text:style-name="P211"><text:span text:style-name="Source_20_Text"><text:span text:style-name="T10">TASK [Check that "roles/lb-tier" dir is present.] *************************************************************************************************************</text:span></text:span></text:p>
          <text:p text:style-name="P211"><text:span text:style-name="Source_20_Text"><text:span text:style-name="T10">ok: [localhost]</text:span></text:span></text:p>
          <text:p text:style-name="P211"/>
          <text:p text:style-name="P211"><text:span text:style-name="Source_20_Text"><text:span text:style-name="T10">TASK [Fail if "roles/lb-tier" directory is not present] *******************************************************************************************************</text:span></text:span></text:p>
          <text:p text:style-name="P211"><text:span text:style-name="Source_20_Text"><text:span text:style-name="T10">skipping: [localhost]</text:span></text:span></text:p>
          <text:p text:style-name="P211"/>
          <text:p text:style-name="P211"><text:span text:style-name="Source_20_Text"><text:span text:style-name="T10">TASK [Success if roles directory is present] ******************************************************************************************************************</text:span></text:span></text:p>
          <text:p text:style-name="P211"><text:span text:style-name="Source_20_Text"><text:span text:style-name="T10">ok: [localhost] =&gt; {</text:span></text:span></text:p>
          <text:p text:style-name="P211"><text:soft-page-break/><text:span text:style-name="Source_20_Text"><text:span text:style-name="T11"><text:s text:c="4"/></text:span></text:span><text:span text:style-name="Source_20_Text"><text:span text:style-name="T10">"msg": "roles/lb-tier directory is present"</text:span></text:span></text:p>
          <text:p text:style-name="P211"><text:span text:style-name="Source_20_Text"><text:span text:style-name="T10">}</text:span></text:span></text:p>
          <text:p text:style-name="P211"/>
          <text:p text:style-name="P211"><text:span text:style-name="Source_20_Text"><text:span text:style-name="T10">TASK [Check that "roles/db-tier" dir is present.] *************************************************************************************************************</text:span></text:span></text:p>
          <text:p text:style-name="P211"><text:span text:style-name="Source_20_Text"><text:span text:style-name="T10">ok: [localhost]</text:span></text:span></text:p>
          <text:p text:style-name="P211"/>
          <text:p text:style-name="P211"><text:span text:style-name="Source_20_Text"><text:span text:style-name="T10">TASK [Fail if "roles/db-tier" directory is not present] *******************************************************************************************************</text:span></text:span></text:p>
          <text:p text:style-name="P211"><text:span text:style-name="Source_20_Text"><text:span text:style-name="T10">skipping: [localhost]</text:span></text:span></text:p>
          <text:p text:style-name="P211"/>
          <text:p text:style-name="P211"><text:span text:style-name="Source_20_Text"><text:span text:style-name="T10">TASK [Success if roles directory is present] ******************************************************************************************************************</text:span></text:span></text:p>
          <text:p text:style-name="P211"><text:span text:style-name="Source_20_Text"><text:span text:style-name="T10">ok: [localhost] =&gt; {</text:span></text:span></text:p>
          <text:p text:style-name="P211"><text:span text:style-name="Source_20_Text"><text:span text:style-name="T11"><text:s text:c="4"/></text:span></text:span><text:span text:style-name="Source_20_Text"><text:span text:style-name="T10">"msg": "roles/db-tier directory is present"</text:span></text:span></text:p>
          <text:p text:style-name="P211"><text:span text:style-name="Source_20_Text"><text:span text:style-name="T10">}</text:span></text:span></text:p>
          <text:p text:style-name="P211"/>
          <text:p text:style-name="P211"><text:span text:style-name="Source_20_Text"><text:span text:style-name="T10">TASK [Check that "roles/app-tier" dir is present.] ************************************************************************************************************</text:span></text:span></text:p>
          <text:p text:style-name="P211"><text:span text:style-name="Source_20_Text"><text:span text:style-name="T10">ok: [localhost]</text:span></text:span></text:p>
          <text:p text:style-name="P211"/>
          <text:p text:style-name="P211"><text:span text:style-name="Source_20_Text"><text:span text:style-name="T10">TASK [Fail if "roles/app-tier" directory is not present] ******************************************************************************************************</text:span></text:span></text:p>
          <text:p text:style-name="P211"><text:span text:style-name="Source_20_Text"><text:span text:style-name="T10">skipping: [localhost]</text:span></text:span></text:p>
          <text:p text:style-name="P211"/>
          <text:p text:style-name="P211"><text:soft-page-break/><text:span text:style-name="Source_20_Text"><text:span text:style-name="T10">TASK [Success if roles directory is present] ******************************************************************************************************************</text:span></text:span></text:p>
          <text:p text:style-name="P211"><text:span text:style-name="Source_20_Text"><text:span text:style-name="T10">ok: [localhost] =&gt; {</text:span></text:span></text:p>
          <text:p text:style-name="P211"><text:span text:style-name="Source_20_Text"><text:span text:style-name="T11"><text:s text:c="4"/></text:span></text:span><text:span text:style-name="Source_20_Text"><text:span text:style-name="T10">"msg": "roles/app-tier directory is present"</text:span></text:span></text:p>
          <text:p text:style-name="P211"><text:span text:style-name="Source_20_Text"><text:span text:style-name="T10">}</text:span></text:span></text:p>
          <text:p text:style-name="P211"/>
          <text:p text:style-name="P211"><text:span text:style-name="Source_20_Text"><text:span text:style-name="T10">TASK [Run a Curl Test against Frontend] ***********************************************************************************************************************</text:span></text:span></text:p>
          <text:p text:style-name="P211"><text:span text:style-name="Source_20_Text"><text:span text:style-name="T10">ok: [localhost] =&gt; (item=frontend1.3fd5.internal)</text:span></text:span></text:p>
          <text:p text:style-name="P211"/>
          <text:p text:style-name="P211"><text:span text:style-name="Source_20_Text"><text:span text:style-name="T10">TASK [Fail if 'Enter User Name' is not in the page content] ***************************************************************************************************</text:span></text:span></text:p>
          <text:p text:style-name="P211"><text:span text:style-name="Source_20_Text"><text:span text:style-name="T10">skipping: [localhost]</text:span></text:span></text:p>
          <text:p text:style-name="P211"/>
          <text:p text:style-name="P211"><text:span text:style-name="Source_20_Text"><text:span text:style-name="T10">TASK [Success if 'Enter User Name' is in the page content] ****************************************************************************************************</text:span></text:span></text:p>
          <text:p text:style-name="P211"><text:span text:style-name="Source_20_Text"><text:span text:style-name="T10">ok: [localhost] =&gt; {</text:span></text:span></text:p>
          <text:p text:style-name="P211"><text:span text:style-name="Source_20_Text"><text:span text:style-name="T11"><text:s text:c="4"/></text:span></text:span><text:span text:style-name="Source_20_Text"><text:span text:style-name="T10">"msg": "Success: All requirements completed."</text:span></text:span></text:p>
          <text:p text:style-name="P211"/>
          <text:p text:style-name="P211"><text:span text:style-name="Source_20_Text"><text:span text:style-name="T10">Output Omitted...</text:span></text:span></text:p>
        </text:list-item>
        <text:list-item>
          <text:p text:style-name="P90">Correct any reported failures.</text:p>
        </text:list-item>
        <text:list-item>
          <text:p text:style-name="P90">Rerun the script until you see no failures.</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Consolas" svg:font-family="Consolas, 'Liberation Mono', Courier, monospace"/>
    <style:font-face style:name="Helvetica Neue" svg:font-family="'Helvetica Neue', Helvetica, Helvetica, Arial, sans-serif"/>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jon Sarker</meta:initial-creator>
    <meta:creation-date>2020-07-07T08:16:31.408422361</meta:creation-date>
    <dc:date>2020-07-10T18:30:06.340528358</dc:date>
    <dc:creator>Anjon Sarker</dc:creator>
    <meta:editing-duration>PT2H48M30S</meta:editing-duration>
    <meta:editing-cycles>18</meta:editing-cycles>
    <meta:generator>LibreOffice/5.3.6.1$Linux_X86_64 LibreOffice_project/30$Build-1</meta:generator>
    <meta:document-statistic meta:table-count="3" meta:image-count="0" meta:object-count="0" meta:page-count="62" meta:paragraph-count="1397" meta:word-count="7203" meta:character-count="63623" meta:non-whitespace-character-count="55545"/>
  </office:meta>
</office:document-meta>
</file>